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колько всего времени Вы смотрите телевизор в обычный будний день?</text:p>
          </table:table-cell>
          <table:table-cell office:value-type="float" office:value="7957" calcext:value-type="float">
            <text:p>7957</text:p>
          </table:table-cell>
        </table:table-row>
        <table:table-row table:style-name="ro1">
          <table:table-cell office:value-type="string" calcext:value-type="string">
            <text:p>ESS_R04_2008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Из всего времени, которое Вы проводите у телевизора в обычный будний день, сколько времени Вы смотрите новости или передачи о политике и текущих событиях?</text:p>
          </table:table-cell>
          <table:table-cell office:value-type="float" office:value="7958" calcext:value-type="float">
            <text:p>7958</text:p>
          </table:table-cell>
        </table:table-row>
        <table:table-row table:style-name="ro1">
          <table:table-cell office:value-type="string" calcext:value-type="string">
            <text:p>ESS_R04_2008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колько всего времени Вы слушаете радио в обычный будний день?</text:p>
          </table:table-cell>
          <table:table-cell office:value-type="float" office:value="7959" calcext:value-type="float">
            <text:p>7959</text:p>
          </table:table-cell>
        </table:table-row>
        <table:table-row table:style-name="ro1">
          <table:table-cell office:value-type="string" calcext:value-type="string">
            <text:p>ESS_R04_2008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Из общего количества времени, которое Вы слушаете радио в обычный будний день, сколько времени Вы слушаете новости или программы, посвященные политике и текущим событиям?</text:p>
          </table:table-cell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string" calcext:value-type="string">
            <text:p>ESS_R04_2008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колько всего времени в обычный будний день Вы проводите за чтением газет?</text:p>
          </table:table-cell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string" calcext:value-type="string">
            <text:p>ESS_R04_2008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Из общего количества времени, которое Вы проводите за чтением газет в обычный будний день, сколько времени уходит у Вас на чтение материалов, посвященных политике и текущим событиям?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office:value-type="string" calcext:value-type="string">
            <text:p>ESS_R04_2008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Теперь, пользуясь этой карточкой, скажите, пожалуйста, как часто Вы пользуетесь Интернетом или электронной почтой дома или на работе для своих личных целей?</text:p>
          </table:table-cell>
          <table:table-cell office:value-type="float" office:value="7963" calcext:value-type="float">
            <text:p>7963</text:p>
          </table:table-cell>
        </table:table-row>
        <table:table-row table:style-name="ro1">
          <table:table-cell office:value-type="string" calcext:value-type="string">
            <text:p>ESS_R04_2008_RUS_R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льзуясь этой карточкой, скажите, пожалуйста, Вы считаете, что большинству людей можно доверять или Вы склоняетесь к мнению, что даже излишняя осторожность в отношениях с людьми не помешает?</text:p>
          </table:table-cell>
          <table:table-cell office:value-type="float" office:value="7964" calcext:value-type="float">
            <text:p>7964</text:p>
          </table:table-cell>
        </table:table-row>
        <table:table-row table:style-name="ro1">
          <table:table-cell office:value-type="string" calcext:value-type="string">
            <text:p>ESS_R04_2008_RUS_R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жалуйста, дайте ответ по шкале от 0 до 10, где «0» означает «даже излишняя осторожность не помешает», а «10» - «большинству людей можно доверять».</text:p>
          </table:table-cell>
          <table:table-cell office:value-type="float" office:value="7965" calcext:value-type="float">
            <text:p>7965</text:p>
          </table:table-cell>
        </table:table-row>
        <table:table-row table:style-name="ro1">
          <table:table-cell office:value-type="string" calcext:value-type="string">
            <text:p>ESS_R04_2008_RUS_R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Для ответа Вы можете выбрать любую цифру от 0 до 10, которая наилучшим образом отражает Ваше мнение.</text:p>
          </table:table-cell>
          <table:table-cell office:value-type="float" office:value="7966" calcext:value-type="float">
            <text:p>7966</text:p>
          </table:table-cell>
        </table:table-row>
        <table:table-row table:style-name="ro1">
          <table:table-cell office:value-type="string" calcext:value-type="string">
            <text:p>ESS_R04_2008_RUS_R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Как Вы думаете, большинство людей постарались бы Вас использовать, если им представилась такая возможность, или же, на Ваш взгляд, люди постараются вести себя с Вами честно?</text:p>
          </table:table-cell>
          <table:table-cell office:value-type="float" office:value="7967" calcext:value-type="float">
            <text:p>7967</text:p>
          </table:table-cell>
        </table:table-row>
        <table:table-row table:style-name="ro1">
          <table:table-cell office:value-type="string" calcext:value-type="string">
            <text:p>ESS_R04_2008_RUS_R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По Вашему мнению, в большинстве случаев люди стараются помогать другим или они чаще всего заботятся только о себе?</text:p>
          </table:table-cell>
          <table:table-cell office:value-type="float" office:value="7968" calcext:value-type="float">
            <text:p>7968</text:p>
          </table:table-cell>
        </table:table-row>
        <table:table-row table:style-name="ro1">
          <table:table-cell office:value-type="string" calcext:value-type="string">
            <text:p>ESS_R04_2008_RUS_R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Насколько Вы интересуетесь политикой?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string" calcext:value-type="string">
            <text:p>ESS_R04_2008_RUS_R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Вы ею:</text:p>
          </table:table-cell>
          <table:table-cell office:value-type="float" office:value="7969" calcext:value-type="float">
            <text:p>7969</text:p>
          </table:table-cell>
        </table:table-row>
        <table:table-row table:style-name="ro1">
          <table:table-cell office:value-type="string" calcext:value-type="string">
            <text:p>ESS_R04_2008_RUS_R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Как часто политика кажется Вам настолько сложной, что Вы не в состоянии разобраться, что происходит?</text:p>
          </table:table-cell>
          <table:table-cell office:value-type="float" office:value="10583" calcext:value-type="float">
            <text:p>10583</text:p>
          </table:table-cell>
        </table:table-row>
        <table:table-row table:style-name="ro1">
          <table:table-cell office:value-type="string" calcext:value-type="string">
            <text:p>ESS_R04_2008_RUS_R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Насколько сложно или легко для Вас составить свое мнение по политическим вопросам?</text:p>
          </table:table-cell>
          <table:table-cell office:value-type="float" office:value="10585" calcext:value-type="float">
            <text:p>10585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Скажите, пожалуйста, насколько Вы лично доверяете разным группам людей или организациям, которые я буду Вам называть?</text:p>
          </table:table-cell>
          <table:table-cell office:value-type="float" office:value="7970" calcext:value-type="float">
            <text:p>7970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Для ответа используйте шкалу от 0 до 10, представленную на этой карточке.</text:p>
          </table:table-cell>
          <table:table-cell office:value-type="float" office:value="7971" calcext:value-type="float">
            <text:p>7971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«0» означает, что Вы совершенно не доверяете этой группе людей или организации, а «10» - что Вы им полностью доверяете.</text:p>
          </table:table-cell>
          <table:table-cell office:value-type="float" office:value="7972" calcext:value-type="float">
            <text:p>7972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так...</text:p>
          </table:table-cell>
          <table:table-cell office:value-type="float" office:value="5026" calcext:value-type="float">
            <text:p>5026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Госдума</text:p>
          </table:table-cell>
          <table:table-cell office:value-type="float" office:value="7973" calcext:value-type="float">
            <text:p>7973</text:p>
          </table:table-cell>
        </table:table-row>
        <table:table-row table:style-name="ro1">
          <table:table-cell office:value-type="string" calcext:value-type="string">
            <text:p>ESS_R04_2008_RUS_RU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Судебно-правовая система</text:p>
          </table:table-cell>
          <table:table-cell office:value-type="float" office:value="7974" calcext:value-type="float">
            <text:p>7974</text:p>
          </table:table-cell>
        </table:table-row>
        <table:table-row table:style-name="ro1">
          <table:table-cell office:value-type="string" calcext:value-type="string">
            <text:p>ESS_R04_2008_RUS_RU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Милиция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string" calcext:value-type="string">
            <text:p>ESS_R04_2008_RUS_RU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Политики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string" calcext:value-type="string">
            <text:p>ESS_R04_2008_RUS_RU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Политические партии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office:value-type="string" calcext:value-type="string">
            <text:p>ESS_R04_2008_RUS_RU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Европейский парламент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string" calcext:value-type="string">
            <text:p>ESS_R04_2008_RUS_RU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ООН – Организация Объединенных Наций</text:p>
          </table:table-cell>
          <table:table-cell office:value-type="float" office:value="7977" calcext:value-type="float">
            <text:p>7977</text:p>
          </table:table-cell>
        </table:table-row>
        <table:table-row table:style-name="ro1">
          <table:table-cell office:value-type="string" calcext:value-type="string">
            <text:p>ESS_R04_2008_RUS_R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которые люди по разным причинам не принимают участие в выборах.</text:p>
          </table:table-cell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string" calcext:value-type="string">
            <text:p>ESS_R04_2008_RUS_R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Скажите, пожалуйста, Вы голосовали на последних выборах в Госдуму в декабре 2007 года?</text:p>
          </table:table-cell>
          <table:table-cell office:value-type="float" office:value="7979" calcext:value-type="float">
            <text:p>7979</text:p>
          </table:table-cell>
        </table:table-row>
        <table:table-row table:style-name="ro1">
          <table:table-cell office:value-type="string" calcext:value-type="string">
            <text:p>ESS_R04_2008_RUS_R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За какую партию Вы проголосовали на выборах в Госдуму в декабре 2007 года?</text:p>
          </table:table-cell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string" calcext:value-type="string">
            <text:p>ESS_R04_2008_RUS_R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Можно по-разному пытаться улучшить положение дел в России или избежать принятия неправильных решений.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string" calcext:value-type="string">
            <text:p>ESS_R04_2008_RUS_R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Предпринимали ли Вы на протяжении последних 12 месяцев что-либо из того, что я сейчас назову?</text:p>
          </table:table-cell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string" calcext:value-type="string">
            <text:p>ESS_R04_2008_RUS_R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Обращались ли Вы к конкретному политику или в общероссийские или местные органы власти?</text:p>
          </table:table-cell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string" calcext:value-type="string">
            <text:p>ESS_R04_2008_RUS_RU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Принимали участие в работе политической партии, группы, движения?</text:p>
          </table:table-cell>
          <table:table-cell office:value-type="float" office:value="7983" calcext:value-type="float">
            <text:p>7983</text:p>
          </table:table-cell>
        </table:table-row>
        <table:table-row table:style-name="ro1">
          <table:table-cell office:value-type="string" calcext:value-type="string">
            <text:p>ESS_R04_2008_RUS_RU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Принимали участие в работе какой-либо другой общественной организации или объединения?</text:p>
          </table:table-cell>
          <table:table-cell office:value-type="float" office:value="7984" calcext:value-type="float">
            <text:p>7984</text:p>
          </table:table-cell>
        </table:table-row>
        <table:table-row table:style-name="ro1">
          <table:table-cell office:value-type="string" calcext:value-type="string">
            <text:p>ESS_R04_2008_RUS_RU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Носили или вывешивали символику какой-либо политической, социальной, гражданской, экологической или какой-либо иной акции или организации и т.п.</text:p>
          </table:table-cell>
          <table:table-cell office:value-type="float" office:value="7985" calcext:value-type="float">
            <text:p>7985</text:p>
          </table:table-cell>
        </table:table-row>
        <table:table-row table:style-name="ro1">
          <table:table-cell office:value-type="string" calcext:value-type="string">
            <text:p>ESS_R04_2008_RUS_RU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Подписывали петиции, обращения, открытые письма?</text:p>
          </table:table-cell>
          <table:table-cell office:value-type="float" office:value="7986" calcext:value-type="float">
            <text:p>7986</text:p>
          </table:table-cell>
        </table:table-row>
        <table:table-row table:style-name="ro1">
          <table:table-cell office:value-type="string" calcext:value-type="string">
            <text:p>ESS_R04_2008_RUS_RU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Принимали участие в разрешенных демонстрациях?</text:p>
          </table:table-cell>
          <table:table-cell office:value-type="float" office:value="7987" calcext:value-type="float">
            <text:p>7987</text:p>
          </table:table-cell>
        </table:table-row>
        <table:table-row table:style-name="ro1">
          <table:table-cell office:value-type="string" calcext:value-type="string">
            <text:p>ESS_R04_2008_RUS_RU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Бойкотировали, отказывались от покупки или потребления каких-либо товаров или услуг, чтобы выразить свой протест?</text:p>
          </table:table-cell>
          <table:table-cell office:value-type="float" office:value="10588" calcext:value-type="float">
            <text:p>10588</text:p>
          </table:table-cell>
        </table:table-row>
        <table:table-row table:style-name="ro1">
          <table:table-cell office:value-type="string" calcext:value-type="string">
            <text:p>ESS_R04_2008_RUS_RU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Есть ли такая политическая партия, которая Вам ближе, чем все остальные партии?</text:p>
          </table:table-cell>
          <table:table-cell office:value-type="float" office:value="7989" calcext:value-type="float">
            <text:p>7989</text:p>
          </table:table-cell>
        </table:table-row>
        <table:table-row table:style-name="ro1">
          <table:table-cell office:value-type="string" calcext:value-type="string">
            <text:p>ESS_R04_2008_RUS_R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Какая это партия?</text:p>
          </table:table-cell>
          <table:table-cell office:value-type="float" office:value="4572" calcext:value-type="float">
            <text:p>4572</text:p>
          </table:table-cell>
        </table:table-row>
        <table:table-row table:style-name="ro1">
          <table:table-cell office:value-type="string" calcext:value-type="string">
            <text:p>ESS_R04_2008_RUS_R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асколько близка Вам эта партия?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string" calcext:value-type="string">
            <text:p>ESS_R04_2008_RUS_R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Она Вам:</text:p>
          </table:table-cell>
          <table:table-cell office:value-type="float" office:value="7990" calcext:value-type="float">
            <text:p>7990</text:p>
          </table:table-cell>
        </table:table-row>
        <table:table-row table:style-name="ro1">
          <table:table-cell office:value-type="string" calcext:value-type="string">
            <text:p>ESS_R04_2008_RUS_R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Являетесь ли Вы членом какой-либо политической партии?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string" calcext:value-type="string">
            <text:p>ESS_R04_2008_RUS_R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Какой именно партии?</text:p>
          </table:table-cell>
          <table:table-cell office:value-type="float" office:value="7991" calcext:value-type="float">
            <text:p>7991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Иногда, рассуждая о политике, люди говорят о «левых» и «правых».</text:p>
          </table:table-cell>
          <table:table-cell office:value-type="float" office:value="7992" calcext:value-type="float">
            <text:p>7992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Используя эту карточку, скажите, где Вы расположили бы себя на шкале?</text:p>
          </table:table-cell>
          <table:table-cell office:value-type="float" office:value="7993" calcext:value-type="float">
            <text:p>7993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«0» означает "левый", а 10 означает "правый", Вы можете выбрать любую цифру между ними, чтобы наиболее точно показать, где Вы находитесь на этой шкале.</text:p>
          </table:table-cell>
          <table:table-cell office:value-type="float" office:value="7994" calcext:value-type="float">
            <text:p>7994</text:p>
          </table:table-cell>
        </table:table-row>
        <table:table-row table:style-name="ro1">
          <table:table-cell office:value-type="string" calcext:value-type="string">
            <text:p>ESS_R04_2008_RUS_RU_36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Встречая в жизни разных людей, с одними мы легко находим общий язык, понимаем их.</text:p>
          </table:table-cell>
          <table:table-cell office:value-type="float" office:value="7995" calcext:value-type="float">
            <text:p>7995</text:p>
          </table:table-cell>
        </table:table-row>
        <table:table-row table:style-name="ro1">
          <table:table-cell office:value-type="string" calcext:value-type="string">
            <text:p>ESS_R04_2008_RUS_RU_36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Иные же хоть и живут рядом, остаются всегда чужими.</text:p>
          </table:table-cell>
          <table:table-cell office:value-type="float" office:value="7996" calcext:value-type="float">
            <text:p>7996</text:p>
          </table:table-cell>
        </table:table-row>
        <table:table-row table:style-name="ro1">
          <table:table-cell office:value-type="string" calcext:value-type="string">
            <text:p>ESS_R04_2008_RUS_RU_36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Если говорить о Вас, то как часто - часто, иногда или никогда Вы ощущаете близость, единство с людьми, которых я сейчас назову, о ком из них Вы могли бы сказать - «это мы»?</text:p>
          </table:table-cell>
          <table:table-cell office:value-type="float" office:value="10590" calcext:value-type="float">
            <text:p>10590</text:p>
          </table:table-cell>
        </table:table-row>
        <table:table-row table:style-name="ro1">
          <table:table-cell office:value-type="string" calcext:value-type="string">
            <text:p>ESS_R04_2008_RUS_RU_36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Итак:</text:p>
          </table:table-cell>
          <table:table-cell office:value-type="float" office:value="9308" calcext:value-type="float">
            <text:p>9308</text:p>
          </table:table-cell>
        </table:table-row>
        <table:table-row table:style-name="ro1">
          <table:table-cell office:value-type="string" calcext:value-type="string">
            <text:p>ESS_R04_2008_RUS_RU_36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С людьми Вашего поколения, возраста</text:p>
          </table:table-cell>
          <table:table-cell office:value-type="float" office:value="10733" calcext:value-type="float">
            <text:p>10733</text:p>
          </table:table-cell>
        </table:table-row>
        <table:table-row table:style-name="ro1">
          <table:table-cell office:value-type="string" calcext:value-type="string">
            <text:p>ESS_R04_2008_RUS_RU_37</text:p>
          </table:table-cell>
          <table:table-cell office:value-type="string" calcext:value-type="string">
            <text:p>B23b</text:p>
          </table:table-cell>
          <table:table-cell office:value-type="string" calcext:value-type="string">
            <text:p>С людьми той же профессии, рода занятий</text:p>
          </table:table-cell>
          <table:table-cell office:value-type="float" office:value="10592" calcext:value-type="float">
            <text:p>10592</text:p>
          </table:table-cell>
        </table:table-row>
        <table:table-row table:style-name="ro1">
          <table:table-cell office:value-type="string" calcext:value-type="string">
            <text:p>ESS_R04_2008_RUS_RU_38</text:p>
          </table:table-cell>
          <table:table-cell office:value-type="string" calcext:value-type="string">
            <text:p>B23c</text:p>
          </table:table-cell>
          <table:table-cell office:value-type="string" calcext:value-type="string">
            <text:p>Со всеми гражданами России</text:p>
          </table:table-cell>
          <table:table-cell office:value-type="float" office:value="10593" calcext:value-type="float">
            <text:p>10593</text:p>
          </table:table-cell>
        </table:table-row>
        <table:table-row table:style-name="ro1">
          <table:table-cell office:value-type="string" calcext:value-type="string">
            <text:p>ESS_R04_2008_RUS_RU_39</text:p>
          </table:table-cell>
          <table:table-cell office:value-type="string" calcext:value-type="string">
            <text:p>B23d</text:p>
          </table:table-cell>
          <table:table-cell office:value-type="string" calcext:value-type="string">
            <text:p>С жителями Вашего края, области, республики</text:p>
          </table:table-cell>
          <table:table-cell office:value-type="float" office:value="10594" calcext:value-type="float">
            <text:p>10594</text:p>
          </table:table-cell>
        </table:table-row>
        <table:table-row table:style-name="ro1">
          <table:table-cell office:value-type="string" calcext:value-type="string">
            <text:p>ESS_R04_2008_RUS_RU_40</text:p>
          </table:table-cell>
          <table:table-cell office:value-type="string" calcext:value-type="string">
            <text:p>B23e</text:p>
          </table:table-cell>
          <table:table-cell office:value-type="string" calcext:value-type="string">
            <text:p>С людьми Вашей национальности</text:p>
          </table:table-cell>
          <table:table-cell office:value-type="float" office:value="10595" calcext:value-type="float">
            <text:p>10595</text:p>
          </table:table-cell>
        </table:table-row>
        <table:table-row table:style-name="ro1">
          <table:table-cell office:value-type="string" calcext:value-type="string">
            <text:p>ESS_R04_2008_RUS_RU_41</text:p>
          </table:table-cell>
          <table:table-cell office:value-type="string" calcext:value-type="string">
            <text:p>B23f</text:p>
          </table:table-cell>
          <table:table-cell office:value-type="string" calcext:value-type="string">
            <text:p>С людьми того же достатка, что и Вы</text:p>
          </table:table-cell>
          <table:table-cell office:value-type="float" office:value="10596" calcext:value-type="float">
            <text:p>10596</text:p>
          </table:table-cell>
        </table:table-row>
        <table:table-row table:style-name="ro1">
          <table:table-cell office:value-type="string" calcext:value-type="string">
            <text:p>ESS_R04_2008_RUS_RU_42</text:p>
          </table:table-cell>
          <table:table-cell office:value-type="string" calcext:value-type="string">
            <text:p>B23g</text:p>
          </table:table-cell>
          <table:table-cell office:value-type="string" calcext:value-type="string">
            <text:p>С людьми Вашей веры, религии</text:p>
          </table:table-cell>
          <table:table-cell office:value-type="float" office:value="10597" calcext:value-type="float">
            <text:p>10597</text:p>
          </table:table-cell>
        </table:table-row>
        <table:table-row table:style-name="ro1">
          <table:table-cell office:value-type="string" calcext:value-type="string">
            <text:p>ESS_R04_2008_RUS_RU_43</text:p>
          </table:table-cell>
          <table:table-cell office:value-type="string" calcext:value-type="string">
            <text:p>B23h</text:p>
          </table:table-cell>
          <table:table-cell office:value-type="string" calcext:value-type="string">
            <text:p>С людьми, близкими Вам по политическим взглядам</text:p>
          </table:table-cell>
          <table:table-cell office:value-type="float" office:value="10598" calcext:value-type="float">
            <text:p>10598</text:p>
          </table:table-cell>
        </table:table-row>
        <table:table-row table:style-name="ro1">
          <table:table-cell office:value-type="string" calcext:value-type="string">
            <text:p>ESS_R04_2008_RUS_RU_44</text:p>
          </table:table-cell>
          <table:table-cell office:value-type="string" calcext:value-type="string">
            <text:p>B23i</text:p>
          </table:table-cell>
          <table:table-cell office:value-type="string" calcext:value-type="string">
            <text:p>С другой – КЕМ ИМЕННО</text:p>
          </table:table-cell>
          <table:table-cell office:value-type="float" office:value="10599" calcext:value-type="float">
            <text:p>10599</text:p>
          </table:table-cell>
        </table:table-row>
        <table:table-row table:style-name="ro1">
          <table:table-cell office:value-type="string" calcext:value-type="string">
            <text:p>ESS_R04_2008_RUS_RU_4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Принимая во внимание все стороны жизни, насколько Вы удовлетворены своей жизнью в целом в настоящее время?</text:p>
          </table:table-cell>
          <table:table-cell office:value-type="float" office:value="8008" calcext:value-type="float">
            <text:p>8008</text:p>
          </table:table-cell>
        </table:table-row>
        <table:table-row table:style-name="ro1">
          <table:table-cell office:value-type="string" calcext:value-type="string">
            <text:p>ESS_R04_2008_RUS_RU_4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Дайте ответ по шкале на этой карточке, где «0» означает «совершенно неудовлетворен», а «10» - «полностью удовлетворен».</text:p>
          </table:table-cell>
          <table:table-cell office:value-type="float" office:value="8009" calcext:value-type="float">
            <text:p>8009</text:p>
          </table:table-cell>
        </table:table-row>
        <table:table-row table:style-name="ro1">
          <table:table-cell office:value-type="string" calcext:value-type="string">
            <text:p>ESS_R04_2008_RUS_RU_4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В целом, насколько Вы удовлетворены нынешним состоянием экономики России?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string" calcext:value-type="string">
            <text:p>ESS_R04_2008_RUS_RU_4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А теперь давайте поговорим о руководстве страны.</text:p>
          </table:table-cell>
          <table:table-cell office:value-type="float" office:value="8011" calcext:value-type="float">
            <text:p>8011</text:p>
          </table:table-cell>
        </table:table-row>
        <table:table-row table:style-name="ro1">
          <table:table-cell office:value-type="string" calcext:value-type="string">
            <text:p>ESS_R04_2008_RUS_RU_4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Насколько Вы удовлетворены тем, как оно выполняет свою работу?</text:p>
          </table:table-cell>
          <table:table-cell office:value-type="float" office:value="8012" calcext:value-type="float">
            <text:p>8012</text:p>
          </table:table-cell>
        </table:table-row>
        <table:table-row table:style-name="ro1">
          <table:table-cell office:value-type="string" calcext:value-type="string">
            <text:p>ESS_R04_2008_RUS_RU_4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Если говорить в целом, насколько Вы удовлетворены тем, как работает демократия в России?</text:p>
          </table:table-cell>
          <table:table-cell office:value-type="float" office:value="8013" calcext:value-type="float">
            <text:p>8013</text:p>
          </table:table-cell>
        </table:table-row>
        <table:table-row table:style-name="ro1">
          <table:table-cell office:value-type="string" calcext:value-type="string">
            <text:p>ESS_R04_2008_RUS_RU_4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Теперь, пользуясь этой карточкой, скажите, пожалуйста, как Вы оцениваете нынешнее состояние системы образования в нашей стране?</text:p>
          </table:table-cell>
          <table:table-cell office:value-type="float" office:value="8014" calcext:value-type="float">
            <text:p>8014</text:p>
          </table:table-cell>
        </table:table-row>
        <table:table-row table:style-name="ro1">
          <table:table-cell office:value-type="string" calcext:value-type="string">
            <text:p>ESS_R04_2008_RUS_RU_5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Пользуясь этой же карточкой, скажите, пожалуйста, как Вы оцениваете нынешнее состояние системы здравоохранения в нашей стране?</text:p>
          </table:table-cell>
          <table:table-cell office:value-type="float" office:value="8015" calcext:value-type="float">
            <text:p>8015</text:p>
          </table:table-cell>
        </table:table-row>
        <table:table-row table:style-name="ro1">
          <table:table-cell office:value-type="string" calcext:value-type="string">
            <text:p>ESS_R04_2008_RUS_RU_5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ользуясь этой карточкой, скажите, пожалуйста, насколько Вы согласны или не согласны со следующими утверждениями?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office:value-type="string" calcext:value-type="string">
            <text:p>ESS_R04_2008_RUS_RU_5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равительство должно принять меры для уменьшения разницы в доходах между людьми</text:p>
          </table:table-cell>
          <table:table-cell office:value-type="float" office:value="8017" calcext:value-type="float">
            <text:p>8017</text:p>
          </table:table-cell>
        </table:table-row>
        <table:table-row table:style-name="ro1">
          <table:table-cell office:value-type="string" calcext:value-type="string">
            <text:p>ESS_R04_2008_RUS_RU_5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Геи и лесбиянки должны иметь право вести тот образ жизни, который соответствует их взглядам</text:p>
          </table:table-cell>
          <table:table-cell office:value-type="float" office:value="8018" calcext:value-type="float">
            <text:p>8018</text:p>
          </table:table-cell>
        </table:table-row>
        <table:table-row table:style-name="ro1">
          <table:table-cell office:value-type="string" calcext:value-type="string">
            <text:p>ESS_R04_2008_RUS_RU_5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Политические партии, которые выступают против демократии, должны быть запрещены</text:p>
          </table:table-cell>
          <table:table-cell office:value-type="float" office:value="8019" calcext:value-type="float">
            <text:p>8019</text:p>
          </table:table-cell>
        </table:table-row>
        <table:table-row table:style-name="ro1">
          <table:table-cell office:value-type="string" calcext:value-type="string">
            <text:p>ESS_R04_2008_RUS_RU_54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временная наука может справиться с решением проблем, связанных с сохранением окружающей среды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Следующий вопрос о Европейском Союзе.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Некоторые люди говорят, что процесс объединения Европы должен продолжаться.</text:p>
          </table:table-cell>
          <table:table-cell office:value-type="float" office:value="9326" calcext:value-type="float">
            <text:p>9326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Другие считают, что объединение и так уже зашло слишком далеко.</text:p>
          </table:table-cell>
          <table:table-cell office:value-type="float" office:value="9327" calcext:value-type="float">
            <text:p>9327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Какое число на карточке наилучшим образом отражает Ваше мнение по этому вопросу?</text:p>
          </table:table-cell>
          <table:table-cell office:value-type="float" office:value="9328" calcext:value-type="float">
            <text:p>9328</text:p>
          </table:table-cell>
        </table:table-row>
        <table:table-row table:style-name="ro1">
          <table:table-cell office:value-type="string" calcext:value-type="string">
            <text:p>ESS_R04_2008_RUS_RU_5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Теперь несколько вопросов о людях из других стран, которые переезжают жить в Россию.</text:p>
          </table:table-cell>
          <table:table-cell office:value-type="float" office:value="8021" calcext:value-type="float">
            <text:p>8021</text:p>
          </table:table-cell>
        </table:table-row>
        <table:table-row table:style-name="ro1">
          <table:table-cell office:value-type="string" calcext:value-type="string">
            <text:p>ESS_R04_2008_RUS_RU_5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Используя эту карточку, скажите, следует ли позволить людям той же расы или национальности, что и большинство населения России, переезжать жить в нашу страну?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string" calcext:value-type="string">
            <text:p>ESS_R04_2008_RUS_RU_5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А как насчет людей, которые по национальности или расовой принадлежности отличаются от большинства населения России?</text:p>
          </table:table-cell>
          <table:table-cell office:value-type="float" office:value="8023" calcext:value-type="float">
            <text:p>8023</text:p>
          </table:table-cell>
        </table:table-row>
        <table:table-row table:style-name="ro1">
          <table:table-cell office:value-type="string" calcext:value-type="string">
            <text:p>ESS_R04_2008_RUS_RU_5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А если говорить о людях из более бедных стран за пределами Европы?</text:p>
          </table:table-cell>
          <table:table-cell office:value-type="float" office:value="8024" calcext:value-type="float">
            <text:p>8024</text:p>
          </table:table-cell>
        </table:table-row>
        <table:table-row table:style-name="ro1">
          <table:table-cell office:value-type="string" calcext:value-type="string">
            <text:p>ESS_R04_2008_RUS_RU_5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Как Вы считаете, то, что люди из других стран переезжают в Россию, в целом хорошо или плохо сказывается на экономике России?</text:p>
          </table:table-cell>
          <table:table-cell office:value-type="float" office:value="8025" calcext:value-type="float">
            <text:p>8025</text:p>
          </table:table-cell>
        </table:table-row>
        <table:table-row table:style-name="ro1">
          <table:table-cell office:value-type="string" calcext:value-type="string">
            <text:p>ESS_R04_2008_RUS_RU_6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Теперь, пользуясь этой карточкой, скажите, как Вы считаете, приток людей из других стран скорее разрушает или скорее обогащает культуру России?</text:p>
          </table:table-cell>
          <table:table-cell office:value-type="float" office:value="8026" calcext:value-type="float">
            <text:p>8026</text:p>
          </table:table-cell>
        </table:table-row>
        <table:table-row table:style-name="ro1">
          <table:table-cell office:value-type="string" calcext:value-type="string">
            <text:p>ESS_R04_2008_RUS_RU_6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Как Вы считаете, с притоком людей из других стран Россия как место для жизни становится лучше или хуже?</text:p>
          </table:table-cell>
          <table:table-cell office:value-type="float" office:value="8027" calcext:value-type="float">
            <text:p>8027</text:p>
          </table:table-cell>
        </table:table-row>
        <table:table-row table:style-name="ro1">
          <table:table-cell office:value-type="string" calcext:value-type="string">
            <text:p>ESS_R04_2008_RUS_RU_6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Учитывая все стороны Вашей жизни, насколько Вы счастливы?</text:p>
          </table:table-cell>
          <table:table-cell office:value-type="float" office:value="8028" calcext:value-type="float">
            <text:p>8028</text:p>
          </table:table-cell>
        </table:table-row>
        <table:table-row table:style-name="ro1">
          <table:table-cell office:value-type="string" calcext:value-type="string">
            <text:p>ESS_R04_2008_RUS_RU_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к часто Вы проводите время с друзьями, родственниками или коллегами по работе просто так, не по делам?</text:p>
          </table:table-cell>
          <table:table-cell office:value-type="float" office:value="8029" calcext:value-type="float">
            <text:p>8029</text:p>
          </table:table-cell>
        </table:table-row>
        <table:table-row table:style-name="ro1">
          <table:table-cell office:value-type="string" calcext:value-type="string">
            <text:p>ESS_R04_2008_RUS_RU_6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Есть ли у Вас кто-то, с кем Вы могли бы поговорить по душам, о личном?</text:p>
          </table:table-cell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string" calcext:value-type="string">
            <text:p>ESS_R04_2008_RUS_RU_6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По сравнению с Вашими сверстниками, как часто Вы проводите время с людьми не по работе, а чтобы пообщаться или для различной совместной деятельности, развлечений?</text:p>
          </table:table-cell>
          <table:table-cell office:value-type="float" office:value="8031" calcext:value-type="float">
            <text:p>8031</text:p>
          </table:table-cell>
        </table:table-row>
        <table:table-row table:style-name="ro1">
          <table:table-cell office:value-type="string" calcext:value-type="string">
            <text:p>ESS_R04_2008_RUS_RU_6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Были ли случаи за последние 5 лет, когда Вы или члены Вашей семьи стали жертвами грабежа или нападения, насилия?</text:p>
          </table:table-cell>
          <table:table-cell office:value-type="float" office:value="8032" calcext:value-type="float">
            <text:p>8032</text:p>
          </table:table-cell>
        </table:table-row>
        <table:table-row table:style-name="ro1">
          <table:table-cell office:value-type="string" calcext:value-type="string">
            <text:p>ESS_R04_2008_RUS_RU_6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асколько безопасно Вы чувствуете или почувствовали бы себя, когда идете в одиночестве в том районе, где Вы живете, после наступления темноты?</text:p>
          </table:table-cell>
          <table:table-cell office:value-type="float" office:value="8033" calcext:value-type="float">
            <text:p>8033</text:p>
          </table:table-cell>
        </table:table-row>
        <table:table-row table:style-name="ro1">
          <table:table-cell office:value-type="string" calcext:value-type="string">
            <text:p>ESS_R04_2008_RUS_RU_6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ы чувствуете или почувствовали бы себя ...</text:p>
          </table:table-cell>
          <table:table-cell office:value-type="float" office:value="8034" calcext:value-type="float">
            <text:p>8034</text:p>
          </table:table-cell>
        </table:table-row>
        <table:table-row table:style-name="ro1">
          <table:table-cell office:value-type="string" calcext:value-type="string">
            <text:p>ESS_R04_2008_RUS_RU_6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Как часто, если это вообще случается, Вы беспокоитесь о том, что Ваш дом/ квартиру могут ограбить, обокрасть?</text:p>
          </table:table-cell>
          <table:table-cell office:value-type="float" office:value="8035" calcext:value-type="float">
            <text:p>8035</text:p>
          </table:table-cell>
        </table:table-row>
        <table:table-row table:style-name="ro1">
          <table:table-cell office:value-type="string" calcext:value-type="string">
            <text:p>ESS_R04_2008_RUS_RU_6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Пожалуйста, выберите ответ из вариантов, предложенных на этой карточке.</text:p>
          </table:table-cell>
          <table:table-cell office:value-type="float" office:value="10602" calcext:value-type="float">
            <text:p>10602</text:p>
          </table:table-cell>
        </table:table-row>
        <table:table-row table:style-name="ro1">
          <table:table-cell office:value-type="string" calcext:value-type="string">
            <text:p>ESS_R04_2008_RUS_RU_7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Это беспокойство о том, что Ваш дом/ квартиру могут ограбить, оказывает ...</text:p>
          </table:table-cell>
          <table:table-cell office:value-type="float" office:value="8036" calcext:value-type="float">
            <text:p>8036</text:p>
          </table:table-cell>
        </table:table-row>
        <table:table-row table:style-name="ro1">
          <table:table-cell office:value-type="string" calcext:value-type="string">
            <text:p>ESS_R04_2008_RUS_RU_7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Как часто, если такое вообще случается, Вы беспокоитесь о том, что можете стать жертвой нападения?</text:p>
          </table:table-cell>
          <table:table-cell office:value-type="float" office:value="8037" calcext:value-type="float">
            <text:p>8037</text:p>
          </table:table-cell>
        </table:table-row>
        <table:table-row table:style-name="ro1">
          <table:table-cell office:value-type="string" calcext:value-type="string">
            <text:p>ESS_R04_2008_RUS_RU_7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Пожалуйста, выберите ответ из вариантов, предложенных на этой карточке.</text:p>
          </table:table-cell>
          <table:table-cell office:value-type="float" office:value="10602" calcext:value-type="float">
            <text:p>10602</text:p>
          </table:table-cell>
        </table:table-row>
        <table:table-row table:style-name="ro1">
          <table:table-cell office:value-type="string" calcext:value-type="string">
            <text:p>ESS_R04_2008_RUS_RU_7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Это беспокойство о том, что Вы можете стать жертвой нападения, оказывает ...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ESS_R04_2008_RUS_RU_7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Следующие несколько вопросов касаются проблемы терроризма.</text:p>
          </table:table-cell>
          <table:table-cell office:value-type="float" office:value="10603" calcext:value-type="float">
            <text:p>10603</text:p>
          </table:table-cell>
        </table:table-row>
        <table:table-row table:style-name="ro1">
          <table:table-cell office:value-type="string" calcext:value-type="string">
            <text:p>ESS_R04_2008_RUS_RU_7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По Вашему мнению, насколько вероятно совершение террористического акта где-нибудь в Европе в ближайшие 12 месяцев?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string" calcext:value-type="string">
            <text:p>ESS_R04_2008_RUS_RU_7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А насколько вероятным Вы считаете совершение террористического акта где-нибудь в России в ближайшие 12 месяцев?</text:p>
          </table:table-cell>
          <table:table-cell office:value-type="float" office:value="10604" calcext:value-type="float">
            <text:p>10604</text:p>
          </table:table-cell>
        </table:table-row>
        <table:table-row table:style-name="ro1">
          <table:table-cell office:value-type="string" calcext:value-type="string">
            <text:p>ESS_R04_2008_RUS_RU_7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Используя варианты ответов на этой карточке, скажите, насколько Вы согласны или не согласны с каждым из ледующих утверждений?</text:p>
          </table:table-cell>
          <table:table-cell office:value-type="float" office:value="10734" calcext:value-type="float">
            <text:p>10734</text:p>
          </table:table-cell>
        </table:table-row>
        <table:table-row table:style-name="ro1">
          <table:table-cell office:value-type="string" calcext:value-type="string">
            <text:p>ESS_R04_2008_RUS_RU_7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Если мужчина подозревается в подготовке теракта в России, милиция должна иметь праводержать такого человека в заключении до тех пор, пока не убедится, что он невиновен</text:p>
          </table:table-cell>
          <table:table-cell office:value-type="float" office:value="10735" calcext:value-type="float">
            <text:p>10735</text:p>
          </table:table-cell>
        </table:table-row>
        <table:table-row table:style-name="ro1">
          <table:table-cell office:value-type="string" calcext:value-type="string">
            <text:p>ESS_R04_2008_RUS_RU_7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Пытки заключенных в российских тюрьмах никогда не могут быть оправданы, даже в том случае, если таким способом можно получить информацию, необходимую для предотвращения теракта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string" calcext:value-type="string">
            <text:p>ESS_R04_2008_RUS_RU_77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Следующие несколько вопросов – о Вас.</text:p>
          </table:table-cell>
          <table:table-cell office:value-type="float" office:value="8039" calcext:value-type="float">
            <text:p>8039</text:p>
          </table:table-cell>
        </table:table-row>
        <table:table-row table:style-name="ro1">
          <table:table-cell office:value-type="string" calcext:value-type="string">
            <text:p>ESS_R04_2008_RUS_RU_77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Как Вы оцениваете состояние своего здоровья в целом?</text:p>
          </table:table-cell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string" calcext:value-type="string">
            <text:p>ESS_R04_2008_RUS_RU_77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По Вашему мнению, оно ...</text:p>
          </table:table-cell>
          <table:table-cell office:value-type="float" office:value="8041" calcext:value-type="float">
            <text:p>8041</text:p>
          </table:table-cell>
        </table:table-row>
        <table:table-row table:style-name="ro1">
          <table:table-cell office:value-type="string" calcext:value-type="string">
            <text:p>ESS_R04_2008_RUS_RU_78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Испытываете ли Вы какие-нибудь ограничения, трудности в своей повседневной жизни из-за хронического заболевания или инвалидности, физического недостатка или общей физической немощи, психического расстройства?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string" calcext:value-type="string">
            <text:p>ESS_R04_2008_RUS_RU_7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Считаете ли Вы себя последователем какой-либо религии, вероисповедания?</text:p>
          </table:table-cell>
          <table:table-cell office:value-type="float" office:value="8043" calcext:value-type="float">
            <text:p>8043</text:p>
          </table:table-cell>
        </table:table-row>
        <table:table-row table:style-name="ro1">
          <table:table-cell office:value-type="string" calcext:value-type="string">
            <text:p>ESS_R04_2008_RUS_RU_80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акой именно?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ESS_R04_2008_RUS_RU_8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А когда-нибудь раньше Вы считали себя последователем какой-либо религии?</text:p>
          </table:table-cell>
          <table:table-cell office:value-type="float" office:value="8044" calcext:value-type="float">
            <text:p>8044</text:p>
          </table:table-cell>
        </table:table-row>
        <table:table-row table:style-name="ro1">
          <table:table-cell office:value-type="string" calcext:value-type="string">
            <text:p>ESS_R04_2008_RUS_RU_8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акой именно?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ESS_R04_2008_RUS_RU_83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Независимо от того, являетесь Вы последователем какой-либо религии или нет, скажите, пожалуйста, насколько религиозным человеком Вы себя считаете?</text:p>
          </table:table-cell>
          <table:table-cell office:value-type="float" office:value="8045" calcext:value-type="float">
            <text:p>8045</text:p>
          </table:table-cell>
        </table:table-row>
        <table:table-row table:style-name="ro1">
          <table:table-cell office:value-type="string" calcext:value-type="string">
            <text:p>ESS_R04_2008_RUS_RU_84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Если не считать особые случаи, такие как свадьбы или похороны, как часто в последнее время Вы посещаете религиозные службы?</text:p>
          </table:table-cell>
          <table:table-cell office:value-type="float" office:value="8046" calcext:value-type="float">
            <text:p>8046</text:p>
          </table:table-cell>
        </table:table-row>
        <table:table-row table:style-name="ro1">
          <table:table-cell office:value-type="string" calcext:value-type="string">
            <text:p>ESS_R04_2008_RUS_RU_85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Кроме тех случаев, когда Вы посещаете религиозные службы, как часто Вы молитесь, если вообще это делаете?</text:p>
          </table:table-cell>
          <table:table-cell office:value-type="float" office:value="8047" calcext:value-type="float">
            <text:p>8047</text:p>
          </table:table-cell>
        </table:table-row>
        <table:table-row table:style-name="ro1">
          <table:table-cell office:value-type="string" calcext:value-type="string">
            <text:p>ESS_R04_2008_RUS_RU_86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Считаете ли Вы, что принадлежите к такой группе людей, которая испытывает в России дискриминацию, то есть предвзятое отношение, нарушение равных с другими прав?</text:p>
          </table:table-cell>
          <table:table-cell office:value-type="float" office:value="8048" calcext:value-type="float">
            <text:p>8048</text:p>
          </table:table-cell>
        </table:table-row>
        <table:table-row table:style-name="ro1">
          <table:table-cell office:value-type="string" calcext:value-type="string">
            <text:p>ESS_R04_2008_RUS_RU_87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Что это за группа?</text:p>
          </table:table-cell>
          <table:table-cell office:value-type="float" office:value="8049" calcext:value-type="float">
            <text:p>8049</text:p>
          </table:table-cell>
        </table:table-row>
        <table:table-row table:style-name="ro1">
          <table:table-cell office:value-type="string" calcext:value-type="string">
            <text:p>ESS_R04_2008_RUS_RU_87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По какому признаку эта группа дискриминируется?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string" calcext:value-type="string">
            <text:p>ESS_R04_2008_RUS_RU_88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Являетесь ли Вы гражданином России?</text:p>
          </table:table-cell>
          <table:table-cell office:value-type="float" office:value="8051" calcext:value-type="float">
            <text:p>8051</text:p>
          </table:table-cell>
        </table:table-row>
        <table:table-row table:style-name="ro1">
          <table:table-cell office:value-type="string" calcext:value-type="string">
            <text:p>ESS_R04_2008_RUS_RU_89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Какое у Вас гражданство?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string" calcext:value-type="string">
            <text:p>ESS_R04_2008_RUS_RU_90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Вы родились в России?</text:p>
          </table:table-cell>
          <table:table-cell office:value-type="float" office:value="8052" calcext:value-type="float">
            <text:p>8052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В какой стране Вы родились?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string" calcext:value-type="string">
            <text:p>ESS_R04_2008_RUS_RU_92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Сколько лет назад Вы впервые приехали жить в Россию?</text:p>
          </table:table-cell>
          <table:table-cell office:value-type="float" office:value="10608" calcext:value-type="float">
            <text:p>10608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На каком языке или языках Вы чаще всего говорите дома?</text:p>
          </table:table-cell>
          <table:table-cell office:value-type="float" office:value="8054" calcext:value-type="float">
            <text:p>8054</text:p>
          </table:table-cell>
        </table:table-row>
        <table:table-row table:style-name="ro1">
          <table:table-cell office:value-type="string" calcext:value-type="string">
            <text:p>ESS_R04_2008_RUS_RU_94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Принадлежите ли Вы к какой-нибудь другой национальной группе, кроме русских?</text:p>
          </table:table-cell>
          <table:table-cell office:value-type="float" office:value="8055" calcext:value-type="float">
            <text:p>8055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К какой национальности или национальностям Вы себя относите?</text:p>
          </table:table-cell>
          <table:table-cell office:value-type="float" office:value="8056" calcext:value-type="float">
            <text:p>8056</text:p>
          </table:table-cell>
        </table:table-row>
        <table:table-row table:style-name="ro1">
          <table:table-cell office:value-type="string" calcext:value-type="string">
            <text:p>ESS_R04_2008_RUS_RU_96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Ваш отец родился в России?</text:p>
          </table:table-cell>
          <table:table-cell office:value-type="float" office:value="8057" calcext:value-type="float">
            <text:p>8057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В какой стране родился Ваш отец?</text:p>
          </table:table-cell>
          <table:table-cell office:value-type="float" office:value="5490" calcext:value-type="float">
            <text:p>5490</text:p>
          </table:table-cell>
        </table:table-row>
        <table:table-row table:style-name="ro1">
          <table:table-cell office:value-type="string" calcext:value-type="string">
            <text:p>ESS_R04_2008_RUS_RU_98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Ваша мать родилась в России?</text:p>
          </table:table-cell>
          <table:table-cell office:value-type="float" office:value="8058" calcext:value-type="float">
            <text:p>8058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В какой стране родилась Ваша мать?</text:p>
          </table:table-cell>
          <table:table-cell office:value-type="float" office:value="8059" calcext:value-type="float">
            <text:p>8059</text:p>
          </table:table-cell>
        </table:table-row>
        <table:table-row table:style-name="ro1">
          <table:table-cell office:value-type="string" calcext:value-type="string">
            <text:p>ESS_R04_2008_RUS_RU_1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Пользуясь этой карточкой, скажите, пожалуйста, насколько Вы согласны или не согласны со следующими утверждениями?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office:value-type="string" calcext:value-type="string">
            <text:p>ESS_R04_2008_RUS_RU_1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Правильно, что разница в доходах между людьми должна быть велика, так как велика и разница в их способностях и приложенных усилиях.</text:p>
          </table:table-cell>
          <table:table-cell office:value-type="float" office:value="10736" calcext:value-type="float">
            <text:p>10736</text:p>
          </table:table-cell>
        </table:table-row>
        <table:table-row table:style-name="ro1">
          <table:table-cell office:value-type="string" calcext:value-type="string">
            <text:p>ESS_R04_2008_RUS_RU_10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В школах нужно приучать детей к послушанию и дисциплине.</text:p>
          </table:table-cell>
          <table:table-cell office:value-type="float" office:value="10737" calcext:value-type="float">
            <text:p>10737</text:p>
          </table:table-cell>
        </table:table-row>
        <table:table-row table:style-name="ro1">
          <table:table-cell office:value-type="string" calcext:value-type="string">
            <text:p>ESS_R04_2008_RUS_RU_10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Женщина должна быть готова к тому, что она не сможет работать в полную силу, полный рабочий день, а должна будет посвятить свое время заботе о детях и семье.</text:p>
          </table:table-cell>
          <table:table-cell office:value-type="float" office:value="10738" calcext:value-type="float">
            <text:p>10738</text:p>
          </table:table-cell>
        </table:table-row>
        <table:table-row table:style-name="ro1">
          <table:table-cell office:value-type="string" calcext:value-type="string">
            <text:p>ESS_R04_2008_RUS_RU_10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праведливым можно считать только такое общество, где различия между людьми в уровне жизни невелики.</text:p>
          </table:table-cell>
          <table:table-cell office:value-type="float" office:value="10739" calcext:value-type="float">
            <text:p>10739</text:p>
          </table:table-cell>
        </table:table-row>
        <table:table-row table:style-name="ro1">
          <table:table-cell office:value-type="string" calcext:value-type="string">
            <text:p>ESS_R04_2008_RUS_RU_10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Наказания за нарушения закона нужно серьезно ужесточить.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ESS_R04_2008_RUS_RU_10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Когда рабочих мест не хватает, у мужчин должно быть преимущество перед женщинами при приеме на работу.</text:p>
          </table:table-cell>
          <table:table-cell office:value-type="float" office:value="10741" calcext:value-type="float">
            <text:p>10741</text:p>
          </table:table-cell>
        </table:table-row>
        <table:table-row table:style-name="ro1">
          <table:table-cell office:value-type="string" calcext:value-type="string">
            <text:p>ESS_R04_2008_RUS_RU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Из каждых 100 человек трудоспособного возраста в России, сколько человек, на Ваш взгляд, являются безработными и ищут работу?</text:p>
          </table:table-cell>
          <table:table-cell office:value-type="float" office:value="10742" calcext:value-type="float">
            <text:p>10742</text:p>
          </table:table-cell>
        </table:table-row>
        <table:table-row table:style-name="ro1">
          <table:table-cell office:value-type="string" calcext:value-type="string">
            <text:p>ESS_R04_2008_RUS_RU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ожалуйста, выберите ответ из предложенных на карточке.</text:p>
          </table:table-cell>
          <table:table-cell office:value-type="float" office:value="10743" calcext:value-type="float">
            <text:p>10743</text:p>
          </table:table-cell>
        </table:table-row>
        <table:table-row table:style-name="ro1">
          <table:table-cell office:value-type="string" calcext:value-type="string">
            <text:p>ESS_R04_2008_RUS_RU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Из каждых 100 человек трудоспособного возраста в России, сколько человек, на Ваш взгляд, страдают хроническими заболеваниями или являются инвалидами?</text:p>
          </table:table-cell>
          <table:table-cell office:value-type="float" office:value="10744" calcext:value-type="float">
            <text:p>10744</text:p>
          </table:table-cell>
        </table:table-row>
        <table:table-row table:style-name="ro1">
          <table:table-cell office:value-type="string" calcext:value-type="string">
            <text:p>ESS_R04_2008_RUS_RU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Из каждых 100 человек трудоспособного возраста в России, сколько человек, на Ваш взгляд, живут за чертой бедности, то есть не имеют достаточно средств на самое необходимое?</text:p>
          </table:table-cell>
          <table:table-cell office:value-type="float" office:value="10745" calcext:value-type="float">
            <text:p>10745</text:p>
          </table:table-cell>
        </table:table-row>
        <table:table-row table:style-name="ro1">
          <table:table-cell office:value-type="string" calcext:value-type="string">
            <text:p>ESS_R04_2008_RUS_RU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Из каждых 100 человек трудоспособного возраста в России, сколько человек, на Ваш взгляд, родились за пределами России?</text:p>
          </table:table-cell>
          <table:table-cell office:value-type="float" office:value="10746" calcext:value-type="float">
            <text:p>10746</text:p>
          </table:table-cell>
        </table:table-row>
        <table:table-row table:style-name="ro1">
          <table:table-cell office:value-type="string" calcext:value-type="string">
            <text:p>ESS_R04_2008_RUS_RU_1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Теперь мне хотелось бы узнать Ваши представления о том насколько хорошо или плохо живется различнымгруппам людей в нашей стране.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 office:value-type="string" calcext:value-type="string">
            <text:p>ESS_R04_2008_RUS_RU_1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Пользуясь этой карточкой, скажите, пожалуйста, каково, на Ваш взгляд, ...</text:p>
          </table:table-cell>
          <table:table-cell office:value-type="float" office:value="10748" calcext:value-type="float">
            <text:p>10748</text:p>
          </table:table-cell>
        </table:table-row>
        <table:table-row table:style-name="ro1">
          <table:table-cell office:value-type="string" calcext:value-type="string">
            <text:p>ESS_R04_2008_RUS_RU_1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... материальное положение пенсионеров в нашей стране?</text:p>
          </table:table-cell>
          <table:table-cell office:value-type="float" office:value="10749" calcext:value-type="float">
            <text:p>10749</text:p>
          </table:table-cell>
        </table:table-row>
        <table:table-row table:style-name="ro1">
          <table:table-cell office:value-type="string" calcext:value-type="string">
            <text:p>ESS_R04_2008_RUS_RU_1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... материальное положение безработных в нашей стране?</text:p>
          </table:table-cell>
          <table:table-cell office:value-type="float" office:value="10750" calcext:value-type="float">
            <text:p>10750</text:p>
          </table:table-cell>
        </table:table-row>
        <table:table-row table:style-name="ro1">
          <table:table-cell office:value-type="string" calcext:value-type="string">
            <text:p>ESS_R04_2008_RUS_RU_11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А как Вы в целом оцениваете возможности для работающих родителей устроить детей в детские сады, группы продленного дня и тому подобные детские учреждения за приемлемую цену?</text:p>
          </table:table-cell>
          <table:table-cell office:value-type="float" office:value="10751" calcext:value-type="float">
            <text:p>10751</text:p>
          </table:table-cell>
        </table:table-row>
        <table:table-row table:style-name="ro1">
          <table:table-cell office:value-type="string" calcext:value-type="string">
            <text:p>ESS_R04_2008_RUS_RU_114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А как Вы в целом оцениваете возможности молодежи в России устроиться на работу после окончания учебы?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Люди по-разному представляют себе то, какие функции или задачи должно брать на себя государство.</text:p>
          </table:table-cell>
          <table:table-cell office:value-type="float" office:value="10753" calcext:value-type="float">
            <text:p>10753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Сейчас я буду называть Вам задачи, а Вы скажите мне, пожалуйста, в какой мере государство должно участвовать в выполнении каждой из них, по шкале от 0 до 10.</text:p>
          </table:table-cell>
          <table:table-cell office:value-type="float" office:value="10754" calcext:value-type="float">
            <text:p>10754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«0» будет означать, что Вы вообще не считаете это задачей государства, а «10» - что Вы считаете это всецело задачей государства.</text:p>
          </table:table-cell>
          <table:table-cell office:value-type="float" office:value="10755" calcext:value-type="float">
            <text:p>10755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Итак, первое ...</text:p>
          </table:table-cell>
          <table:table-cell office:value-type="float" office:value="10756" calcext:value-type="float">
            <text:p>10756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Обеспечение работой каждого, кто хочет работать.</text:p>
          </table:table-cell>
          <table:table-cell office:value-type="float" office:value="10757" calcext:value-type="float">
            <text:p>10757</text:p>
          </table:table-cell>
        </table:table-row>
        <table:table-row table:style-name="ro1">
          <table:table-cell office:value-type="string" calcext:value-type="string">
            <text:p>ESS_R04_2008_RUS_RU_116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Обеспечение квалифицированной медицинской помощи тем, кто в ней нуждается.</text:p>
          </table:table-cell>
          <table:table-cell office:value-type="float" office:value="10758" calcext:value-type="float">
            <text:p>10758</text:p>
          </table:table-cell>
        </table:table-row>
        <table:table-row table:style-name="ro1">
          <table:table-cell office:value-type="string" calcext:value-type="string">
            <text:p>ESS_R04_2008_RUS_RU_11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Обеспечение достойного уровня жизни людям в старости.</text:p>
          </table:table-cell>
          <table:table-cell office:value-type="float" office:value="10759" calcext:value-type="float">
            <text:p>10759</text:p>
          </table:table-cell>
        </table:table-row>
        <table:table-row table:style-name="ro1">
          <table:table-cell office:value-type="string" calcext:value-type="string">
            <text:p>ESS_R04_2008_RUS_RU_11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Обеспечение достойного уровня жизни безработным.</text:p>
          </table:table-cell>
          <table:table-cell office:value-type="float" office:value="10760" calcext:value-type="float">
            <text:p>10760</text:p>
          </table:table-cell>
        </table:table-row>
        <table:table-row table:style-name="ro1">
          <table:table-cell office:value-type="string" calcext:value-type="string">
            <text:p>ESS_R04_2008_RUS_RU_119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Обеспечение ухода за детьми работающих родителей.</text:p>
          </table:table-cell>
          <table:table-cell office:value-type="float" office:value="10761" calcext:value-type="float">
            <text:p>10761</text:p>
          </table:table-cell>
        </table:table-row>
        <table:table-row table:style-name="ro1">
          <table:table-cell office:value-type="string" calcext:value-type="string">
            <text:p>ESS_R04_2008_RUS_RU_120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Предоставление оплачиваемого отпуска людям, которые вынуждены временно ухаживать за заболевшими членами семьи.</text:p>
          </table:table-cell>
          <table:table-cell office:value-type="float" office:value="10762" calcext:value-type="float">
            <text:p>10762</text:p>
          </table:table-cell>
        </table:table-row>
        <table:table-row table:style-name="ro1">
          <table:table-cell office:value-type="string" calcext:value-type="string">
            <text:p>ESS_R04_2008_RUS_RU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Теперь мне хотелось бы узнать Ваше мнение о том, как социальные пособия, льготы и услуги сказываются на различных аспектах жизни в России.</text:p>
          </table:table-cell>
          <table:table-cell office:value-type="float" office:value="10763" calcext:value-type="float">
            <text:p>10763</text:p>
          </table:table-cell>
        </table:table-row>
        <table:table-row table:style-name="ro1">
          <table:table-cell office:value-type="string" calcext:value-type="string">
            <text:p>ESS_R04_2008_RUS_RU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Говоря о социальных пособиях, льготах и услугах, мы будем иметь в виду государственную медицинскую помощь, пенсии, пособия на детей, оплату больничного, пособия по безработице и т.п.</text:p>
          </table:table-cell>
          <table:table-cell office:value-type="float" office:value="10764" calcext:value-type="float">
            <text:p>10764</text:p>
          </table:table-cell>
        </table:table-row>
        <table:table-row table:style-name="ro1">
          <table:table-cell office:value-type="string" calcext:value-type="string">
            <text:p>ESS_R04_2008_RUS_RU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льзуясь этой карточкой, скажите, пожалуйста, насколько Вы согласны или не согласны с утверждением что социальные пособия, льготы и услуги в России...</text:p>
          </table:table-cell>
          <table:table-cell office:value-type="float" office:value="10765" calcext:value-type="float">
            <text:p>10765</text:p>
          </table:table-cell>
        </table:table-row>
        <table:table-row table:style-name="ro1">
          <table:table-cell office:value-type="string" calcext:value-type="string">
            <text:p>ESS_R04_2008_RUS_RU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... являются слишком тяжелым бременем для нашей экономики.</text:p>
          </table:table-cell>
          <table:table-cell office:value-type="float" office:value="10766" calcext:value-type="float">
            <text:p>10766</text:p>
          </table:table-cell>
        </table:table-row>
        <table:table-row table:style-name="ro1">
          <table:table-cell office:value-type="string" calcext:value-type="string">
            <text:p>ESS_R04_2008_RUS_RU_12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<text:s/>... сдерживают рост бедности.</text:p>
          </table:table-cell>
          <table:table-cell office:value-type="float" office:value="10767" calcext:value-type="float">
            <text:p>10767</text:p>
          </table:table-cell>
        </table:table-row>
        <table:table-row table:style-name="ro1">
          <table:table-cell office:value-type="string" calcext:value-type="string">
            <text:p>ESS_R04_2008_RUS_RU_123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... способствуют преодолению неравенства.</text:p>
          </table:table-cell>
          <table:table-cell office:value-type="float" office:value="10768" calcext:value-type="float">
            <text:p>10768</text:p>
          </table:table-cell>
        </table:table-row>
        <table:table-row table:style-name="ro1">
          <table:table-cell office:value-type="string" calcext:value-type="string">
            <text:p>ESS_R04_2008_RUS_RU_12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... привлекают людей из других стран приезжать и жить здесь.</text:p>
          </table:table-cell>
          <table:table-cell office:value-type="float" office:value="10769" calcext:value-type="float">
            <text:p>10769</text:p>
          </table:table-cell>
        </table:table-row>
        <table:table-row table:style-name="ro1">
          <table:table-cell office:value-type="string" calcext:value-type="string">
            <text:p>ESS_R04_2008_RUS_RU_1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... слишком дорого обходятся предприятиям в виде налогов и издержек.</text:p>
          </table:table-cell>
          <table:table-cell office:value-type="float" office:value="10770" calcext:value-type="float">
            <text:p>10770</text:p>
          </table:table-cell>
        </table:table-row>
        <table:table-row table:style-name="ro1">
          <table:table-cell office:value-type="string" calcext:value-type="string">
            <text:p>ESS_R04_2008_RUS_RU_1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...позволяют людям легче сочетать работу и семейную жизнь.</text:p>
          </table:table-cell>
          <table:table-cell office:value-type="float" office:value="10771" calcext:value-type="float">
            <text:p>10771</text:p>
          </table:table-cell>
        </table:table-row>
        <table:table-row table:style-name="ro1">
          <table:table-cell office:value-type="string" calcext:value-type="string">
            <text:p>ESS_R04_2008_RUS_RU_1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А насколько Вы согласны или не согласны с утверждением, что социальные пособия, льготы и услуги в России...</text:p>
          </table:table-cell>
          <table:table-cell office:value-type="float" office:value="10772" calcext:value-type="float">
            <text:p>10772</text:p>
          </table:table-cell>
        </table:table-row>
        <table:table-row table:style-name="ro1">
          <table:table-cell office:value-type="string" calcext:value-type="string">
            <text:p>ESS_R04_2008_RUS_RU_1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... делают людей ленивыми.</text:p>
          </table:table-cell>
          <table:table-cell office:value-type="float" office:value="10773" calcext:value-type="float">
            <text:p>10773</text:p>
          </table:table-cell>
        </table:table-row>
        <table:table-row table:style-name="ro1">
          <table:table-cell office:value-type="string" calcext:value-type="string">
            <text:p>ESS_R04_2008_RUS_RU_12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... притупляют у людей желание помогать друг другу.</text:p>
          </table:table-cell>
          <table:table-cell office:value-type="float" office:value="10774" calcext:value-type="float">
            <text:p>10774</text:p>
          </table:table-cell>
        </table:table-row>
        <table:table-row table:style-name="ro1">
          <table:table-cell office:value-type="string" calcext:value-type="string">
            <text:p>ESS_R04_2008_RUS_RU_129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... притупляют у людей желание самостоятельно заботится о себе и своей семье.</text:p>
          </table:table-cell>
          <table:table-cell office:value-type="float" office:value="10775" calcext:value-type="float">
            <text:p>10775</text:p>
          </table:table-cell>
        </table:table-row>
        <table:table-row table:style-name="ro1">
          <table:table-cell office:value-type="string" calcext:value-type="string">
            <text:p>ESS_R04_2008_RUS_RU_13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Насколько эффективной Вы считаете российскую систему здравоохранения?</text:p>
          </table:table-cell>
          <table:table-cell office:value-type="float" office:value="10776" calcext:value-type="float">
            <text:p>10776</text:p>
          </table:table-cell>
        </table:table-row>
        <table:table-row table:style-name="ro1">
          <table:table-cell office:value-type="string" calcext:value-type="string">
            <text:p>ESS_R04_2008_RUS_RU_13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Дайте ответ по шкале от 0 до 10, где "0" означает "крайне неэффективная", а "10" - "очень эффективная".</text:p>
          </table:table-cell>
          <table:table-cell office:value-type="float" office:value="10777" calcext:value-type="float">
            <text:p>10777</text:p>
          </table:table-cell>
        </table:table-row>
        <table:table-row table:style-name="ro1">
          <table:table-cell office:value-type="string" calcext:value-type="string">
            <text:p>ESS_R04_2008_RUS_RU_131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А насколько эффективной Вы считаете работу налоговых органов России в плане своевременного рассмотрения обращений налогоплательщиков, стремления избежать ошибок, предотвращения налоговых махинаций?</text:p>
          </table:table-cell>
          <table:table-cell office:value-type="float" office:value="10778" calcext:value-type="float">
            <text:p>10778</text:p>
          </table:table-cell>
        </table:table-row>
        <table:table-row table:style-name="ro1">
          <table:table-cell office:value-type="string" calcext:value-type="string">
            <text:p>ESS_R04_2008_RUS_RU_131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Дайте ответ по шкале от 0 до 10, где "0" означает "крайне неэффективная", а "10" - "очень эффективная".</text:p>
          </table:table-cell>
          <table:table-cell office:value-type="float" office:value="10777" calcext:value-type="float">
            <text:p>10777</text:p>
          </table:table-cell>
        </table:table-row>
        <table:table-row table:style-name="ro1">
          <table:table-cell office:value-type="string" calcext:value-type="string">
            <text:p>ESS_R04_2008_RUS_RU_132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По Вашему мнению, врачи и медсестры в медицинских учреждениях в России обращаются со всеми пациентами одинаково или создают некоторым людям особые условия, привилегии?</text:p>
          </table:table-cell>
          <table:table-cell office:value-type="float" office:value="10779" calcext:value-type="float">
            <text:p>10779</text:p>
          </table:table-cell>
        </table:table-row>
        <table:table-row table:style-name="ro1">
          <table:table-cell office:value-type="string" calcext:value-type="string">
            <text:p>ESS_R04_2008_RUS_RU_132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Дайте ответ по шкале от 0 до 10, где "0" означает "создают некоторым людям особые условия, привилегии", а "10" - "обращаются со всеми одинаково".</text:p>
          </table:table-cell>
          <table:table-cell office:value-type="float" office:value="10780" calcext:value-type="float">
            <text:p>10780</text:p>
          </table:table-cell>
        </table:table-row>
        <table:table-row table:style-name="ro1">
          <table:table-cell office:value-type="string" calcext:value-type="string">
            <text:p>ESS_R04_2008_RUS_RU_133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По Вашему мнению, российские налоговые органы обращаются со всеми налогоплательщиками одинаково или создают некоторым людям особые условия, привилегии?</text:p>
          </table:table-cell>
          <table:table-cell office:value-type="float" office:value="10781" calcext:value-type="float">
            <text:p>10781</text:p>
          </table:table-cell>
        </table:table-row>
        <table:table-row table:style-name="ro1">
          <table:table-cell office:value-type="string" calcext:value-type="string">
            <text:p>ESS_R04_2008_RUS_RU_134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Многие социальные пособия, льготы и услуги оплачиваются за счет налогов.</text:p>
          </table:table-cell>
          <table:table-cell office:value-type="float" office:value="10782" calcext:value-type="float">
            <text:p>10782</text:p>
          </table:table-cell>
        </table:table-row>
        <table:table-row table:style-name="ro1">
          <table:table-cell office:value-type="string" calcext:value-type="string">
            <text:p>ESS_R04_2008_RUS_RU_134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К какому из вариантов Вы больше склоняетесь: чтобы у нас увеличили налоги и государство стало больше тратить на социальные пособия, льготы и услуги, ИЛИ чтобы снизили налоги и государство меньше тратило на социальные пособия, льготы и услуги?</text:p>
          </table:table-cell>
          <table:table-cell office:value-type="float" office:value="10783" calcext:value-type="float">
            <text:p>10783</text:p>
          </table:table-cell>
        </table:table-row>
        <table:table-row table:style-name="ro1">
          <table:table-cell office:value-type="string" calcext:value-type="string">
            <text:p>ESS_R04_2008_RUS_RU_135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Представьте себе двух людей, один из которых зарабатывает вдвое больше другого.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string" calcext:value-type="string">
            <text:p>ESS_R04_2008_RUS_RU_135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Какое из утверждений на этой карточке ближе всего к Вашему собственному мнению о том, как эти двое должны платить налоги?</text:p>
          </table:table-cell>
          <table:table-cell office:value-type="float" office:value="10784" calcext:value-type="float">
            <text:p>10784</text:p>
          </table:table-cell>
        </table:table-row>
        <table:table-row table:style-name="ro1">
          <table:table-cell office:value-type="string" calcext:value-type="string">
            <text:p>ESS_R04_2008_RUS_RU_136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Некоторые люди говорят, что те, кто зарабатывают больше, должны получать более высокую пенсию, потому что они заплатили больше налогов.</text:p>
          </table:table-cell>
          <table:table-cell office:value-type="float" office:value="10785" calcext:value-type="float">
            <text:p>10785</text:p>
          </table:table-cell>
        </table:table-row>
        <table:table-row table:style-name="ro1">
          <table:table-cell office:value-type="string" calcext:value-type="string">
            <text:p>ESS_R04_2008_RUS_RU_136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Другие, наоборот, считают, что те, кто зарабатывают меньше, должны получать более высокую пенсию, потому что они больше нуждаются.</text:p>
          </table:table-cell>
          <table:table-cell office:value-type="float" office:value="10786" calcext:value-type="float">
            <text:p>10786</text:p>
          </table:table-cell>
        </table:table-row>
        <table:table-row table:style-name="ro1">
          <table:table-cell office:value-type="string" calcext:value-type="string">
            <text:p>ESS_R04_2008_RUS_RU_136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Какое из утверждений на этой карточке ближе всего к Вашему собственному мнению?</text:p>
          </table:table-cell>
          <table:table-cell office:value-type="float" office:value="10787" calcext:value-type="float">
            <text:p>10787</text:p>
          </table:table-cell>
        </table:table-row>
        <table:table-row table:style-name="ro1">
          <table:table-cell office:value-type="string" calcext:value-type="string">
            <text:p>ESS_R04_2008_RUS_RU_137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Некоторые люди говорят, что те, кто зарабатывают больше, должны получать более высокое пособие по безработице в случае потери работы, потому что они заплатили больше налогов.</text:p>
          </table:table-cell>
          <table:table-cell office:value-type="float" office:value="10788" calcext:value-type="float">
            <text:p>10788</text:p>
          </table:table-cell>
        </table:table-row>
        <table:table-row table:style-name="ro1">
          <table:table-cell office:value-type="string" calcext:value-type="string">
            <text:p>ESS_R04_2008_RUS_RU_137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Другие, наоборот, считают, что те, кто зарабатывают меньше, должны получать более высокое пособие по безработице в случае потери работы, потому что они больше нуждаются.</text:p>
          </table:table-cell>
          <table:table-cell office:value-type="float" office:value="10789" calcext:value-type="float">
            <text:p>10789</text:p>
          </table:table-cell>
        </table:table-row>
        <table:table-row table:style-name="ro1">
          <table:table-cell office:value-type="string" calcext:value-type="string">
            <text:p>ESS_R04_2008_RUS_RU_137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Какое из утверждений на этой карточке ближе всего к Вашему собственному мнению?</text:p>
          </table:table-cell>
          <table:table-cell office:value-type="float" office:value="10787" calcext:value-type="float">
            <text:p>10787</text:p>
          </table:table-cell>
        </table:table-row>
        <table:table-row table:style-name="ro1">
          <table:table-cell office:value-type="string" calcext:value-type="string">
            <text:p>ESS_R04_2008_RUS_RU_13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Подумайте о людях, которые приезжают жить в Россию из других стран.</text:p>
          </table:table-cell>
          <table:table-cell office:value-type="float" office:value="10790" calcext:value-type="float">
            <text:p>10790</text:p>
          </table:table-cell>
        </table:table-row>
        <table:table-row table:style-name="ro1">
          <table:table-cell office:value-type="string" calcext:value-type="string">
            <text:p>ESS_R04_2008_RUS_RU_13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Когда, по Вашему мнению, им должны быть предоставлены те же права на социальные пособия, льготы и услуги, которыми пользуются граждане России?</text:p>
          </table:table-cell>
          <table:table-cell office:value-type="float" office:value="10791" calcext:value-type="float">
            <text:p>10791</text:p>
          </table:table-cell>
        </table:table-row>
        <table:table-row table:style-name="ro1">
          <table:table-cell office:value-type="string" calcext:value-type="string">
            <text:p>ESS_R04_2008_RUS_RU_13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Пожалуйста, выберите на карточке ответ, который ближе всего к Вашему собственному мнению.</text:p>
          </table:table-cell>
          <table:table-cell office:value-type="float" office:value="10792" calcext:value-type="float">
            <text:p>10792</text:p>
          </table:table-cell>
        </table:table-row>
        <table:table-row table:style-name="ro1">
          <table:table-cell office:value-type="string" calcext:value-type="string">
            <text:p>ESS_R04_2008_RUS_RU_139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Многие люди, которые приехали жить в Россию из других стран, вносят определенный вклад в экономику России, когда платят налоги, и в то же время они пользуются в нашей стране разными социальными услугами и пособиями.</text:p>
          </table:table-cell>
          <table:table-cell office:value-type="float" office:value="10793" calcext:value-type="float">
            <text:p>10793</text:p>
          </table:table-cell>
        </table:table-row>
        <table:table-row table:style-name="ro1">
          <table:table-cell office:value-type="string" calcext:value-type="string">
            <text:p>ESS_R04_2008_RUS_RU_139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Как Вы считаете, в конечном счете, люди, которые приехали в Россию, получают от нашего общества больше, чем они ему дают, или, наоборот, они дают нашему обществу больше, чем получают?</text:p>
          </table:table-cell>
          <table:table-cell office:value-type="float" office:value="10794" calcext:value-type="float">
            <text:p>10794</text:p>
          </table:table-cell>
        </table:table-row>
        <table:table-row table:style-name="ro1">
          <table:table-cell office:value-type="string" calcext:value-type="string">
            <text:p>ESS_R04_2008_RUS_RU_139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Дайте ответ по шкале от 0 до 10, где "0" означает "они получают намного больше, чем дают нашему обществу", а "10" - "они дают нашему обществу намного больше, чем получают".</text:p>
          </table:table-cell>
          <table:table-cell office:value-type="float" office:value="10795" calcext:value-type="float">
            <text:p>10795</text:p>
          </table:table-cell>
        </table:table-row>
        <table:table-row table:style-name="ro1">
          <table:table-cell office:value-type="string" calcext:value-type="string">
            <text:p>ESS_R04_2008_RUS_RU_140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Пользуясь этой карточкой, скажите, пожалуйста, насколько Вы согласны или не согласны со следующими утверждениями?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office:value-type="string" calcext:value-type="string">
            <text:p>ESS_R04_2008_RUS_RU_140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Большинство безработных на самом деле и не пытались по-настоящему искать работу.</text:p>
          </table:table-cell>
          <table:table-cell office:value-type="float" office:value="10796" calcext:value-type="float">
            <text:p>10796</text:p>
          </table:table-cell>
        </table:table-row>
        <table:table-row table:style-name="ro1">
          <table:table-cell office:value-type="string" calcext:value-type="string">
            <text:p>ESS_R04_2008_RUS_RU_141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Многие люди с очень низкими доходами <text:s/>получают меньше социальных пособий и льгот, чем им положено по закону.</text:p>
          </table:table-cell>
          <table:table-cell office:value-type="float" office:value="10797" calcext:value-type="float">
            <text:p>10797</text:p>
          </table:table-cell>
        </table:table-row>
        <table:table-row table:style-name="ro1">
          <table:table-cell office:value-type="string" calcext:value-type="string">
            <text:p>ESS_R04_2008_RUS_RU_142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Многим людям удается получать социальные пособия, услуги и льготы, на которые по закону они не имеют права.</text:p>
          </table:table-cell>
          <table:table-cell office:value-type="float" office:value="10798" calcext:value-type="float">
            <text:p>10798</text:p>
          </table:table-cell>
        </table:table-row>
        <table:table-row table:style-name="ro1">
          <table:table-cell office:value-type="string" calcext:value-type="string">
            <text:p>ESS_R04_2008_RUS_RU_14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В России недостаточно социальных пособий <text:s/>и льгот, чтобы помочь тем, кто действительно нуждается.</text:p>
          </table:table-cell>
          <table:table-cell office:value-type="float" office:value="10799" calcext:value-type="float">
            <text:p>10799</text:p>
          </table:table-cell>
        </table:table-row>
        <table:table-row table:style-name="ro1">
          <table:table-cell office:value-type="string" calcext:value-type="string">
            <text:p>ESS_R04_2008_RUS_RU_144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Работники часто притворяются больными, чтобы остаться дома.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office:value-type="string" calcext:value-type="string">
            <text:p>ESS_R04_2008_RUS_RU_14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Сейчас обсуждается вопрос о стоимости государственной медицины для нашего общества.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ESS_R04_2008_RUS_RU_14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Какое из утверждений на карточке ближе всего к Вашему собственному мнению о том, что будет через 10 лет?</text:p>
          </table:table-cell>
          <table:table-cell office:value-type="float" office:value="10801" calcext:value-type="float">
            <text:p>10801</text:p>
          </table:table-cell>
        </table:table-row>
        <table:table-row table:style-name="ro1">
          <table:table-cell office:value-type="string" calcext:value-type="string">
            <text:p>ESS_R04_2008_RUS_RU_14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Через 10 лет...</text:p>
          </table:table-cell>
          <table:table-cell office:value-type="float" office:value="10802" calcext:value-type="float">
            <text:p>10802</text:p>
          </table:table-cell>
        </table:table-row>
        <table:table-row table:style-name="ro1">
          <table:table-cell office:value-type="string" calcext:value-type="string">
            <text:p>ESS_R04_2008_RUS_RU_146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Широко обсуждается в России и вопрос о стоимости системы пенсионного обеспечения для нашего общества.</text:p>
          </table:table-cell>
          <table:table-cell office:value-type="float" office:value="10803" calcext:value-type="float">
            <text:p>10803</text:p>
          </table:table-cell>
        </table:table-row>
        <table:table-row table:style-name="ro1">
          <table:table-cell office:value-type="string" calcext:value-type="string">
            <text:p>ESS_R04_2008_RUS_RU_146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Какое из утверждений на карточке ближе всего к Вашему собственному мнению о том, что будет через 10 лет?</text:p>
          </table:table-cell>
          <table:table-cell office:value-type="float" office:value="10801" calcext:value-type="float">
            <text:p>10801</text:p>
          </table:table-cell>
        </table:table-row>
        <table:table-row table:style-name="ro1">
          <table:table-cell office:value-type="string" calcext:value-type="string">
            <text:p>ESS_R04_2008_RUS_RU_146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Через 10 лет...</text:p>
          </table:table-cell>
          <table:table-cell office:value-type="float" office:value="10802" calcext:value-type="float">
            <text:p>10802</text:p>
          </table:table-cell>
        </table:table-row>
        <table:table-row table:style-name="ro1">
          <table:table-cell office:value-type="string" calcext:value-type="string">
            <text:p>ESS_R04_2008_RUS_RU_147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Следующие несколько вопросов о том, каковы Ваши ожидания на ближайшие 12 месяцев</text:p>
          </table:table-cell>
          <table:table-cell office:value-type="float" office:value="10804" calcext:value-type="float">
            <text:p>10804</text:p>
          </table:table-cell>
        </table:table-row>
        <table:table-row table:style-name="ro1">
          <table:table-cell office:value-type="string" calcext:value-type="string">
            <text:p>ESS_R04_2008_RUS_RU_147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Пользуясь этой карточкой, скажите, пожалуйста, насколько вероятно, что в следующие 12 месяцев Вы останетесь без работы и не сможете найти другую работу, по меньшей мере, 4 недели?</text:p>
          </table:table-cell>
          <table:table-cell office:value-type="float" office:value="10805" calcext:value-type="float">
            <text:p>10805</text:p>
          </table:table-cell>
        </table:table-row>
        <table:table-row table:style-name="ro1">
          <table:table-cell office:value-type="string" calcext:value-type="string">
            <text:p>ESS_R04_2008_RUS_RU_148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А насколько вероятно, что в следующие 12 месяцев Вы...</text:p>
          </table:table-cell>
          <table:table-cell office:value-type="float" office:value="10806" calcext:value-type="float">
            <text:p>10806</text:p>
          </table:table-cell>
        </table:table-row>
        <table:table-row table:style-name="ro1">
          <table:table-cell office:value-type="string" calcext:value-type="string">
            <text:p>ESS_R04_2008_RUS_RU_148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...будете вынуждены перейти на сокращенный график работы, потому что должны будете ухаживать за кем-то из членов семьи?</text:p>
          </table:table-cell>
          <table:table-cell office:value-type="float" office:value="10807" calcext:value-type="float">
            <text:p>10807</text:p>
          </table:table-cell>
        </table:table-row>
        <table:table-row table:style-name="ro1">
          <table:table-cell office:value-type="string" calcext:value-type="string">
            <text:p>ESS_R04_2008_RUS_RU_149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...будете переживать периоды, когда Вам будет не хватать денег на товары и услуги первой необходимости.</text:p>
          </table:table-cell>
          <table:table-cell office:value-type="float" office:value="10808" calcext:value-type="float">
            <text:p>10808</text:p>
          </table:table-cell>
        </table:table-row>
        <table:table-row table:style-name="ro1">
          <table:table-cell office:value-type="string" calcext:value-type="string">
            <text:p>ESS_R04_2008_RUS_RU_150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...не сможете получить необходимую медицинскую помощь, если она Вам потребуется.</text:p>
          </table:table-cell>
          <table:table-cell office:value-type="float" office:value="10809" calcext:value-type="float">
            <text:p>10809</text:p>
          </table:table-cell>
        </table:table-row>
        <table:table-row table:style-name="ro1">
          <table:table-cell office:value-type="string" calcext:value-type="string">
            <text:p>ESS_R04_2008_RUS_RU_15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Как Вы считаете, начиная с какого возраста человека перестают называть молодым?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office:value-type="string" calcext:value-type="string">
            <text:p>ESS_R04_2008_RUS_RU_15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А с какого возраста, по Вашему мнению, человека начинают называть старым?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1">
          <table:table-cell office:value-type="string" calcext:value-type="string">
            <text:p>ESS_R04_2008_RUS_RU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К какой возрастной группе, по Вашим ощущениям, Вы принадлежите?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office:value-type="string" calcext:value-type="string">
            <text:p>ESS_R04_2008_RUS_RU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Если Вы относите себя к группе очень молодых, выберите клетку под буквой «А».</text:p>
          </table:table-cell>
          <table:table-cell office:value-type="float" office:value="10813" calcext:value-type="float">
            <text:p>10813</text:p>
          </table:table-cell>
        </table:table-row>
        <table:table-row table:style-name="ro1">
          <table:table-cell office:value-type="string" calcext:value-type="string">
            <text:p>ESS_R04_2008_RUS_RU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Если Вы относите себя к группе очень старых, выберите клетку под буквой «И».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office:value-type="string" calcext:value-type="string">
            <text:p>ESS_R04_2008_RUS_RU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Вы можете выбрать любую из этих девяти клеток на основании собственных ощущений.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office:value-type="string" calcext:value-type="string">
            <text:p>ESS_R04_2008_RUS_RU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Просто назовите мне букву под соответствующей клеткой.</text:p>
          </table:table-cell>
          <table:table-cell office:value-type="float" office:value="10816" calcext:value-type="float">
            <text:p>10816</text:p>
          </table:table-cell>
        </table:table-row>
        <table:table-row table:style-name="ro1">
          <table:table-cell office:value-type="string" calcext:value-type="string">
            <text:p>ESS_R04_2008_RUS_RU_15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Насколько тесную связь с этой возрастной группой Вы ощущаете?</text:p>
          </table:table-cell>
          <table:table-cell office:value-type="float" office:value="10817" calcext:value-type="float">
            <text:p>10817</text:p>
          </table:table-cell>
        </table:table-row>
        <table:table-row table:style-name="ro1">
          <table:table-cell office:value-type="string" calcext:value-type="string">
            <text:p>ESS_R04_2008_RUS_RU_15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Дайте ответ по шкале от 0 до 10, где "0" будет означать "очень слабую", а "10" - "очень сильную".</text:p>
          </table:table-cell>
          <table:table-cell office:value-type="float" office:value="10818" calcext:value-type="float">
            <text:p>10818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Теперь я задам Вам несколько вопросов о положении людей разного возраста в нашем обществе.</text:p>
          </table:table-cell>
          <table:table-cell office:value-type="float" office:value="10819" calcext:value-type="float">
            <text:p>10819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Каким, по Вашему мнению, большинство россиян считает положение в нашем обществе людей от 20 до 30 лет, людей от 40 до 50 лет, людей старше 70 лет?</text:p>
          </table:table-cell>
          <table:table-cell office:value-type="float" office:value="10820" calcext:value-type="float">
            <text:p>10820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Используя шкалу на карточке, скажите, каким, на Ваш взгляд, большинство людей в России, считает положение в обществе, статус...</text:p>
          </table:table-cell>
          <table:table-cell office:value-type="float" office:value="10821" calcext:value-type="float">
            <text:p>10821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<text:s/>... людей от 20 до 30.</text:p>
          </table:table-cell>
          <table:table-cell office:value-type="float" office:value="10822" calcext:value-type="float">
            <text:p>10822</text:p>
          </table:table-cell>
        </table:table-row>
        <table:table-row table:style-name="ro1">
          <table:table-cell office:value-type="string" calcext:value-type="string">
            <text:p>ESS_R04_2008_RUS_RU_15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<text:s/>... людей от 40 до 50.</text:p>
          </table:table-cell>
          <table:table-cell office:value-type="float" office:value="10823" calcext:value-type="float">
            <text:p>10823</text:p>
          </table:table-cell>
        </table:table-row>
        <table:table-row table:style-name="ro1">
          <table:table-cell office:value-type="string" calcext:value-type="string">
            <text:p>ESS_R04_2008_RUS_RU_15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... людей старше 70 лет.</text:p>
          </table:table-cell>
          <table:table-cell office:value-type="float" office:value="10824" calcext:value-type="float">
            <text:p>10824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Следующие несколько вопросов о людях от 20 до 30</text:p>
          </table:table-cell>
          <table:table-cell office:value-type="float" office:value="10825" calcext:value-type="float">
            <text:p>10825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Пользуясь этой карточкой, скажите, пожалуйста, насколько Вас беспокоит то, что я буду называть?</text:p>
          </table:table-cell>
          <table:table-cell office:value-type="float" office:value="10826" calcext:value-type="float">
            <text:p>10826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"0" будет означать "совершенно не беспокоит", а "10" - "очень сильно беспокоит".</text:p>
          </table:table-cell>
          <table:table-cell office:value-type="float" office:value="10827" calcext:value-type="float">
            <text:p>10827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Итак, насколько Вас беспокоит ...</text:p>
          </table:table-cell>
          <table:table-cell office:value-type="float" office:value="10828" calcext:value-type="float">
            <text:p>10828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... нынешний уровень преступности среди людей от 20 до 30 лет.</text:p>
          </table:table-cell>
          <table:table-cell office:value-type="float" office:value="10829" calcext:value-type="float">
            <text:p>10829</text:p>
          </table:table-cell>
        </table:table-row>
        <table:table-row table:style-name="ro1">
          <table:table-cell office:value-type="string" calcext:value-type="string">
            <text:p>ESS_R04_2008_RUS_RU_16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... что при приеме на работу работодатели отдают предпочтение людям от 20 до 30 лет а не тем, кому 40 и больше.</text:p>
          </table:table-cell>
          <table:table-cell office:value-type="float" office:value="10830" calcext:value-type="float">
            <text:p>10830</text:p>
          </table:table-cell>
        </table:table-row>
        <table:table-row table:style-name="ro1">
          <table:table-cell office:value-type="string" calcext:value-type="string">
            <text:p>ESS_R04_2008_RUS_RU_16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Как Вы считаете, какое влияние основная масса россиян от 20 до 30 оказывает на традиции и образ жизни в нашей стране?</text:p>
          </table:table-cell>
          <table:table-cell office:value-type="float" office:value="10831" calcext:value-type="float">
            <text:p>10831</text:p>
          </table:table-cell>
        </table:table-row>
        <table:table-row table:style-name="ro1">
          <table:table-cell office:value-type="string" calcext:value-type="string">
            <text:p>ESS_R04_2008_RUS_RU_16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Дайте ответ по шкале от 0 до 10, где "0" означает "крайне негативное", а "10" - "очень позитивное".</text:p>
          </table:table-cell>
          <table:table-cell office:value-type="float" office:value="10832" calcext:value-type="float">
            <text:p>10832</text:p>
          </table:table-cell>
        </table:table-row>
        <table:table-row table:style-name="ro1">
          <table:table-cell office:value-type="string" calcext:value-type="string">
            <text:p>ESS_R04_2008_RUS_RU_16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Если принять во внимание все обстоятельства, как Вы считаете, те, кому сейчас от 20 до 30, вносят очень незначительный или очень существенный вклад в экономику нашей страны?</text:p>
          </table:table-cell>
          <table:table-cell office:value-type="float" office:value="10833" calcext:value-type="float">
            <text:p>10833</text:p>
          </table:table-cell>
        </table:table-row>
        <table:table-row table:style-name="ro1">
          <table:table-cell office:value-type="string" calcext:value-type="string">
            <text:p>ESS_R04_2008_RUS_RU_16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Дайте ответ по шкале от 0 до 10, где "0" означает "очень незначительный вклад", а "10" - "очень существенный вклад".</text:p>
          </table:table-cell>
          <table:table-cell office:value-type="float" office:value="10834" calcext:value-type="float">
            <text:p>10834</text:p>
          </table:table-cell>
        </table:table-row>
        <table:table-row table:style-name="ro1">
          <table:table-cell office:value-type="string" calcext:value-type="string">
            <text:p>ESS_R04_2008_RUS_RU_16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Следующие вопросы о людях старше 70 лет.</text:p>
          </table:table-cell>
          <table:table-cell office:value-type="float" office:value="10835" calcext:value-type="float">
            <text:p>10835</text:p>
          </table:table-cell>
        </table:table-row>
        <table:table-row table:style-name="ro1">
          <table:table-cell office:value-type="string" calcext:value-type="string">
            <text:p>ESS_R04_2008_RUS_RU_16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Как Вы считаете, являются ли люди старше 70 лет бременем для системы здравоохранения нашей страны, и насколько серьезным бременем?</text:p>
          </table:table-cell>
          <table:table-cell office:value-type="float" office:value="10836" calcext:value-type="float">
            <text:p>10836</text:p>
          </table:table-cell>
        </table:table-row>
        <table:table-row table:style-name="ro1">
          <table:table-cell office:value-type="string" calcext:value-type="string">
            <text:p>ESS_R04_2008_RUS_RU_16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Как Вы считаете, какое влияние основная масса тех, кому сегодня за 70, оказывает на традиции и образ жизни в нашей стране?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string" calcext:value-type="string">
            <text:p>ESS_R04_2008_RUS_RU_16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Дайте ответ по шкале от 0 до 10, где "0" означает "крайне негативное", а "10" - "очень позитивное".</text:p>
          </table:table-cell>
          <table:table-cell office:value-type="float" office:value="10832" calcext:value-type="float">
            <text:p>10832</text:p>
          </table:table-cell>
        </table:table-row>
        <table:table-row table:style-name="ro1">
          <table:table-cell office:value-type="string" calcext:value-type="string">
            <text:p>ESS_R04_2008_RUS_RU_16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Если принять во внимание все обстоятельства, как Вы считаете, те, кому сегодня за 70, вносят очень незначительный или очень существенный вклад в экономику нашей страны?</text:p>
          </table:table-cell>
          <table:table-cell office:value-type="float" office:value="10838" calcext:value-type="float">
            <text:p>10838</text:p>
          </table:table-cell>
        </table:table-row>
        <table:table-row table:style-name="ro1">
          <table:table-cell office:value-type="string" calcext:value-type="string">
            <text:p>ESS_R04_2008_RUS_RU_16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Дайте ответ по шкале от 0 до 10, где "0" означает "очень незначительный вклад", а "10" - "очень существенный вклад".</text:p>
          </table:table-cell>
          <table:table-cell office:value-type="float" office:value="10834" calcext:value-type="float">
            <text:p>10834</text:p>
          </table:table-cell>
        </table:table-row>
        <table:table-row table:style-name="ro1">
          <table:table-cell office:value-type="string" calcext:value-type="string">
            <text:p>ESS_R04_2008_RUS_RU_166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Только что мы говорили о Ваших собственных взглядах.</text:p>
          </table:table-cell>
          <table:table-cell office:value-type="float" office:value="10839" calcext:value-type="float">
            <text:p>10839</text:p>
          </table:table-cell>
        </table:table-row>
        <table:table-row table:style-name="ro1">
          <table:table-cell office:value-type="string" calcext:value-type="string">
            <text:p>ESS_R04_2008_RUS_RU_166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Теперь мне хотелось бы узнать, как, по Вашему мнению, относится к людям разных возрастов большинство людей в России.</text:p>
          </table:table-cell>
          <table:table-cell office:value-type="float" office:value="10840" calcext:value-type="float">
            <text:p>10840</text:p>
          </table:table-cell>
        </table:table-row>
        <table:table-row table:style-name="ro1">
          <table:table-cell office:value-type="string" calcext:value-type="string">
            <text:p>ESS_R04_2008_RUS_RU_166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Как Вы думаете, считает ли большинство людей в нашей стране нынешних двадцатилетних ...</text:p>
          </table:table-cell>
          <table:table-cell office:value-type="float" office:value="10841" calcext:value-type="float">
            <text:p>10841</text:p>
          </table:table-cell>
        </table:table-row>
        <table:table-row table:style-name="ro1">
          <table:table-cell office:value-type="string" calcext:value-type="string">
            <text:p>ESS_R04_2008_RUS_RU_166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... дружелюбными</text:p>
          </table:table-cell>
          <table:table-cell office:value-type="float" office:value="8486" calcext:value-type="float">
            <text:p>8486</text:p>
          </table:table-cell>
        </table:table-row>
        <table:table-row table:style-name="ro1">
          <table:table-cell office:value-type="string" calcext:value-type="string">
            <text:p>ESS_R04_2008_RUS_RU_167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... хорошо знающими свое дело</text:p>
          </table:table-cell>
          <table:table-cell office:value-type="float" office:value="10842" calcext:value-type="float">
            <text:p>10842</text:p>
          </table:table-cell>
        </table:table-row>
        <table:table-row table:style-name="ro1">
          <table:table-cell office:value-type="string" calcext:value-type="string">
            <text:p>ESS_R04_2008_RUS_RU_16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... придерживающимися высоких моральных правил</text:p>
          </table:table-cell>
          <table:table-cell office:value-type="float" office:value="10843" calcext:value-type="float">
            <text:p>10843</text:p>
          </table:table-cell>
        </table:table-row>
        <table:table-row table:style-name="ro1">
          <table:table-cell office:value-type="string" calcext:value-type="string">
            <text:p>ESS_R04_2008_RUS_RU_169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... относятся к ним с уважением</text:p>
          </table:table-cell>
          <table:table-cell office:value-type="float" office:value="10844" calcext:value-type="float">
            <text:p>10844</text:p>
          </table:table-cell>
        </table:table-row>
        <table:table-row table:style-name="ro1">
          <table:table-cell office:value-type="string" calcext:value-type="string">
            <text:p>ESS_R04_2008_RUS_RU_17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Подумайте теперь о тех, кому за 70.</text:p>
          </table:table-cell>
          <table:table-cell office:value-type="float" office:value="10845" calcext:value-type="float">
            <text:p>10845</text:p>
          </table:table-cell>
        </table:table-row>
        <table:table-row table:style-name="ro1">
          <table:table-cell office:value-type="string" calcext:value-type="string">
            <text:p>ESS_R04_2008_RUS_RU_17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Как Вы думаете, считает ли большинство людей в нашей стране тех, кому сегодня за 70, ...</text:p>
          </table:table-cell>
          <table:table-cell office:value-type="float" office:value="10846" calcext:value-type="float">
            <text:p>10846</text:p>
          </table:table-cell>
        </table:table-row>
        <table:table-row table:style-name="ro1">
          <table:table-cell office:value-type="string" calcext:value-type="string">
            <text:p>ESS_R04_2008_RUS_RU_17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... дружелюбными</text:p>
          </table:table-cell>
          <table:table-cell office:value-type="float" office:value="8486" calcext:value-type="float">
            <text:p>8486</text:p>
          </table:table-cell>
        </table:table-row>
        <table:table-row table:style-name="ro1">
          <table:table-cell office:value-type="string" calcext:value-type="string">
            <text:p>ESS_R04_2008_RUS_RU_17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... хорошо знающими свое дело</text:p>
          </table:table-cell>
          <table:table-cell office:value-type="float" office:value="10842" calcext:value-type="float">
            <text:p>10842</text:p>
          </table:table-cell>
        </table:table-row>
        <table:table-row table:style-name="ro1">
          <table:table-cell office:value-type="string" calcext:value-type="string">
            <text:p>ESS_R04_2008_RUS_RU_17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<text:s/>... придерживающимися высоких моральных правил</text:p>
          </table:table-cell>
          <table:table-cell office:value-type="float" office:value="10847" calcext:value-type="float">
            <text:p>10847</text:p>
          </table:table-cell>
        </table:table-row>
        <table:table-row table:style-name="ro1">
          <table:table-cell office:value-type="string" calcext:value-type="string">
            <text:p>ESS_R04_2008_RUS_RU_173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... относятся к ним с уважением</text:p>
          </table:table-cell>
          <table:table-cell office:value-type="float" office:value="10844" calcext:value-type="float">
            <text:p>10844</text:p>
          </table:table-cell>
        </table:table-row>
        <table:table-row table:style-name="ro1">
          <table:table-cell office:value-type="string" calcext:value-type="string">
            <text:p>ESS_R04_2008_RUS_RU_17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Как, по Вашему мнению, восприняло бы большинство людей в России то, что их начальником назначен обладающей необходимой квалификацией человек, которому 30 лет?</text:p>
          </table:table-cell>
          <table:table-cell office:value-type="float" office:value="10848" calcext:value-type="float">
            <text:p>10848</text:p>
          </table:table-cell>
        </table:table-row>
        <table:table-row table:style-name="ro1">
          <table:table-cell office:value-type="string" calcext:value-type="string">
            <text:p>ESS_R04_2008_RUS_RU_17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Дайте ответ по шкале от 0 до 10, где "0" означает, что большинство людей сочтет это "совершенно неприемлемым", а "10" - "вполне приемлемым".</text:p>
          </table:table-cell>
          <table:table-cell office:value-type="float" office:value="10849" calcext:value-type="float">
            <text:p>10849</text:p>
          </table:table-cell>
        </table:table-row>
        <table:table-row table:style-name="ro1">
          <table:table-cell office:value-type="string" calcext:value-type="string">
            <text:p>ESS_R04_2008_RUS_RU_1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А как, по Вашему мнению, восприняло бы большинство людей в России то, что их начальником назначен обладающей необходимой квалификацией человек, которому 70 лет?</text:p>
          </table:table-cell>
          <table:table-cell office:value-type="float" office:value="10850" calcext:value-type="float">
            <text:p>10850</text:p>
          </table:table-cell>
        </table:table-row>
        <table:table-row table:style-name="ro1">
          <table:table-cell office:value-type="string" calcext:value-type="string">
            <text:p>ESS_R04_2008_RUS_RU_1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Дайте ответ по шкале от 0 до 10, где "0" означает, что большинство людей сочтет это "совершенно неприемлемым", а "10" - "вполне приемлемым".</text:p>
          </table:table-cell>
          <table:table-cell office:value-type="float" office:value="10849" calcext:value-type="float">
            <text:p>10849</text:p>
          </table:table-cell>
        </table:table-row>
        <table:table-row table:style-name="ro1">
          <table:table-cell office:value-type="string" calcext:value-type="string">
            <text:p>ESS_R04_2008_RUS_RU_17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Как Вы думаете, относится ли большинство людей в нашей стране к тем, кому сейчас от 20 до 30, ...</text:p>
          </table:table-cell>
          <table:table-cell office:value-type="float" office:value="10851" calcext:value-type="float">
            <text:p>10851</text:p>
          </table:table-cell>
        </table:table-row>
        <table:table-row table:style-name="ro1">
          <table:table-cell office:value-type="string" calcext:value-type="string">
            <text:p>ESS_R04_2008_RUS_RU_17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... с завистью</text:p>
          </table:table-cell>
          <table:table-cell office:value-type="float" office:value="10852" calcext:value-type="float">
            <text:p>10852</text:p>
          </table:table-cell>
        </table:table-row>
        <table:table-row table:style-name="ro1">
          <table:table-cell office:value-type="string" calcext:value-type="string">
            <text:p>ESS_R04_2008_RUS_RU_17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... с жалостью</text:p>
          </table:table-cell>
          <table:table-cell office:value-type="float" office:value="10853" calcext:value-type="float">
            <text:p>10853</text:p>
          </table:table-cell>
        </table:table-row>
        <table:table-row table:style-name="ro1">
          <table:table-cell office:value-type="string" calcext:value-type="string">
            <text:p>ESS_R04_2008_RUS_RU_17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... с восхищением</text:p>
          </table:table-cell>
          <table:table-cell office:value-type="float" office:value="10854" calcext:value-type="float">
            <text:p>10854</text:p>
          </table:table-cell>
        </table:table-row>
        <table:table-row table:style-name="ro1">
          <table:table-cell office:value-type="string" calcext:value-type="string">
            <text:p>ESS_R04_2008_RUS_RU_17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... с презрением</text:p>
          </table:table-cell>
          <table:table-cell office:value-type="float" office:value="10855" calcext:value-type="float">
            <text:p>10855</text:p>
          </table:table-cell>
        </table:table-row>
        <table:table-row table:style-name="ro1">
          <table:table-cell office:value-type="string" calcext:value-type="string">
            <text:p>ESS_R04_2008_RUS_RU_18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Относится ли большинство людей в нашей стране, на Ваш взгляд, к тем, кому за 70,...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office:value-type="string" calcext:value-type="string">
            <text:p>ESS_R04_2008_RUS_RU_18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... с завистью</text:p>
          </table:table-cell>
          <table:table-cell office:value-type="float" office:value="10852" calcext:value-type="float">
            <text:p>10852</text:p>
          </table:table-cell>
        </table:table-row>
        <table:table-row table:style-name="ro1">
          <table:table-cell office:value-type="string" calcext:value-type="string">
            <text:p>ESS_R04_2008_RUS_RU_18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... с жалостью</text:p>
          </table:table-cell>
          <table:table-cell office:value-type="float" office:value="10853" calcext:value-type="float">
            <text:p>10853</text:p>
          </table:table-cell>
        </table:table-row>
        <table:table-row table:style-name="ro1">
          <table:table-cell office:value-type="string" calcext:value-type="string">
            <text:p>ESS_R04_2008_RUS_RU_18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... с восхищением</text:p>
          </table:table-cell>
          <table:table-cell office:value-type="float" office:value="10854" calcext:value-type="float">
            <text:p>10854</text:p>
          </table:table-cell>
        </table:table-row>
        <table:table-row table:style-name="ro1">
          <table:table-cell office:value-type="string" calcext:value-type="string">
            <text:p>ESS_R04_2008_RUS_RU_18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... с презрением</text:p>
          </table:table-cell>
          <table:table-cell office:value-type="float" office:value="10857" calcext:value-type="float">
            <text:p>10857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Теперь я снова буду спрашивать о Ваших собственных взглядах.</text:p>
          </table:table-cell>
          <table:table-cell office:value-type="float" office:value="10858" calcext:value-type="float">
            <text:p>10858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Насколько положительно или отрицательно Вы лично относитесь к группам, которые я буду называть?</text:p>
          </table:table-cell>
          <table:table-cell office:value-type="float" office:value="10859" calcext:value-type="float">
            <text:p>10859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Дайте ответ по шкале от 0 до 10, где "0" означает "крайне отрицательно", а "10" - "очень положительно".</text:p>
          </table:table-cell>
          <table:table-cell office:value-type="float" office:value="10860" calcext:value-type="float">
            <text:p>10860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Как Вы лично относитесь ...</text:p>
          </table:table-cell>
          <table:table-cell office:value-type="float" office:value="10861" calcext:value-type="float">
            <text:p>10861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... к тем, кому от 20 до 30</text:p>
          </table:table-cell>
          <table:table-cell office:value-type="float" office:value="10862" calcext:value-type="float">
            <text:p>10862</text:p>
          </table:table-cell>
        </table:table-row>
        <table:table-row table:style-name="ro1">
          <table:table-cell office:value-type="string" calcext:value-type="string">
            <text:p>ESS_R04_2008_RUS_RU_18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... к тем, кому за 70</text:p>
          </table:table-cell>
          <table:table-cell office:value-type="float" office:value="10863" calcext:value-type="float">
            <text:p>10863</text:p>
          </table:table-cell>
        </table:table-row>
        <table:table-row table:style-name="ro1">
          <table:table-cell office:value-type="string" calcext:value-type="string">
            <text:p>ESS_R04_2008_RUS_RU_18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Пользуясь этой карточкой, скажите, пожалуйста, как часто за последние 12 месяцев кто-либо относился к Вам предвзято или поступал с Вами несправедливо из-за...</text:p>
          </table:table-cell>
          <table:table-cell office:value-type="float" office:value="10864" calcext:value-type="float">
            <text:p>10864</text:p>
          </table:table-cell>
        </table:table-row>
        <table:table-row table:style-name="ro1">
          <table:table-cell office:value-type="string" calcext:value-type="string">
            <text:p>ESS_R04_2008_RUS_RU_18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... Вашего возраста?</text:p>
          </table:table-cell>
          <table:table-cell office:value-type="float" office:value="10865" calcext:value-type="float">
            <text:p>10865</text:p>
          </table:table-cell>
        </table:table-row>
        <table:table-row table:style-name="ro1">
          <table:table-cell office:value-type="string" calcext:value-type="string">
            <text:p>ESS_R04_2008_RUS_RU_187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... Вашего пола?</text:p>
          </table:table-cell>
          <table:table-cell office:value-type="float" office:value="10866" calcext:value-type="float">
            <text:p>10866</text:p>
          </table:table-cell>
        </table:table-row>
        <table:table-row table:style-name="ro1">
          <table:table-cell office:value-type="string" calcext:value-type="string">
            <text:p>ESS_R04_2008_RUS_RU_188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... Вашей расовой или национальной принадлежности?</text:p>
          </table:table-cell>
          <table:table-cell office:value-type="float" office:value="10867" calcext:value-type="float">
            <text:p>10867</text:p>
          </table:table-cell>
        </table:table-row>
        <table:table-row table:style-name="ro1">
          <table:table-cell office:value-type="string" calcext:value-type="string">
            <text:p>ESS_R04_2008_RUS_RU_18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А как часто за последние 12 месяцев, если такое вообще бывало, Вы чувствовали, что кто-либо недостаточно уважительно относился к Вам из-за Вашего возраста, например игнорировал Вас или общался с Вами свысока?</text:p>
          </table:table-cell>
          <table:table-cell office:value-type="float" office:value="10868" calcext:value-type="float">
            <text:p>10868</text:p>
          </table:table-cell>
        </table:table-row>
        <table:table-row table:style-name="ro1">
          <table:table-cell office:value-type="string" calcext:value-type="string">
            <text:p>ESS_R04_2008_RUS_RU_190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А как часто за последние 12 месяцев кто-либо плохо обращался с Вами из-за Вашего возраста, например, оскорблял Вас, грубил или отказывался Вас обслуживать?</text:p>
          </table:table-cell>
          <table:table-cell office:value-type="float" office:value="10869" calcext:value-type="float">
            <text:p>10869</text:p>
          </table:table-cell>
        </table:table-row>
        <table:table-row table:style-name="ro1">
          <table:table-cell office:value-type="string" calcext:value-type="string">
            <text:p>ESS_R04_2008_RUS_RU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Теперь мне хотелось бы задать Вам несколько вопросов о Ваших друзьях и семье.</text:p>
          </table:table-cell>
          <table:table-cell office:value-type="float" office:value="10870" calcext:value-type="float">
            <text:p>10870</text:p>
          </table:table-cell>
        </table:table-row>
        <table:table-row table:style-name="ro1">
          <table:table-cell office:value-type="string" calcext:value-type="string">
            <text:p>ESS_R04_2008_RUS_RU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Если не считать членов Вашей семьи, есть ли у Вас друзья моложе 30 лет и сколько у Вас таких друзей?</text:p>
          </table:table-cell>
          <table:table-cell office:value-type="float" office:value="10871" calcext:value-type="float">
            <text:p>10871</text:p>
          </table:table-cell>
        </table:table-row>
        <table:table-row table:style-name="ro1">
          <table:table-cell office:value-type="string" calcext:value-type="string">
            <text:p>ESS_R04_2008_RUS_RU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Какое из утверждений на карточке наиболее точно описывает характер Ваших отношений, можете ли Вы поделиться с кем-либо из своих друзей младше 30 лет своими чувствами, взглядами, рассказать о том, что с Вами произошло?</text:p>
          </table:table-cell>
          <table:table-cell office:value-type="float" office:value="10872" calcext:value-type="float">
            <text:p>10872</text:p>
          </table:table-cell>
        </table:table-row>
        <table:table-row table:style-name="ro1">
          <table:table-cell office:value-type="string" calcext:value-type="string">
            <text:p>ESS_R04_2008_RUS_RU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Если не считать членов Вашей семьи, есть ли у Вас друзья старше 70 лет и сколько у Вас таких друзей?</text:p>
          </table:table-cell>
          <table:table-cell office:value-type="float" office:value="10873" calcext:value-type="float">
            <text:p>10873</text:p>
          </table:table-cell>
        </table:table-row>
        <table:table-row table:style-name="ro1">
          <table:table-cell office:value-type="string" calcext:value-type="string">
            <text:p>ESS_R04_2008_RUS_RU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Какое из утверждений на карточке наиболее точно описывает характер Ваших отношений, можете ли Вы поделиться с кем-либо из своих друзей старше 70 лет своими чувствами, взглядами, рассказать о том, что</text:p>
          </table:table-cell>
          <table:table-cell office:value-type="float" office:value="10874" calcext:value-type="float">
            <text:p>10874</text:p>
          </table:table-cell>
        </table:table-row>
        <table:table-row table:style-name="ro1">
          <table:table-cell office:value-type="string" calcext:value-type="string">
            <text:p>ESS_R04_2008_RUS_RU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с Вами произошло?</text:p>
          </table:table-cell>
          <table:table-cell office:value-type="float" office:value="10875" calcext:value-type="float">
            <text:p>10875</text:p>
          </table:table-cell>
        </table:table-row>
        <table:table-row table:style-name="ro1">
          <table:table-cell office:value-type="string" calcext:value-type="string">
            <text:p>ESS_R04_2008_RUS_RU_19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Скажите, пожалуйста, сколько Вам лет?</text:p>
          </table:table-cell>
          <table:table-cell office:value-type="float" office:value="7602" calcext:value-type="float">
            <text:p>7602</text:p>
          </table:table-cell>
        </table:table-row>
        <table:table-row table:style-name="ro1">
          <table:table-cell office:value-type="string" calcext:value-type="string">
            <text:p>ESS_R04_2008_RUS_RU_196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Есть ли у Вас дети или внуки в возрасте от 15 до 30 лет?</text:p>
          </table:table-cell>
          <table:table-cell office:value-type="float" office:value="7603" calcext:value-type="float">
            <text:p>7603</text:p>
          </table:table-cell>
        </table:table-row>
        <table:table-row table:style-name="ro1">
          <table:table-cell office:value-type="string" calcext:value-type="string">
            <text:p>ESS_R04_2008_RUS_RU_19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Какое из утверждений на карточке наиболее точно описывает характер Ваших отношений, можете ли Вы поделиться с кем-либо из своих детей или внуков от 15 до 30 лет своими чувствами, взглядами, рассказать о том, что с Вами произошло?</text:p>
          </table:table-cell>
          <table:table-cell office:value-type="float" office:value="10876" calcext:value-type="float">
            <text:p>10876</text:p>
          </table:table-cell>
        </table:table-row>
        <table:table-row table:style-name="ro1">
          <table:table-cell office:value-type="string" calcext:value-type="string">
            <text:p>ESS_R04_2008_RUS_RU_198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А есть ли в Вашей семье люди старше 70 лет?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office:value-type="string" calcext:value-type="string">
            <text:p>ESS_R04_2008_RUS_RU_19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Какое из утверждений на карточке наиболее точно описывает характер Ваших отношений, можете ли Вы поделиться с кем-либо из членов семьи старше 70 лет своими чувствами, взглядами, рассказать о том, что с Вами произошло?</text:p>
          </table:table-cell>
          <table:table-cell office:value-type="float" office:value="10878" calcext:value-type="float">
            <text:p>10878</text:p>
          </table:table-cell>
        </table:table-row>
        <table:table-row table:style-name="ro1">
          <table:table-cell office:value-type="string" calcext:value-type="string">
            <text:p>ESS_R04_2008_RUS_RU_20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В последние 30 дней работали ли Вы где-либо за деньги или на добровольных началах?</text:p>
          </table:table-cell>
          <table:table-cell office:value-type="float" office:value="10879" calcext:value-type="float">
            <text:p>10879</text:p>
          </table:table-cell>
        </table:table-row>
        <table:table-row table:style-name="ro1">
          <table:table-cell office:value-type="string" calcext:value-type="string">
            <text:p>ESS_R04_2008_RUS_RU_20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Вы работали только за деньги, только на добровольных началах или и так, и так?</text:p>
          </table:table-cell>
          <table:table-cell office:value-type="float" office:value="10880" calcext:value-type="float">
            <text:p>10880</text:p>
          </table:table-cell>
        </table:table-row>
        <table:table-row table:style-name="ro1">
          <table:table-cell office:value-type="string" calcext:value-type="string">
            <text:p>ESS_R04_2008_RUS_RU_20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Какую часть из этого времени Вам пришлось работать бок о бок с людьми от 20 до 30 лет?</text:p>
          </table:table-cell>
          <table:table-cell office:value-type="float" office:value="10881" calcext:value-type="float">
            <text:p>10881</text:p>
          </table:table-cell>
        </table:table-row>
        <table:table-row table:style-name="ro1">
          <table:table-cell office:value-type="string" calcext:value-type="string">
            <text:p>ESS_R04_2008_RUS_RU_20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Выберите ответ из предложенных на карточке.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office:value-type="string" calcext:value-type="string">
            <text:p>ESS_R04_2008_RUS_RU_20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А какую часть из этого времени Вам пришлось работать бок о бок с людьми старше 70 лет?</text:p>
          </table:table-cell>
          <table:table-cell office:value-type="float" office:value="10883" calcext:value-type="float">
            <text:p>10883</text:p>
          </table:table-cell>
        </table:table-row>
        <table:table-row table:style-name="ro1">
          <table:table-cell office:value-type="string" calcext:value-type="string">
            <text:p>ESS_R04_2008_RUS_RU_20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Учитывая все обстоятельства, скажите, как Вы воспринимаете тех, кому сейчас от 20 до 30, и тех, кому за 70, в нашей стране?</text:p>
          </table:table-cell>
          <table:table-cell office:value-type="float" office:value="10884" calcext:value-type="float">
            <text:p>10884</text:p>
          </table:table-cell>
        </table:table-row>
        <table:table-row table:style-name="ro1">
          <table:table-cell office:value-type="string" calcext:value-type="string">
            <text:p>ESS_R04_2008_RUS_RU_20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Вы воспринимаете 20-летних и тех, кому за 70, как...</text:p>
          </table:table-cell>
          <table:table-cell office:value-type="float" office:value="10885" calcext:value-type="float">
            <text:p>10885</text:p>
          </table:table-cell>
        </table:table-row>
        <table:table-row table:style-name="ro1">
          <table:table-cell office:value-type="string" calcext:value-type="string">
            <text:p>ESS_R04_2008_RUS_RU_204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Насколько для Вас важно быть человеком, который без предубеждения относится к людям других возрастных групп?</text:p>
          </table:table-cell>
          <table:table-cell office:value-type="float" office:value="10886" calcext:value-type="float">
            <text:p>10886</text:p>
          </table:table-cell>
        </table:table-row>
        <table:table-row table:style-name="ro1">
          <table:table-cell office:value-type="string" calcext:value-type="string">
            <text:p>ESS_R04_2008_RUS_RU_204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Дайте ответ по шкале от 0 до 10, где "0" означает "совершенно не важно", а "10" - "чрезвычайно важно".</text:p>
          </table:table-cell>
          <table:table-cell office:value-type="float" office:value="10887" calcext:value-type="float">
            <text:p>10887</text:p>
          </table:table-cell>
        </table:table-row>
        <table:table-row table:style-name="ro1">
          <table:table-cell office:value-type="string" calcext:value-type="string">
            <text:p>ESS_R04_2008_RUS_RU_205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А насколько для Вас важно, чтобы окружающие воспринимали Вас как человека, который без предубеждения относится к людям других возрастных групп?</text:p>
          </table:table-cell>
          <table:table-cell office:value-type="float" office:value="10888" calcext:value-type="float">
            <text:p>10888</text:p>
          </table:table-cell>
        </table:table-row>
        <table:table-row table:style-name="ro1">
          <table:table-cell office:value-type="string" calcext:value-type="string">
            <text:p>ESS_R04_2008_RUS_RU_20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Насколько серьезна, на Ваш взгляд, в нашей стране дискриминация людей того или иного возраста – если она вообще есть?</text:p>
          </table:table-cell>
          <table:table-cell office:value-type="float" office:value="10889" calcext:value-type="float">
            <text:p>10889</text:p>
          </table:table-cell>
        </table:table-row>
        <table:table-row table:style-name="ro1">
          <table:table-cell office:value-type="string" calcext:value-type="string">
            <text:p>ESS_R04_2008_RUS_RU_20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Сколько человек, включая Вас, а также детей, проживают здесь постоянно как члены семьи?</text:p>
          </table:table-cell>
          <table:table-cell office:value-type="float" office:value="8141" calcext:value-type="float">
            <text:p>8141</text:p>
          </table:table-cell>
        </table:table-row>
        <table:table-row table:style-name="ro1">
          <table:table-cell office:value-type="string" calcext:value-type="string">
            <text:p>ESS_R04_2008_RUS_RU_20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Под членами семьи мы понимаем людей, которые живут под одной крышей и ведут совместное хозяйство.</text:p>
          </table:table-cell>
          <table:table-cell office:value-type="float" office:value="8142" calcext:value-type="float">
            <text:p>8142</text:p>
          </table:table-cell>
        </table:table-row>
        <table:table-row table:style-name="ro1">
          <table:table-cell office:value-type="string" calcext:value-type="string">
            <text:p>ESS_R04_2008_RUS_RU_20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В каком году Вы (он или она) родились?</text:p>
          </table:table-cell>
          <table:table-cell office:value-type="float" office:value="9454" calcext:value-type="float">
            <text:p>9454</text:p>
          </table:table-cell>
        </table:table-row>
        <table:table-row table:style-name="ro1">
          <table:table-cell office:value-type="string" calcext:value-type="string">
            <text:p>ESS_R04_2008_RUS_RU_21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Посмотрите на карточку и скажите, кем он(а) Вам приходится?</text:p>
          </table:table-cell>
          <table:table-cell office:value-type="float" office:value="9455" calcext:value-type="float">
            <text:p>9455</text:p>
          </table:table-cell>
        </table:table-row>
        <table:table-row table:style-name="ro1">
          <table:table-cell office:value-type="string" calcext:value-type="string">
            <text:p>ESS_R04_2008_RUS_RU_21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Какая из фраз на карточке наилучшим образом описывает место, где Вы живете?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office:value-type="string" calcext:value-type="string">
            <text:p>ESS_R04_2008_RUS_RU_21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Какой наивысший уровень образования Вы получили?</text:p>
          </table:table-cell>
          <table:table-cell office:value-type="float" office:value="8152" calcext:value-type="float">
            <text:p>8152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В какой из перечисленных областей или специальностей Вы получили наивысший уровень образования?</text:p>
          </table:table-cell>
          <table:table-cell office:value-type="float" office:value="10678" calcext:value-type="float">
            <text:p>10678</text:p>
          </table:table-cell>
        </table:table-row>
        <table:table-row table:style-name="ro1">
          <table:table-cell office:value-type="string" calcext:value-type="string">
            <text:p>ESS_R04_2008_RUS_RU_214</text:p>
          </table:table-cell>
          <table:table-cell office:value-type="string" calcext:value-type="string">
            <text:p>F7a</text:p>
          </table:table-cell>
          <table:table-cell office:value-type="string" calcext:value-type="string">
            <text:p>Вспомните, пожалуйста, то как Вы получали свое образование.</text:p>
          </table:table-cell>
          <table:table-cell office:value-type="float" office:value="8153" calcext:value-type="float">
            <text:p>8153</text:p>
          </table:table-cell>
        </table:table-row>
        <table:table-row table:style-name="ro1">
          <table:table-cell office:value-type="string" calcext:value-type="string">
            <text:p>ESS_R04_2008_RUS_RU_214</text:p>
          </table:table-cell>
          <table:table-cell office:value-type="string" calcext:value-type="string">
            <text:p>F7a</text:p>
          </table:table-cell>
          <table:table-cell office:value-type="string" calcext:value-type="string">
            <text:p>Я зачитаю Вам разные образовательные учреждения, а Вы скажите мне, учились ли Вы в каждом из них или нет.</text:p>
          </table:table-cell>
          <table:table-cell office:value-type="float" office:value="8154" calcext:value-type="float">
            <text:p>8154</text:p>
          </table:table-cell>
        </table:table-row>
        <table:table-row table:style-name="ro1">
          <table:table-cell office:value-type="string" calcext:value-type="string">
            <text:p>ESS_R04_2008_RUS_RU_214</text:p>
          </table:table-cell>
          <table:table-cell office:value-type="string" calcext:value-type="string">
            <text:p>F7a</text:p>
          </table:table-cell>
          <table:table-cell office:value-type="string" calcext:value-type="string">
            <text:p>Если учились, то сколько всего лет Вы проучились, не важно, закончили Вы их или нет?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string" calcext:value-type="string">
            <text:p>ESS_R04_2008_RUS_RU_214</text:p>
          </table:table-cell>
          <table:table-cell office:value-type="string" calcext:value-type="string">
            <text:p>F7a</text:p>
          </table:table-cell>
          <table:table-cell office:value-type="string" calcext:value-type="string">
            <text:p>Если Вы учились в нескольких учреждениях одного и того же типа (например, в двух техникумах),посчитайте общее количество лет для всех этих учреждений.</text:p>
          </table:table-cell>
          <table:table-cell office:value-type="float" office:value="10890" calcext:value-type="float">
            <text:p>10890</text:p>
          </table:table-cell>
        </table:table-row>
        <table:table-row table:style-name="ro1">
          <table:table-cell office:value-type="string" calcext:value-type="string">
            <text:p>ESS_R04_2008_RUS_RU_214</text:p>
          </table:table-cell>
          <table:table-cell office:value-type="string" calcext:value-type="string">
            <text:p>F7a</text:p>
          </table:table-cell>
          <table:table-cell office:value-type="string" calcext:value-type="string">
            <text:p>Не учитывайте время, которое Вы провели в декретном, административном или другом отпуске.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office:value-type="string" calcext:value-type="string">
            <text:p>ESS_R04_2008_RUS_RU_214</text:p>
          </table:table-cell>
          <table:table-cell office:value-type="string" calcext:value-type="string">
            <text:p>F7a</text:p>
          </table:table-cell>
          <table:table-cell office:value-type="string" calcext:value-type="string">
            <text:p>Сколько классов средней школы Вы закончили?</text:p>
          </table:table-cell>
          <table:table-cell office:value-type="float" office:value="10682" calcext:value-type="float">
            <text:p>10682</text:p>
          </table:table-cell>
        </table:table-row>
        <table:table-row table:style-name="ro1">
          <table:table-cell office:value-type="string" calcext:value-type="string">
            <text:p>ESS_R04_2008_RUS_RU_215</text:p>
          </table:table-cell>
          <table:table-cell office:value-type="string" calcext:value-type="string">
            <text:p>F7b</text:p>
          </table:table-cell>
          <table:table-cell office:value-type="string" calcext:value-type="string">
            <text:p>Сколько лет Вы проучились в ПТУ, училище, лицее без среднего образования?</text:p>
          </table:table-cell>
          <table:table-cell office:value-type="float" office:value="9469" calcext:value-type="float">
            <text:p>9469</text:p>
          </table:table-cell>
        </table:table-row>
        <table:table-row table:style-name="ro1">
          <table:table-cell office:value-type="string" calcext:value-type="string">
            <text:p>ESS_R04_2008_RUS_RU_216</text:p>
          </table:table-cell>
          <table:table-cell office:value-type="string" calcext:value-type="string">
            <text:p>F7c</text:p>
          </table:table-cell>
          <table:table-cell office:value-type="string" calcext:value-type="string">
            <text:p>Сколько лет Вы проучились в ПТУ, училище, лицее, которое дает среднее образование?</text:p>
          </table:table-cell>
          <table:table-cell office:value-type="float" office:value="10683" calcext:value-type="float">
            <text:p>10683</text:p>
          </table:table-cell>
        </table:table-row>
        <table:table-row table:style-name="ro1">
          <table:table-cell office:value-type="string" calcext:value-type="string">
            <text:p>ESS_R04_2008_RUS_RU_217</text:p>
          </table:table-cell>
          <table:table-cell office:value-type="string" calcext:value-type="string">
            <text:p>F7d</text:p>
          </table:table-cell>
          <table:table-cell office:value-type="string" calcext:value-type="string">
            <text:p>Сколько лет Вы проучились в техникуме, колледже, который дает среднее специальное образование?</text:p>
          </table:table-cell>
          <table:table-cell office:value-type="float" office:value="10684" calcext:value-type="float">
            <text:p>10684</text:p>
          </table:table-cell>
        </table:table-row>
        <table:table-row table:style-name="ro1">
          <table:table-cell office:value-type="string" calcext:value-type="string">
            <text:p>ESS_R04_2008_RUS_RU_218</text:p>
          </table:table-cell>
          <table:table-cell office:value-type="string" calcext:value-type="string">
            <text:p>F7e</text:p>
          </table:table-cell>
          <table:table-cell office:value-type="string" calcext:value-type="string">
            <text:p>Сколько лет Вы проучились в вузе?</text:p>
          </table:table-cell>
          <table:table-cell office:value-type="float" office:value="9471" calcext:value-type="float">
            <text:p>9471</text:p>
          </table:table-cell>
        </table:table-row>
        <table:table-row table:style-name="ro1">
          <table:table-cell office:value-type="string" calcext:value-type="string">
            <text:p>ESS_R04_2008_RUS_RU_219</text:p>
          </table:table-cell>
          <table:table-cell office:value-type="string" calcext:value-type="string">
            <text:p>F7f</text:p>
          </table:table-cell>
          <table:table-cell office:value-type="string" calcext:value-type="string">
            <text:p>Может быть Вы учились в каком-нибудь другом учебном заведении?</text:p>
          </table:table-cell>
          <table:table-cell office:value-type="float" office:value="10891" calcext:value-type="float">
            <text:p>10891</text:p>
          </table:table-cell>
        </table:table-row>
        <table:table-row table:style-name="ro1">
          <table:table-cell office:value-type="string" calcext:value-type="string">
            <text:p>ESS_R04_2008_RUS_RU_219</text:p>
          </table:table-cell>
          <table:table-cell office:value-type="string" calcext:value-type="string">
            <text:p>F7f</text:p>
          </table:table-cell>
          <table:table-cell office:value-type="string" calcext:value-type="string">
            <text:p>ГДЕ ИМЕННО?</text:p>
          </table:table-cell>
          <table:table-cell office:value-type="float" office:value="9473" calcext:value-type="float">
            <text:p>9473</text:p>
          </table:table-cell>
        </table:table-row>
        <table:table-row table:style-name="ro1">
          <table:table-cell office:value-type="string" calcext:value-type="string">
            <text:p>ESS_R04_2008_RUS_RU_220</text:p>
          </table:table-cell>
          <table:table-cell office:value-type="string" calcext:value-type="string">
            <text:p>F7g</text:p>
          </table:table-cell>
          <table:table-cell office:value-type="string" calcext:value-type="string">
            <text:p>То есть всего Вы проучились</text:p>
          </table:table-cell>
          <table:table-cell office:value-type="float" office:value="9474" calcext:value-type="float">
            <text:p>9474</text:p>
          </table:table-cell>
        </table:table-row>
        <table:table-row table:style-name="ro1">
          <table:table-cell office:value-type="string" calcext:value-type="string">
            <text:p>ESS_R04_2008_RUS_RU_221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Скажите, какие категории, из тех, что перечислены на этой карточке, применимы к Вам, если вспомнить о последних 7 днях?</text:p>
          </table:table-cell>
          <table:table-cell office:value-type="float" office:value="8158" calcext:value-type="float">
            <text:p>8158</text:p>
          </table:table-cell>
        </table:table-row>
        <table:table-row table:style-name="ro1">
          <table:table-cell office:value-type="string" calcext:value-type="string">
            <text:p>ESS_R04_2008_RUS_RU_221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Если к Вам относятся несколько категорий, перечисленных на карточке, назовите мне все.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string" calcext:value-type="string">
            <text:p>ESS_R04_2008_RUS_RU_222</text:p>
          </table:table-cell>
          <table:table-cell office:value-type="string" calcext:value-type="string">
            <text:p>F8с</text:p>
          </table:table-cell>
          <table:table-cell office:value-type="string" calcext:value-type="string">
            <text:p>Какое из этих занятий Вы считаете для себя основным, если говорить о последних 7 днях?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string" calcext:value-type="string">
            <text:p>ESS_R04_2008_RUS_RU_22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Я хочу еще раз уточнить, была ли у Вас хоть какая-нибудь оплачиваемая работа - на один час или больше - за последние семь дней?</text:p>
          </table:table-cell>
          <table:table-cell office:value-type="float" office:value="8161" calcext:value-type="float">
            <text:p>8161</text:p>
          </table:table-cell>
        </table:table-row>
        <table:table-row table:style-name="ro1">
          <table:table-cell office:value-type="string" calcext:value-type="string">
            <text:p>ESS_R04_2008_RUS_RU_224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Работали ли Вы когда-нибудь на оплачиваемой работе?</text:p>
          </table:table-cell>
          <table:table-cell office:value-type="float" office:value="8162" calcext:value-type="float">
            <text:p>8162</text:p>
          </table:table-cell>
        </table:table-row>
        <table:table-row table:style-name="ro1">
          <table:table-cell office:value-type="string" calcext:value-type="string">
            <text:p>ESS_R04_2008_RUS_RU_22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В каком году Вы в последний раз работали на оплачиваемой работе?</text:p>
          </table:table-cell>
          <table:table-cell office:value-type="float" office:value="8163" calcext:value-type="float">
            <text:p>8163</text:p>
          </table:table-cell>
        </table:table-row>
        <table:table-row table:style-name="ro1">
          <table:table-cell office:value-type="string" calcext:value-type="string">
            <text:p>ESS_R04_2008_RUS_RU_226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Каково Ваше положение на Вашей основной работе?</text:p>
          </table:table-cell>
          <table:table-cell office:value-type="float" office:value="8164" calcext:value-type="float">
            <text:p>8164</text:p>
          </table:table-cell>
        </table:table-row>
        <table:table-row table:style-name="ro1">
          <table:table-cell office:value-type="string" calcext:value-type="string">
            <text:p>ESS_R04_2008_RUS_RU_226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Вы (были) ...</text:p>
          </table:table-cell>
          <table:table-cell office:value-type="float" office:value="9482" calcext:value-type="float">
            <text:p>9482</text:p>
          </table:table-cell>
        </table:table-row>
        <table:table-row table:style-name="ro1">
          <table:table-cell office:value-type="string" calcext:value-type="string">
            <text:p>ESS_R04_2008_RUS_RU_22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Сколько у Вас (было) наемных работников, если они у Вас вообще есть (были)?</text:p>
          </table:table-cell>
          <table:table-cell office:value-type="float" office:value="9483" calcext:value-type="float">
            <text:p>9483</text:p>
          </table:table-cell>
        </table:table-row>
        <table:table-row table:style-name="ro1">
          <table:table-cell office:value-type="string" calcext:value-type="string">
            <text:p>ESS_R04_2008_RUS_RU_22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Как Вы оформлены на работе?</text:p>
          </table:table-cell>
          <table:table-cell office:value-type="float" office:value="5592" calcext:value-type="float">
            <text:p>5592</text:p>
          </table:table-cell>
        </table:table-row>
        <table:table-row table:style-name="ro1">
          <table:table-cell office:value-type="string" calcext:value-type="string">
            <text:p>ESS_R04_2008_RUS_RU_22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Приблизительно сколько человек работает (работали) в Вашей организации, включая Вас?</text:p>
          </table:table-cell>
          <table:table-cell office:value-type="float" office:value="10892" calcext:value-type="float">
            <text:p>10892</text:p>
          </table:table-cell>
        </table:table-row>
        <table:table-row table:style-name="ro1">
          <table:table-cell office:value-type="string" calcext:value-type="string">
            <text:p>ESS_R04_2008_RUS_RU_23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На Вашей основной работе, входит ли (входило ли) в Ваши обязанности руководить сотрудниками и отвечать за их работу?</text:p>
          </table:table-cell>
          <table:table-cell office:value-type="float" office:value="10893" calcext:value-type="float">
            <text:p>10893</text:p>
          </table:table-cell>
        </table:table-row>
        <table:table-row table:style-name="ro1">
          <table:table-cell office:value-type="string" calcext:value-type="string">
            <text:p>ESS_R04_2008_RUS_RU_231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Работой какого количества людей Вы руководите(-ли) или несете (несли) за них ответственность?</text:p>
          </table:table-cell>
          <table:table-cell office:value-type="float" office:value="10894" calcext:value-type="float">
            <text:p>10894</text:p>
          </table:table-cell>
        </table:table-row>
        <table:table-row table:style-name="ro1">
          <table:table-cell office:value-type="string" calcext:value-type="string">
            <text:p>ESS_R04_2008_RUS_RU_232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Сейчас я буду зачитывать Вам утверждения, касающиеся различных сторон Вашей работы, а Вы скажите мне, насколько по правилам Вашей организации Вы можете...</text:p>
          </table:table-cell>
          <table:table-cell office:value-type="float" office:value="10895" calcext:value-type="float">
            <text:p>10895</text:p>
          </table:table-cell>
        </table:table-row>
        <table:table-row table:style-name="ro1">
          <table:table-cell office:value-type="string" calcext:value-type="string">
            <text:p>ESS_R04_2008_RUS_RU_232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... решать, как организовать свою повседневную работу?</text:p>
          </table:table-cell>
          <table:table-cell office:value-type="float" office:value="9488" calcext:value-type="float">
            <text:p>9488</text:p>
          </table:table-cell>
        </table:table-row>
        <table:table-row table:style-name="ro1">
          <table:table-cell office:value-type="string" calcext:value-type="string">
            <text:p>ESS_R04_2008_RUS_RU_233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... влиять на принятие важных решений о деятельности организации?</text:p>
          </table:table-cell>
          <table:table-cell office:value-type="float" office:value="8172" calcext:value-type="float">
            <text:p>8172</text:p>
          </table:table-cell>
        </table:table-row>
        <table:table-row table:style-name="ro1">
          <table:table-cell office:value-type="string" calcext:value-type="string">
            <text:p>ESS_R04_2008_RUS_RU_234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Сколько часов в неделю Вы должны работать на своей основной работе согласно условиям, оговоренным с Вашим работодателем, без учета оплачиваемой или не оплачиваемой сверхурочной работы?</text:p>
          </table:table-cell>
          <table:table-cell office:value-type="float" office:value="8174" calcext:value-type="float">
            <text:p>8174</text:p>
          </table:table-cell>
        </table:table-row>
        <table:table-row table:style-name="ro1">
          <table:table-cell office:value-type="string" calcext:value-type="string">
            <text:p>ESS_R04_2008_RUS_RU_235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А сколько часов в неделю Вы в действительности обычно работаете на своей основной работе?</text:p>
          </table:table-cell>
          <table:table-cell office:value-type="float" office:value="8175" calcext:value-type="float">
            <text:p>8175</text:p>
          </table:table-cell>
        </table:table-row>
        <table:table-row table:style-name="ro1">
          <table:table-cell office:value-type="string" calcext:value-type="string">
            <text:p>ESS_R04_2008_RUS_RU_235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Учитывайте все Ваши рабочие часы, в том числе оплачиваемые или неоплачиваемые сверхурочные.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string" calcext:value-type="string">
            <text:p>ESS_R04_2008_RUS_RU_236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Какова основная сфера деятельности Вашей организации?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office:value-type="string" calcext:value-type="string">
            <text:p>ESS_R04_2008_RUS_RU_236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Чем она занимается?</text:p>
          </table:table-cell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string" calcext:value-type="string">
            <text:p>ESS_R04_2008_RUS_RU_237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К какому из перечисленных здесь типов относится Ваша организация?</text:p>
          </table:table-cell>
          <table:table-cell office:value-type="float" office:value="8179" calcext:value-type="float">
            <text:p>8179</text:p>
          </table:table-cell>
        </table:table-row>
        <table:table-row table:style-name="ro1">
          <table:table-cell office:value-type="string" calcext:value-type="string">
            <text:p>ESS_R04_2008_RUS_RU_23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Скажите, пожалуйста, как называются Ваши должность и профессия, по которой Вы сейчас работаете?</text:p>
          </table:table-cell>
          <table:table-cell office:value-type="float" office:value="8180" calcext:value-type="float">
            <text:p>8180</text:p>
          </table:table-cell>
        </table:table-row>
        <table:table-row table:style-name="ro1">
          <table:table-cell office:value-type="string" calcext:value-type="string">
            <text:p>ESS_R04_2008_RUS_RU_239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Что именно Вы делаете (делали), какую работу выполняете (выполняли) большую часть времени на своей основной работе?</text:p>
          </table:table-cell>
          <table:table-cell office:value-type="float" office:value="10896" calcext:value-type="float">
            <text:p>10896</text:p>
          </table:table-cell>
        </table:table-row>
        <table:table-row table:style-name="ro1">
          <table:table-cell office:value-type="string" calcext:value-type="string">
            <text:p>ESS_R04_2008_RUS_RU_240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Какое образование, квалификация требуется для выполнения Вашей работы?</text:p>
          </table:table-cell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string" calcext:value-type="string">
            <text:p>ESS_R04_2008_RUS_RU_241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За последние 10 лет работали ли Вы на оплачиваемой работе за границей в течение 6 месяцев или дольше?</text:p>
          </table:table-cell>
          <table:table-cell office:value-type="float" office:value="8184" calcext:value-type="float">
            <text:p>8184</text:p>
          </table:table-cell>
        </table:table-row>
        <table:table-row table:style-name="ro1">
          <table:table-cell office:value-type="string" calcext:value-type="string">
            <text:p>ESS_R04_2008_RUS_RU_242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Приходилось ли Вам когда-либо быть без работы и искать работу дольше трех месяцев?</text:p>
          </table:table-cell>
          <table:table-cell office:value-type="float" office:value="8185" calcext:value-type="float">
            <text:p>8185</text:p>
          </table:table-cell>
        </table:table-row>
        <table:table-row table:style-name="ro1">
          <table:table-cell office:value-type="string" calcext:value-type="string">
            <text:p>ESS_R04_2008_RUS_RU_243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Были ли у Вас подобные периоды, которые длились 12 месяцев или больше?</text:p>
          </table:table-cell>
          <table:table-cell office:value-type="float" office:value="5611" calcext:value-type="float">
            <text:p>5611</text:p>
          </table:table-cell>
        </table:table-row>
        <table:table-row table:style-name="ro1">
          <table:table-cell office:value-type="string" calcext:value-type="string">
            <text:p>ESS_R04_2008_RUS_RU_244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Приходилось ли Вам за последние 5 лет быть без работы и искать работу дольше, чем 3 месяца?</text:p>
          </table:table-cell>
          <table:table-cell office:value-type="float" office:value="8186" calcext:value-type="float">
            <text:p>8186</text:p>
          </table:table-cell>
        </table:table-row>
        <table:table-row table:style-name="ro1">
          <table:table-cell office:value-type="string" calcext:value-type="string">
            <text:p>ESS_R04_2008_RUS_RU_245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Являетесь ли Вы сейчас или были когда-либо членом профсоюза или подобной организации?</text:p>
          </table:table-cell>
          <table:table-cell office:value-type="float" office:value="8187" calcext:value-type="float">
            <text:p>8187</text:p>
          </table:table-cell>
        </table:table-row>
        <table:table-row table:style-name="ro1">
          <table:table-cell office:value-type="string" calcext:value-type="string">
            <text:p>ESS_R04_2008_RUS_RU_246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Вспомните о доходах всех членов Вашей семьи, живущих с Вами, из всех источников и скажите, какой основной источник дохода Вашей семьи?</text:p>
          </table:table-cell>
          <table:table-cell office:value-type="float" office:value="8188" calcext:value-type="float">
            <text:p>8188</text:p>
          </table:table-cell>
        </table:table-row>
        <table:table-row table:style-name="ro1">
          <table:table-cell office:value-type="string" calcext:value-type="string">
            <text:p>ESS_R04_2008_RUS_RU_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Для анализа данных этого исследования нам очень нужно было бы знать хотя бы примерно финансовое положение различных групп населения.</text:p>
          </table:table-cell>
          <table:table-cell office:value-type="float" office:value="8189" calcext:value-type="float">
            <text:p>8189</text:p>
          </table:table-cell>
        </table:table-row>
        <table:table-row table:style-name="ro1">
          <table:table-cell office:value-type="string" calcext:value-type="string">
            <text:p>ESS_R04_2008_RUS_RU_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На карточке перечислены группы доходов, скажите, к какой группе принадлежит Ваша семья по общему доходу всех членов семьи в месяц ПОСЛЕ вычета всех налогов.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string" calcext:value-type="string">
            <text:p>ESS_R04_2008_RUS_RU_24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Какое из высказываний на этой карточке наиболее точно описывает уровень дохода Вашей семьи в настоящее время?</text:p>
          </table:table-cell>
          <table:table-cell office:value-type="float" office:value="8196" calcext:value-type="float">
            <text:p>8196</text:p>
          </table:table-cell>
        </table:table-row>
        <table:table-row table:style-name="ro1">
          <table:table-cell office:value-type="string" calcext:value-type="string">
            <text:p>ESS_R04_2008_RUS_RU_24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Если бы по какой-то причине у Вас были серьезные материальные трудности и Вы вынуждены были бы одалживать деньги, чтобы свести концы с концами, насколько трудно или легко это было бы сделать для Вас?</text:p>
          </table:table-cell>
          <table:table-cell office:value-type="float" office:value="8197" calcext:value-type="float">
            <text:p>8197</text:p>
          </table:table-cell>
        </table:table-row>
        <table:table-row table:style-name="ro1">
          <table:table-cell office:value-type="string" calcext:value-type="string">
            <text:p>ESS_R04_2008_RUS_RU_250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Как Вы думаете, к какому слою общества Вы принадлежите?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ESS_R04_2008_RUS_RU_251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А к какому социальному классу, на Ваш взгляд, Вы принадлежите?</text:p>
          </table:table-cell>
          <table:table-cell office:value-type="float" office:value="8199" calcext:value-type="float">
            <text:p>8199</text:p>
          </table:table-cell>
        </table:table-row>
        <table:table-row table:style-name="ro1">
          <table:table-cell office:value-type="string" calcext:value-type="string">
            <text:p>ESS_R04_2008_RUS_RU_251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Под принадлежностью мы будем понимать группу людей, интересы которых наиболее близки Вашим, с которыми у Вас наиболее схожие взгляды, проблемы и потребности.</text:p>
          </table:table-cell>
          <table:table-cell office:value-type="float" office:value="10693" calcext:value-type="float">
            <text:p>10693</text:p>
          </table:table-cell>
        </table:table-row>
        <table:table-row table:style-name="ro1">
          <table:table-cell office:value-type="string" calcext:value-type="string">
            <text:p>ESS_R04_2008_RUS_RU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Какой наивысший уровень образования получил Ваш муж?</text:p>
          </table:table-cell>
          <table:table-cell office:value-type="float" office:value="8201" calcext:value-type="float">
            <text:p>8201</text:p>
          </table:table-cell>
        </table:table-row>
        <table:table-row table:style-name="ro1">
          <table:table-cell office:value-type="string" calcext:value-type="string">
            <text:p>ESS_R04_2008_RUS_RU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Используя эту карточку, скажите, какие категории, из тех, что перечислены на карточке, применимы к нему в последние 7 дней?</text:p>
          </table:table-cell>
          <table:table-cell office:value-type="float" office:value="10695" calcext:value-type="float">
            <text:p>10695</text:p>
          </table:table-cell>
        </table:table-row>
        <table:table-row table:style-name="ro1">
          <table:table-cell office:value-type="string" calcext:value-type="string">
            <text:p>ESS_R04_2008_RUS_RU_254</text:p>
          </table:table-cell>
          <table:table-cell office:value-type="string" calcext:value-type="string">
            <text:p>F37с</text:p>
          </table:table-cell>
          <table:table-cell office:value-type="string" calcext:value-type="string">
            <text:p>Какое из этих занятий Вы считаете для него основным, если говорить о последних 7 днях?</text:p>
          </table:table-cell>
          <table:table-cell office:value-type="float" office:value="10697" calcext:value-type="float">
            <text:p>10697</text:p>
          </table:table-cell>
        </table:table-row>
        <table:table-row table:style-name="ro1">
          <table:table-cell office:value-type="string" calcext:value-type="string">
            <text:p>ESS_R04_2008_RUS_RU_25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Я хочу еще раз уточнить, была ли у него(нее) хоть какая-нибудь оплачиваемая работа - на один час или больше - за последние семь дней?</text:p>
          </table:table-cell>
          <table:table-cell office:value-type="float" office:value="10897" calcext:value-type="float">
            <text:p>10897</text:p>
          </table:table-cell>
        </table:table-row>
        <table:table-row table:style-name="ro1">
          <table:table-cell office:value-type="string" calcext:value-type="string">
            <text:p>ESS_R04_2008_RUS_RU_256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Скажите, пожалуйста, как называются его (ее) должность и профессия, по которой он (она) сейчас работает?</text:p>
          </table:table-cell>
          <table:table-cell office:value-type="float" office:value="10898" calcext:value-type="float">
            <text:p>10898</text:p>
          </table:table-cell>
        </table:table-row>
        <table:table-row table:style-name="ro1">
          <table:table-cell office:value-type="string" calcext:value-type="string">
            <text:p>ESS_R04_2008_RUS_RU_257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Что именно он (она) делает, какую работы выполняет <text:s/>большую часть времени на своей основной работе?</text:p>
          </table:table-cell>
          <table:table-cell office:value-type="float" office:value="10899" calcext:value-type="float">
            <text:p>10899</text:p>
          </table:table-cell>
        </table:table-row>
        <table:table-row table:style-name="ro1">
          <table:table-cell office:value-type="string" calcext:value-type="string">
            <text:p>ESS_R04_2008_RUS_RU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Какое образование или квалификация требуется для выполнения этой работы?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string" calcext:value-type="string">
            <text:p>ESS_R04_2008_RUS_RU_259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Каково его(ее) положение на основной работе?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string" calcext:value-type="string">
            <text:p>ESS_R04_2008_RUS_RU_259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Он(а) ...</text:p>
          </table:table-cell>
          <table:table-cell office:value-type="float" office:value="9528" calcext:value-type="float">
            <text:p>9528</text:p>
          </table:table-cell>
        </table:table-row>
        <table:table-row table:style-name="ro1">
          <table:table-cell office:value-type="string" calcext:value-type="string">
            <text:p>ESS_R04_2008_RUS_RU_260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Сколько у него(нее) наемных работников, если они вообще есть?</text:p>
          </table:table-cell>
          <table:table-cell office:value-type="float" office:value="10901" calcext:value-type="float">
            <text:p>10901</text:p>
          </table:table-cell>
        </table:table-row>
        <table:table-row table:style-name="ro1">
          <table:table-cell office:value-type="string" calcext:value-type="string">
            <text:p>ESS_R04_2008_RUS_RU_261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На его (ее) основной работе, входит ли в его(ее) обязанности руководить сотрудниками и отвечать за их работу?</text:p>
          </table:table-cell>
          <table:table-cell office:value-type="float" office:value="10902" calcext:value-type="float">
            <text:p>10902</text:p>
          </table:table-cell>
        </table:table-row>
        <table:table-row table:style-name="ro1">
          <table:table-cell office:value-type="string" calcext:value-type="string">
            <text:p>ESS_R04_2008_RUS_RU_262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Работой какого количества людей он(а) руководит или несет за них ответственность?</text:p>
          </table:table-cell>
          <table:table-cell office:value-type="float" office:value="10903" calcext:value-type="float">
            <text:p>10903</text:p>
          </table:table-cell>
        </table:table-row>
        <table:table-row table:style-name="ro1">
          <table:table-cell office:value-type="string" calcext:value-type="string">
            <text:p>ESS_R04_2008_RUS_RU_263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Сейчас я буду зачитывать Вам утверждения, а Вы скажите, пожалуйста, насколько по правилам организации он/ она может...</text:p>
          </table:table-cell>
          <table:table-cell office:value-type="float" office:value="10904" calcext:value-type="float">
            <text:p>10904</text:p>
          </table:table-cell>
        </table:table-row>
        <table:table-row table:style-name="ro1">
          <table:table-cell office:value-type="string" calcext:value-type="string">
            <text:p>ESS_R04_2008_RUS_RU_263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... решать, как организовать свою повседневную работу?</text:p>
          </table:table-cell>
          <table:table-cell office:value-type="float" office:value="10905" calcext:value-type="float">
            <text:p>10905</text:p>
          </table:table-cell>
        </table:table-row>
        <table:table-row table:style-name="ro1">
          <table:table-cell office:value-type="string" calcext:value-type="string">
            <text:p>ESS_R04_2008_RUS_RU_26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... влиять на принятие важных решений о деятельности организации?</text:p>
          </table:table-cell>
          <table:table-cell office:value-type="float" office:value="8172" calcext:value-type="float">
            <text:p>8172</text:p>
          </table:table-cell>
        </table:table-row>
        <table:table-row table:style-name="ro1">
          <table:table-cell office:value-type="string" calcext:value-type="string">
            <text:p>ESS_R04_2008_RUS_RU_265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Сколько часов в неделю должен (должна) работать на своей основной работе Ваш муж/ жена/ партнер согласно условиям, оговоренным с его (ее) работодателем, без учета оплачиваемой или не оплачиваемой сверхурочной работы?</text:p>
          </table:table-cell>
          <table:table-cell office:value-type="float" office:value="10906" calcext:value-type="float">
            <text:p>10906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Какой наивысший уровень образования получил Ваш отец?</text:p>
          </table:table-cell>
          <table:table-cell office:value-type="float" office:value="8216" calcext:value-type="float">
            <text:p>8216</text:p>
          </table:table-cell>
        </table:table-row>
        <table:table-row table:style-name="ro1">
          <table:table-cell office:value-type="string" calcext:value-type="string">
            <text:p>ESS_R04_2008_RUS_RU_26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Когда Вам было 14 лет, Ваш отец работал как наемный работник (на кого-то), работал на себя или вообще не работал?</text:p>
          </table:table-cell>
          <table:table-cell office:value-type="float" office:value="8217" calcext:value-type="float">
            <text:p>8217</text:p>
          </table:table-cell>
        </table:table-row>
        <table:table-row table:style-name="ro1">
          <table:table-cell office:value-type="string" calcext:value-type="string">
            <text:p>ESS_R04_2008_RUS_RU_26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Сколько наемных работников работало у Вашего отца?</text:p>
          </table:table-cell>
          <table:table-cell office:value-type="float" office:value="8218" calcext:value-type="float">
            <text:p>8218</text:p>
          </table:table-cell>
        </table:table-row>
        <table:table-row table:style-name="ro1">
          <table:table-cell office:value-type="string" calcext:value-type="string">
            <text:p>ESS_R04_2008_RUS_RU_269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Руководил ли Ваш отец другими людьми или отвечал за их работу?</text:p>
          </table:table-cell>
          <table:table-cell office:value-type="float" office:value="8219" calcext:value-type="float">
            <text:p>8219</text:p>
          </table:table-cell>
        </table:table-row>
        <table:table-row table:style-name="ro1">
          <table:table-cell office:value-type="string" calcext:value-type="string">
            <text:p>ESS_R04_2008_RUS_RU_270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Как называлась профессия и должность Вашего отца на его основной работе?</text:p>
          </table:table-cell>
          <table:table-cell office:value-type="float" office:value="10705" calcext:value-type="float">
            <text:p>10705</text:p>
          </table:table-cell>
        </table:table-row>
        <table:table-row table:style-name="ro1">
          <table:table-cell office:value-type="string" calcext:value-type="string">
            <text:p>ESS_R04_2008_RUS_RU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Что из перечисленного на карточке лучше всего описывает работу, которую выполнял Ваш отец, когда Вам было 14 лет?</text:p>
          </table:table-cell>
          <table:table-cell office:value-type="float" office:value="8221" calcext:value-type="float">
            <text:p>8221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Какое образование у Вашей матери?</text:p>
          </table:table-cell>
          <table:table-cell office:value-type="float" office:value="10706" calcext:value-type="float">
            <text:p>10706</text:p>
          </table:table-cell>
        </table:table-row>
        <table:table-row table:style-name="ro1">
          <table:table-cell office:value-type="string" calcext:value-type="string">
            <text:p>ESS_R04_2008_RUS_RU_27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Когда Вам было 14 лет, Ваша мать работала как наемный работник (на кого-то), работала на себя или вообще не работала?</text:p>
          </table:table-cell>
          <table:table-cell office:value-type="float" office:value="8223" calcext:value-type="float">
            <text:p>8223</text:p>
          </table:table-cell>
        </table:table-row>
        <table:table-row table:style-name="ro1">
          <table:table-cell office:value-type="string" calcext:value-type="string">
            <text:p>ESS_R04_2008_RUS_RU_274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Сколько наемных работников работало у Вашей матери?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string" calcext:value-type="string">
            <text:p>ESS_R04_2008_RUS_RU_275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Руководила ли Ваша мать другими людьми или отвечала за их работу?</text:p>
          </table:table-cell>
          <table:table-cell office:value-type="float" office:value="8225" calcext:value-type="float">
            <text:p>8225</text:p>
          </table:table-cell>
        </table:table-row>
        <table:table-row table:style-name="ro1">
          <table:table-cell office:value-type="string" calcext:value-type="string">
            <text:p>ESS_R04_2008_RUS_RU_276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Как называлась профессия и должность Вашей матери на ее основной работе?</text:p>
          </table:table-cell>
          <table:table-cell office:value-type="float" office:value="10708" calcext:value-type="float">
            <text:p>10708</text:p>
          </table:table-cell>
        </table:table-row>
        <table:table-row table:style-name="ro1">
          <table:table-cell office:value-type="string" calcext:value-type="string">
            <text:p>ESS_R04_2008_RUS_RU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Что из перечисленного на карточке лучше всего описывает работу, которую выполняла Ваша мать, когда Вам было 14 лет?</text:p>
          </table:table-cell>
          <table:table-cell office:value-type="float" office:value="8227" calcext:value-type="float">
            <text:p>8227</text:p>
          </table:table-cell>
        </table:table-row>
        <table:table-row table:style-name="ro1">
          <table:table-cell office:value-type="string" calcext:value-type="string">
            <text:p>ESS_R04_2008_RUS_RU_278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В течение последних 12 месяцев посещали ли Вы какие-либо курсы, лекции, тренинги или занятия с целью усовершенствования своих знаний или навыков, необходимых для работы?</text:p>
          </table:table-cell>
          <table:table-cell office:value-type="float" office:value="8228" calcext:value-type="float">
            <text:p>8228</text:p>
          </table:table-cell>
        </table:table-row>
        <table:table-row table:style-name="ro1">
          <table:table-cell office:value-type="string" calcext:value-type="string">
            <text:p>ESS_R04_2008_RUS_RU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Каково Ваше официальное семейное положение в настоящее время?</text:p>
          </table:table-cell>
          <table:table-cell office:value-type="float" office:value="10709" calcext:value-type="float">
            <text:p>10709</text:p>
          </table:table-cell>
        </table:table-row>
        <table:table-row table:style-name="ro1">
          <table:table-cell office:value-type="string" calcext:value-type="string">
            <text:p>ESS_R04_2008_RUS_RU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Какая из категорий на этой карточке больше всего Вам подходит?</text:p>
          </table:table-cell>
          <table:table-cell office:value-type="float" office:value="10710" calcext:value-type="float">
            <text:p>10710</text:p>
          </table:table-cell>
        </table:table-row>
        <table:table-row table:style-name="ro1">
          <table:table-cell office:value-type="string" calcext:value-type="string">
            <text:p>ESS_R04_2008_RUS_RU_28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В настоящее время Вы живете вместе с Вашим официальным мужем (женой)?</text:p>
          </table:table-cell>
          <table:table-cell office:value-type="float" office:value="10907" calcext:value-type="float">
            <text:p>10907</text:p>
          </table:table-cell>
        </table:table-row>
        <table:table-row table:style-name="ro1">
          <table:table-cell office:value-type="string" calcext:value-type="string">
            <text:p>ESS_R04_2008_RUS_RU_28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В настоящее время Вы живете вместе с Вашим партнером (партнершей), с которым Вы не зарегистрированы?</text:p>
          </table:table-cell>
          <table:table-cell office:value-type="float" office:value="10908" calcext:value-type="float">
            <text:p>10908</text:p>
          </table:table-cell>
        </table:table-row>
        <table:table-row table:style-name="ro1">
          <table:table-cell office:value-type="string" calcext:value-type="string">
            <text:p>ESS_R04_2008_RUS_RU_282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Мне нужно проверить еще раз, приходилось ли Вам когда-либо жить с партнером (партнершей), с которым(ой) Вы не были связаны браком?</text:p>
          </table:table-cell>
          <table:table-cell office:value-type="float" office:value="10909" calcext:value-type="float">
            <text:p>10909</text:p>
          </table:table-cell>
        </table:table-row>
        <table:table-row table:style-name="ro1">
          <table:table-cell office:value-type="string" calcext:value-type="string">
            <text:p>ESS_R04_2008_RUS_RU_283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Давайте уточним еще раз, были ли Вы когда-нибудь официально разведены?</text:p>
          </table:table-cell>
          <table:table-cell office:value-type="float" office:value="10714" calcext:value-type="float">
            <text:p>10714</text:p>
          </table:table-cell>
        </table:table-row>
        <table:table-row table:style-name="ro1">
          <table:table-cell office:value-type="string" calcext:value-type="string">
            <text:p>ESS_R04_2008_RUS_RU_284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Были ли у Вас когда-нибудь свои дети или приемные дети, дети, которые находились под Вашим опекунством, или дети Вашего партнера, которые жили вместе с Вами?</text:p>
          </table:table-cell>
          <table:table-cell office:value-type="float" office:value="10715" calcext:value-type="float">
            <text:p>10715</text:p>
          </table:table-cell>
        </table:table-row>
        <table:table-row table:style-name="ro1">
          <table:table-cell office:value-type="string" calcext:value-type="string">
            <text:p>ESS_R04_2008_RUS_RU_285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Есть ли у Вас в этом доме (квартире) стационарный телефон?</text:p>
          </table:table-cell>
          <table:table-cell office:value-type="float" office:value="7397" calcext:value-type="float">
            <text:p>7397</text:p>
          </table:table-cell>
        </table:table-row>
        <table:table-row table:style-name="ro1">
          <table:table-cell office:value-type="string" calcext:value-type="string">
            <text:p>ESS_R04_2008_RUS_RU_286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Есть ли у Вас лично мобильный телефон?</text:p>
          </table:table-cell>
          <table:table-cell office:value-type="float" office:value="7398" calcext:value-type="float">
            <text:p>7398</text:p>
          </table:table-cell>
        </table:table-row>
        <table:table-row table:style-name="ro1">
          <table:table-cell office:value-type="string" calcext:value-type="string">
            <text:p>ESS_R04_2008_RUS_RU_287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Пользовались ли Вы когда-нибудь Интернетом, чтобы позвонить по телефону из дома?</text:p>
          </table:table-cell>
          <table:table-cell office:value-type="float" office:value="7399" calcext:value-type="float">
            <text:p>7399</text:p>
          </table:table-cell>
        </table:table-row>
        <table:table-row table:style-name="ro1">
          <table:table-cell office:value-type="string" calcext:value-type="string">
            <text:p>ESS_R04_2008_RUS_RU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Сколько всего времени Вы смотрите телевизор в обычный будний день?</text:p>
          </table:table-cell>
          <table:table-cell office:value-type="float" office:value="7957" calcext:value-type="float">
            <text:p>7957</text:p>
          </table:table-cell>
        </table:table-row>
        <table:table-row table:style-name="ro1">
          <table:table-cell office:value-type="string" calcext:value-type="string">
            <text:p>ESS_R04_2008_RUS_RU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колько всего времени Вы слушаете радио в обычный будний день?</text:p>
          </table:table-cell>
          <table:table-cell office:value-type="float" office:value="7959" calcext:value-type="float">
            <text:p>7959</text:p>
          </table:table-cell>
        </table:table-row>
        <table:table-row table:style-name="ro1">
          <table:table-cell office:value-type="string" calcext:value-type="string">
            <text:p>ESS_R04_2008_RUS_RU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колько всего времени в обычный будний день Вы проводите за чтением газет?</text:p>
          </table:table-cell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string" calcext:value-type="string">
            <text:p>ESS_R04_2008_RUS_RU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льзуясь этой карточкой, скажите, пожалуйста, Вы считаете, что большинству людей можно доверять или Вы склоняетесь к мнению, что даже излишняя осторожность в отношениях с людьми не помешает?</text:p>
          </table:table-cell>
          <table:table-cell office:value-type="float" office:value="7964" calcext:value-type="float">
            <text:p>7964</text:p>
          </table:table-cell>
        </table:table-row>
        <table:table-row table:style-name="ro1">
          <table:table-cell office:value-type="string" calcext:value-type="string">
            <text:p>ESS_R04_2008_RUS_RU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жалуйста, дайте ответ по шкале от 0 до 10, где 0 означает даже излишняя осторожность не помешает, а 10 - большинству людей можно доверять.</text:p>
          </table:table-cell>
          <table:table-cell office:value-type="float" office:value="10910" calcext:value-type="float">
            <text:p>10910</text:p>
          </table:table-cell>
        </table:table-row>
        <table:table-row table:style-name="ro1">
          <table:table-cell office:value-type="string" calcext:value-type="string">
            <text:p>ESS_R04_2008_RUS_RU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Для ответа Вы можете выбрать любую цифру от 0 до 10, которая наилучшим образом отражает Ваше мнение.</text:p>
          </table:table-cell>
          <table:table-cell office:value-type="float" office:value="7966" calcext:value-type="float">
            <text:p>7966</text:p>
          </table:table-cell>
        </table:table-row>
        <table:table-row table:style-name="ro1">
          <table:table-cell office:value-type="string" calcext:value-type="string">
            <text:p>ESS_R04_2008_RUS_RU_29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Как Вы думаете, большинство людей постарались бы Вас использовать, если им представилась такая возможность, или же, на Ваш взгляд, люди постараются вести себя с Вами честно?</text:p>
          </table:table-cell>
          <table:table-cell office:value-type="float" office:value="7967" calcext:value-type="float">
            <text:p>7967</text:p>
          </table:table-cell>
        </table:table-row>
        <table:table-row table:style-name="ro1">
          <table:table-cell office:value-type="string" calcext:value-type="string">
            <text:p>ESS_R04_2008_RUS_RU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Используя эту карточку, скажите, где Вы расположили бы себя на шкале?</text:p>
          </table:table-cell>
          <table:table-cell office:value-type="float" office:value="7993" calcext:value-type="float">
            <text:p>7993</text:p>
          </table:table-cell>
        </table:table-row>
        <table:table-row table:style-name="ro1">
          <table:table-cell office:value-type="string" calcext:value-type="string">
            <text:p>ESS_R04_2008_RUS_RU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0 означает "левый", а 10 означает "правый", Вы можете выбрать любую цифру между ними, чтобы наиболее точно показать, где Вы находитесь на этой шкале.</text:p>
          </table:table-cell>
          <table:table-cell office:value-type="float" office:value="10911" calcext:value-type="float">
            <text:p>10911</text:p>
          </table:table-cell>
        </table:table-row>
        <table:table-row table:style-name="ro1">
          <table:table-cell office:value-type="string" calcext:value-type="string">
            <text:p>ESS_R04_2008_RUS_RU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В целом, насколько Вы удовлетворены нынешним состоянием экономики России?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string" calcext:value-type="string">
            <text:p>ESS_R04_2008_RUS_RU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А теперь давайте поговорим о руководстве страны.</text:p>
          </table:table-cell>
          <table:table-cell office:value-type="float" office:value="8011" calcext:value-type="float">
            <text:p>8011</text:p>
          </table:table-cell>
        </table:table-row>
        <table:table-row table:style-name="ro1">
          <table:table-cell office:value-type="string" calcext:value-type="string">
            <text:p>ESS_R04_2008_RUS_RU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Насколько Вы удовлетворены тем, как оно выполняет свою работу?</text:p>
          </table:table-cell>
          <table:table-cell office:value-type="float" office:value="8012" calcext:value-type="float">
            <text:p>8012</text:p>
          </table:table-cell>
        </table:table-row>
        <table:table-row table:style-name="ro1">
          <table:table-cell office:value-type="string" calcext:value-type="string">
            <text:p>ESS_R04_2008_RUS_RU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Если говорить в целом, насколько Вы удовлетворены тем, как работает демократия в России?</text:p>
          </table:table-cell>
          <table:table-cell office:value-type="float" office:value="8013" calcext:value-type="float">
            <text:p>8013</text:p>
          </table:table-cell>
        </table:table-row>
        <table:table-row table:style-name="ro1">
          <table:table-cell office:value-type="string" calcext:value-type="string">
            <text:p>ESS_R04_2008_RUS_RU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ользуясь этой карточкой, скажите, пожалуйста, насколько Вы согласны или не согласны со следующими утверждениями?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office:value-type="string" calcext:value-type="string">
            <text:p>ESS_R04_2008_RUS_RU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равительство должно принять меры для уменьшения разницы в доходах между людьми</text:p>
          </table:table-cell>
          <table:table-cell office:value-type="float" office:value="8017" calcext:value-type="float">
            <text:p>8017</text:p>
          </table:table-cell>
        </table:table-row>
        <table:table-row table:style-name="ro1">
          <table:table-cell office:value-type="string" calcext:value-type="string">
            <text:p>ESS_R04_2008_RUS_RU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Геи и лесбиянки должны иметь право вести тот образ жизни, который соответствует их взглядам</text:p>
          </table:table-cell>
          <table:table-cell office:value-type="float" office:value="8018" calcext:value-type="float">
            <text:p>8018</text:p>
          </table:table-cell>
        </table:table-row>
        <table:table-row table:style-name="ro1">
          <table:table-cell office:value-type="string" calcext:value-type="string">
            <text:p>ESS_R04_2008_RUS_RU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Скажите, пожалуйста, насколько Вы лично доверяете разным группам людей или организациям, которые я буду Вам называть?</text:p>
          </table:table-cell>
          <table:table-cell office:value-type="float" office:value="7970" calcext:value-type="float">
            <text:p>7970</text:p>
          </table:table-cell>
        </table:table-row>
        <table:table-row table:style-name="ro1">
          <table:table-cell office:value-type="string" calcext:value-type="string">
            <text:p>ESS_R04_2008_RUS_RU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Для ответа используйте шкалу от 0 до 10, представленную на этой карточке.</text:p>
          </table:table-cell>
          <table:table-cell office:value-type="float" office:value="7971" calcext:value-type="float">
            <text:p>7971</text:p>
          </table:table-cell>
        </table:table-row>
        <table:table-row table:style-name="ro1">
          <table:table-cell office:value-type="string" calcext:value-type="string">
            <text:p>ESS_R04_2008_RUS_RU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 означает, что Вы совершенно не доверяете этой группе людей или организации, а 10 - что Вы им полностью доверяете.</text:p>
          </table:table-cell>
          <table:table-cell office:value-type="float" office:value="10912" calcext:value-type="float">
            <text:p>10912</text:p>
          </table:table-cell>
        </table:table-row>
        <table:table-row table:style-name="ro1">
          <table:table-cell office:value-type="string" calcext:value-type="string">
            <text:p>ESS_R04_2008_RUS_RU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Итак... Госдума</text:p>
          </table:table-cell>
          <table:table-cell office:value-type="float" office:value="10913" calcext:value-type="float">
            <text:p>10913</text:p>
          </table:table-cell>
        </table:table-row>
        <table:table-row table:style-name="ro1">
          <table:table-cell office:value-type="string" calcext:value-type="string">
            <text:p>ESS_R04_2008_RUS_RU_3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Судебно-правовая система</text:p>
          </table:table-cell>
          <table:table-cell office:value-type="float" office:value="7974" calcext:value-type="float">
            <text:p>7974</text:p>
          </table:table-cell>
        </table:table-row>
        <table:table-row table:style-name="ro1">
          <table:table-cell office:value-type="string" calcext:value-type="string">
            <text:p>ESS_R04_2008_RUS_RU_30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Милиция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string" calcext:value-type="string">
            <text:p>ESS_R04_2008_RUS_RU_302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Сколько всего времени Вы смотрите телевизор в обычный будний день?</text:p>
          </table:table-cell>
          <table:table-cell office:value-type="float" office:value="7957" calcext:value-type="float">
            <text:p>7957</text:p>
          </table:table-cell>
        </table:table-row>
        <table:table-row table:style-name="ro1">
          <table:table-cell office:value-type="string" calcext:value-type="string">
            <text:p>ESS_R04_2008_RUS_RU_302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Пожалуйста, дайте ответ в часах и минутах.</text:p>
          </table:table-cell>
          <table:table-cell office:value-type="float" office:value="7656" calcext:value-type="float">
            <text:p>7656</text:p>
          </table:table-cell>
        </table:table-row>
        <table:table-row table:style-name="ro1">
          <table:table-cell office:value-type="string" calcext:value-type="string">
            <text:p>ESS_R04_2008_RUS_RU_303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Как Вы думаете, должно ли правительство принять меры для уменьшения разницы в доходах между людьми?</text:p>
          </table:table-cell>
          <table:table-cell office:value-type="float" office:value="10914" calcext:value-type="float">
            <text:p>10914</text:p>
          </table:table-cell>
        </table:table-row>
        <table:table-row table:style-name="ro1">
          <table:table-cell office:value-type="string" calcext:value-type="string">
            <text:p>ESS_R04_2008_RUS_RU_303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Пожалуйста, выберите ответ из предложенных на карточке.</text:p>
          </table:table-cell>
          <table:table-cell office:value-type="float" office:value="10743" calcext:value-type="float">
            <text:p>10743</text:p>
          </table:table-cell>
        </table:table-row>
        <table:table-row table:style-name="ro1">
          <table:table-cell office:value-type="string" calcext:value-type="string">
            <text:p>ESS_R04_2008_RUS_RU_304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Как Вы думаете, должны ли геи и лесбиянки иметь право вести тот образ жизни, который соответствует их взглядам?</text:p>
          </table:table-cell>
          <table:table-cell office:value-type="float" office:value="10915" calcext:value-type="float">
            <text:p>10915</text:p>
          </table:table-cell>
        </table:table-row>
        <table:table-row table:style-name="ro1">
          <table:table-cell office:value-type="string" calcext:value-type="string">
            <text:p>ESS_R04_2008_RUS_RU_304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Пожалуйста, выберите ответ из предложенных на карточке.</text:p>
          </table:table-cell>
          <table:table-cell office:value-type="float" office:value="10743" calcext:value-type="float">
            <text:p>10743</text:p>
          </table:table-cell>
        </table:table-row>
        <table:table-row table:style-name="ro1">
          <table:table-cell office:value-type="string" calcext:value-type="string">
            <text:p>ESS_R04_2008_RUS_RU_305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Как Вы думаете, должно ли правительство принять меры, чтобы все группы и слои нашего общества были в равных условиях, то есть никто не был в привилегированном положении?</text:p>
          </table:table-cell>
          <table:table-cell office:value-type="float" office:value="10916" calcext:value-type="float">
            <text:p>10916</text:p>
          </table:table-cell>
        </table:table-row>
        <table:table-row table:style-name="ro1">
          <table:table-cell office:value-type="string" calcext:value-type="string">
            <text:p>ESS_R04_2008_RUS_RU_305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Пожалуйста, выберите ответ из предложенных на карточке.</text:p>
          </table:table-cell>
          <table:table-cell office:value-type="float" office:value="10743" calcext:value-type="float">
            <text:p>10743</text:p>
          </table:table-cell>
        </table:table-row>
        <table:table-row table:style-name="ro1">
          <table:table-cell office:value-type="string" calcext:value-type="string">
            <text:p>ESS_R04_2008_RUS_RU_306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Сколько всего времени Вы смотрите телевизор в обычный будний день?</text:p>
          </table:table-cell>
          <table:table-cell office:value-type="float" office:value="7957" calcext:value-type="float">
            <text:p>7957</text:p>
          </table:table-cell>
        </table:table-row>
        <table:table-row table:style-name="ro1">
          <table:table-cell office:value-type="string" calcext:value-type="string">
            <text:p>ESS_R04_2008_RUS_RU_307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Сколько всего времени Вы слушаете радио в обычный будний день?</text:p>
          </table:table-cell>
          <table:table-cell office:value-type="float" office:value="7959" calcext:value-type="float">
            <text:p>7959</text:p>
          </table:table-cell>
        </table:table-row>
        <table:table-row table:style-name="ro1">
          <table:table-cell office:value-type="string" calcext:value-type="string">
            <text:p>ESS_R04_2008_RUS_RU_308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Сколько всего времени в обычный будний день Вы проводите за чтением газет?</text:p>
          </table:table-cell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string" calcext:value-type="string">
            <text:p>ESS_R04_2008_RUS_RU_309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Скажите, пожалуйста, насколько Вы лично доверяете организациям, которые я буду Вам называть?</text:p>
          </table:table-cell>
          <table:table-cell office:value-type="float" office:value="10917" calcext:value-type="float">
            <text:p>10917</text:p>
          </table:table-cell>
        </table:table-row>
        <table:table-row table:style-name="ro1">
          <table:table-cell office:value-type="string" calcext:value-type="string">
            <text:p>ESS_R04_2008_RUS_RU_309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Для ответа используйте шкалу от 0 до 5, представленную на этой карточке.</text:p>
          </table:table-cell>
          <table:table-cell office:value-type="float" office:value="10918" calcext:value-type="float">
            <text:p>10918</text:p>
          </table:table-cell>
        </table:table-row>
        <table:table-row table:style-name="ro1">
          <table:table-cell office:value-type="string" calcext:value-type="string">
            <text:p>ESS_R04_2008_RUS_RU_309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0 означает, что Вы совершенно не доверяете этой группе людей или организации, а 5 - что Вы им полностью доверяете.</text:p>
          </table:table-cell>
          <table:table-cell office:value-type="float" office:value="10919" calcext:value-type="float">
            <text:p>10919</text:p>
          </table:table-cell>
        </table:table-row>
        <table:table-row table:style-name="ro1">
          <table:table-cell office:value-type="string" calcext:value-type="string">
            <text:p>ESS_R04_2008_RUS_RU_309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Итак...Госдума</text:p>
          </table:table-cell>
          <table:table-cell office:value-type="float" office:value="10920" calcext:value-type="float">
            <text:p>10920</text:p>
          </table:table-cell>
        </table:table-row>
        <table:table-row table:style-name="ro1">
          <table:table-cell office:value-type="string" calcext:value-type="string">
            <text:p>ESS_R04_2008_RUS_RU_310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Судебно-правовая система</text:p>
          </table:table-cell>
          <table:table-cell office:value-type="float" office:value="7974" calcext:value-type="float">
            <text:p>7974</text:p>
          </table:table-cell>
        </table:table-row>
        <table:table-row table:style-name="ro1">
          <table:table-cell office:value-type="string" calcext:value-type="string">
            <text:p>ESS_R04_2008_RUS_RU_311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Милиция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string" calcext:value-type="string">
            <text:p>ESS_R04_2008_RUS_RU_312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Пользуясь этой карточкой, скажите, пожалуйста, насколько Вы согласны или не согласны со следующими утверждениями?В целом, я удовлетворен нынешним состоянием экономики России</text:p>
          </table:table-cell>
          <table:table-cell office:value-type="float" office:value="10921" calcext:value-type="float">
            <text:p>10921</text:p>
          </table:table-cell>
        </table:table-row>
        <table:table-row table:style-name="ro1">
          <table:table-cell office:value-type="string" calcext:value-type="string">
            <text:p>ESS_R04_2008_RUS_RU_313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Сколько всего времени Вы слушаете радио в обычный будний день?</text:p>
          </table:table-cell>
          <table:table-cell office:value-type="float" office:value="7959" calcext:value-type="float">
            <text:p>7959</text:p>
          </table:table-cell>
        </table:table-row>
        <table:table-row table:style-name="ro1">
          <table:table-cell office:value-type="string" calcext:value-type="string">
            <text:p>ESS_R04_2008_RUS_RU_313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Пожалуйста, дайте ответ в часах и минутах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string" calcext:value-type="string">
            <text:p>ESS_R04_2008_RUS_RU_314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Я удовлетворен тем, как руководство нашей страны выполняет свою работу.</text:p>
          </table:table-cell>
          <table:table-cell office:value-type="float" office:value="10922" calcext:value-type="float">
            <text:p>10922</text:p>
          </table:table-cell>
        </table:table-row>
        <table:table-row table:style-name="ro1">
          <table:table-cell office:value-type="string" calcext:value-type="string">
            <text:p>ESS_R04_2008_RUS_RU_315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В целом, я удовлетворен тем, как работает демократия в России</text:p>
          </table:table-cell>
          <table:table-cell office:value-type="float" office:value="10923" calcext:value-type="float">
            <text:p>10923</text:p>
          </table:table-cell>
        </table:table-row>
        <table:table-row table:style-name="ro1">
          <table:table-cell office:value-type="string" calcext:value-type="string">
            <text:p>ESS_R04_2008_RUS_RU_316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Используя эту карточку, скажите, где Вы расположили бы себя на этой шкале?</text:p>
          </table:table-cell>
          <table:table-cell office:value-type="float" office:value="10924" calcext:value-type="float">
            <text:p>10924</text:p>
          </table:table-cell>
        </table:table-row>
        <table:table-row table:style-name="ro1">
          <table:table-cell office:value-type="string" calcext:value-type="string">
            <text:p>ESS_R04_2008_RUS_RU_317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А куда на этой шкале Вы поместили бы политическую партию, которой Вы больше всего симпатизируете?</text:p>
          </table:table-cell>
          <table:table-cell office:value-type="float" office:value="10925" calcext:value-type="float">
            <text:p>10925</text:p>
          </table:table-cell>
        </table:table-row>
        <table:table-row table:style-name="ro1">
          <table:table-cell office:value-type="string" calcext:value-type="string">
            <text:p>ESS_R04_2008_RUS_RU_318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А куда на этой шкале Вы поместили бы политическую партию, которая Вам больше всего не нравится?</text:p>
          </table:table-cell>
          <table:table-cell office:value-type="float" office:value="10926" calcext:value-type="float">
            <text:p>10926</text:p>
          </table:table-cell>
        </table:table-row>
        <table:table-row table:style-name="ro1">
          <table:table-cell office:value-type="string" calcext:value-type="string">
            <text:p>ESS_R04_2008_RUS_RU_319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Пользуясь этой карточкой, скажите, пожалуйста, Вы считаете, что большинству людей можно доверять или Вы склоняетесь к мнению, что даже излишняя осторожность в отношениях с людьми не помешает?</text:p>
          </table:table-cell>
          <table:table-cell office:value-type="float" office:value="7964" calcext:value-type="float">
            <text:p>7964</text:p>
          </table:table-cell>
        </table:table-row>
        <table:table-row table:style-name="ro1">
          <table:table-cell office:value-type="string" calcext:value-type="string">
            <text:p>ESS_R04_2008_RUS_RU_319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Пожалуйста, дайте ответ по шкале от 0 до 5, где 0 означает даже излишняя осторожность не помешает, а 5 - большинству людей можно доверять.</text:p>
          </table:table-cell>
          <table:table-cell office:value-type="float" office:value="10927" calcext:value-type="float">
            <text:p>10927</text:p>
          </table:table-cell>
        </table:table-row>
        <table:table-row table:style-name="ro1">
          <table:table-cell office:value-type="string" calcext:value-type="string">
            <text:p>ESS_R04_2008_RUS_RU_319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Для ответа Вы можете выбрать любую цифру от 0 до 5, которая наилучшим образом отражает Ваше мнение.</text:p>
          </table:table-cell>
          <table:table-cell office:value-type="float" office:value="10928" calcext:value-type="float">
            <text:p>10928</text:p>
          </table:table-cell>
        </table:table-row>
        <table:table-row table:style-name="ro1">
          <table:table-cell office:value-type="string" calcext:value-type="string">
            <text:p>ESS_R04_2008_RUS_RU_320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Пользуясь этой карточкой, скажите, пожалуйста, как Вы думаете, большинство людей постарались бы Вас использовать, если им представилась такая возможность, или же, на Ваш взгляд, люди постараются вести себя с Вами честно?</text:p>
          </table:table-cell>
          <table:table-cell office:value-type="float" office:value="10929" calcext:value-type="float">
            <text:p>10929</text:p>
          </table:table-cell>
        </table:table-row>
        <table:table-row table:style-name="ro1">
          <table:table-cell office:value-type="string" calcext:value-type="string">
            <text:p>ESS_R04_2008_RUS_RU_321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Пользуясь этой карточкой, скажите, пожалуйста, как Вы думаете, большинство людей заслуживают доверия или доверия заслуживают очень немногие?</text:p>
          </table:table-cell>
          <table:table-cell office:value-type="float" office:value="10930" calcext:value-type="float">
            <text:p>10930</text:p>
          </table:table-cell>
        </table:table-row>
        <table:table-row table:style-name="ro1">
          <table:table-cell office:value-type="string" calcext:value-type="string">
            <text:p>ESS_R04_2008_RUS_RU_322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По шкале от 0 до 10 оцените, пожалуйста, насколько Вы лично доверяете Государственной Думе?</text:p>
          </table:table-cell>
          <table:table-cell office:value-type="float" office:value="10931" calcext:value-type="float">
            <text:p>10931</text:p>
          </table:table-cell>
        </table:table-row>
        <table:table-row table:style-name="ro1">
          <table:table-cell office:value-type="string" calcext:value-type="string">
            <text:p>ESS_R04_2008_RUS_RU_322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Если Вы ей совершенно не доверяете, это будет 0.</text:p>
          </table:table-cell>
          <table:table-cell office:value-type="float" office:value="10932" calcext:value-type="float">
            <text:p>10932</text:p>
          </table:table-cell>
        </table:table-row>
        <table:table-row table:style-name="ro1">
          <table:table-cell office:value-type="string" calcext:value-type="string">
            <text:p>ESS_R04_2008_RUS_RU_322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Если Вы ей полностью доверяете, это будет 10.</text:p>
          </table:table-cell>
          <table:table-cell office:value-type="float" office:value="10933" calcext:value-type="float">
            <text:p>10933</text:p>
          </table:table-cell>
        </table:table-row>
        <table:table-row table:style-name="ro1">
          <table:table-cell office:value-type="string" calcext:value-type="string">
            <text:p>ESS_R04_2008_RUS_RU_322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Вы можете назвать любую цифру от 0 до 10 в зависимости от уровня Вашего доверия этой организации.</text:p>
          </table:table-cell>
          <table:table-cell office:value-type="float" office:value="10934" calcext:value-type="float">
            <text:p>10934</text:p>
          </table:table-cell>
        </table:table-row>
        <table:table-row table:style-name="ro1">
          <table:table-cell office:value-type="string" calcext:value-type="string">
            <text:p>ESS_R04_2008_RUS_RU_323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По шкале от 0 до 10 оцените, пожалуйста, насколько Вы лично доверяете российской судебно-правовой системе?</text:p>
          </table:table-cell>
          <table:table-cell office:value-type="float" office:value="10935" calcext:value-type="float">
            <text:p>10935</text:p>
          </table:table-cell>
        </table:table-row>
        <table:table-row table:style-name="ro1">
          <table:table-cell office:value-type="string" calcext:value-type="string">
            <text:p>ESS_R04_2008_RUS_RU_323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Если Вы ей совершенно не доверяете, это будет 0.</text:p>
          </table:table-cell>
          <table:table-cell office:value-type="float" office:value="10932" calcext:value-type="float">
            <text:p>10932</text:p>
          </table:table-cell>
        </table:table-row>
        <table:table-row table:style-name="ro1">
          <table:table-cell office:value-type="string" calcext:value-type="string">
            <text:p>ESS_R04_2008_RUS_RU_323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Если Вы ей полностью доверяете, это будет 10.</text:p>
          </table:table-cell>
          <table:table-cell office:value-type="float" office:value="10933" calcext:value-type="float">
            <text:p>10933</text:p>
          </table:table-cell>
        </table:table-row>
        <table:table-row table:style-name="ro1">
          <table:table-cell office:value-type="string" calcext:value-type="string">
            <text:p>ESS_R04_2008_RUS_RU_323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Вы можете назвать любую цифру от 0 до 10 в зависимости от уровня Вашего доверия этой организации.</text:p>
          </table:table-cell>
          <table:table-cell office:value-type="float" office:value="10934" calcext:value-type="float">
            <text:p>10934</text:p>
          </table:table-cell>
        </table:table-row>
        <table:table-row table:style-name="ro1">
          <table:table-cell office:value-type="string" calcext:value-type="string">
            <text:p>ESS_R04_2008_RUS_RU_324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Сколько всего времени в обычный будний день Вы проводите за чтением газет?</text:p>
          </table:table-cell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string" calcext:value-type="string">
            <text:p>ESS_R04_2008_RUS_RU_324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Пожалуйста, дайте ответ в часах и минутах.</text:p>
          </table:table-cell>
          <table:table-cell office:value-type="float" office:value="7656" calcext:value-type="float">
            <text:p>7656</text:p>
          </table:table-cell>
        </table:table-row>
        <table:table-row table:style-name="ro1">
          <table:table-cell office:value-type="string" calcext:value-type="string">
            <text:p>ESS_R04_2008_RUS_RU_325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По шкале от 0 до 10 оцените, пожалуйста, насколько Вы лично доверяете российской милиции?</text:p>
          </table:table-cell>
          <table:table-cell office:value-type="float" office:value="10936" calcext:value-type="float">
            <text:p>10936</text:p>
          </table:table-cell>
        </table:table-row>
        <table:table-row table:style-name="ro1">
          <table:table-cell office:value-type="string" calcext:value-type="string">
            <text:p>ESS_R04_2008_RUS_RU_325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Если Вы ей совершенно не доверяете, это будет 0.</text:p>
          </table:table-cell>
          <table:table-cell office:value-type="float" office:value="10932" calcext:value-type="float">
            <text:p>10932</text:p>
          </table:table-cell>
        </table:table-row>
        <table:table-row table:style-name="ro1">
          <table:table-cell office:value-type="string" calcext:value-type="string">
            <text:p>ESS_R04_2008_RUS_RU_325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Если Вы ей полностью доверяете, это будет 10.</text:p>
          </table:table-cell>
          <table:table-cell office:value-type="float" office:value="10933" calcext:value-type="float">
            <text:p>10933</text:p>
          </table:table-cell>
        </table:table-row>
        <table:table-row table:style-name="ro1">
          <table:table-cell office:value-type="string" calcext:value-type="string">
            <text:p>ESS_R04_2008_RUS_RU_325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Вы можете назвать любую цифру от 0 до 10 в зависимости от уровня Вашего доверия этой организации.</text:p>
          </table:table-cell>
          <table:table-cell office:value-type="float" office:value="10934" calcext:value-type="float">
            <text:p>10934</text:p>
          </table:table-cell>
        </table:table-row>
        <table:table-row table:style-name="ro1">
          <table:table-cell office:value-type="string" calcext:value-type="string">
            <text:p>ESS_R04_2008_RUS_RU_326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Пользуясь этой карточкой, скажите, пожалуйста, насколько Вы согласны или не согласны со следующими утверждениями?Правительство должно принять меры для уменьшения разницы в доходах между людьми.</text:p>
          </table:table-cell>
          <table:table-cell office:value-type="float" office:value="10937" calcext:value-type="float">
            <text:p>10937</text:p>
          </table:table-cell>
        </table:table-row>
        <table:table-row table:style-name="ro1">
          <table:table-cell office:value-type="string" calcext:value-type="string">
            <text:p>ESS_R04_2008_RUS_RU_327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Геи и лесбиянки должны иметь право вести тот образ жизни, который соответствует их взглядам.</text:p>
          </table:table-cell>
          <table:table-cell office:value-type="float" office:value="10938" calcext:value-type="float">
            <text:p>10938</text:p>
          </table:table-cell>
        </table:table-row>
        <table:table-row table:style-name="ro1">
          <table:table-cell office:value-type="string" calcext:value-type="string">
            <text:p>ESS_R04_2008_RUS_RU_328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Правительство должно принять меры, чтобы все группы и слои нашего общества были в равных условиях, то есть никто не был в привилегированном положении</text:p>
          </table:table-cell>
          <table:table-cell office:value-type="float" office:value="10939" calcext:value-type="float">
            <text:p>10939</text:p>
          </table:table-cell>
        </table:table-row>
        <table:table-row table:style-name="ro1">
          <table:table-cell office:value-type="string" calcext:value-type="string">
            <text:p>ESS_R04_2008_RUS_RU_329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Используя эту карточку, скажите, где Вы расположили бы себя на этой шкале?</text:p>
          </table:table-cell>
          <table:table-cell office:value-type="float" office:value="10924" calcext:value-type="float">
            <text:p>10924</text:p>
          </table:table-cell>
        </table:table-row>
        <table:table-row table:style-name="ro1">
          <table:table-cell office:value-type="string" calcext:value-type="string">
            <text:p>ESS_R04_2008_RUS_RU_330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А куда на этой шкале Вы поместили бы политическую партию, которой Вы больше всего симпатизируете?</text:p>
          </table:table-cell>
          <table:table-cell office:value-type="float" office:value="10925" calcext:value-type="float">
            <text:p>10925</text:p>
          </table:table-cell>
        </table:table-row>
        <table:table-row table:style-name="ro1">
          <table:table-cell office:value-type="string" calcext:value-type="string">
            <text:p>ESS_R04_2008_RUS_RU_331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А куда на этой шкале Вы поместили бы политическую партию, которая Вам больше всего не нравится?</text:p>
          </table:table-cell>
          <table:table-cell office:value-type="float" office:value="10926" calcext:value-type="float">
            <text:p>10926</text:p>
          </table:table-cell>
        </table:table-row>
        <table:table-row table:style-name="ro1">
          <table:table-cell office:value-type="string" calcext:value-type="string">
            <text:p>ESS_R04_2008_RUS_RU_332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Говоря в целом, Вы считаете, что большинству людей можно доверять или Вы склоняетесь к мнению, что даже излишняя осторожность в отношениях с людьми не помешает?</text:p>
          </table:table-cell>
          <table:table-cell office:value-type="float" office:value="10940" calcext:value-type="float">
            <text:p>10940</text:p>
          </table:table-cell>
        </table:table-row>
        <table:table-row table:style-name="ro1">
          <table:table-cell office:value-type="string" calcext:value-type="string">
            <text:p>ESS_R04_2008_RUS_RU_333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Как Вы думаете, большинство людей постарались бы Вас использовать, если им представилась такая возможность, или же, на Ваш взгляд, люди постараются вести себя с Вами честно?</text:p>
          </table:table-cell>
          <table:table-cell office:value-type="float" office:value="7967" calcext:value-type="float">
            <text:p>7967</text:p>
          </table:table-cell>
        </table:table-row>
        <table:table-row table:style-name="ro1">
          <table:table-cell office:value-type="string" calcext:value-type="string">
            <text:p>ESS_R04_2008_RUS_RU_334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Вы считаете, что большинство людей заслуживают доверия или доверия заслуживают очень немногие?</text:p>
          </table:table-cell>
          <table:table-cell office:value-type="float" office:value="10941" calcext:value-type="float">
            <text:p>10941</text:p>
          </table:table-cell>
        </table:table-row>
        <table:table-row table:style-name="ro1">
          <table:table-cell office:value-type="string" calcext:value-type="string">
            <text:p>ESS_R04_2008_RUS_RU_335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В целом, насколько Вы удовлетворены нынешним состоянием экономики России?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string" calcext:value-type="string">
            <text:p>ESS_R04_2008_RUS_RU_335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Дайте ответ по шкале на этой карточке, где 0 означает не удовлетворен, а 10 - удовлетворен.</text:p>
          </table:table-cell>
          <table:table-cell office:value-type="float" office:value="10942" calcext:value-type="float">
            <text:p>10942</text:p>
          </table:table-cell>
        </table:table-row>
        <table:table-row table:style-name="ro1">
          <table:table-cell office:value-type="string" calcext:value-type="string">
            <text:p>ESS_R04_2008_RUS_RU_336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А теперь подумайте о руководстве страны.</text:p>
          </table:table-cell>
          <table:table-cell office:value-type="float" office:value="10943" calcext:value-type="float">
            <text:p>10943</text:p>
          </table:table-cell>
        </table:table-row>
        <table:table-row table:style-name="ro1">
          <table:table-cell office:value-type="string" calcext:value-type="string">
            <text:p>ESS_R04_2008_RUS_RU_336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Насколько Вы удовлетворены тем, как оно выполняет свою работу?</text:p>
          </table:table-cell>
          <table:table-cell office:value-type="float" office:value="8012" calcext:value-type="float">
            <text:p>8012</text:p>
          </table:table-cell>
        </table:table-row>
        <table:table-row table:style-name="ro1">
          <table:table-cell office:value-type="string" calcext:value-type="string">
            <text:p>ESS_R04_2008_RUS_RU_337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Если говорить в целом, насколько Вы удовлетворены тем, как работает демократия в России?</text:p>
          </table:table-cell>
          <table:table-cell office:value-type="float" office:value="8013" calcext:value-type="float">
            <text:p>8013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4_2008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192" calcext:value-type="float">
            <text:p>2019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193" calcext:value-type="float">
            <text:p>20193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194" calcext:value-type="float">
            <text:p>20194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195" calcext:value-type="float">
            <text:p>2019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196" calcext:value-type="float">
            <text:p>20196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20197" calcext:value-type="float">
            <text:p>2019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20198" calcext:value-type="float">
            <text:p>20198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199" calcext:value-type="float">
            <text:p>20199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0" calcext:value-type="float">
            <text:p>2020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192" calcext:value-type="float">
            <text:p>2019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193" calcext:value-type="float">
            <text:p>20193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194" calcext:value-type="float">
            <text:p>20194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195" calcext:value-type="float">
            <text:p>2019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196" calcext:value-type="float">
            <text:p>20196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20197" calcext:value-type="float">
            <text:p>2019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20198" calcext:value-type="float">
            <text:p>20198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199" calcext:value-type="float">
            <text:p>20199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0" calcext:value-type="float">
            <text:p>2020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192" calcext:value-type="float">
            <text:p>2019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193" calcext:value-type="float">
            <text:p>20193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194" calcext:value-type="float">
            <text:p>20194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195" calcext:value-type="float">
            <text:p>2019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196" calcext:value-type="float">
            <text:p>20196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20197" calcext:value-type="float">
            <text:p>2019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20198" calcext:value-type="float">
            <text:p>20198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199" calcext:value-type="float">
            <text:p>20199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0" calcext:value-type="float">
            <text:p>2020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192" calcext:value-type="float">
            <text:p>2019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193" calcext:value-type="float">
            <text:p>20193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194" calcext:value-type="float">
            <text:p>20194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195" calcext:value-type="float">
            <text:p>2019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196" calcext:value-type="float">
            <text:p>20196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20197" calcext:value-type="float">
            <text:p>2019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20198" calcext:value-type="float">
            <text:p>20198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199" calcext:value-type="float">
            <text:p>20199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0" calcext:value-type="float">
            <text:p>2020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192" calcext:value-type="float">
            <text:p>2019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193" calcext:value-type="float">
            <text:p>20193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194" calcext:value-type="float">
            <text:p>20194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195" calcext:value-type="float">
            <text:p>2019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196" calcext:value-type="float">
            <text:p>20196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20197" calcext:value-type="float">
            <text:p>2019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20198" calcext:value-type="float">
            <text:p>20198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199" calcext:value-type="float">
            <text:p>20199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0" calcext:value-type="float">
            <text:p>2020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192" calcext:value-type="float">
            <text:p>2019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193" calcext:value-type="float">
            <text:p>20193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194" calcext:value-type="float">
            <text:p>20194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195" calcext:value-type="float">
            <text:p>2019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196" calcext:value-type="float">
            <text:p>20196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20197" calcext:value-type="float">
            <text:p>2019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20198" calcext:value-type="float">
            <text:p>20198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199" calcext:value-type="float">
            <text:p>20199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0" calcext:value-type="float">
            <text:p>2020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У меня нет доступа в Интернет ни дома, ни на работе</text:p>
          </table:table-cell>
          <table:table-cell office:value-type="float" office:value="20201" calcext:value-type="float">
            <text:p>2020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4_2008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икогда не пользуюсь Интернетом в личных целях</text:p>
          </table:table-cell>
          <table:table-cell office:value-type="float" office:value="20202" calcext:value-type="float">
            <text:p>20202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4_2008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20203" calcext:value-type="float">
            <text:p>20203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4_2008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Один раз в месяц</text:p>
          </table:table-cell>
          <table:table-cell office:value-type="float" office:value="20204" calcext:value-type="float">
            <text:p>20204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4_2008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месяц, но не каждую неделю</text:p>
          </table:table-cell>
          <table:table-cell office:value-type="float" office:value="20205" calcext:value-type="float">
            <text:p>20205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4_2008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Один раз в неделю</text:p>
          </table:table-cell>
          <table:table-cell office:value-type="float" office:value="20206" calcext:value-type="float">
            <text:p>20206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4_2008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Несколько раз в неделю, но не каждый день</text:p>
          </table:table-cell>
          <table:table-cell office:value-type="float" office:value="20207" calcext:value-type="float">
            <text:p>20207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4_2008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Каждый день</text:p>
          </table:table-cell>
          <table:table-cell office:value-type="float" office:value="20208" calcext:value-type="float">
            <text:p>20208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4_2008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9" calcext:value-type="float">
            <text:p>20209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S_R04_2008_RUS_R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Даже излишняя осторожность не помешает</text:p>
          </table:table-cell>
          <table:table-cell office:value-type="float" office:value="20210" calcext:value-type="float">
            <text:p>20210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4_2008_RUS_RU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20211" calcext:value-type="float">
            <text:p>20211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4_2008_RUS_RU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20212" calcext:value-type="float">
            <text:p>20212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4_2008_RUS_RU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20213" calcext:value-type="float">
            <text:p>20213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4_2008_RUS_RU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20214" calcext:value-type="float">
            <text:p>20214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4_2008_RUS_RU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20215" calcext:value-type="float">
            <text:p>20215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4_2008_RUS_RU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20216" calcext:value-type="float">
            <text:p>20216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4_2008_RUS_RU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20217" calcext:value-type="float">
            <text:p>20217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4_2008_RUS_RU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20218" calcext:value-type="float">
            <text:p>20218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4_2008_RUS_RU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20219" calcext:value-type="float">
            <text:p>20219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4_2008_RUS_R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20220" calcext:value-type="float">
            <text:p>20220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4_2008_RUS_R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21" calcext:value-type="float">
            <text:p>20221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string" calcext:value-type="string">
            <text:p>ESS_R04_2008_RUS_R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старались бы меня использовать</text:p>
          </table:table-cell>
          <table:table-cell office:value-type="float" office:value="20222" calcext:value-type="float">
            <text:p>20222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4_2008_RUS_RU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20223" calcext:value-type="float">
            <text:p>2022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4_2008_RUS_RU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20224" calcext:value-type="float">
            <text:p>20224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4_2008_RUS_RU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20225" calcext:value-type="float">
            <text:p>20225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4_2008_RUS_RU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20226" calcext:value-type="float">
            <text:p>20226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4_2008_RUS_RU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20227" calcext:value-type="float">
            <text:p>20227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4_2008_RUS_RU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20228" calcext:value-type="float">
            <text:p>20228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4_2008_RUS_RU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20229" calcext:value-type="float">
            <text:p>20229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4_2008_RUS_RU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20230" calcext:value-type="float">
            <text:p>20230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4_2008_RUS_RU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20231" calcext:value-type="float">
            <text:p>20231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4_2008_RUS_R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стараются вести себя честно</text:p>
          </table:table-cell>
          <table:table-cell office:value-type="float" office:value="20232" calcext:value-type="float">
            <text:p>20232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4_2008_RUS_R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33" calcext:value-type="float">
            <text:p>2023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string" calcext:value-type="string">
            <text:p>ESS_R04_2008_RUS_R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Чаще всего люди заботятся только о себе</text:p>
          </table:table-cell>
          <table:table-cell office:value-type="float" office:value="20234" calcext:value-type="float">
            <text:p>20234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4_2008_RUS_RU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20235" calcext:value-type="float">
            <text:p>20235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4_2008_RUS_RU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20236" calcext:value-type="float">
            <text:p>20236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4_2008_RUS_RU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0237" calcext:value-type="float">
            <text:p>20237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4_2008_RUS_RU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20238" calcext:value-type="float">
            <text:p>20238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4_2008_RUS_RU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20239" calcext:value-type="float">
            <text:p>20239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4_2008_RUS_RU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20240" calcext:value-type="float">
            <text:p>20240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4_2008_RUS_RU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20241" calcext:value-type="float">
            <text:p>20241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4_2008_RUS_RU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20242" calcext:value-type="float">
            <text:p>20242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4_2008_RUS_RU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20243" calcext:value-type="float">
            <text:p>20243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4_2008_RUS_R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В большинстве случаев люди стараются помогать друг другу</text:p>
          </table:table-cell>
          <table:table-cell office:value-type="float" office:value="20244" calcext:value-type="float">
            <text:p>20244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4_2008_RUS_R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45" calcext:value-type="float">
            <text:p>20245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ESS_R04_2008_RUS_R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Очень интересуетесь</text:p>
          </table:table-cell>
          <table:table-cell office:value-type="float" office:value="20246" calcext:value-type="float">
            <text:p>20246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string" calcext:value-type="string">
            <text:p>ESS_R04_2008_RUS_R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В некоторой степени интересуетесь</text:p>
          </table:table-cell>
          <table:table-cell office:value-type="float" office:value="20247" calcext:value-type="float">
            <text:p>20247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string" calcext:value-type="string">
            <text:p>ESS_R04_2008_RUS_R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Мало интересуетесь</text:p>
          </table:table-cell>
          <table:table-cell office:value-type="float" office:value="20248" calcext:value-type="float">
            <text:p>20248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string" calcext:value-type="string">
            <text:p>ESS_R04_2008_RUS_R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Совсем не интересуетесь</text:p>
          </table:table-cell>
          <table:table-cell office:value-type="float" office:value="20249" calcext:value-type="float">
            <text:p>20249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string" calcext:value-type="string">
            <text:p>ESS_R04_2008_RUS_RU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50" calcext:value-type="float">
            <text:p>20250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string" calcext:value-type="string">
            <text:p>ESS_R04_2008_RUS_R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Никогда</text:p>
          </table:table-cell>
          <table:table-cell office:value-type="float" office:value="27910" calcext:value-type="float">
            <text:p>27910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string" calcext:value-type="string">
            <text:p>ESS_R04_2008_RUS_R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Редко</text:p>
          </table:table-cell>
          <table:table-cell office:value-type="float" office:value="27911" calcext:value-type="float">
            <text:p>27911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string" calcext:value-type="string">
            <text:p>ESS_R04_2008_RUS_R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Время от времени</text:p>
          </table:table-cell>
          <table:table-cell office:value-type="float" office:value="27912" calcext:value-type="float">
            <text:p>27912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string" calcext:value-type="string">
            <text:p>ESS_R04_2008_RUS_R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Довольно часто</text:p>
          </table:table-cell>
          <table:table-cell office:value-type="float" office:value="27913" calcext:value-type="float">
            <text:p>27913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string" calcext:value-type="string">
            <text:p>ESS_R04_2008_RUS_R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Очень часто</text:p>
          </table:table-cell>
          <table:table-cell office:value-type="float" office:value="27914" calcext:value-type="float">
            <text:p>27914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string" calcext:value-type="string">
            <text:p>ESS_R04_2008_RUS_R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7915" calcext:value-type="float">
            <text:p>27915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string" calcext:value-type="string">
            <text:p>ESS_R04_2008_RUS_R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Очень сложно</text:p>
          </table:table-cell>
          <table:table-cell office:value-type="float" office:value="27916" calcext:value-type="float">
            <text:p>27916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ESS_R04_2008_RUS_R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Сложно</text:p>
          </table:table-cell>
          <table:table-cell office:value-type="float" office:value="27917" calcext:value-type="float">
            <text:p>27917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ESS_R04_2008_RUS_R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7918" calcext:value-type="float">
            <text:p>27918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ESS_R04_2008_RUS_R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Легко</text:p>
          </table:table-cell>
          <table:table-cell office:value-type="float" office:value="27919" calcext:value-type="float">
            <text:p>27919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ESS_R04_2008_RUS_R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Очень легко</text:p>
          </table:table-cell>
          <table:table-cell office:value-type="float" office:value="27920" calcext:value-type="float">
            <text:p>27920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ESS_R04_2008_RUS_R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7921" calcext:value-type="float">
            <text:p>27921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Совершенно <text:s/>не доверяю</text:p>
          </table:table-cell>
          <table:table-cell office:value-type="float" office:value="28575" calcext:value-type="float">
            <text:p>28575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28576" calcext:value-type="float">
            <text:p>28576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28577" calcext:value-type="float">
            <text:p>28577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float" office:value="3" calcext:value-type="float">
            <text:p>3</text:p>
          </table:table-cell>
          <table:table-cell office:value-type="float" office:value="28578" calcext:value-type="float">
            <text:p>28578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float" office:value="4" calcext:value-type="float">
            <text:p>4</text:p>
          </table:table-cell>
          <table:table-cell office:value-type="float" office:value="28579" calcext:value-type="float">
            <text:p>28579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28580" calcext:value-type="float">
            <text:p>28580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float" office:value="6" calcext:value-type="float">
            <text:p>6</text:p>
          </table:table-cell>
          <table:table-cell office:value-type="float" office:value="28581" calcext:value-type="float">
            <text:p>28581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float" office:value="7" calcext:value-type="float">
            <text:p>7</text:p>
          </table:table-cell>
          <table:table-cell office:value-type="float" office:value="28582" calcext:value-type="float">
            <text:p>28582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float" office:value="8" calcext:value-type="float">
            <text:p>8</text:p>
          </table:table-cell>
          <table:table-cell office:value-type="float" office:value="28583" calcext:value-type="float">
            <text:p>28583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float" office:value="9" calcext:value-type="float">
            <text:p>9</text:p>
          </table:table-cell>
          <table:table-cell office:value-type="float" office:value="28584" calcext:value-type="float">
            <text:p>28584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28585" calcext:value-type="float">
            <text:p>28585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586" calcext:value-type="float">
            <text:p>28586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Совершенно <text:s/>не доверяю</text:p>
          </table:table-cell>
          <table:table-cell office:value-type="float" office:value="28575" calcext:value-type="float">
            <text:p>28575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5</text:p>
          </table:table-cell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28576" calcext:value-type="float">
            <text:p>28576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5</text:p>
          </table:table-cell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28577" calcext:value-type="float">
            <text:p>28577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5</text:p>
          </table:table-cell>
          <table:table-cell office:value-type="string" calcext:value-type="string">
            <text:p>B5</text:p>
          </table:table-cell>
          <table:table-cell office:value-type="float" office:value="3" calcext:value-type="float">
            <text:p>3</text:p>
          </table:table-cell>
          <table:table-cell office:value-type="float" office:value="28578" calcext:value-type="float">
            <text:p>28578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5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  <table:table-cell office:value-type="float" office:value="28579" calcext:value-type="float">
            <text:p>28579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5</text:p>
          </table:table-cell>
          <table:table-cell office:value-type="string" calcext:value-type="string">
            <text:p>B5</text:p>
          </table:table-cell>
          <table:table-cell office:value-type="float" office:value="5" calcext:value-type="float">
            <text:p>5</text:p>
          </table:table-cell>
          <table:table-cell office:value-type="float" office:value="28580" calcext:value-type="float">
            <text:p>28580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5</text:p>
          </table:table-cell>
          <table:table-cell office:value-type="string" calcext:value-type="string">
            <text:p>B5</text:p>
          </table:table-cell>
          <table:table-cell office:value-type="float" office:value="6" calcext:value-type="float">
            <text:p>6</text:p>
          </table:table-cell>
          <table:table-cell office:value-type="float" office:value="28581" calcext:value-type="float">
            <text:p>28581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5</text:p>
          </table:table-cell>
          <table:table-cell office:value-type="string" calcext:value-type="string">
            <text:p>B5</text:p>
          </table:table-cell>
          <table:table-cell office:value-type="float" office:value="7" calcext:value-type="float">
            <text:p>7</text:p>
          </table:table-cell>
          <table:table-cell office:value-type="float" office:value="28582" calcext:value-type="float">
            <text:p>28582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5</text:p>
          </table:table-cell>
          <table:table-cell office:value-type="string" calcext:value-type="string">
            <text:p>B5</text:p>
          </table:table-cell>
          <table:table-cell office:value-type="float" office:value="8" calcext:value-type="float">
            <text:p>8</text:p>
          </table:table-cell>
          <table:table-cell office:value-type="float" office:value="28583" calcext:value-type="float">
            <text:p>28583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5</text:p>
          </table:table-cell>
          <table:table-cell office:value-type="string" calcext:value-type="string">
            <text:p>B5</text:p>
          </table:table-cell>
          <table:table-cell office:value-type="float" office:value="9" calcext:value-type="float">
            <text:p>9</text:p>
          </table:table-cell>
          <table:table-cell office:value-type="float" office:value="28584" calcext:value-type="float">
            <text:p>28584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28585" calcext:value-type="float">
            <text:p>28585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586" calcext:value-type="float">
            <text:p>28586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Совершенно <text:s/>не доверяю</text:p>
          </table:table-cell>
          <table:table-cell office:value-type="float" office:value="28575" calcext:value-type="float">
            <text:p>28575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6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28576" calcext:value-type="float">
            <text:p>28576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6</text:p>
          </table:table-cell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28577" calcext:value-type="float">
            <text:p>28577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6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  <table:table-cell office:value-type="float" office:value="28578" calcext:value-type="float">
            <text:p>28578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6</text:p>
          </table:table-cell>
          <table:table-cell office:value-type="string" calcext:value-type="string">
            <text:p>B6</text:p>
          </table:table-cell>
          <table:table-cell office:value-type="float" office:value="4" calcext:value-type="float">
            <text:p>4</text:p>
          </table:table-cell>
          <table:table-cell office:value-type="float" office:value="28579" calcext:value-type="float">
            <text:p>28579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6</text:p>
          </table:table-cell>
          <table:table-cell office:value-type="string" calcext:value-type="string">
            <text:p>B6</text:p>
          </table:table-cell>
          <table:table-cell office:value-type="float" office:value="5" calcext:value-type="float">
            <text:p>5</text:p>
          </table:table-cell>
          <table:table-cell office:value-type="float" office:value="28580" calcext:value-type="float">
            <text:p>28580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6</text:p>
          </table:table-cell>
          <table:table-cell office:value-type="string" calcext:value-type="string">
            <text:p>B6</text:p>
          </table:table-cell>
          <table:table-cell office:value-type="float" office:value="6" calcext:value-type="float">
            <text:p>6</text:p>
          </table:table-cell>
          <table:table-cell office:value-type="float" office:value="28581" calcext:value-type="float">
            <text:p>28581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6</text:p>
          </table:table-cell>
          <table:table-cell office:value-type="string" calcext:value-type="string">
            <text:p>B6</text:p>
          </table:table-cell>
          <table:table-cell office:value-type="float" office:value="7" calcext:value-type="float">
            <text:p>7</text:p>
          </table:table-cell>
          <table:table-cell office:value-type="float" office:value="28582" calcext:value-type="float">
            <text:p>28582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6</text:p>
          </table:table-cell>
          <table:table-cell office:value-type="string" calcext:value-type="string">
            <text:p>B6</text:p>
          </table:table-cell>
          <table:table-cell office:value-type="float" office:value="8" calcext:value-type="float">
            <text:p>8</text:p>
          </table:table-cell>
          <table:table-cell office:value-type="float" office:value="28583" calcext:value-type="float">
            <text:p>28583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6</text:p>
          </table:table-cell>
          <table:table-cell office:value-type="string" calcext:value-type="string">
            <text:p>B6</text:p>
          </table:table-cell>
          <table:table-cell office:value-type="float" office:value="9" calcext:value-type="float">
            <text:p>9</text:p>
          </table:table-cell>
          <table:table-cell office:value-type="float" office:value="28584" calcext:value-type="float">
            <text:p>28584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28585" calcext:value-type="float">
            <text:p>28585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586" calcext:value-type="float">
            <text:p>28586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Совершенно <text:s/>не доверяю</text:p>
          </table:table-cell>
          <table:table-cell office:value-type="float" office:value="20251" calcext:value-type="float">
            <text:p>2025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20252" calcext:value-type="float">
            <text:p>2025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20253" calcext:value-type="float">
            <text:p>20253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20254" calcext:value-type="float">
            <text:p>20254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20255" calcext:value-type="float">
            <text:p>20255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20256" calcext:value-type="float">
            <text:p>20256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20257" calcext:value-type="float">
            <text:p>20257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20258" calcext:value-type="float">
            <text:p>20258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20259" calcext:value-type="float">
            <text:p>20259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20260" calcext:value-type="float">
            <text:p>20260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Полностью. доверяю</text:p>
          </table:table-cell>
          <table:table-cell office:value-type="float" office:value="20261" calcext:value-type="float">
            <text:p>2026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62" calcext:value-type="float">
            <text:p>2026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Совершенно <text:s/>не доверяю</text:p>
          </table:table-cell>
          <table:table-cell office:value-type="float" office:value="28575" calcext:value-type="float">
            <text:p>28575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28576" calcext:value-type="float">
            <text:p>28576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28577" calcext:value-type="float">
            <text:p>28577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28578" calcext:value-type="float">
            <text:p>28578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28579" calcext:value-type="float">
            <text:p>28579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28580" calcext:value-type="float">
            <text:p>28580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28581" calcext:value-type="float">
            <text:p>28581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28582" calcext:value-type="float">
            <text:p>28582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28583" calcext:value-type="float">
            <text:p>28583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28584" calcext:value-type="float">
            <text:p>28584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28585" calcext:value-type="float">
            <text:p>28585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586" calcext:value-type="float">
            <text:p>28586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Совершенно <text:s/>не доверяю</text:p>
          </table:table-cell>
          <table:table-cell office:value-type="float" office:value="20251" calcext:value-type="float">
            <text:p>2025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20252" calcext:value-type="float">
            <text:p>2025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20253" calcext:value-type="float">
            <text:p>20253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20254" calcext:value-type="float">
            <text:p>20254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20255" calcext:value-type="float">
            <text:p>20255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20256" calcext:value-type="float">
            <text:p>20256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20257" calcext:value-type="float">
            <text:p>20257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20258" calcext:value-type="float">
            <text:p>20258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20259" calcext:value-type="float">
            <text:p>20259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20260" calcext:value-type="float">
            <text:p>20260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Полностью. доверяю</text:p>
          </table:table-cell>
          <table:table-cell office:value-type="float" office:value="20261" calcext:value-type="float">
            <text:p>2026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62" calcext:value-type="float">
            <text:p>2026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ESS_R04_2008_RUS_RU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Совершенно <text:s/>не доверяю</text:p>
          </table:table-cell>
          <table:table-cell office:value-type="float" office:value="28575" calcext:value-type="float">
            <text:p>28575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28576" calcext:value-type="float">
            <text:p>28576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28577" calcext:value-type="float">
            <text:p>28577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28578" calcext:value-type="float">
            <text:p>28578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28579" calcext:value-type="float">
            <text:p>28579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28580" calcext:value-type="float">
            <text:p>28580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28581" calcext:value-type="float">
            <text:p>28581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28582" calcext:value-type="float">
            <text:p>28582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28583" calcext:value-type="float">
            <text:p>28583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28584" calcext:value-type="float">
            <text:p>28584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28585" calcext:value-type="float">
            <text:p>28585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586" calcext:value-type="float">
            <text:p>28586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ESS_R04_2008_RUS_R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Да</text:p>
          </table:table-cell>
          <table:table-cell office:value-type="float" office:value="20263" calcext:value-type="float">
            <text:p>20263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string" calcext:value-type="string">
            <text:p>ESS_R04_2008_RUS_R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т</text:p>
          </table:table-cell>
          <table:table-cell office:value-type="float" office:value="20264" calcext:value-type="float">
            <text:p>20264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string" calcext:value-type="string">
            <text:p>ESS_R04_2008_RUS_R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Не имел(а) права голосовать</text:p>
          </table:table-cell>
          <table:table-cell office:value-type="float" office:value="20265" calcext:value-type="float">
            <text:p>20265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string" calcext:value-type="string">
            <text:p>ESS_R04_2008_RUS_RU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66" calcext:value-type="float">
            <text:p>20266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string" calcext:value-type="string">
            <text:p>ESS_R04_2008_RUS_R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«Единая Россия»</text:p>
          </table:table-cell>
          <table:table-cell office:value-type="float" office:value="20267" calcext:value-type="float">
            <text:p>20267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4_2008_RUS_R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КПРФ</text:p>
          </table:table-cell>
          <table:table-cell office:value-type="float" office:value="20268" calcext:value-type="float">
            <text:p>20268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4_2008_RUS_R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ЛДПР</text:p>
          </table:table-cell>
          <table:table-cell office:value-type="float" office:value="20269" calcext:value-type="float">
            <text:p>20269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4_2008_RUS_R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Аграрная партия</text:p>
          </table:table-cell>
          <table:table-cell office:value-type="float" office:value="20270" calcext:value-type="float">
            <text:p>20270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4_2008_RUS_R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“Союз Правых Сил”</text:p>
          </table:table-cell>
          <table:table-cell office:value-type="float" office:value="20271" calcext:value-type="float">
            <text:p>20271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4_2008_RUS_R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“Яблоко”</text:p>
          </table:table-cell>
          <table:table-cell office:value-type="float" office:value="20272" calcext:value-type="float">
            <text:p>20272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4_2008_RUS_R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«Справедливая Россия»</text:p>
          </table:table-cell>
          <table:table-cell office:value-type="float" office:value="20273" calcext:value-type="float">
            <text:p>20273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4_2008_RUS_R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Другая</text:p>
          </table:table-cell>
          <table:table-cell office:value-type="float" office:value="20274" calcext:value-type="float">
            <text:p>20274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4_2008_RUS_R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75" calcext:value-type="float">
            <text:p>20275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ESS_R04_2008_RUS_R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30</text:p>
          </table:table-cell>
          <table:table-cell office:value-type="string" calcext:value-type="string">
            <text:p>B20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«Единая Россия»</text:p>
          </table:table-cell>
          <table:table-cell office:value-type="float" office:value="28587" calcext:value-type="float">
            <text:p>28587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ESS_R04_2008_RUS_R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КПРФ</text:p>
          </table:table-cell>
          <table:table-cell office:value-type="float" office:value="28588" calcext:value-type="float">
            <text:p>28588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ESS_R04_2008_RUS_R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ЛДПР</text:p>
          </table:table-cell>
          <table:table-cell office:value-type="float" office:value="28589" calcext:value-type="float">
            <text:p>28589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ESS_R04_2008_RUS_R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“Союз Правых Сил”</text:p>
          </table:table-cell>
          <table:table-cell office:value-type="float" office:value="28590" calcext:value-type="float">
            <text:p>28590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ESS_R04_2008_RUS_R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Яблоко</text:p>
          </table:table-cell>
          <table:table-cell office:value-type="float" office:value="28591" calcext:value-type="float">
            <text:p>28591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ESS_R04_2008_RUS_R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Другая</text:p>
          </table:table-cell>
          <table:table-cell office:value-type="float" office:value="28592" calcext:value-type="float">
            <text:p>28592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ESS_R04_2008_RUS_RU_31</text:p>
          </table:table-cell>
          <table:table-cell office:value-type="string" calcext:value-type="string">
            <text:p>B20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593" calcext:value-type="float">
            <text:p>28593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ESS_R04_2008_RUS_R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Очень близка</text:p>
          </table:table-cell>
          <table:table-cell office:value-type="float" office:value="20286" calcext:value-type="float">
            <text:p>20286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string" calcext:value-type="string">
            <text:p>ESS_R04_2008_RUS_R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Довольно близка</text:p>
          </table:table-cell>
          <table:table-cell office:value-type="float" office:value="20287" calcext:value-type="float">
            <text:p>20287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string" calcext:value-type="string">
            <text:p>ESS_R04_2008_RUS_R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Не очень близка</text:p>
          </table:table-cell>
          <table:table-cell office:value-type="float" office:value="20288" calcext:value-type="float">
            <text:p>20288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string" calcext:value-type="string">
            <text:p>ESS_R04_2008_RUS_R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Совсем не близка</text:p>
          </table:table-cell>
          <table:table-cell office:value-type="float" office:value="20289" calcext:value-type="float">
            <text:p>20289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string" calcext:value-type="string">
            <text:p>ESS_R04_2008_RUS_RU_32</text:p>
          </table:table-cell>
          <table:table-cell office:value-type="string" calcext:value-type="string">
            <text:p>B20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90" calcext:value-type="float">
            <text:p>20290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string" calcext:value-type="string">
            <text:p>ESS_R04_2008_RUS_R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«Единая Россия»</text:p>
          </table:table-cell>
          <table:table-cell office:value-type="float" office:value="28587" calcext:value-type="float">
            <text:p>28587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ESS_R04_2008_RUS_R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КПРФ</text:p>
          </table:table-cell>
          <table:table-cell office:value-type="float" office:value="28588" calcext:value-type="float">
            <text:p>28588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ESS_R04_2008_RUS_R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ЛДПР</text:p>
          </table:table-cell>
          <table:table-cell office:value-type="float" office:value="28589" calcext:value-type="float">
            <text:p>28589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ESS_R04_2008_RUS_R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“Союз Правых Сил”</text:p>
          </table:table-cell>
          <table:table-cell office:value-type="float" office:value="28590" calcext:value-type="float">
            <text:p>28590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ESS_R04_2008_RUS_R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Яблоко</text:p>
          </table:table-cell>
          <table:table-cell office:value-type="float" office:value="28591" calcext:value-type="float">
            <text:p>28591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ESS_R04_2008_RUS_R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Другая</text:p>
          </table:table-cell>
          <table:table-cell office:value-type="float" office:value="28592" calcext:value-type="float">
            <text:p>28592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ESS_R04_2008_RUS_RU_3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593" calcext:value-type="float">
            <text:p>28593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Левый</text:p>
          </table:table-cell>
          <table:table-cell office:value-type="float" office:value="11547" calcext:value-type="float">
            <text:p>11547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11548" calcext:value-type="float">
            <text:p>1154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float" office:value="2" calcext:value-type="float">
            <text:p>2</text:p>
          </table:table-cell>
          <table:table-cell office:value-type="float" office:value="11549" calcext:value-type="float">
            <text:p>11549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float" office:value="3" calcext:value-type="float">
            <text:p>3</text:p>
          </table:table-cell>
          <table:table-cell office:value-type="float" office:value="11550" calcext:value-type="float">
            <text:p>11550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float" office:value="4" calcext:value-type="float">
            <text:p>4</text:p>
          </table:table-cell>
          <table:table-cell office:value-type="float" office:value="11551" calcext:value-type="float">
            <text:p>11551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float" office:value="5" calcext:value-type="float">
            <text:p>5</text:p>
          </table:table-cell>
          <table:table-cell office:value-type="float" office:value="11552" calcext:value-type="float">
            <text:p>11552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float" office:value="6" calcext:value-type="float">
            <text:p>6</text:p>
          </table:table-cell>
          <table:table-cell office:value-type="float" office:value="11553" calcext:value-type="float">
            <text:p>11553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float" office:value="7" calcext:value-type="float">
            <text:p>7</text:p>
          </table:table-cell>
          <table:table-cell office:value-type="float" office:value="11554" calcext:value-type="float">
            <text:p>11554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float" office:value="8" calcext:value-type="float">
            <text:p>8</text:p>
          </table:table-cell>
          <table:table-cell office:value-type="float" office:value="11555" calcext:value-type="float">
            <text:p>11555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float" office:value="9" calcext:value-type="float">
            <text:p>9</text:p>
          </table:table-cell>
          <table:table-cell office:value-type="float" office:value="11556" calcext:value-type="float">
            <text:p>11556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Правый</text:p>
          </table:table-cell>
          <table:table-cell office:value-type="float" office:value="11557" calcext:value-type="float">
            <text:p>11557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558" calcext:value-type="float">
            <text:p>1155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4_2008_RUS_RU_36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Часто</text:p>
          </table:table-cell>
          <table:table-cell office:value-type="float" office:value="27946" calcext:value-type="float">
            <text:p>27946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36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Иногда</text:p>
          </table:table-cell>
          <table:table-cell office:value-type="float" office:value="27947" calcext:value-type="float">
            <text:p>27947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36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Никогда</text:p>
          </table:table-cell>
          <table:table-cell office:value-type="float" office:value="27948" calcext:value-type="float">
            <text:p>27948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36</text:p>
          </table:table-cell>
          <table:table-cell office:value-type="string" calcext:value-type="string">
            <text:p>B23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7949" calcext:value-type="float">
            <text:p>27949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37</text:p>
          </table:table-cell>
          <table:table-cell office:value-type="string" calcext:value-type="string">
            <text:p>B23b</text:p>
          </table:table-cell>
          <table:table-cell office:value-type="string" calcext:value-type="string">
            <text:p>Часто</text:p>
          </table:table-cell>
          <table:table-cell office:value-type="float" office:value="27946" calcext:value-type="float">
            <text:p>27946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37</text:p>
          </table:table-cell>
          <table:table-cell office:value-type="string" calcext:value-type="string">
            <text:p>B23b</text:p>
          </table:table-cell>
          <table:table-cell office:value-type="string" calcext:value-type="string">
            <text:p>Иногда</text:p>
          </table:table-cell>
          <table:table-cell office:value-type="float" office:value="27947" calcext:value-type="float">
            <text:p>27947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37</text:p>
          </table:table-cell>
          <table:table-cell office:value-type="string" calcext:value-type="string">
            <text:p>B23b</text:p>
          </table:table-cell>
          <table:table-cell office:value-type="string" calcext:value-type="string">
            <text:p>Никогда</text:p>
          </table:table-cell>
          <table:table-cell office:value-type="float" office:value="27948" calcext:value-type="float">
            <text:p>27948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37</text:p>
          </table:table-cell>
          <table:table-cell office:value-type="string" calcext:value-type="string">
            <text:p>B23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7949" calcext:value-type="float">
            <text:p>27949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38</text:p>
          </table:table-cell>
          <table:table-cell office:value-type="string" calcext:value-type="string">
            <text:p>B23c</text:p>
          </table:table-cell>
          <table:table-cell office:value-type="string" calcext:value-type="string">
            <text:p>Часто</text:p>
          </table:table-cell>
          <table:table-cell office:value-type="float" office:value="27946" calcext:value-type="float">
            <text:p>27946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38</text:p>
          </table:table-cell>
          <table:table-cell office:value-type="string" calcext:value-type="string">
            <text:p>B23c</text:p>
          </table:table-cell>
          <table:table-cell office:value-type="string" calcext:value-type="string">
            <text:p>Иногда</text:p>
          </table:table-cell>
          <table:table-cell office:value-type="float" office:value="27947" calcext:value-type="float">
            <text:p>27947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38</text:p>
          </table:table-cell>
          <table:table-cell office:value-type="string" calcext:value-type="string">
            <text:p>B23c</text:p>
          </table:table-cell>
          <table:table-cell office:value-type="string" calcext:value-type="string">
            <text:p>Никогда</text:p>
          </table:table-cell>
          <table:table-cell office:value-type="float" office:value="27948" calcext:value-type="float">
            <text:p>27948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38</text:p>
          </table:table-cell>
          <table:table-cell office:value-type="string" calcext:value-type="string">
            <text:p>B23c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7949" calcext:value-type="float">
            <text:p>27949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39</text:p>
          </table:table-cell>
          <table:table-cell office:value-type="string" calcext:value-type="string">
            <text:p>B23d</text:p>
          </table:table-cell>
          <table:table-cell office:value-type="string" calcext:value-type="string">
            <text:p>Часто</text:p>
          </table:table-cell>
          <table:table-cell office:value-type="float" office:value="27946" calcext:value-type="float">
            <text:p>27946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39</text:p>
          </table:table-cell>
          <table:table-cell office:value-type="string" calcext:value-type="string">
            <text:p>B23d</text:p>
          </table:table-cell>
          <table:table-cell office:value-type="string" calcext:value-type="string">
            <text:p>Иногда</text:p>
          </table:table-cell>
          <table:table-cell office:value-type="float" office:value="27947" calcext:value-type="float">
            <text:p>27947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39</text:p>
          </table:table-cell>
          <table:table-cell office:value-type="string" calcext:value-type="string">
            <text:p>B23d</text:p>
          </table:table-cell>
          <table:table-cell office:value-type="string" calcext:value-type="string">
            <text:p>Никогда</text:p>
          </table:table-cell>
          <table:table-cell office:value-type="float" office:value="27948" calcext:value-type="float">
            <text:p>27948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39</text:p>
          </table:table-cell>
          <table:table-cell office:value-type="string" calcext:value-type="string">
            <text:p>B23d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7949" calcext:value-type="float">
            <text:p>27949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0</text:p>
          </table:table-cell>
          <table:table-cell office:value-type="string" calcext:value-type="string">
            <text:p>B23e</text:p>
          </table:table-cell>
          <table:table-cell office:value-type="string" calcext:value-type="string">
            <text:p>Часто</text:p>
          </table:table-cell>
          <table:table-cell office:value-type="float" office:value="27946" calcext:value-type="float">
            <text:p>27946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0</text:p>
          </table:table-cell>
          <table:table-cell office:value-type="string" calcext:value-type="string">
            <text:p>B23e</text:p>
          </table:table-cell>
          <table:table-cell office:value-type="string" calcext:value-type="string">
            <text:p>Иногда</text:p>
          </table:table-cell>
          <table:table-cell office:value-type="float" office:value="27947" calcext:value-type="float">
            <text:p>27947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0</text:p>
          </table:table-cell>
          <table:table-cell office:value-type="string" calcext:value-type="string">
            <text:p>B23e</text:p>
          </table:table-cell>
          <table:table-cell office:value-type="string" calcext:value-type="string">
            <text:p>Никогда</text:p>
          </table:table-cell>
          <table:table-cell office:value-type="float" office:value="27948" calcext:value-type="float">
            <text:p>27948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0</text:p>
          </table:table-cell>
          <table:table-cell office:value-type="string" calcext:value-type="string">
            <text:p>B23e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7949" calcext:value-type="float">
            <text:p>27949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1</text:p>
          </table:table-cell>
          <table:table-cell office:value-type="string" calcext:value-type="string">
            <text:p>B23f</text:p>
          </table:table-cell>
          <table:table-cell office:value-type="string" calcext:value-type="string">
            <text:p>Часто</text:p>
          </table:table-cell>
          <table:table-cell office:value-type="float" office:value="27946" calcext:value-type="float">
            <text:p>27946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1</text:p>
          </table:table-cell>
          <table:table-cell office:value-type="string" calcext:value-type="string">
            <text:p>B23f</text:p>
          </table:table-cell>
          <table:table-cell office:value-type="string" calcext:value-type="string">
            <text:p>Иногда</text:p>
          </table:table-cell>
          <table:table-cell office:value-type="float" office:value="27947" calcext:value-type="float">
            <text:p>27947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1</text:p>
          </table:table-cell>
          <table:table-cell office:value-type="string" calcext:value-type="string">
            <text:p>B23f</text:p>
          </table:table-cell>
          <table:table-cell office:value-type="string" calcext:value-type="string">
            <text:p>Никогда</text:p>
          </table:table-cell>
          <table:table-cell office:value-type="float" office:value="27948" calcext:value-type="float">
            <text:p>27948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1</text:p>
          </table:table-cell>
          <table:table-cell office:value-type="string" calcext:value-type="string">
            <text:p>B23f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7949" calcext:value-type="float">
            <text:p>27949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2</text:p>
          </table:table-cell>
          <table:table-cell office:value-type="string" calcext:value-type="string">
            <text:p>B23g</text:p>
          </table:table-cell>
          <table:table-cell office:value-type="string" calcext:value-type="string">
            <text:p>Часто</text:p>
          </table:table-cell>
          <table:table-cell office:value-type="float" office:value="27946" calcext:value-type="float">
            <text:p>27946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2</text:p>
          </table:table-cell>
          <table:table-cell office:value-type="string" calcext:value-type="string">
            <text:p>B23g</text:p>
          </table:table-cell>
          <table:table-cell office:value-type="string" calcext:value-type="string">
            <text:p>Иногда</text:p>
          </table:table-cell>
          <table:table-cell office:value-type="float" office:value="27947" calcext:value-type="float">
            <text:p>27947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2</text:p>
          </table:table-cell>
          <table:table-cell office:value-type="string" calcext:value-type="string">
            <text:p>B23g</text:p>
          </table:table-cell>
          <table:table-cell office:value-type="string" calcext:value-type="string">
            <text:p>Никогда</text:p>
          </table:table-cell>
          <table:table-cell office:value-type="float" office:value="27948" calcext:value-type="float">
            <text:p>27948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2</text:p>
          </table:table-cell>
          <table:table-cell office:value-type="string" calcext:value-type="string">
            <text:p>B23g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7949" calcext:value-type="float">
            <text:p>27949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3</text:p>
          </table:table-cell>
          <table:table-cell office:value-type="string" calcext:value-type="string">
            <text:p>B23h</text:p>
          </table:table-cell>
          <table:table-cell office:value-type="string" calcext:value-type="string">
            <text:p>Часто</text:p>
          </table:table-cell>
          <table:table-cell office:value-type="float" office:value="27946" calcext:value-type="float">
            <text:p>27946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3</text:p>
          </table:table-cell>
          <table:table-cell office:value-type="string" calcext:value-type="string">
            <text:p>B23h</text:p>
          </table:table-cell>
          <table:table-cell office:value-type="string" calcext:value-type="string">
            <text:p>Иногда</text:p>
          </table:table-cell>
          <table:table-cell office:value-type="float" office:value="27947" calcext:value-type="float">
            <text:p>27947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3</text:p>
          </table:table-cell>
          <table:table-cell office:value-type="string" calcext:value-type="string">
            <text:p>B23h</text:p>
          </table:table-cell>
          <table:table-cell office:value-type="string" calcext:value-type="string">
            <text:p>Никогда</text:p>
          </table:table-cell>
          <table:table-cell office:value-type="float" office:value="27948" calcext:value-type="float">
            <text:p>27948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3</text:p>
          </table:table-cell>
          <table:table-cell office:value-type="string" calcext:value-type="string">
            <text:p>B23h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7949" calcext:value-type="float">
            <text:p>27949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4</text:p>
          </table:table-cell>
          <table:table-cell office:value-type="string" calcext:value-type="string">
            <text:p>B23i</text:p>
          </table:table-cell>
          <table:table-cell office:value-type="string" calcext:value-type="string">
            <text:p>Часто</text:p>
          </table:table-cell>
          <table:table-cell office:value-type="float" office:value="27946" calcext:value-type="float">
            <text:p>27946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4</text:p>
          </table:table-cell>
          <table:table-cell office:value-type="string" calcext:value-type="string">
            <text:p>B23i</text:p>
          </table:table-cell>
          <table:table-cell office:value-type="string" calcext:value-type="string">
            <text:p>Иногда</text:p>
          </table:table-cell>
          <table:table-cell office:value-type="float" office:value="27947" calcext:value-type="float">
            <text:p>27947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4</text:p>
          </table:table-cell>
          <table:table-cell office:value-type="string" calcext:value-type="string">
            <text:p>B23i</text:p>
          </table:table-cell>
          <table:table-cell office:value-type="string" calcext:value-type="string">
            <text:p>Никогда</text:p>
          </table:table-cell>
          <table:table-cell office:value-type="float" office:value="27948" calcext:value-type="float">
            <text:p>27948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4</text:p>
          </table:table-cell>
          <table:table-cell office:value-type="string" calcext:value-type="string">
            <text:p>B23i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7949" calcext:value-type="float">
            <text:p>27949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ESS_R04_2008_RUS_RU_4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Совершенно неудовлетворен</text:p>
          </table:table-cell>
          <table:table-cell office:value-type="float" office:value="20304" calcext:value-type="float">
            <text:p>20304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5</text:p>
          </table:table-cell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20305" calcext:value-type="float">
            <text:p>20305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5</text:p>
          </table:table-cell>
          <table:table-cell office:value-type="string" calcext:value-type="string">
            <text:p>B24</text:p>
          </table:table-cell>
          <table:table-cell office:value-type="float" office:value="2" calcext:value-type="float">
            <text:p>2</text:p>
          </table:table-cell>
          <table:table-cell office:value-type="float" office:value="20306" calcext:value-type="float">
            <text:p>20306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5</text:p>
          </table:table-cell>
          <table:table-cell office:value-type="string" calcext:value-type="string">
            <text:p>B24</text:p>
          </table:table-cell>
          <table:table-cell office:value-type="float" office:value="3" calcext:value-type="float">
            <text:p>3</text:p>
          </table:table-cell>
          <table:table-cell office:value-type="float" office:value="20307" calcext:value-type="float">
            <text:p>20307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5</text:p>
          </table:table-cell>
          <table:table-cell office:value-type="string" calcext:value-type="string">
            <text:p>B24</text:p>
          </table:table-cell>
          <table:table-cell office:value-type="float" office:value="4" calcext:value-type="float">
            <text:p>4</text:p>
          </table:table-cell>
          <table:table-cell office:value-type="float" office:value="20308" calcext:value-type="float">
            <text:p>20308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5</text:p>
          </table:table-cell>
          <table:table-cell office:value-type="string" calcext:value-type="string">
            <text:p>B24</text:p>
          </table:table-cell>
          <table:table-cell office:value-type="float" office:value="5" calcext:value-type="float">
            <text:p>5</text:p>
          </table:table-cell>
          <table:table-cell office:value-type="float" office:value="20309" calcext:value-type="float">
            <text:p>20309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5</text:p>
          </table:table-cell>
          <table:table-cell office:value-type="string" calcext:value-type="string">
            <text:p>B24</text:p>
          </table:table-cell>
          <table:table-cell office:value-type="float" office:value="6" calcext:value-type="float">
            <text:p>6</text:p>
          </table:table-cell>
          <table:table-cell office:value-type="float" office:value="20310" calcext:value-type="float">
            <text:p>2031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5</text:p>
          </table:table-cell>
          <table:table-cell office:value-type="string" calcext:value-type="string">
            <text:p>B24</text:p>
          </table:table-cell>
          <table:table-cell office:value-type="float" office:value="7" calcext:value-type="float">
            <text:p>7</text:p>
          </table:table-cell>
          <table:table-cell office:value-type="float" office:value="20311" calcext:value-type="float">
            <text:p>20311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5</text:p>
          </table:table-cell>
          <table:table-cell office:value-type="string" calcext:value-type="string">
            <text:p>B24</text:p>
          </table:table-cell>
          <table:table-cell office:value-type="float" office:value="8" calcext:value-type="float">
            <text:p>8</text:p>
          </table:table-cell>
          <table:table-cell office:value-type="float" office:value="20312" calcext:value-type="float">
            <text:p>20312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5</text:p>
          </table:table-cell>
          <table:table-cell office:value-type="string" calcext:value-type="string">
            <text:p>B24</text:p>
          </table:table-cell>
          <table:table-cell office:value-type="float" office:value="9" calcext:value-type="float">
            <text:p>9</text:p>
          </table:table-cell>
          <table:table-cell office:value-type="float" office:value="20313" calcext:value-type="float">
            <text:p>20313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<text:s/>Полностью удовлетворен</text:p>
          </table:table-cell>
          <table:table-cell office:value-type="float" office:value="20314" calcext:value-type="float">
            <text:p>20314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15" calcext:value-type="float">
            <text:p>20315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Совершенно неудовлетворен</text:p>
          </table:table-cell>
          <table:table-cell office:value-type="float" office:value="20304" calcext:value-type="float">
            <text:p>20304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6</text:p>
          </table:table-cell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20305" calcext:value-type="float">
            <text:p>20305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6</text:p>
          </table:table-cell>
          <table:table-cell office:value-type="string" calcext:value-type="string">
            <text:p>B25</text:p>
          </table:table-cell>
          <table:table-cell office:value-type="float" office:value="2" calcext:value-type="float">
            <text:p>2</text:p>
          </table:table-cell>
          <table:table-cell office:value-type="float" office:value="20306" calcext:value-type="float">
            <text:p>20306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6</text:p>
          </table:table-cell>
          <table:table-cell office:value-type="string" calcext:value-type="string">
            <text:p>B25</text:p>
          </table:table-cell>
          <table:table-cell office:value-type="float" office:value="3" calcext:value-type="float">
            <text:p>3</text:p>
          </table:table-cell>
          <table:table-cell office:value-type="float" office:value="20307" calcext:value-type="float">
            <text:p>20307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6</text:p>
          </table:table-cell>
          <table:table-cell office:value-type="string" calcext:value-type="string">
            <text:p>B25</text:p>
          </table:table-cell>
          <table:table-cell office:value-type="float" office:value="4" calcext:value-type="float">
            <text:p>4</text:p>
          </table:table-cell>
          <table:table-cell office:value-type="float" office:value="20308" calcext:value-type="float">
            <text:p>20308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6</text:p>
          </table:table-cell>
          <table:table-cell office:value-type="string" calcext:value-type="string">
            <text:p>B25</text:p>
          </table:table-cell>
          <table:table-cell office:value-type="float" office:value="5" calcext:value-type="float">
            <text:p>5</text:p>
          </table:table-cell>
          <table:table-cell office:value-type="float" office:value="20309" calcext:value-type="float">
            <text:p>20309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6</text:p>
          </table:table-cell>
          <table:table-cell office:value-type="string" calcext:value-type="string">
            <text:p>B25</text:p>
          </table:table-cell>
          <table:table-cell office:value-type="float" office:value="6" calcext:value-type="float">
            <text:p>6</text:p>
          </table:table-cell>
          <table:table-cell office:value-type="float" office:value="20310" calcext:value-type="float">
            <text:p>2031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6</text:p>
          </table:table-cell>
          <table:table-cell office:value-type="string" calcext:value-type="string">
            <text:p>B25</text:p>
          </table:table-cell>
          <table:table-cell office:value-type="float" office:value="7" calcext:value-type="float">
            <text:p>7</text:p>
          </table:table-cell>
          <table:table-cell office:value-type="float" office:value="20311" calcext:value-type="float">
            <text:p>20311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6</text:p>
          </table:table-cell>
          <table:table-cell office:value-type="string" calcext:value-type="string">
            <text:p>B25</text:p>
          </table:table-cell>
          <table:table-cell office:value-type="float" office:value="8" calcext:value-type="float">
            <text:p>8</text:p>
          </table:table-cell>
          <table:table-cell office:value-type="float" office:value="20312" calcext:value-type="float">
            <text:p>20312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6</text:p>
          </table:table-cell>
          <table:table-cell office:value-type="string" calcext:value-type="string">
            <text:p>B25</text:p>
          </table:table-cell>
          <table:table-cell office:value-type="float" office:value="9" calcext:value-type="float">
            <text:p>9</text:p>
          </table:table-cell>
          <table:table-cell office:value-type="float" office:value="20313" calcext:value-type="float">
            <text:p>20313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Полностью удовлетворен</text:p>
          </table:table-cell>
          <table:table-cell office:value-type="float" office:value="20314" calcext:value-type="float">
            <text:p>20314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15" calcext:value-type="float">
            <text:p>20315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Совершенно неудовлетворен</text:p>
          </table:table-cell>
          <table:table-cell office:value-type="float" office:value="20304" calcext:value-type="float">
            <text:p>20304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7</text:p>
          </table:table-cell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20305" calcext:value-type="float">
            <text:p>20305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7</text:p>
          </table:table-cell>
          <table:table-cell office:value-type="string" calcext:value-type="string">
            <text:p>B26</text:p>
          </table:table-cell>
          <table:table-cell office:value-type="float" office:value="2" calcext:value-type="float">
            <text:p>2</text:p>
          </table:table-cell>
          <table:table-cell office:value-type="float" office:value="20306" calcext:value-type="float">
            <text:p>20306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7</text:p>
          </table:table-cell>
          <table:table-cell office:value-type="string" calcext:value-type="string">
            <text:p>B26</text:p>
          </table:table-cell>
          <table:table-cell office:value-type="float" office:value="3" calcext:value-type="float">
            <text:p>3</text:p>
          </table:table-cell>
          <table:table-cell office:value-type="float" office:value="20307" calcext:value-type="float">
            <text:p>20307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7</text:p>
          </table:table-cell>
          <table:table-cell office:value-type="string" calcext:value-type="string">
            <text:p>B26</text:p>
          </table:table-cell>
          <table:table-cell office:value-type="float" office:value="4" calcext:value-type="float">
            <text:p>4</text:p>
          </table:table-cell>
          <table:table-cell office:value-type="float" office:value="20308" calcext:value-type="float">
            <text:p>20308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7</text:p>
          </table:table-cell>
          <table:table-cell office:value-type="string" calcext:value-type="string">
            <text:p>B26</text:p>
          </table:table-cell>
          <table:table-cell office:value-type="float" office:value="5" calcext:value-type="float">
            <text:p>5</text:p>
          </table:table-cell>
          <table:table-cell office:value-type="float" office:value="20309" calcext:value-type="float">
            <text:p>20309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7</text:p>
          </table:table-cell>
          <table:table-cell office:value-type="string" calcext:value-type="string">
            <text:p>B26</text:p>
          </table:table-cell>
          <table:table-cell office:value-type="float" office:value="6" calcext:value-type="float">
            <text:p>6</text:p>
          </table:table-cell>
          <table:table-cell office:value-type="float" office:value="20310" calcext:value-type="float">
            <text:p>2031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7</text:p>
          </table:table-cell>
          <table:table-cell office:value-type="string" calcext:value-type="string">
            <text:p>B26</text:p>
          </table:table-cell>
          <table:table-cell office:value-type="float" office:value="7" calcext:value-type="float">
            <text:p>7</text:p>
          </table:table-cell>
          <table:table-cell office:value-type="float" office:value="20311" calcext:value-type="float">
            <text:p>20311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7</text:p>
          </table:table-cell>
          <table:table-cell office:value-type="string" calcext:value-type="string">
            <text:p>B26</text:p>
          </table:table-cell>
          <table:table-cell office:value-type="float" office:value="8" calcext:value-type="float">
            <text:p>8</text:p>
          </table:table-cell>
          <table:table-cell office:value-type="float" office:value="20312" calcext:value-type="float">
            <text:p>20312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7</text:p>
          </table:table-cell>
          <table:table-cell office:value-type="string" calcext:value-type="string">
            <text:p>B26</text:p>
          </table:table-cell>
          <table:table-cell office:value-type="float" office:value="9" calcext:value-type="float">
            <text:p>9</text:p>
          </table:table-cell>
          <table:table-cell office:value-type="float" office:value="20313" calcext:value-type="float">
            <text:p>20313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Полностью удовлетворен</text:p>
          </table:table-cell>
          <table:table-cell office:value-type="float" office:value="20314" calcext:value-type="float">
            <text:p>20314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15" calcext:value-type="float">
            <text:p>20315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Совершенно неудовлетворен</text:p>
          </table:table-cell>
          <table:table-cell office:value-type="float" office:value="20304" calcext:value-type="float">
            <text:p>20304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8</text:p>
          </table:table-cell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20305" calcext:value-type="float">
            <text:p>20305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8</text:p>
          </table:table-cell>
          <table:table-cell office:value-type="string" calcext:value-type="string">
            <text:p>B27</text:p>
          </table:table-cell>
          <table:table-cell office:value-type="float" office:value="2" calcext:value-type="float">
            <text:p>2</text:p>
          </table:table-cell>
          <table:table-cell office:value-type="float" office:value="20306" calcext:value-type="float">
            <text:p>20306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8</text:p>
          </table:table-cell>
          <table:table-cell office:value-type="string" calcext:value-type="string">
            <text:p>B27</text:p>
          </table:table-cell>
          <table:table-cell office:value-type="float" office:value="3" calcext:value-type="float">
            <text:p>3</text:p>
          </table:table-cell>
          <table:table-cell office:value-type="float" office:value="20307" calcext:value-type="float">
            <text:p>20307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8</text:p>
          </table:table-cell>
          <table:table-cell office:value-type="string" calcext:value-type="string">
            <text:p>B27</text:p>
          </table:table-cell>
          <table:table-cell office:value-type="float" office:value="4" calcext:value-type="float">
            <text:p>4</text:p>
          </table:table-cell>
          <table:table-cell office:value-type="float" office:value="20308" calcext:value-type="float">
            <text:p>20308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8</text:p>
          </table:table-cell>
          <table:table-cell office:value-type="string" calcext:value-type="string">
            <text:p>B27</text:p>
          </table:table-cell>
          <table:table-cell office:value-type="float" office:value="5" calcext:value-type="float">
            <text:p>5</text:p>
          </table:table-cell>
          <table:table-cell office:value-type="float" office:value="20309" calcext:value-type="float">
            <text:p>20309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8</text:p>
          </table:table-cell>
          <table:table-cell office:value-type="string" calcext:value-type="string">
            <text:p>B27</text:p>
          </table:table-cell>
          <table:table-cell office:value-type="float" office:value="6" calcext:value-type="float">
            <text:p>6</text:p>
          </table:table-cell>
          <table:table-cell office:value-type="float" office:value="20310" calcext:value-type="float">
            <text:p>2031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8</text:p>
          </table:table-cell>
          <table:table-cell office:value-type="string" calcext:value-type="string">
            <text:p>B27</text:p>
          </table:table-cell>
          <table:table-cell office:value-type="float" office:value="7" calcext:value-type="float">
            <text:p>7</text:p>
          </table:table-cell>
          <table:table-cell office:value-type="float" office:value="20311" calcext:value-type="float">
            <text:p>20311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8</text:p>
          </table:table-cell>
          <table:table-cell office:value-type="string" calcext:value-type="string">
            <text:p>B27</text:p>
          </table:table-cell>
          <table:table-cell office:value-type="float" office:value="8" calcext:value-type="float">
            <text:p>8</text:p>
          </table:table-cell>
          <table:table-cell office:value-type="float" office:value="20312" calcext:value-type="float">
            <text:p>20312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8</text:p>
          </table:table-cell>
          <table:table-cell office:value-type="string" calcext:value-type="string">
            <text:p>B27</text:p>
          </table:table-cell>
          <table:table-cell office:value-type="float" office:value="9" calcext:value-type="float">
            <text:p>9</text:p>
          </table:table-cell>
          <table:table-cell office:value-type="float" office:value="20313" calcext:value-type="float">
            <text:p>20313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Полностью удовлетворен</text:p>
          </table:table-cell>
          <table:table-cell office:value-type="float" office:value="20314" calcext:value-type="float">
            <text:p>20314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15" calcext:value-type="float">
            <text:p>20315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ESS_R04_2008_RUS_RU_4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Очень плохое</text:p>
          </table:table-cell>
          <table:table-cell office:value-type="float" office:value="20340" calcext:value-type="float">
            <text:p>2034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49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20341" calcext:value-type="float">
            <text:p>20341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49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20342" calcext:value-type="float">
            <text:p>20342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49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20343" calcext:value-type="float">
            <text:p>20343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49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20344" calcext:value-type="float">
            <text:p>20344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49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20345" calcext:value-type="float">
            <text:p>20345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49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20346" calcext:value-type="float">
            <text:p>20346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49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20347" calcext:value-type="float">
            <text:p>20347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49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20348" calcext:value-type="float">
            <text:p>20348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49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20349" calcext:value-type="float">
            <text:p>20349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4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20350" calcext:value-type="float">
            <text:p>2035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4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1" calcext:value-type="float">
            <text:p>20351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5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Очень плохое</text:p>
          </table:table-cell>
          <table:table-cell office:value-type="float" office:value="20340" calcext:value-type="float">
            <text:p>2034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50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20341" calcext:value-type="float">
            <text:p>20341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50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20342" calcext:value-type="float">
            <text:p>20342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50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20343" calcext:value-type="float">
            <text:p>20343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50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20344" calcext:value-type="float">
            <text:p>20344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50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20345" calcext:value-type="float">
            <text:p>20345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50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20346" calcext:value-type="float">
            <text:p>20346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50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20347" calcext:value-type="float">
            <text:p>20347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50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20348" calcext:value-type="float">
            <text:p>20348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50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20349" calcext:value-type="float">
            <text:p>20349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5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20350" calcext:value-type="float">
            <text:p>2035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5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1" calcext:value-type="float">
            <text:p>20351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5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4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4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4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4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4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4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Объединение и так уже зашло слишком далеко</text:p>
          </table:table-cell>
          <table:table-cell office:value-type="float" office:value="24274" calcext:value-type="float">
            <text:p>24274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24275" calcext:value-type="float">
            <text:p>24275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24276" calcext:value-type="float">
            <text:p>24276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24277" calcext:value-type="float">
            <text:p>24277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24278" calcext:value-type="float">
            <text:p>24278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24279" calcext:value-type="float">
            <text:p>24279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24280" calcext:value-type="float">
            <text:p>24280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24281" calcext:value-type="float">
            <text:p>24281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24282" calcext:value-type="float">
            <text:p>24282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24283" calcext:value-type="float">
            <text:p>24283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Объединение должно продолжаться</text:p>
          </table:table-cell>
          <table:table-cell office:value-type="float" office:value="24284" calcext:value-type="float">
            <text:p>24284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4285" calcext:value-type="float">
            <text:p>24285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4_2008_RUS_RU_5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позволить многим таким людям переезжать жить в Россию</text:p>
          </table:table-cell>
          <table:table-cell office:value-type="float" office:value="20358" calcext:value-type="float">
            <text:p>20358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4_2008_RUS_RU_5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позволить некоторым таким людям переезжать жить в Россию</text:p>
          </table:table-cell>
          <table:table-cell office:value-type="float" office:value="20359" calcext:value-type="float">
            <text:p>20359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4_2008_RUS_RU_5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Следует позволить переезжать лишь немногим из них</text:p>
          </table:table-cell>
          <table:table-cell office:value-type="float" office:value="20360" calcext:value-type="float">
            <text:p>20360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4_2008_RUS_RU_5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Никому не разрешать</text:p>
          </table:table-cell>
          <table:table-cell office:value-type="float" office:value="20361" calcext:value-type="float">
            <text:p>20361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4_2008_RUS_RU_5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62" calcext:value-type="float">
            <text:p>20362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4_2008_RUS_RU_5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позволить многим таким людям переезжать жить в Россию</text:p>
          </table:table-cell>
          <table:table-cell office:value-type="float" office:value="20358" calcext:value-type="float">
            <text:p>20358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4_2008_RUS_RU_5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позволить некоторым таким людям переезжать жить в Россию</text:p>
          </table:table-cell>
          <table:table-cell office:value-type="float" office:value="20359" calcext:value-type="float">
            <text:p>20359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4_2008_RUS_RU_5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Следует позволить переезжать лишь немногим из них</text:p>
          </table:table-cell>
          <table:table-cell office:value-type="float" office:value="20360" calcext:value-type="float">
            <text:p>20360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4_2008_RUS_RU_5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Никому не разрешать</text:p>
          </table:table-cell>
          <table:table-cell office:value-type="float" office:value="20361" calcext:value-type="float">
            <text:p>20361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4_2008_RUS_RU_5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62" calcext:value-type="float">
            <text:p>20362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4_2008_RUS_RU_5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позволить многим таким людям переезжать жить в Россию</text:p>
          </table:table-cell>
          <table:table-cell office:value-type="float" office:value="20358" calcext:value-type="float">
            <text:p>20358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4_2008_RUS_RU_5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позволить некоторым таким людям переезжать жить в Россию</text:p>
          </table:table-cell>
          <table:table-cell office:value-type="float" office:value="20359" calcext:value-type="float">
            <text:p>20359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4_2008_RUS_RU_5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Следует позволить переезжать лишь немногим из них</text:p>
          </table:table-cell>
          <table:table-cell office:value-type="float" office:value="20360" calcext:value-type="float">
            <text:p>20360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4_2008_RUS_RU_5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Никому не разрешать</text:p>
          </table:table-cell>
          <table:table-cell office:value-type="float" office:value="20361" calcext:value-type="float">
            <text:p>20361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4_2008_RUS_RU_5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62" calcext:value-type="float">
            <text:p>20362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ESS_R04_2008_RUS_RU_5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Плохо для экономики</text:p>
          </table:table-cell>
          <table:table-cell office:value-type="float" office:value="11594" calcext:value-type="float">
            <text:p>1159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RU_59</text:p>
          </table:table-cell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11595" calcext:value-type="float">
            <text:p>1159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RU_59</text:p>
          </table:table-cell>
          <table:table-cell office:value-type="string" calcext:value-type="string">
            <text:p>B38</text:p>
          </table:table-cell>
          <table:table-cell office:value-type="float" office:value="2" calcext:value-type="float">
            <text:p>2</text:p>
          </table:table-cell>
          <table:table-cell office:value-type="float" office:value="11596" calcext:value-type="float">
            <text:p>11596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RU_59</text:p>
          </table:table-cell>
          <table:table-cell office:value-type="string" calcext:value-type="string">
            <text:p>B38</text:p>
          </table:table-cell>
          <table:table-cell office:value-type="float" office:value="3" calcext:value-type="float">
            <text:p>3</text:p>
          </table:table-cell>
          <table:table-cell office:value-type="float" office:value="11597" calcext:value-type="float">
            <text:p>11597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RU_59</text:p>
          </table:table-cell>
          <table:table-cell office:value-type="string" calcext:value-type="string">
            <text:p>B38</text:p>
          </table:table-cell>
          <table:table-cell office:value-type="float" office:value="4" calcext:value-type="float">
            <text:p>4</text:p>
          </table:table-cell>
          <table:table-cell office:value-type="float" office:value="11598" calcext:value-type="float">
            <text:p>11598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RU_59</text:p>
          </table:table-cell>
          <table:table-cell office:value-type="string" calcext:value-type="string">
            <text:p>B38</text:p>
          </table:table-cell>
          <table:table-cell office:value-type="float" office:value="5" calcext:value-type="float">
            <text:p>5</text:p>
          </table:table-cell>
          <table:table-cell office:value-type="float" office:value="11599" calcext:value-type="float">
            <text:p>11599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RU_59</text:p>
          </table:table-cell>
          <table:table-cell office:value-type="string" calcext:value-type="string">
            <text:p>B38</text:p>
          </table:table-cell>
          <table:table-cell office:value-type="float" office:value="6" calcext:value-type="float">
            <text:p>6</text:p>
          </table:table-cell>
          <table:table-cell office:value-type="float" office:value="11600" calcext:value-type="float">
            <text:p>11600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RU_59</text:p>
          </table:table-cell>
          <table:table-cell office:value-type="string" calcext:value-type="string">
            <text:p>B38</text:p>
          </table:table-cell>
          <table:table-cell office:value-type="float" office:value="7" calcext:value-type="float">
            <text:p>7</text:p>
          </table:table-cell>
          <table:table-cell office:value-type="float" office:value="11601" calcext:value-type="float">
            <text:p>11601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RU_59</text:p>
          </table:table-cell>
          <table:table-cell office:value-type="string" calcext:value-type="string">
            <text:p>B38</text:p>
          </table:table-cell>
          <table:table-cell office:value-type="float" office:value="8" calcext:value-type="float">
            <text:p>8</text:p>
          </table:table-cell>
          <table:table-cell office:value-type="float" office:value="11602" calcext:value-type="float">
            <text:p>11602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RU_59</text:p>
          </table:table-cell>
          <table:table-cell office:value-type="string" calcext:value-type="string">
            <text:p>B38</text:p>
          </table:table-cell>
          <table:table-cell office:value-type="float" office:value="9" calcext:value-type="float">
            <text:p>9</text:p>
          </table:table-cell>
          <table:table-cell office:value-type="float" office:value="11603" calcext:value-type="float">
            <text:p>11603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RU_5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<text:s/>Хорошо для экономики</text:p>
          </table:table-cell>
          <table:table-cell office:value-type="float" office:value="11604" calcext:value-type="float">
            <text:p>1160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RU_5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605" calcext:value-type="float">
            <text:p>1160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4_2008_RUS_RU_6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Разрушает культуру нашей страны</text:p>
          </table:table-cell>
          <table:table-cell office:value-type="float" office:value="20363" calcext:value-type="float">
            <text:p>20363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4_2008_RUS_RU_60</text:p>
          </table:table-cell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20364" calcext:value-type="float">
            <text:p>20364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4_2008_RUS_RU_60</text:p>
          </table:table-cell>
          <table:table-cell office:value-type="string" calcext:value-type="string">
            <text:p>B39</text:p>
          </table:table-cell>
          <table:table-cell office:value-type="float" office:value="2" calcext:value-type="float">
            <text:p>2</text:p>
          </table:table-cell>
          <table:table-cell office:value-type="float" office:value="20365" calcext:value-type="float">
            <text:p>20365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4_2008_RUS_RU_60</text:p>
          </table:table-cell>
          <table:table-cell office:value-type="string" calcext:value-type="string">
            <text:p>B39</text:p>
          </table:table-cell>
          <table:table-cell office:value-type="float" office:value="3" calcext:value-type="float">
            <text:p>3</text:p>
          </table:table-cell>
          <table:table-cell office:value-type="float" office:value="20366" calcext:value-type="float">
            <text:p>20366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4_2008_RUS_RU_60</text:p>
          </table:table-cell>
          <table:table-cell office:value-type="string" calcext:value-type="string">
            <text:p>B39</text:p>
          </table:table-cell>
          <table:table-cell office:value-type="float" office:value="4" calcext:value-type="float">
            <text:p>4</text:p>
          </table:table-cell>
          <table:table-cell office:value-type="float" office:value="20367" calcext:value-type="float">
            <text:p>20367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4_2008_RUS_RU_60</text:p>
          </table:table-cell>
          <table:table-cell office:value-type="string" calcext:value-type="string">
            <text:p>B39</text:p>
          </table:table-cell>
          <table:table-cell office:value-type="float" office:value="5" calcext:value-type="float">
            <text:p>5</text:p>
          </table:table-cell>
          <table:table-cell office:value-type="float" office:value="20368" calcext:value-type="float">
            <text:p>20368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4_2008_RUS_RU_60</text:p>
          </table:table-cell>
          <table:table-cell office:value-type="string" calcext:value-type="string">
            <text:p>B39</text:p>
          </table:table-cell>
          <table:table-cell office:value-type="float" office:value="6" calcext:value-type="float">
            <text:p>6</text:p>
          </table:table-cell>
          <table:table-cell office:value-type="float" office:value="20369" calcext:value-type="float">
            <text:p>20369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4_2008_RUS_RU_60</text:p>
          </table:table-cell>
          <table:table-cell office:value-type="string" calcext:value-type="string">
            <text:p>B39</text:p>
          </table:table-cell>
          <table:table-cell office:value-type="float" office:value="7" calcext:value-type="float">
            <text:p>7</text:p>
          </table:table-cell>
          <table:table-cell office:value-type="float" office:value="20370" calcext:value-type="float">
            <text:p>20370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4_2008_RUS_RU_60</text:p>
          </table:table-cell>
          <table:table-cell office:value-type="string" calcext:value-type="string">
            <text:p>B39</text:p>
          </table:table-cell>
          <table:table-cell office:value-type="float" office:value="8" calcext:value-type="float">
            <text:p>8</text:p>
          </table:table-cell>
          <table:table-cell office:value-type="float" office:value="20371" calcext:value-type="float">
            <text:p>20371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4_2008_RUS_RU_60</text:p>
          </table:table-cell>
          <table:table-cell office:value-type="string" calcext:value-type="string">
            <text:p>B39</text:p>
          </table:table-cell>
          <table:table-cell office:value-type="float" office:value="9" calcext:value-type="float">
            <text:p>9</text:p>
          </table:table-cell>
          <table:table-cell office:value-type="float" office:value="20372" calcext:value-type="float">
            <text:p>20372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4_2008_RUS_RU_6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<text:s/>Обогащает культуру нашей страны</text:p>
          </table:table-cell>
          <table:table-cell office:value-type="float" office:value="20373" calcext:value-type="float">
            <text:p>20373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4_2008_RUS_RU_6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74" calcext:value-type="float">
            <text:p>20374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SS_R04_2008_RUS_RU_6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Становится хуже</text:p>
          </table:table-cell>
          <table:table-cell office:value-type="float" office:value="20375" calcext:value-type="float">
            <text:p>20375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4_2008_RUS_RU_61</text:p>
          </table:table-cell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20376" calcext:value-type="float">
            <text:p>20376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4_2008_RUS_RU_61</text:p>
          </table:table-cell>
          <table:table-cell office:value-type="string" calcext:value-type="string">
            <text:p>B40</text:p>
          </table:table-cell>
          <table:table-cell office:value-type="float" office:value="2" calcext:value-type="float">
            <text:p>2</text:p>
          </table:table-cell>
          <table:table-cell office:value-type="float" office:value="20377" calcext:value-type="float">
            <text:p>20377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4_2008_RUS_RU_61</text:p>
          </table:table-cell>
          <table:table-cell office:value-type="string" calcext:value-type="string">
            <text:p>B40</text:p>
          </table:table-cell>
          <table:table-cell office:value-type="float" office:value="3" calcext:value-type="float">
            <text:p>3</text:p>
          </table:table-cell>
          <table:table-cell office:value-type="float" office:value="20378" calcext:value-type="float">
            <text:p>20378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4_2008_RUS_RU_61</text:p>
          </table:table-cell>
          <table:table-cell office:value-type="string" calcext:value-type="string">
            <text:p>B40</text:p>
          </table:table-cell>
          <table:table-cell office:value-type="float" office:value="4" calcext:value-type="float">
            <text:p>4</text:p>
          </table:table-cell>
          <table:table-cell office:value-type="float" office:value="20379" calcext:value-type="float">
            <text:p>20379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4_2008_RUS_RU_61</text:p>
          </table:table-cell>
          <table:table-cell office:value-type="string" calcext:value-type="string">
            <text:p>B40</text:p>
          </table:table-cell>
          <table:table-cell office:value-type="float" office:value="5" calcext:value-type="float">
            <text:p>5</text:p>
          </table:table-cell>
          <table:table-cell office:value-type="float" office:value="20380" calcext:value-type="float">
            <text:p>2038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4_2008_RUS_RU_61</text:p>
          </table:table-cell>
          <table:table-cell office:value-type="string" calcext:value-type="string">
            <text:p>B40</text:p>
          </table:table-cell>
          <table:table-cell office:value-type="float" office:value="6" calcext:value-type="float">
            <text:p>6</text:p>
          </table:table-cell>
          <table:table-cell office:value-type="float" office:value="20381" calcext:value-type="float">
            <text:p>20381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4_2008_RUS_RU_61</text:p>
          </table:table-cell>
          <table:table-cell office:value-type="string" calcext:value-type="string">
            <text:p>B40</text:p>
          </table:table-cell>
          <table:table-cell office:value-type="float" office:value="7" calcext:value-type="float">
            <text:p>7</text:p>
          </table:table-cell>
          <table:table-cell office:value-type="float" office:value="20382" calcext:value-type="float">
            <text:p>20382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4_2008_RUS_RU_61</text:p>
          </table:table-cell>
          <table:table-cell office:value-type="string" calcext:value-type="string">
            <text:p>B40</text:p>
          </table:table-cell>
          <table:table-cell office:value-type="float" office:value="8" calcext:value-type="float">
            <text:p>8</text:p>
          </table:table-cell>
          <table:table-cell office:value-type="float" office:value="20383" calcext:value-type="float">
            <text:p>20383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4_2008_RUS_RU_61</text:p>
          </table:table-cell>
          <table:table-cell office:value-type="string" calcext:value-type="string">
            <text:p>B40</text:p>
          </table:table-cell>
          <table:table-cell office:value-type="float" office:value="9" calcext:value-type="float">
            <text:p>9</text:p>
          </table:table-cell>
          <table:table-cell office:value-type="float" office:value="20384" calcext:value-type="float">
            <text:p>20384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4_2008_RUS_RU_6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<text:s/>Становится лучше</text:p>
          </table:table-cell>
          <table:table-cell office:value-type="float" office:value="20385" calcext:value-type="float">
            <text:p>20385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4_2008_RUS_RU_6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86" calcext:value-type="float">
            <text:p>20386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ESS_R04_2008_RUS_RU_6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Очень несчастливы</text:p>
          </table:table-cell>
          <table:table-cell office:value-type="float" office:value="24298" calcext:value-type="float">
            <text:p>24298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4_2008_RUS_RU_63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24299" calcext:value-type="float">
            <text:p>24299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4_2008_RUS_RU_63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24300" calcext:value-type="float">
            <text:p>24300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4_2008_RUS_RU_63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24301" calcext:value-type="float">
            <text:p>24301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4_2008_RUS_RU_63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24302" calcext:value-type="float">
            <text:p>24302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4_2008_RUS_RU_63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24303" calcext:value-type="float">
            <text:p>24303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4_2008_RUS_RU_63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24304" calcext:value-type="float">
            <text:p>24304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4_2008_RUS_RU_63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24305" calcext:value-type="float">
            <text:p>24305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4_2008_RUS_RU_63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24306" calcext:value-type="float">
            <text:p>24306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4_2008_RUS_RU_63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24307" calcext:value-type="float">
            <text:p>24307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4_2008_RUS_RU_6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Очень счастливы</text:p>
          </table:table-cell>
          <table:table-cell office:value-type="float" office:value="24308" calcext:value-type="float">
            <text:p>24308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4_2008_RUS_RU_6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4309" calcext:value-type="float">
            <text:p>24309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string" calcext:value-type="string">
            <text:p>ESS_R04_2008_RUS_RU_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икогда</text:p>
          </table:table-cell>
          <table:table-cell office:value-type="float" office:value="20399" calcext:value-type="float">
            <text:p>20399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ESS_R04_2008_RUS_RU_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Реже, чем раз в месяц</text:p>
          </table:table-cell>
          <table:table-cell office:value-type="float" office:value="20400" calcext:value-type="float">
            <text:p>20400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ESS_R04_2008_RUS_RU_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Один раз в месяц</text:p>
          </table:table-cell>
          <table:table-cell office:value-type="float" office:value="20401" calcext:value-type="float">
            <text:p>20401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ESS_R04_2008_RUS_RU_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месяц, но не каждую неделю</text:p>
          </table:table-cell>
          <table:table-cell office:value-type="float" office:value="20402" calcext:value-type="float">
            <text:p>2040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ESS_R04_2008_RUS_RU_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Один раз в неделю</text:p>
          </table:table-cell>
          <table:table-cell office:value-type="float" office:value="20403" calcext:value-type="float">
            <text:p>20403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ESS_R04_2008_RUS_RU_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Несколько раз в неделю, но не каждый день</text:p>
          </table:table-cell>
          <table:table-cell office:value-type="float" office:value="20404" calcext:value-type="float">
            <text:p>20404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ESS_R04_2008_RUS_RU_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Каждый день</text:p>
          </table:table-cell>
          <table:table-cell office:value-type="float" office:value="20405" calcext:value-type="float">
            <text:p>20405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ESS_R04_2008_RUS_RU_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06" calcext:value-type="float">
            <text:p>20406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ESS_R04_2008_RUS_RU_6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6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6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6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Гораздо реже, чем большинство сверстников</text:p>
          </table:table-cell>
          <table:table-cell office:value-type="float" office:value="20407" calcext:value-type="float">
            <text:p>20407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ESS_R04_2008_RUS_RU_6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Реже, чем большинство сверстников</text:p>
          </table:table-cell>
          <table:table-cell office:value-type="float" office:value="20408" calcext:value-type="float">
            <text:p>20408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ESS_R04_2008_RUS_RU_6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Примерно так же, как большинство сверстников</text:p>
          </table:table-cell>
          <table:table-cell office:value-type="float" office:value="20409" calcext:value-type="float">
            <text:p>20409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ESS_R04_2008_RUS_RU_6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Чаще, чем большинство сверстников</text:p>
          </table:table-cell>
          <table:table-cell office:value-type="float" office:value="20410" calcext:value-type="float">
            <text:p>20410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ESS_R04_2008_RUS_RU_6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Гораздо чаще, чем большинство сверстников</text:p>
          </table:table-cell>
          <table:table-cell office:value-type="float" office:value="20411" calcext:value-type="float">
            <text:p>20411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ESS_R04_2008_RUS_RU_6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12" calcext:value-type="float">
            <text:p>20412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ESS_R04_2008_RUS_RU_6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Да, были случаи</text:p>
          </table:table-cell>
          <table:table-cell office:value-type="float" office:value="20413" calcext:value-type="float">
            <text:p>20413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string" calcext:value-type="string">
            <text:p>ESS_R04_2008_RUS_RU_6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Нет</text:p>
          </table:table-cell>
          <table:table-cell office:value-type="float" office:value="20414" calcext:value-type="float">
            <text:p>20414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string" calcext:value-type="string">
            <text:p>ESS_R04_2008_RUS_RU_6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15" calcext:value-type="float">
            <text:p>20415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string" calcext:value-type="string">
            <text:p>ESS_R04_2008_RUS_RU_6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 полной безопасности</text:p>
          </table:table-cell>
          <table:table-cell office:value-type="float" office:value="20416" calcext:value-type="float">
            <text:p>20416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string" calcext:value-type="string">
            <text:p>ESS_R04_2008_RUS_RU_6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В относительной безопасности</text:p>
          </table:table-cell>
          <table:table-cell office:value-type="float" office:value="20417" calcext:value-type="float">
            <text:p>20417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string" calcext:value-type="string">
            <text:p>ESS_R04_2008_RUS_RU_6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Небезопасно</text:p>
          </table:table-cell>
          <table:table-cell office:value-type="float" office:value="20418" calcext:value-type="float">
            <text:p>20418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string" calcext:value-type="string">
            <text:p>ESS_R04_2008_RUS_RU_6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Совсем небезопасно</text:p>
          </table:table-cell>
          <table:table-cell office:value-type="float" office:value="20419" calcext:value-type="float">
            <text:p>20419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string" calcext:value-type="string">
            <text:p>ESS_R04_2008_RUS_RU_6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20" calcext:value-type="float">
            <text:p>20420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string" calcext:value-type="string">
            <text:p>ESS_R04_2008_RUS_RU_6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Постоянно или почти всегда</text:p>
          </table:table-cell>
          <table:table-cell office:value-type="float" office:value="20421" calcext:value-type="float">
            <text:p>20421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4_2008_RUS_RU_6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Довольно часто</text:p>
          </table:table-cell>
          <table:table-cell office:value-type="float" office:value="20422" calcext:value-type="float">
            <text:p>20422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4_2008_RUS_RU_6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Иногда, временами</text:p>
          </table:table-cell>
          <table:table-cell office:value-type="float" office:value="20423" calcext:value-type="float">
            <text:p>20423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4_2008_RUS_RU_6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Никогда</text:p>
          </table:table-cell>
          <table:table-cell office:value-type="float" office:value="20424" calcext:value-type="float">
            <text:p>20424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4_2008_RUS_RU_6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25" calcext:value-type="float">
            <text:p>20425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4_2008_RUS_RU_7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Существенное влияние на качество Вашей жизни</text:p>
          </table:table-cell>
          <table:table-cell office:value-type="float" office:value="20426" calcext:value-type="float">
            <text:p>20426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ESS_R04_2008_RUS_RU_7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Некоторое влияние</text:p>
          </table:table-cell>
          <table:table-cell office:value-type="float" office:value="20427" calcext:value-type="float">
            <text:p>2042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ESS_R04_2008_RUS_RU_7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Никак не влияет на качество Вашей жизни</text:p>
          </table:table-cell>
          <table:table-cell office:value-type="float" office:value="20428" calcext:value-type="float">
            <text:p>20428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ESS_R04_2008_RUS_RU_7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29" calcext:value-type="float">
            <text:p>20429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ESS_R04_2008_RUS_RU_7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Постоянно или почти всегда</text:p>
          </table:table-cell>
          <table:table-cell office:value-type="float" office:value="20421" calcext:value-type="float">
            <text:p>20421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4_2008_RUS_RU_7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Довольно часто</text:p>
          </table:table-cell>
          <table:table-cell office:value-type="float" office:value="20422" calcext:value-type="float">
            <text:p>20422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4_2008_RUS_RU_7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Иногда, временами</text:p>
          </table:table-cell>
          <table:table-cell office:value-type="float" office:value="20423" calcext:value-type="float">
            <text:p>20423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4_2008_RUS_RU_7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Никогда</text:p>
          </table:table-cell>
          <table:table-cell office:value-type="float" office:value="20424" calcext:value-type="float">
            <text:p>20424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4_2008_RUS_RU_7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25" calcext:value-type="float">
            <text:p>20425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ESS_R04_2008_RUS_RU_7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Существенное влияние на качество Вашей жизни</text:p>
          </table:table-cell>
          <table:table-cell office:value-type="float" office:value="20426" calcext:value-type="float">
            <text:p>20426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ESS_R04_2008_RUS_RU_7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Некоторое влияние</text:p>
          </table:table-cell>
          <table:table-cell office:value-type="float" office:value="20427" calcext:value-type="float">
            <text:p>2042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ESS_R04_2008_RUS_RU_7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Никак не влияет на качество Вашей жизни</text:p>
          </table:table-cell>
          <table:table-cell office:value-type="float" office:value="20428" calcext:value-type="float">
            <text:p>20428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ESS_R04_2008_RUS_RU_7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29" calcext:value-type="float">
            <text:p>20429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ESS_R04_2008_RUS_RU_7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7950" calcext:value-type="float">
            <text:p>27950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string" calcext:value-type="string">
            <text:p>ESS_R04_2008_RUS_RU_7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Довольно вероятно</text:p>
          </table:table-cell>
          <table:table-cell office:value-type="float" office:value="27951" calcext:value-type="float">
            <text:p>27951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string" calcext:value-type="string">
            <text:p>ESS_R04_2008_RUS_RU_7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Не очень вероятно</text:p>
          </table:table-cell>
          <table:table-cell office:value-type="float" office:value="27952" calcext:value-type="float">
            <text:p>27952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string" calcext:value-type="string">
            <text:p>ESS_R04_2008_RUS_RU_7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Совсем невероятно</text:p>
          </table:table-cell>
          <table:table-cell office:value-type="float" office:value="27953" calcext:value-type="float">
            <text:p>27953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string" calcext:value-type="string">
            <text:p>ESS_R04_2008_RUS_RU_7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7954" calcext:value-type="float">
            <text:p>27954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string" calcext:value-type="string">
            <text:p>ESS_R04_2008_RUS_RU_7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7950" calcext:value-type="float">
            <text:p>27950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string" calcext:value-type="string">
            <text:p>ESS_R04_2008_RUS_RU_7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Довольно вероятно</text:p>
          </table:table-cell>
          <table:table-cell office:value-type="float" office:value="27951" calcext:value-type="float">
            <text:p>27951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string" calcext:value-type="string">
            <text:p>ESS_R04_2008_RUS_RU_7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Не очень вероятно</text:p>
          </table:table-cell>
          <table:table-cell office:value-type="float" office:value="27952" calcext:value-type="float">
            <text:p>27952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string" calcext:value-type="string">
            <text:p>ESS_R04_2008_RUS_RU_7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Совсем невероятно</text:p>
          </table:table-cell>
          <table:table-cell office:value-type="float" office:value="27953" calcext:value-type="float">
            <text:p>27953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string" calcext:value-type="string">
            <text:p>ESS_R04_2008_RUS_RU_7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7954" calcext:value-type="float">
            <text:p>27954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string" calcext:value-type="string">
            <text:p>ESS_R04_2008_RUS_RU_7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7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7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7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7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7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7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7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7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7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7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7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77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Очень хорошее</text:p>
          </table:table-cell>
          <table:table-cell office:value-type="float" office:value="20430" calcext:value-type="float">
            <text:p>20430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ESS_R04_2008_RUS_RU_77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Хорошее</text:p>
          </table:table-cell>
          <table:table-cell office:value-type="float" office:value="20431" calcext:value-type="float">
            <text:p>20431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ESS_R04_2008_RUS_RU_77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Среднее</text:p>
          </table:table-cell>
          <table:table-cell office:value-type="float" office:value="20432" calcext:value-type="float">
            <text:p>20432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ESS_R04_2008_RUS_RU_77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Плохое</text:p>
          </table:table-cell>
          <table:table-cell office:value-type="float" office:value="20433" calcext:value-type="float">
            <text:p>20433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ESS_R04_2008_RUS_RU_77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Очень плохое</text:p>
          </table:table-cell>
          <table:table-cell office:value-type="float" office:value="20434" calcext:value-type="float">
            <text:p>20434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ESS_R04_2008_RUS_RU_77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35" calcext:value-type="float">
            <text:p>20435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string" calcext:value-type="string">
            <text:p>ESS_R04_2008_RUS_RU_78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, очень серьезные</text:p>
          </table:table-cell>
          <table:table-cell office:value-type="float" office:value="20436" calcext:value-type="float">
            <text:p>20436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ESS_R04_2008_RUS_RU_78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Да, испытываю некоторые ограничения</text:p>
          </table:table-cell>
          <table:table-cell office:value-type="float" office:value="20437" calcext:value-type="float">
            <text:p>20437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ESS_R04_2008_RUS_RU_78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Нет, не испытываю</text:p>
          </table:table-cell>
          <table:table-cell office:value-type="float" office:value="20438" calcext:value-type="float">
            <text:p>20438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ESS_R04_2008_RUS_RU_78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39" calcext:value-type="float">
            <text:p>20439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ESS_R04_2008_RUS_RU_7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7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7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80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Православное христианство</text:p>
          </table:table-cell>
          <table:table-cell office:value-type="float" office:value="27961" calcext:value-type="float">
            <text:p>27961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ESS_R04_2008_RUS_RU_80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Католичество</text:p>
          </table:table-cell>
          <table:table-cell office:value-type="float" office:value="27962" calcext:value-type="float">
            <text:p>27962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ESS_R04_2008_RUS_RU_80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Ислам</text:p>
          </table:table-cell>
          <table:table-cell office:value-type="float" office:value="27963" calcext:value-type="float">
            <text:p>27963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ESS_R04_2008_RUS_RU_80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Протестантизм</text:p>
          </table:table-cell>
          <table:table-cell office:value-type="float" office:value="27964" calcext:value-type="float">
            <text:p>27964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ESS_R04_2008_RUS_RU_80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Иудаизм</text:p>
          </table:table-cell>
          <table:table-cell office:value-type="float" office:value="27965" calcext:value-type="float">
            <text:p>27965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ESS_R04_2008_RUS_RU_80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Буддизм</text:p>
          </table:table-cell>
          <table:table-cell office:value-type="float" office:value="27966" calcext:value-type="float">
            <text:p>27966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ESS_R04_2008_RUS_RU_80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Другое</text:p>
          </table:table-cell>
          <table:table-cell office:value-type="float" office:value="27967" calcext:value-type="float">
            <text:p>27967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ESS_R04_2008_RUS_RU_80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7968" calcext:value-type="float">
            <text:p>27968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ESS_R04_2008_RUS_RU_8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8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8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8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Православное христианство</text:p>
          </table:table-cell>
          <table:table-cell office:value-type="float" office:value="27961" calcext:value-type="float">
            <text:p>27961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ESS_R04_2008_RUS_RU_8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Католичество</text:p>
          </table:table-cell>
          <table:table-cell office:value-type="float" office:value="27962" calcext:value-type="float">
            <text:p>27962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ESS_R04_2008_RUS_RU_8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Ислам</text:p>
          </table:table-cell>
          <table:table-cell office:value-type="float" office:value="27963" calcext:value-type="float">
            <text:p>27963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ESS_R04_2008_RUS_RU_8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Протестантизм</text:p>
          </table:table-cell>
          <table:table-cell office:value-type="float" office:value="27964" calcext:value-type="float">
            <text:p>27964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ESS_R04_2008_RUS_RU_8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Иудаизм</text:p>
          </table:table-cell>
          <table:table-cell office:value-type="float" office:value="27965" calcext:value-type="float">
            <text:p>27965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ESS_R04_2008_RUS_RU_8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Буддизм</text:p>
          </table:table-cell>
          <table:table-cell office:value-type="float" office:value="27966" calcext:value-type="float">
            <text:p>27966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ESS_R04_2008_RUS_RU_8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Другое</text:p>
          </table:table-cell>
          <table:table-cell office:value-type="float" office:value="27967" calcext:value-type="float">
            <text:p>27967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ESS_R04_2008_RUS_RU_82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7968" calcext:value-type="float">
            <text:p>27968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string" calcext:value-type="string">
            <text:p>ESS_R04_2008_RUS_RU_83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Совсем НЕ религиозным</text:p>
          </table:table-cell>
          <table:table-cell office:value-type="float" office:value="24339" calcext:value-type="float">
            <text:p>24339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4_2008_RUS_RU_83</text:p>
          </table:table-cell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float" office:value="24340" calcext:value-type="float">
            <text:p>24340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4_2008_RUS_RU_83</text:p>
          </table:table-cell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  <table:table-cell office:value-type="float" office:value="24341" calcext:value-type="float">
            <text:p>24341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4_2008_RUS_RU_83</text:p>
          </table:table-cell>
          <table:table-cell office:value-type="string" calcext:value-type="string">
            <text:p>C21</text:p>
          </table:table-cell>
          <table:table-cell office:value-type="float" office:value="3" calcext:value-type="float">
            <text:p>3</text:p>
          </table:table-cell>
          <table:table-cell office:value-type="float" office:value="24342" calcext:value-type="float">
            <text:p>24342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4_2008_RUS_RU_83</text:p>
          </table:table-cell>
          <table:table-cell office:value-type="string" calcext:value-type="string">
            <text:p>C21</text:p>
          </table:table-cell>
          <table:table-cell office:value-type="float" office:value="4" calcext:value-type="float">
            <text:p>4</text:p>
          </table:table-cell>
          <table:table-cell office:value-type="float" office:value="24343" calcext:value-type="float">
            <text:p>24343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4_2008_RUS_RU_83</text:p>
          </table:table-cell>
          <table:table-cell office:value-type="string" calcext:value-type="string">
            <text:p>C21</text:p>
          </table:table-cell>
          <table:table-cell office:value-type="float" office:value="5" calcext:value-type="float">
            <text:p>5</text:p>
          </table:table-cell>
          <table:table-cell office:value-type="float" office:value="24344" calcext:value-type="float">
            <text:p>24344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4_2008_RUS_RU_83</text:p>
          </table:table-cell>
          <table:table-cell office:value-type="string" calcext:value-type="string">
            <text:p>C21</text:p>
          </table:table-cell>
          <table:table-cell office:value-type="float" office:value="6" calcext:value-type="float">
            <text:p>6</text:p>
          </table:table-cell>
          <table:table-cell office:value-type="float" office:value="24345" calcext:value-type="float">
            <text:p>24345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4_2008_RUS_RU_83</text:p>
          </table:table-cell>
          <table:table-cell office:value-type="string" calcext:value-type="string">
            <text:p>C21</text:p>
          </table:table-cell>
          <table:table-cell office:value-type="float" office:value="7" calcext:value-type="float">
            <text:p>7</text:p>
          </table:table-cell>
          <table:table-cell office:value-type="float" office:value="24346" calcext:value-type="float">
            <text:p>24346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4_2008_RUS_RU_83</text:p>
          </table:table-cell>
          <table:table-cell office:value-type="string" calcext:value-type="string">
            <text:p>C21</text:p>
          </table:table-cell>
          <table:table-cell office:value-type="float" office:value="8" calcext:value-type="float">
            <text:p>8</text:p>
          </table:table-cell>
          <table:table-cell office:value-type="float" office:value="24347" calcext:value-type="float">
            <text:p>24347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4_2008_RUS_RU_83</text:p>
          </table:table-cell>
          <table:table-cell office:value-type="string" calcext:value-type="string">
            <text:p>C21</text:p>
          </table:table-cell>
          <table:table-cell office:value-type="float" office:value="9" calcext:value-type="float">
            <text:p>9</text:p>
          </table:table-cell>
          <table:table-cell office:value-type="float" office:value="24348" calcext:value-type="float">
            <text:p>24348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4_2008_RUS_RU_83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<text:s/>Очень религиозным</text:p>
          </table:table-cell>
          <table:table-cell office:value-type="float" office:value="24349" calcext:value-type="float">
            <text:p>24349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4_2008_RUS_RU_83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4350" calcext:value-type="float">
            <text:p>24350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ESS_R04_2008_RUS_RU_84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Каждый день</text:p>
          </table:table-cell>
          <table:table-cell office:value-type="float" office:value="20462" calcext:value-type="float">
            <text:p>20462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4_2008_RUS_RU_84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20463" calcext:value-type="float">
            <text:p>20463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4_2008_RUS_RU_84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Один раз в неделю</text:p>
          </table:table-cell>
          <table:table-cell office:value-type="float" office:value="20464" calcext:value-type="float">
            <text:p>20464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4_2008_RUS_RU_84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По крайней мере, один раз в месяц</text:p>
          </table:table-cell>
          <table:table-cell office:value-type="float" office:value="20465" calcext:value-type="float">
            <text:p>20465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4_2008_RUS_RU_84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Только по религиозным праздникам</text:p>
          </table:table-cell>
          <table:table-cell office:value-type="float" office:value="20466" calcext:value-type="float">
            <text:p>20466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4_2008_RUS_RU_84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Еще реже</text:p>
          </table:table-cell>
          <table:table-cell office:value-type="float" office:value="20467" calcext:value-type="float">
            <text:p>20467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4_2008_RUS_RU_84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Никогда</text:p>
          </table:table-cell>
          <table:table-cell office:value-type="float" office:value="20468" calcext:value-type="float">
            <text:p>20468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4_2008_RUS_RU_84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69" calcext:value-type="float">
            <text:p>20469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4_2008_RUS_RU_85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Каждый день</text:p>
          </table:table-cell>
          <table:table-cell office:value-type="float" office:value="20462" calcext:value-type="float">
            <text:p>20462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4_2008_RUS_RU_85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Чаще, чем раз в неделю</text:p>
          </table:table-cell>
          <table:table-cell office:value-type="float" office:value="20463" calcext:value-type="float">
            <text:p>20463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4_2008_RUS_RU_85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Один раз в неделю</text:p>
          </table:table-cell>
          <table:table-cell office:value-type="float" office:value="20464" calcext:value-type="float">
            <text:p>20464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4_2008_RUS_RU_85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По крайней мере, один раз в месяц</text:p>
          </table:table-cell>
          <table:table-cell office:value-type="float" office:value="20465" calcext:value-type="float">
            <text:p>20465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4_2008_RUS_RU_85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Только по религиозным праздникам</text:p>
          </table:table-cell>
          <table:table-cell office:value-type="float" office:value="20466" calcext:value-type="float">
            <text:p>20466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4_2008_RUS_RU_85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Еще реже</text:p>
          </table:table-cell>
          <table:table-cell office:value-type="float" office:value="20467" calcext:value-type="float">
            <text:p>20467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4_2008_RUS_RU_85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Никогда</text:p>
          </table:table-cell>
          <table:table-cell office:value-type="float" office:value="20468" calcext:value-type="float">
            <text:p>20468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4_2008_RUS_RU_85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69" calcext:value-type="float">
            <text:p>20469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ESS_R04_2008_RUS_RU_86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86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86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87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Цвет кожи или расовая принадлежность</text:p>
          </table:table-cell>
          <table:table-cell office:value-type="float" office:value="20470" calcext:value-type="float">
            <text:p>20470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4_2008_RUS_RU_87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Гражданство</text:p>
          </table:table-cell>
          <table:table-cell office:value-type="float" office:value="20471" calcext:value-type="float">
            <text:p>20471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4_2008_RUS_RU_87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Религия</text:p>
          </table:table-cell>
          <table:table-cell office:value-type="float" office:value="20472" calcext:value-type="float">
            <text:p>20472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4_2008_RUS_RU_87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Язык</text:p>
          </table:table-cell>
          <table:table-cell office:value-type="float" office:value="20473" calcext:value-type="float">
            <text:p>20473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4_2008_RUS_RU_87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Национальность</text:p>
          </table:table-cell>
          <table:table-cell office:value-type="float" office:value="20474" calcext:value-type="float">
            <text:p>20474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4_2008_RUS_RU_87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Возраст</text:p>
          </table:table-cell>
          <table:table-cell office:value-type="float" office:value="20475" calcext:value-type="float">
            <text:p>20475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4_2008_RUS_RU_87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Пол</text:p>
          </table:table-cell>
          <table:table-cell office:value-type="float" office:value="20476" calcext:value-type="float">
            <text:p>20476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4_2008_RUS_RU_87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Сексуальная ориентация</text:p>
          </table:table-cell>
          <table:table-cell office:value-type="float" office:value="20477" calcext:value-type="float">
            <text:p>20477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4_2008_RUS_RU_87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Физические недостатки, инвалидность</text:p>
          </table:table-cell>
          <table:table-cell office:value-type="float" office:value="20478" calcext:value-type="float">
            <text:p>20478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4_2008_RUS_RU_87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Другое</text:p>
          </table:table-cell>
          <table:table-cell office:value-type="float" office:value="20479" calcext:value-type="float">
            <text:p>20479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4_2008_RUS_RU_87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80" calcext:value-type="float">
            <text:p>20480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ESS_R04_2008_RUS_RU_88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88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88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89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Украина</text:p>
          </table:table-cell>
          <table:table-cell office:value-type="float" office:value="20481" calcext:value-type="float">
            <text:p>20481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4_2008_RUS_RU_89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Белоруссия</text:p>
          </table:table-cell>
          <table:table-cell office:value-type="float" office:value="20482" calcext:value-type="float">
            <text:p>20482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4_2008_RUS_RU_89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Казахстан</text:p>
          </table:table-cell>
          <table:table-cell office:value-type="float" office:value="20483" calcext:value-type="float">
            <text:p>20483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4_2008_RUS_RU_89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Молдавия</text:p>
          </table:table-cell>
          <table:table-cell office:value-type="float" office:value="20484" calcext:value-type="float">
            <text:p>20484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4_2008_RUS_RU_89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Узбекистан</text:p>
          </table:table-cell>
          <table:table-cell office:value-type="float" office:value="20485" calcext:value-type="float">
            <text:p>20485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4_2008_RUS_RU_89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Таджикистан</text:p>
          </table:table-cell>
          <table:table-cell office:value-type="float" office:value="20486" calcext:value-type="float">
            <text:p>20486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4_2008_RUS_RU_89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Армения</text:p>
          </table:table-cell>
          <table:table-cell office:value-type="float" office:value="20487" calcext:value-type="float">
            <text:p>20487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4_2008_RUS_RU_89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Азербайджан</text:p>
          </table:table-cell>
          <table:table-cell office:value-type="float" office:value="20488" calcext:value-type="float">
            <text:p>20488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4_2008_RUS_RU_89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Грузия</text:p>
          </table:table-cell>
          <table:table-cell office:value-type="float" office:value="20489" calcext:value-type="float">
            <text:p>20489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4_2008_RUS_RU_89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Китай</text:p>
          </table:table-cell>
          <table:table-cell office:value-type="float" office:value="20490" calcext:value-type="float">
            <text:p>20490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4_2008_RUS_RU_89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Другая страна</text:p>
          </table:table-cell>
          <table:table-cell office:value-type="float" office:value="20491" calcext:value-type="float">
            <text:p>20491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4_2008_RUS_RU_89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492" calcext:value-type="float">
            <text:p>20492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string" calcext:value-type="string">
            <text:p>ESS_R04_2008_RUS_RU_90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90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90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Украина</text:p>
          </table:table-cell>
          <table:table-cell office:value-type="float" office:value="20493" calcext:value-type="float">
            <text:p>2049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Белоруссия</text:p>
          </table:table-cell>
          <table:table-cell office:value-type="float" office:value="20494" calcext:value-type="float">
            <text:p>20494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Казахстан</text:p>
          </table:table-cell>
          <table:table-cell office:value-type="float" office:value="20495" calcext:value-type="float">
            <text:p>2049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Молдавия</text:p>
          </table:table-cell>
          <table:table-cell office:value-type="float" office:value="20496" calcext:value-type="float">
            <text:p>20496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Латвия</text:p>
          </table:table-cell>
          <table:table-cell office:value-type="float" office:value="20497" calcext:value-type="float">
            <text:p>20497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Литва</text:p>
          </table:table-cell>
          <table:table-cell office:value-type="float" office:value="20498" calcext:value-type="float">
            <text:p>20498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Эстония</text:p>
          </table:table-cell>
          <table:table-cell office:value-type="float" office:value="20499" calcext:value-type="float">
            <text:p>20499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Узбекистан</text:p>
          </table:table-cell>
          <table:table-cell office:value-type="float" office:value="20500" calcext:value-type="float">
            <text:p>20500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Киргизия</text:p>
          </table:table-cell>
          <table:table-cell office:value-type="float" office:value="20501" calcext:value-type="float">
            <text:p>20501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Таджикистан</text:p>
          </table:table-cell>
          <table:table-cell office:value-type="float" office:value="20502" calcext:value-type="float">
            <text:p>2050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Туркменистан</text:p>
          </table:table-cell>
          <table:table-cell office:value-type="float" office:value="20503" calcext:value-type="float">
            <text:p>2050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Армения</text:p>
          </table:table-cell>
          <table:table-cell office:value-type="float" office:value="20504" calcext:value-type="float">
            <text:p>20504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Азербайджан</text:p>
          </table:table-cell>
          <table:table-cell office:value-type="float" office:value="20505" calcext:value-type="float">
            <text:p>2050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Грузия</text:p>
          </table:table-cell>
          <table:table-cell office:value-type="float" office:value="20506" calcext:value-type="float">
            <text:p>20506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Польша</text:p>
          </table:table-cell>
          <table:table-cell office:value-type="float" office:value="20507" calcext:value-type="float">
            <text:p>20507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Китай</text:p>
          </table:table-cell>
          <table:table-cell office:value-type="float" office:value="20508" calcext:value-type="float">
            <text:p>20508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Северная Корея</text:p>
          </table:table-cell>
          <table:table-cell office:value-type="float" office:value="20509" calcext:value-type="float">
            <text:p>20509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Вьетнам</text:p>
          </table:table-cell>
          <table:table-cell office:value-type="float" office:value="20510" calcext:value-type="float">
            <text:p>20510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Югославия</text:p>
          </table:table-cell>
          <table:table-cell office:value-type="float" office:value="20511" calcext:value-type="float">
            <text:p>20511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Другая страна</text:p>
          </table:table-cell>
          <table:table-cell office:value-type="float" office:value="20512" calcext:value-type="float">
            <text:p>2051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1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13" calcext:value-type="float">
            <text:p>2051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2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Менее года назад</text:p>
          </table:table-cell>
          <table:table-cell office:value-type="float" office:value="16565" calcext:value-type="float">
            <text:p>16565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ESS_R04_2008_RUS_RU_92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1-5 лет назад</text:p>
          </table:table-cell>
          <table:table-cell office:value-type="float" office:value="16566" calcext:value-type="float">
            <text:p>16566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ESS_R04_2008_RUS_RU_92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6-10 лет назад</text:p>
          </table:table-cell>
          <table:table-cell office:value-type="float" office:value="16567" calcext:value-type="float">
            <text:p>16567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ESS_R04_2008_RUS_RU_92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11-20 лет назад</text:p>
          </table:table-cell>
          <table:table-cell office:value-type="float" office:value="16568" calcext:value-type="float">
            <text:p>16568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ESS_R04_2008_RUS_RU_92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Более 20 лет назад</text:p>
          </table:table-cell>
          <table:table-cell office:value-type="float" office:value="16569" calcext:value-type="float">
            <text:p>16569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ESS_R04_2008_RUS_RU_92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570" calcext:value-type="float">
            <text:p>16570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Русский</text:p>
          </table:table-cell>
          <table:table-cell office:value-type="float" office:value="20514" calcext:value-type="float">
            <text:p>20514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Татарский</text:p>
          </table:table-cell>
          <table:table-cell office:value-type="float" office:value="20515" calcext:value-type="float">
            <text:p>20515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Украинский</text:p>
          </table:table-cell>
          <table:table-cell office:value-type="float" office:value="20516" calcext:value-type="float">
            <text:p>20516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Белорусский</text:p>
          </table:table-cell>
          <table:table-cell office:value-type="float" office:value="20517" calcext:value-type="float">
            <text:p>20517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Башкирский</text:p>
          </table:table-cell>
          <table:table-cell office:value-type="float" office:value="20518" calcext:value-type="float">
            <text:p>20518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Коми</text:p>
          </table:table-cell>
          <table:table-cell office:value-type="float" office:value="20519" calcext:value-type="float">
            <text:p>20519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Немецкий</text:p>
          </table:table-cell>
          <table:table-cell office:value-type="float" office:value="20520" calcext:value-type="float">
            <text:p>20520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Кабардинский</text:p>
          </table:table-cell>
          <table:table-cell office:value-type="float" office:value="20521" calcext:value-type="float">
            <text:p>20521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Чеченский</text:p>
          </table:table-cell>
          <table:table-cell office:value-type="float" office:value="20522" calcext:value-type="float">
            <text:p>20522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Ингушский</text:p>
          </table:table-cell>
          <table:table-cell office:value-type="float" office:value="20523" calcext:value-type="float">
            <text:p>20523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Балкарский</text:p>
          </table:table-cell>
          <table:table-cell office:value-type="float" office:value="20524" calcext:value-type="float">
            <text:p>20524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Чувашский</text:p>
          </table:table-cell>
          <table:table-cell office:value-type="float" office:value="20525" calcext:value-type="float">
            <text:p>20525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Еврейский</text:p>
          </table:table-cell>
          <table:table-cell office:value-type="float" office:value="20526" calcext:value-type="float">
            <text:p>20526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Мордовский</text:p>
          </table:table-cell>
          <table:table-cell office:value-type="float" office:value="20527" calcext:value-type="float">
            <text:p>20527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Другой</text:p>
          </table:table-cell>
          <table:table-cell office:value-type="float" office:value="20528" calcext:value-type="float">
            <text:p>20528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29" calcext:value-type="float">
            <text:p>20529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ESS_R04_2008_RUS_RU_94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94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94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Русский</text:p>
          </table:table-cell>
          <table:table-cell office:value-type="float" office:value="27969" calcext:value-type="float">
            <text:p>27969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Татарин</text:p>
          </table:table-cell>
          <table:table-cell office:value-type="float" office:value="27970" calcext:value-type="float">
            <text:p>27970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Украинец</text:p>
          </table:table-cell>
          <table:table-cell office:value-type="float" office:value="27971" calcext:value-type="float">
            <text:p>27971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Белорус</text:p>
          </table:table-cell>
          <table:table-cell office:value-type="float" office:value="27972" calcext:value-type="float">
            <text:p>27972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Башкир</text:p>
          </table:table-cell>
          <table:table-cell office:value-type="float" office:value="27973" calcext:value-type="float">
            <text:p>27973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Коми</text:p>
          </table:table-cell>
          <table:table-cell office:value-type="float" office:value="27974" calcext:value-type="float">
            <text:p>27974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Немец</text:p>
          </table:table-cell>
          <table:table-cell office:value-type="float" office:value="27975" calcext:value-type="float">
            <text:p>27975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Кабардинец</text:p>
          </table:table-cell>
          <table:table-cell office:value-type="float" office:value="27976" calcext:value-type="float">
            <text:p>27976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Чеченец</text:p>
          </table:table-cell>
          <table:table-cell office:value-type="float" office:value="27977" calcext:value-type="float">
            <text:p>27977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Ингуш</text:p>
          </table:table-cell>
          <table:table-cell office:value-type="float" office:value="27978" calcext:value-type="float">
            <text:p>27978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Балкарец</text:p>
          </table:table-cell>
          <table:table-cell office:value-type="float" office:value="27979" calcext:value-type="float">
            <text:p>27979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Чуваш</text:p>
          </table:table-cell>
          <table:table-cell office:value-type="float" office:value="27980" calcext:value-type="float">
            <text:p>27980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Еврей</text:p>
          </table:table-cell>
          <table:table-cell office:value-type="float" office:value="27981" calcext:value-type="float">
            <text:p>27981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Мордвин</text:p>
          </table:table-cell>
          <table:table-cell office:value-type="float" office:value="27982" calcext:value-type="float">
            <text:p>27982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Другой</text:p>
          </table:table-cell>
          <table:table-cell office:value-type="float" office:value="27983" calcext:value-type="float">
            <text:p>27983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ESS_R04_2008_RUS_RU_95</text:p>
          </table:table-cell>
          <table:table-cell office:value-type="string" calcext:value-type="string">
            <text:p>C32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7984" calcext:value-type="float">
            <text:p>27984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ESS_R04_2008_RUS_RU_96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96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96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Украина</text:p>
          </table:table-cell>
          <table:table-cell office:value-type="float" office:value="20493" calcext:value-type="float">
            <text:p>2049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Белоруссия</text:p>
          </table:table-cell>
          <table:table-cell office:value-type="float" office:value="20494" calcext:value-type="float">
            <text:p>20494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Казахстан</text:p>
          </table:table-cell>
          <table:table-cell office:value-type="float" office:value="20495" calcext:value-type="float">
            <text:p>2049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Молдавия</text:p>
          </table:table-cell>
          <table:table-cell office:value-type="float" office:value="20496" calcext:value-type="float">
            <text:p>20496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Латвия</text:p>
          </table:table-cell>
          <table:table-cell office:value-type="float" office:value="20497" calcext:value-type="float">
            <text:p>20497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Литва</text:p>
          </table:table-cell>
          <table:table-cell office:value-type="float" office:value="20498" calcext:value-type="float">
            <text:p>20498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Эстония</text:p>
          </table:table-cell>
          <table:table-cell office:value-type="float" office:value="20499" calcext:value-type="float">
            <text:p>20499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Узбекистан</text:p>
          </table:table-cell>
          <table:table-cell office:value-type="float" office:value="20500" calcext:value-type="float">
            <text:p>20500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Киргизия</text:p>
          </table:table-cell>
          <table:table-cell office:value-type="float" office:value="20501" calcext:value-type="float">
            <text:p>20501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Таджикистан</text:p>
          </table:table-cell>
          <table:table-cell office:value-type="float" office:value="20502" calcext:value-type="float">
            <text:p>2050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Туркменистан</text:p>
          </table:table-cell>
          <table:table-cell office:value-type="float" office:value="20503" calcext:value-type="float">
            <text:p>2050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Армения</text:p>
          </table:table-cell>
          <table:table-cell office:value-type="float" office:value="20504" calcext:value-type="float">
            <text:p>20504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Азербайджан</text:p>
          </table:table-cell>
          <table:table-cell office:value-type="float" office:value="20505" calcext:value-type="float">
            <text:p>2050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Грузия</text:p>
          </table:table-cell>
          <table:table-cell office:value-type="float" office:value="20506" calcext:value-type="float">
            <text:p>20506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Польша</text:p>
          </table:table-cell>
          <table:table-cell office:value-type="float" office:value="20507" calcext:value-type="float">
            <text:p>20507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Китай</text:p>
          </table:table-cell>
          <table:table-cell office:value-type="float" office:value="20508" calcext:value-type="float">
            <text:p>20508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Северная Корея</text:p>
          </table:table-cell>
          <table:table-cell office:value-type="float" office:value="20509" calcext:value-type="float">
            <text:p>20509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Вьетнам</text:p>
          </table:table-cell>
          <table:table-cell office:value-type="float" office:value="20510" calcext:value-type="float">
            <text:p>20510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Югославия</text:p>
          </table:table-cell>
          <table:table-cell office:value-type="float" office:value="20511" calcext:value-type="float">
            <text:p>20511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Другая страна</text:p>
          </table:table-cell>
          <table:table-cell office:value-type="float" office:value="20512" calcext:value-type="float">
            <text:p>2051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13" calcext:value-type="float">
            <text:p>2051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8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98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98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Украина</text:p>
          </table:table-cell>
          <table:table-cell office:value-type="float" office:value="20493" calcext:value-type="float">
            <text:p>2049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Белоруссия</text:p>
          </table:table-cell>
          <table:table-cell office:value-type="float" office:value="20494" calcext:value-type="float">
            <text:p>20494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Казахстан</text:p>
          </table:table-cell>
          <table:table-cell office:value-type="float" office:value="20495" calcext:value-type="float">
            <text:p>2049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Молдавия</text:p>
          </table:table-cell>
          <table:table-cell office:value-type="float" office:value="20496" calcext:value-type="float">
            <text:p>20496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Латвия</text:p>
          </table:table-cell>
          <table:table-cell office:value-type="float" office:value="20497" calcext:value-type="float">
            <text:p>20497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Литва</text:p>
          </table:table-cell>
          <table:table-cell office:value-type="float" office:value="20498" calcext:value-type="float">
            <text:p>20498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Эстония</text:p>
          </table:table-cell>
          <table:table-cell office:value-type="float" office:value="20499" calcext:value-type="float">
            <text:p>20499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Узбекистан</text:p>
          </table:table-cell>
          <table:table-cell office:value-type="float" office:value="20500" calcext:value-type="float">
            <text:p>20500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Киргизия</text:p>
          </table:table-cell>
          <table:table-cell office:value-type="float" office:value="20501" calcext:value-type="float">
            <text:p>20501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Таджикистан</text:p>
          </table:table-cell>
          <table:table-cell office:value-type="float" office:value="20502" calcext:value-type="float">
            <text:p>2050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Туркменистан</text:p>
          </table:table-cell>
          <table:table-cell office:value-type="float" office:value="20503" calcext:value-type="float">
            <text:p>2050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Армения</text:p>
          </table:table-cell>
          <table:table-cell office:value-type="float" office:value="20504" calcext:value-type="float">
            <text:p>20504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Азербайджан</text:p>
          </table:table-cell>
          <table:table-cell office:value-type="float" office:value="20505" calcext:value-type="float">
            <text:p>2050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Грузия</text:p>
          </table:table-cell>
          <table:table-cell office:value-type="float" office:value="20506" calcext:value-type="float">
            <text:p>20506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Польша</text:p>
          </table:table-cell>
          <table:table-cell office:value-type="float" office:value="20507" calcext:value-type="float">
            <text:p>20507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Китай</text:p>
          </table:table-cell>
          <table:table-cell office:value-type="float" office:value="20508" calcext:value-type="float">
            <text:p>20508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Северная Корея</text:p>
          </table:table-cell>
          <table:table-cell office:value-type="float" office:value="20509" calcext:value-type="float">
            <text:p>20509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Вьетнам</text:p>
          </table:table-cell>
          <table:table-cell office:value-type="float" office:value="20510" calcext:value-type="float">
            <text:p>20510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Югославия</text:p>
          </table:table-cell>
          <table:table-cell office:value-type="float" office:value="20511" calcext:value-type="float">
            <text:p>20511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Другая страна</text:p>
          </table:table-cell>
          <table:table-cell office:value-type="float" office:value="20512" calcext:value-type="float">
            <text:p>2051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99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513" calcext:value-type="float">
            <text:p>2051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string" calcext:value-type="string">
            <text:p>ESS_R04_2008_RUS_RU_1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0-4</text:p>
          </table:table-cell>
          <table:table-cell office:value-type="float" office:value="28594" calcext:value-type="float">
            <text:p>28594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-9</text:p>
          </table:table-cell>
          <table:table-cell office:value-type="float" office:value="28595" calcext:value-type="float">
            <text:p>28595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0-14</text:p>
          </table:table-cell>
          <table:table-cell office:value-type="float" office:value="28596" calcext:value-type="float">
            <text:p>28596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15-19</text:p>
          </table:table-cell>
          <table:table-cell office:value-type="float" office:value="28597" calcext:value-type="float">
            <text:p>28597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20-24</text:p>
          </table:table-cell>
          <table:table-cell office:value-type="float" office:value="28598" calcext:value-type="float">
            <text:p>28598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25-29</text:p>
          </table:table-cell>
          <table:table-cell office:value-type="float" office:value="28599" calcext:value-type="float">
            <text:p>28599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30-34</text:p>
          </table:table-cell>
          <table:table-cell office:value-type="float" office:value="28600" calcext:value-type="float">
            <text:p>28600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35-39</text:p>
          </table:table-cell>
          <table:table-cell office:value-type="float" office:value="28601" calcext:value-type="float">
            <text:p>28601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40-44</text:p>
          </table:table-cell>
          <table:table-cell office:value-type="float" office:value="28602" calcext:value-type="float">
            <text:p>28602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45-49</text:p>
          </table:table-cell>
          <table:table-cell office:value-type="float" office:value="28603" calcext:value-type="float">
            <text:p>28603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0 или более</text:p>
          </table:table-cell>
          <table:table-cell office:value-type="float" office:value="28604" calcext:value-type="float">
            <text:p>28604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05" calcext:value-type="float">
            <text:p>28605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-4</text:p>
          </table:table-cell>
          <table:table-cell office:value-type="float" office:value="28594" calcext:value-type="float">
            <text:p>28594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5-9</text:p>
          </table:table-cell>
          <table:table-cell office:value-type="float" office:value="28595" calcext:value-type="float">
            <text:p>28595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0-14</text:p>
          </table:table-cell>
          <table:table-cell office:value-type="float" office:value="28596" calcext:value-type="float">
            <text:p>28596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5-19</text:p>
          </table:table-cell>
          <table:table-cell office:value-type="float" office:value="28597" calcext:value-type="float">
            <text:p>28597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0-24</text:p>
          </table:table-cell>
          <table:table-cell office:value-type="float" office:value="28598" calcext:value-type="float">
            <text:p>28598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5-29</text:p>
          </table:table-cell>
          <table:table-cell office:value-type="float" office:value="28599" calcext:value-type="float">
            <text:p>28599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0-34</text:p>
          </table:table-cell>
          <table:table-cell office:value-type="float" office:value="28600" calcext:value-type="float">
            <text:p>28600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5-39</text:p>
          </table:table-cell>
          <table:table-cell office:value-type="float" office:value="28601" calcext:value-type="float">
            <text:p>28601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0-44</text:p>
          </table:table-cell>
          <table:table-cell office:value-type="float" office:value="28602" calcext:value-type="float">
            <text:p>28602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5-49</text:p>
          </table:table-cell>
          <table:table-cell office:value-type="float" office:value="28603" calcext:value-type="float">
            <text:p>28603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50 или более</text:p>
          </table:table-cell>
          <table:table-cell office:value-type="float" office:value="28604" calcext:value-type="float">
            <text:p>28604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05" calcext:value-type="float">
            <text:p>28605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0-4</text:p>
          </table:table-cell>
          <table:table-cell office:value-type="float" office:value="28594" calcext:value-type="float">
            <text:p>28594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5-9</text:p>
          </table:table-cell>
          <table:table-cell office:value-type="float" office:value="28595" calcext:value-type="float">
            <text:p>28595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10-14</text:p>
          </table:table-cell>
          <table:table-cell office:value-type="float" office:value="28596" calcext:value-type="float">
            <text:p>28596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15-19</text:p>
          </table:table-cell>
          <table:table-cell office:value-type="float" office:value="28597" calcext:value-type="float">
            <text:p>28597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0-24</text:p>
          </table:table-cell>
          <table:table-cell office:value-type="float" office:value="28598" calcext:value-type="float">
            <text:p>28598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5-29</text:p>
          </table:table-cell>
          <table:table-cell office:value-type="float" office:value="28599" calcext:value-type="float">
            <text:p>28599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0-34</text:p>
          </table:table-cell>
          <table:table-cell office:value-type="float" office:value="28600" calcext:value-type="float">
            <text:p>28600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5-39</text:p>
          </table:table-cell>
          <table:table-cell office:value-type="float" office:value="28601" calcext:value-type="float">
            <text:p>28601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40-44</text:p>
          </table:table-cell>
          <table:table-cell office:value-type="float" office:value="28602" calcext:value-type="float">
            <text:p>28602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45-49</text:p>
          </table:table-cell>
          <table:table-cell office:value-type="float" office:value="28603" calcext:value-type="float">
            <text:p>28603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50 или более</text:p>
          </table:table-cell>
          <table:table-cell office:value-type="float" office:value="28604" calcext:value-type="float">
            <text:p>28604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05" calcext:value-type="float">
            <text:p>28605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0-4</text:p>
          </table:table-cell>
          <table:table-cell office:value-type="float" office:value="28594" calcext:value-type="float">
            <text:p>28594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5-9</text:p>
          </table:table-cell>
          <table:table-cell office:value-type="float" office:value="28595" calcext:value-type="float">
            <text:p>28595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10-14</text:p>
          </table:table-cell>
          <table:table-cell office:value-type="float" office:value="28596" calcext:value-type="float">
            <text:p>28596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15-19</text:p>
          </table:table-cell>
          <table:table-cell office:value-type="float" office:value="28597" calcext:value-type="float">
            <text:p>28597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20-24</text:p>
          </table:table-cell>
          <table:table-cell office:value-type="float" office:value="28598" calcext:value-type="float">
            <text:p>28598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25-29</text:p>
          </table:table-cell>
          <table:table-cell office:value-type="float" office:value="28599" calcext:value-type="float">
            <text:p>28599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30-34</text:p>
          </table:table-cell>
          <table:table-cell office:value-type="float" office:value="28600" calcext:value-type="float">
            <text:p>28600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35-39</text:p>
          </table:table-cell>
          <table:table-cell office:value-type="float" office:value="28601" calcext:value-type="float">
            <text:p>28601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40-44</text:p>
          </table:table-cell>
          <table:table-cell office:value-type="float" office:value="28602" calcext:value-type="float">
            <text:p>28602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45-49</text:p>
          </table:table-cell>
          <table:table-cell office:value-type="float" office:value="28603" calcext:value-type="float">
            <text:p>28603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50 или более</text:p>
          </table:table-cell>
          <table:table-cell office:value-type="float" office:value="28604" calcext:value-type="float">
            <text:p>28604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05" calcext:value-type="float">
            <text:p>28605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string" calcext:value-type="string">
            <text:p>ESS_R04_2008_RUS_RU_1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Очень плохое</text:p>
          </table:table-cell>
          <table:table-cell office:value-type="float" office:value="20340" calcext:value-type="float">
            <text:p>2034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1</text:p>
          </table:table-cell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float" office:value="20341" calcext:value-type="float">
            <text:p>20341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1</text:p>
          </table:table-cell>
          <table:table-cell office:value-type="string" calcext:value-type="string">
            <text:p>D11</text:p>
          </table:table-cell>
          <table:table-cell office:value-type="float" office:value="2" calcext:value-type="float">
            <text:p>2</text:p>
          </table:table-cell>
          <table:table-cell office:value-type="float" office:value="20342" calcext:value-type="float">
            <text:p>20342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1</text:p>
          </table:table-cell>
          <table:table-cell office:value-type="string" calcext:value-type="string">
            <text:p>D11</text:p>
          </table:table-cell>
          <table:table-cell office:value-type="float" office:value="3" calcext:value-type="float">
            <text:p>3</text:p>
          </table:table-cell>
          <table:table-cell office:value-type="float" office:value="20343" calcext:value-type="float">
            <text:p>20343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1</text:p>
          </table:table-cell>
          <table:table-cell office:value-type="string" calcext:value-type="string">
            <text:p>D11</text:p>
          </table:table-cell>
          <table:table-cell office:value-type="float" office:value="4" calcext:value-type="float">
            <text:p>4</text:p>
          </table:table-cell>
          <table:table-cell office:value-type="float" office:value="20344" calcext:value-type="float">
            <text:p>20344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1</text:p>
          </table:table-cell>
          <table:table-cell office:value-type="string" calcext:value-type="string">
            <text:p>D11</text:p>
          </table:table-cell>
          <table:table-cell office:value-type="float" office:value="5" calcext:value-type="float">
            <text:p>5</text:p>
          </table:table-cell>
          <table:table-cell office:value-type="float" office:value="20345" calcext:value-type="float">
            <text:p>20345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1</text:p>
          </table:table-cell>
          <table:table-cell office:value-type="string" calcext:value-type="string">
            <text:p>D11</text:p>
          </table:table-cell>
          <table:table-cell office:value-type="float" office:value="6" calcext:value-type="float">
            <text:p>6</text:p>
          </table:table-cell>
          <table:table-cell office:value-type="float" office:value="20346" calcext:value-type="float">
            <text:p>20346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1</text:p>
          </table:table-cell>
          <table:table-cell office:value-type="string" calcext:value-type="string">
            <text:p>D11</text:p>
          </table:table-cell>
          <table:table-cell office:value-type="float" office:value="7" calcext:value-type="float">
            <text:p>7</text:p>
          </table:table-cell>
          <table:table-cell office:value-type="float" office:value="20347" calcext:value-type="float">
            <text:p>20347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1</text:p>
          </table:table-cell>
          <table:table-cell office:value-type="string" calcext:value-type="string">
            <text:p>D11</text:p>
          </table:table-cell>
          <table:table-cell office:value-type="float" office:value="8" calcext:value-type="float">
            <text:p>8</text:p>
          </table:table-cell>
          <table:table-cell office:value-type="float" office:value="20348" calcext:value-type="float">
            <text:p>20348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1</text:p>
          </table:table-cell>
          <table:table-cell office:value-type="string" calcext:value-type="string">
            <text:p>D11</text:p>
          </table:table-cell>
          <table:table-cell office:value-type="float" office:value="9" calcext:value-type="float">
            <text:p>9</text:p>
          </table:table-cell>
          <table:table-cell office:value-type="float" office:value="20349" calcext:value-type="float">
            <text:p>20349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20350" calcext:value-type="float">
            <text:p>2035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1" calcext:value-type="float">
            <text:p>20351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Очень плохое</text:p>
          </table:table-cell>
          <table:table-cell office:value-type="float" office:value="20340" calcext:value-type="float">
            <text:p>2034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2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20341" calcext:value-type="float">
            <text:p>20341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2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20342" calcext:value-type="float">
            <text:p>20342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2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20343" calcext:value-type="float">
            <text:p>20343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2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20344" calcext:value-type="float">
            <text:p>20344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2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20345" calcext:value-type="float">
            <text:p>20345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2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20346" calcext:value-type="float">
            <text:p>20346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2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20347" calcext:value-type="float">
            <text:p>20347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2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20348" calcext:value-type="float">
            <text:p>20348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2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20349" calcext:value-type="float">
            <text:p>20349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20350" calcext:value-type="float">
            <text:p>2035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1" calcext:value-type="float">
            <text:p>20351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Очень плохое</text:p>
          </table:table-cell>
          <table:table-cell office:value-type="float" office:value="20340" calcext:value-type="float">
            <text:p>2034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3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20341" calcext:value-type="float">
            <text:p>20341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3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20342" calcext:value-type="float">
            <text:p>20342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3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20343" calcext:value-type="float">
            <text:p>20343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3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20344" calcext:value-type="float">
            <text:p>20344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3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20345" calcext:value-type="float">
            <text:p>20345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3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20346" calcext:value-type="float">
            <text:p>20346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3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20347" calcext:value-type="float">
            <text:p>20347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3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20348" calcext:value-type="float">
            <text:p>20348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3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20349" calcext:value-type="float">
            <text:p>20349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20350" calcext:value-type="float">
            <text:p>2035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1" calcext:value-type="float">
            <text:p>20351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4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Очень плохое</text:p>
          </table:table-cell>
          <table:table-cell office:value-type="float" office:value="20340" calcext:value-type="float">
            <text:p>2034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4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20341" calcext:value-type="float">
            <text:p>20341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4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20342" calcext:value-type="float">
            <text:p>20342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4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20343" calcext:value-type="float">
            <text:p>20343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4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20344" calcext:value-type="float">
            <text:p>20344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4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20345" calcext:value-type="float">
            <text:p>20345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4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20346" calcext:value-type="float">
            <text:p>20346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4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20347" calcext:value-type="float">
            <text:p>20347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4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20348" calcext:value-type="float">
            <text:p>20348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4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20349" calcext:value-type="float">
            <text:p>20349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4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Очень хорошее</text:p>
          </table:table-cell>
          <table:table-cell office:value-type="float" office:value="20350" calcext:value-type="float">
            <text:p>2035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4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1" calcext:value-type="float">
            <text:p>20351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Вообще не считаю это задачей <text:s/>государства</text:p>
          </table:table-cell>
          <table:table-cell office:value-type="float" office:value="28606" calcext:value-type="float">
            <text:p>28606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float" office:value="28607" calcext:value-type="float">
            <text:p>28607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float" office:value="2" calcext:value-type="float">
            <text:p>2</text:p>
          </table:table-cell>
          <table:table-cell office:value-type="float" office:value="28608" calcext:value-type="float">
            <text:p>28608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float" office:value="3" calcext:value-type="float">
            <text:p>3</text:p>
          </table:table-cell>
          <table:table-cell office:value-type="float" office:value="28609" calcext:value-type="float">
            <text:p>28609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float" office:value="4" calcext:value-type="float">
            <text:p>4</text:p>
          </table:table-cell>
          <table:table-cell office:value-type="float" office:value="28610" calcext:value-type="float">
            <text:p>28610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float" office:value="5" calcext:value-type="float">
            <text:p>5</text:p>
          </table:table-cell>
          <table:table-cell office:value-type="float" office:value="28611" calcext:value-type="float">
            <text:p>28611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float" office:value="6" calcext:value-type="float">
            <text:p>6</text:p>
          </table:table-cell>
          <table:table-cell office:value-type="float" office:value="28612" calcext:value-type="float">
            <text:p>28612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float" office:value="7" calcext:value-type="float">
            <text:p>7</text:p>
          </table:table-cell>
          <table:table-cell office:value-type="float" office:value="28613" calcext:value-type="float">
            <text:p>28613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float" office:value="8" calcext:value-type="float">
            <text:p>8</text:p>
          </table:table-cell>
          <table:table-cell office:value-type="float" office:value="28614" calcext:value-type="float">
            <text:p>28614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float" office:value="9" calcext:value-type="float">
            <text:p>9</text:p>
          </table:table-cell>
          <table:table-cell office:value-type="float" office:value="28615" calcext:value-type="float">
            <text:p>28615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 text:c="2"/>Это всецелозадача государства</text:p>
          </table:table-cell>
          <table:table-cell office:value-type="float" office:value="28616" calcext:value-type="float">
            <text:p>28616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17" calcext:value-type="float">
            <text:p>28617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6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Вообще не считаю это задачей <text:s/>государства</text:p>
          </table:table-cell>
          <table:table-cell office:value-type="float" office:value="28606" calcext:value-type="float">
            <text:p>28606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6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office:value-type="float" office:value="28607" calcext:value-type="float">
            <text:p>28607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6</text:p>
          </table:table-cell>
          <table:table-cell office:value-type="string" calcext:value-type="string">
            <text:p>D16</text:p>
          </table:table-cell>
          <table:table-cell office:value-type="float" office:value="2" calcext:value-type="float">
            <text:p>2</text:p>
          </table:table-cell>
          <table:table-cell office:value-type="float" office:value="28608" calcext:value-type="float">
            <text:p>28608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6</text:p>
          </table:table-cell>
          <table:table-cell office:value-type="string" calcext:value-type="string">
            <text:p>D16</text:p>
          </table:table-cell>
          <table:table-cell office:value-type="float" office:value="3" calcext:value-type="float">
            <text:p>3</text:p>
          </table:table-cell>
          <table:table-cell office:value-type="float" office:value="28609" calcext:value-type="float">
            <text:p>28609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6</text:p>
          </table:table-cell>
          <table:table-cell office:value-type="string" calcext:value-type="string">
            <text:p>D16</text:p>
          </table:table-cell>
          <table:table-cell office:value-type="float" office:value="4" calcext:value-type="float">
            <text:p>4</text:p>
          </table:table-cell>
          <table:table-cell office:value-type="float" office:value="28610" calcext:value-type="float">
            <text:p>28610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6</text:p>
          </table:table-cell>
          <table:table-cell office:value-type="string" calcext:value-type="string">
            <text:p>D16</text:p>
          </table:table-cell>
          <table:table-cell office:value-type="float" office:value="5" calcext:value-type="float">
            <text:p>5</text:p>
          </table:table-cell>
          <table:table-cell office:value-type="float" office:value="28611" calcext:value-type="float">
            <text:p>28611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6</text:p>
          </table:table-cell>
          <table:table-cell office:value-type="string" calcext:value-type="string">
            <text:p>D16</text:p>
          </table:table-cell>
          <table:table-cell office:value-type="float" office:value="6" calcext:value-type="float">
            <text:p>6</text:p>
          </table:table-cell>
          <table:table-cell office:value-type="float" office:value="28612" calcext:value-type="float">
            <text:p>28612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6</text:p>
          </table:table-cell>
          <table:table-cell office:value-type="string" calcext:value-type="string">
            <text:p>D16</text:p>
          </table:table-cell>
          <table:table-cell office:value-type="float" office:value="7" calcext:value-type="float">
            <text:p>7</text:p>
          </table:table-cell>
          <table:table-cell office:value-type="float" office:value="28613" calcext:value-type="float">
            <text:p>28613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6</text:p>
          </table:table-cell>
          <table:table-cell office:value-type="string" calcext:value-type="string">
            <text:p>D16</text:p>
          </table:table-cell>
          <table:table-cell office:value-type="float" office:value="8" calcext:value-type="float">
            <text:p>8</text:p>
          </table:table-cell>
          <table:table-cell office:value-type="float" office:value="28614" calcext:value-type="float">
            <text:p>28614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6</text:p>
          </table:table-cell>
          <table:table-cell office:value-type="string" calcext:value-type="string">
            <text:p>D16</text:p>
          </table:table-cell>
          <table:table-cell office:value-type="float" office:value="9" calcext:value-type="float">
            <text:p>9</text:p>
          </table:table-cell>
          <table:table-cell office:value-type="float" office:value="28615" calcext:value-type="float">
            <text:p>28615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6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 text:c="2"/>Это всецелозадача государства</text:p>
          </table:table-cell>
          <table:table-cell office:value-type="float" office:value="28616" calcext:value-type="float">
            <text:p>28616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6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17" calcext:value-type="float">
            <text:p>28617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Вообще не считаю это задачей <text:s/>государства</text:p>
          </table:table-cell>
          <table:table-cell office:value-type="float" office:value="28606" calcext:value-type="float">
            <text:p>28606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7</text:p>
          </table:table-cell>
          <table:table-cell office:value-type="string" calcext:value-type="string">
            <text:p>D17</text:p>
          </table:table-cell>
          <table:table-cell office:value-type="float" office:value="1" calcext:value-type="float">
            <text:p>1</text:p>
          </table:table-cell>
          <table:table-cell office:value-type="float" office:value="28607" calcext:value-type="float">
            <text:p>28607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7</text:p>
          </table:table-cell>
          <table:table-cell office:value-type="string" calcext:value-type="string">
            <text:p>D17</text:p>
          </table:table-cell>
          <table:table-cell office:value-type="float" office:value="2" calcext:value-type="float">
            <text:p>2</text:p>
          </table:table-cell>
          <table:table-cell office:value-type="float" office:value="28608" calcext:value-type="float">
            <text:p>28608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7</text:p>
          </table:table-cell>
          <table:table-cell office:value-type="string" calcext:value-type="string">
            <text:p>D17</text:p>
          </table:table-cell>
          <table:table-cell office:value-type="float" office:value="3" calcext:value-type="float">
            <text:p>3</text:p>
          </table:table-cell>
          <table:table-cell office:value-type="float" office:value="28609" calcext:value-type="float">
            <text:p>28609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7</text:p>
          </table:table-cell>
          <table:table-cell office:value-type="string" calcext:value-type="string">
            <text:p>D17</text:p>
          </table:table-cell>
          <table:table-cell office:value-type="float" office:value="4" calcext:value-type="float">
            <text:p>4</text:p>
          </table:table-cell>
          <table:table-cell office:value-type="float" office:value="28610" calcext:value-type="float">
            <text:p>28610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7</text:p>
          </table:table-cell>
          <table:table-cell office:value-type="string" calcext:value-type="string">
            <text:p>D17</text:p>
          </table:table-cell>
          <table:table-cell office:value-type="float" office:value="5" calcext:value-type="float">
            <text:p>5</text:p>
          </table:table-cell>
          <table:table-cell office:value-type="float" office:value="28611" calcext:value-type="float">
            <text:p>28611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7</text:p>
          </table:table-cell>
          <table:table-cell office:value-type="string" calcext:value-type="string">
            <text:p>D17</text:p>
          </table:table-cell>
          <table:table-cell office:value-type="float" office:value="6" calcext:value-type="float">
            <text:p>6</text:p>
          </table:table-cell>
          <table:table-cell office:value-type="float" office:value="28612" calcext:value-type="float">
            <text:p>28612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7</text:p>
          </table:table-cell>
          <table:table-cell office:value-type="string" calcext:value-type="string">
            <text:p>D17</text:p>
          </table:table-cell>
          <table:table-cell office:value-type="float" office:value="7" calcext:value-type="float">
            <text:p>7</text:p>
          </table:table-cell>
          <table:table-cell office:value-type="float" office:value="28613" calcext:value-type="float">
            <text:p>28613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7</text:p>
          </table:table-cell>
          <table:table-cell office:value-type="string" calcext:value-type="string">
            <text:p>D17</text:p>
          </table:table-cell>
          <table:table-cell office:value-type="float" office:value="8" calcext:value-type="float">
            <text:p>8</text:p>
          </table:table-cell>
          <table:table-cell office:value-type="float" office:value="28614" calcext:value-type="float">
            <text:p>28614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7</text:p>
          </table:table-cell>
          <table:table-cell office:value-type="string" calcext:value-type="string">
            <text:p>D17</text:p>
          </table:table-cell>
          <table:table-cell office:value-type="float" office:value="9" calcext:value-type="float">
            <text:p>9</text:p>
          </table:table-cell>
          <table:table-cell office:value-type="float" office:value="28615" calcext:value-type="float">
            <text:p>28615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 text:c="2"/>Это всецелозадача государства</text:p>
          </table:table-cell>
          <table:table-cell office:value-type="float" office:value="28616" calcext:value-type="float">
            <text:p>28616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17" calcext:value-type="float">
            <text:p>28617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/>Вообще не считаю это задачей <text:s/>государства</text:p>
          </table:table-cell>
          <table:table-cell office:value-type="float" office:value="28606" calcext:value-type="float">
            <text:p>28606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8</text:p>
          </table:table-cell>
          <table:table-cell office:value-type="string" calcext:value-type="string">
            <text:p>D18</text:p>
          </table:table-cell>
          <table:table-cell office:value-type="float" office:value="1" calcext:value-type="float">
            <text:p>1</text:p>
          </table:table-cell>
          <table:table-cell office:value-type="float" office:value="28607" calcext:value-type="float">
            <text:p>28607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8</text:p>
          </table:table-cell>
          <table:table-cell office:value-type="string" calcext:value-type="string">
            <text:p>D18</text:p>
          </table:table-cell>
          <table:table-cell office:value-type="float" office:value="2" calcext:value-type="float">
            <text:p>2</text:p>
          </table:table-cell>
          <table:table-cell office:value-type="float" office:value="28608" calcext:value-type="float">
            <text:p>28608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8</text:p>
          </table:table-cell>
          <table:table-cell office:value-type="string" calcext:value-type="string">
            <text:p>D18</text:p>
          </table:table-cell>
          <table:table-cell office:value-type="float" office:value="3" calcext:value-type="float">
            <text:p>3</text:p>
          </table:table-cell>
          <table:table-cell office:value-type="float" office:value="28609" calcext:value-type="float">
            <text:p>28609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8</text:p>
          </table:table-cell>
          <table:table-cell office:value-type="string" calcext:value-type="string">
            <text:p>D18</text:p>
          </table:table-cell>
          <table:table-cell office:value-type="float" office:value="4" calcext:value-type="float">
            <text:p>4</text:p>
          </table:table-cell>
          <table:table-cell office:value-type="float" office:value="28610" calcext:value-type="float">
            <text:p>28610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8</text:p>
          </table:table-cell>
          <table:table-cell office:value-type="string" calcext:value-type="string">
            <text:p>D18</text:p>
          </table:table-cell>
          <table:table-cell office:value-type="float" office:value="5" calcext:value-type="float">
            <text:p>5</text:p>
          </table:table-cell>
          <table:table-cell office:value-type="float" office:value="28611" calcext:value-type="float">
            <text:p>28611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8</text:p>
          </table:table-cell>
          <table:table-cell office:value-type="string" calcext:value-type="string">
            <text:p>D18</text:p>
          </table:table-cell>
          <table:table-cell office:value-type="float" office:value="6" calcext:value-type="float">
            <text:p>6</text:p>
          </table:table-cell>
          <table:table-cell office:value-type="float" office:value="28612" calcext:value-type="float">
            <text:p>28612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8</text:p>
          </table:table-cell>
          <table:table-cell office:value-type="string" calcext:value-type="string">
            <text:p>D18</text:p>
          </table:table-cell>
          <table:table-cell office:value-type="float" office:value="7" calcext:value-type="float">
            <text:p>7</text:p>
          </table:table-cell>
          <table:table-cell office:value-type="float" office:value="28613" calcext:value-type="float">
            <text:p>28613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8</text:p>
          </table:table-cell>
          <table:table-cell office:value-type="string" calcext:value-type="string">
            <text:p>D18</text:p>
          </table:table-cell>
          <table:table-cell office:value-type="float" office:value="8" calcext:value-type="float">
            <text:p>8</text:p>
          </table:table-cell>
          <table:table-cell office:value-type="float" office:value="28614" calcext:value-type="float">
            <text:p>28614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8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float" office:value="28615" calcext:value-type="float">
            <text:p>28615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<text:s text:c="2"/>Это всецелозадача государства</text:p>
          </table:table-cell>
          <table:table-cell office:value-type="float" office:value="28616" calcext:value-type="float">
            <text:p>28616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17" calcext:value-type="float">
            <text:p>28617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9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/>Вообще не считаю это задачей <text:s/>государства</text:p>
          </table:table-cell>
          <table:table-cell office:value-type="float" office:value="28606" calcext:value-type="float">
            <text:p>28606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9</text:p>
          </table:table-cell>
          <table:table-cell office:value-type="string" calcext:value-type="string">
            <text:p>D19</text:p>
          </table:table-cell>
          <table:table-cell office:value-type="float" office:value="1" calcext:value-type="float">
            <text:p>1</text:p>
          </table:table-cell>
          <table:table-cell office:value-type="float" office:value="28607" calcext:value-type="float">
            <text:p>28607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9</text:p>
          </table:table-cell>
          <table:table-cell office:value-type="string" calcext:value-type="string">
            <text:p>D19</text:p>
          </table:table-cell>
          <table:table-cell office:value-type="float" office:value="2" calcext:value-type="float">
            <text:p>2</text:p>
          </table:table-cell>
          <table:table-cell office:value-type="float" office:value="28608" calcext:value-type="float">
            <text:p>28608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9</text:p>
          </table:table-cell>
          <table:table-cell office:value-type="string" calcext:value-type="string">
            <text:p>D19</text:p>
          </table:table-cell>
          <table:table-cell office:value-type="float" office:value="3" calcext:value-type="float">
            <text:p>3</text:p>
          </table:table-cell>
          <table:table-cell office:value-type="float" office:value="28609" calcext:value-type="float">
            <text:p>28609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9</text:p>
          </table:table-cell>
          <table:table-cell office:value-type="string" calcext:value-type="string">
            <text:p>D19</text:p>
          </table:table-cell>
          <table:table-cell office:value-type="float" office:value="4" calcext:value-type="float">
            <text:p>4</text:p>
          </table:table-cell>
          <table:table-cell office:value-type="float" office:value="28610" calcext:value-type="float">
            <text:p>28610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9</text:p>
          </table:table-cell>
          <table:table-cell office:value-type="string" calcext:value-type="string">
            <text:p>D19</text:p>
          </table:table-cell>
          <table:table-cell office:value-type="float" office:value="5" calcext:value-type="float">
            <text:p>5</text:p>
          </table:table-cell>
          <table:table-cell office:value-type="float" office:value="28611" calcext:value-type="float">
            <text:p>28611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9</text:p>
          </table:table-cell>
          <table:table-cell office:value-type="string" calcext:value-type="string">
            <text:p>D19</text:p>
          </table:table-cell>
          <table:table-cell office:value-type="float" office:value="6" calcext:value-type="float">
            <text:p>6</text:p>
          </table:table-cell>
          <table:table-cell office:value-type="float" office:value="28612" calcext:value-type="float">
            <text:p>28612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9</text:p>
          </table:table-cell>
          <table:table-cell office:value-type="string" calcext:value-type="string">
            <text:p>D19</text:p>
          </table:table-cell>
          <table:table-cell office:value-type="float" office:value="7" calcext:value-type="float">
            <text:p>7</text:p>
          </table:table-cell>
          <table:table-cell office:value-type="float" office:value="28613" calcext:value-type="float">
            <text:p>28613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9</text:p>
          </table:table-cell>
          <table:table-cell office:value-type="string" calcext:value-type="string">
            <text:p>D19</text:p>
          </table:table-cell>
          <table:table-cell office:value-type="float" office:value="8" calcext:value-type="float">
            <text:p>8</text:p>
          </table:table-cell>
          <table:table-cell office:value-type="float" office:value="28614" calcext:value-type="float">
            <text:p>28614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9</text:p>
          </table:table-cell>
          <table:table-cell office:value-type="string" calcext:value-type="string">
            <text:p>D19</text:p>
          </table:table-cell>
          <table:table-cell office:value-type="float" office:value="9" calcext:value-type="float">
            <text:p>9</text:p>
          </table:table-cell>
          <table:table-cell office:value-type="float" office:value="28615" calcext:value-type="float">
            <text:p>28615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9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<text:s text:c="2"/>Это всецелозадача государства</text:p>
          </table:table-cell>
          <table:table-cell office:value-type="float" office:value="28616" calcext:value-type="float">
            <text:p>28616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19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17" calcext:value-type="float">
            <text:p>28617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20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/>Вообще не считаю это задачей <text:s/>государства</text:p>
          </table:table-cell>
          <table:table-cell office:value-type="float" office:value="28606" calcext:value-type="float">
            <text:p>28606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20</text:p>
          </table:table-cell>
          <table:table-cell office:value-type="string" calcext:value-type="string">
            <text:p>D20</text:p>
          </table:table-cell>
          <table:table-cell office:value-type="float" office:value="1" calcext:value-type="float">
            <text:p>1</text:p>
          </table:table-cell>
          <table:table-cell office:value-type="float" office:value="28607" calcext:value-type="float">
            <text:p>28607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20</text:p>
          </table:table-cell>
          <table:table-cell office:value-type="string" calcext:value-type="string">
            <text:p>D20</text:p>
          </table:table-cell>
          <table:table-cell office:value-type="float" office:value="2" calcext:value-type="float">
            <text:p>2</text:p>
          </table:table-cell>
          <table:table-cell office:value-type="float" office:value="28608" calcext:value-type="float">
            <text:p>28608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20</text:p>
          </table:table-cell>
          <table:table-cell office:value-type="string" calcext:value-type="string">
            <text:p>D20</text:p>
          </table:table-cell>
          <table:table-cell office:value-type="float" office:value="3" calcext:value-type="float">
            <text:p>3</text:p>
          </table:table-cell>
          <table:table-cell office:value-type="float" office:value="28609" calcext:value-type="float">
            <text:p>28609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20</text:p>
          </table:table-cell>
          <table:table-cell office:value-type="string" calcext:value-type="string">
            <text:p>D20</text:p>
          </table:table-cell>
          <table:table-cell office:value-type="float" office:value="4" calcext:value-type="float">
            <text:p>4</text:p>
          </table:table-cell>
          <table:table-cell office:value-type="float" office:value="28610" calcext:value-type="float">
            <text:p>28610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20</text:p>
          </table:table-cell>
          <table:table-cell office:value-type="string" calcext:value-type="string">
            <text:p>D20</text:p>
          </table:table-cell>
          <table:table-cell office:value-type="float" office:value="5" calcext:value-type="float">
            <text:p>5</text:p>
          </table:table-cell>
          <table:table-cell office:value-type="float" office:value="28611" calcext:value-type="float">
            <text:p>28611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20</text:p>
          </table:table-cell>
          <table:table-cell office:value-type="string" calcext:value-type="string">
            <text:p>D20</text:p>
          </table:table-cell>
          <table:table-cell office:value-type="float" office:value="6" calcext:value-type="float">
            <text:p>6</text:p>
          </table:table-cell>
          <table:table-cell office:value-type="float" office:value="28612" calcext:value-type="float">
            <text:p>28612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20</text:p>
          </table:table-cell>
          <table:table-cell office:value-type="string" calcext:value-type="string">
            <text:p>D20</text:p>
          </table:table-cell>
          <table:table-cell office:value-type="float" office:value="7" calcext:value-type="float">
            <text:p>7</text:p>
          </table:table-cell>
          <table:table-cell office:value-type="float" office:value="28613" calcext:value-type="float">
            <text:p>28613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20</text:p>
          </table:table-cell>
          <table:table-cell office:value-type="string" calcext:value-type="string">
            <text:p>D20</text:p>
          </table:table-cell>
          <table:table-cell office:value-type="float" office:value="8" calcext:value-type="float">
            <text:p>8</text:p>
          </table:table-cell>
          <table:table-cell office:value-type="float" office:value="28614" calcext:value-type="float">
            <text:p>28614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20</text:p>
          </table:table-cell>
          <table:table-cell office:value-type="string" calcext:value-type="string">
            <text:p>D20</text:p>
          </table:table-cell>
          <table:table-cell office:value-type="float" office:value="9" calcext:value-type="float">
            <text:p>9</text:p>
          </table:table-cell>
          <table:table-cell office:value-type="float" office:value="28615" calcext:value-type="float">
            <text:p>28615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20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<text:s text:c="2"/>Это всецелозадача государства</text:p>
          </table:table-cell>
          <table:table-cell office:value-type="float" office:value="28616" calcext:value-type="float">
            <text:p>28616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20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17" calcext:value-type="float">
            <text:p>28617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ESS_R04_2008_RUS_RU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3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3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3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3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3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3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9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9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9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9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9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29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3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3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3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3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3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3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31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Крайне неэффективная</text:p>
          </table:table-cell>
          <table:table-cell office:value-type="float" office:value="28618" calcext:value-type="float">
            <text:p>28618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ESS_R04_2008_RUS_RU_131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28619" calcext:value-type="float">
            <text:p>28619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ESS_R04_2008_RUS_RU_131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28620" calcext:value-type="float">
            <text:p>28620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ESS_R04_2008_RUS_RU_131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28621" calcext:value-type="float">
            <text:p>28621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ESS_R04_2008_RUS_RU_131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28622" calcext:value-type="float">
            <text:p>28622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ESS_R04_2008_RUS_RU_131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28623" calcext:value-type="float">
            <text:p>28623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ESS_R04_2008_RUS_RU_131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28624" calcext:value-type="float">
            <text:p>28624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ESS_R04_2008_RUS_RU_131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28625" calcext:value-type="float">
            <text:p>28625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ESS_R04_2008_RUS_RU_131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28626" calcext:value-type="float">
            <text:p>28626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ESS_R04_2008_RUS_RU_131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28627" calcext:value-type="float">
            <text:p>28627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ESS_R04_2008_RUS_RU_131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Очень эффективная</text:p>
          </table:table-cell>
          <table:table-cell office:value-type="float" office:value="28628" calcext:value-type="float">
            <text:p>28628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ESS_R04_2008_RUS_RU_131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29" calcext:value-type="float">
            <text:p>28629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ESS_R04_2008_RUS_RU_132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<text:s text:c="2"/>Создают особые условия, привилегии некоторым людям</text:p>
          </table:table-cell>
          <table:table-cell office:value-type="float" office:value="28630" calcext:value-type="float">
            <text:p>2863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ESS_R04_2008_RUS_RU_132</text:p>
          </table:table-cell>
          <table:table-cell office:value-type="string" calcext:value-type="string">
            <text:p>D32</text:p>
          </table:table-cell>
          <table:table-cell office:value-type="float" office:value="1" calcext:value-type="float">
            <text:p>1</text:p>
          </table:table-cell>
          <table:table-cell office:value-type="float" office:value="28631" calcext:value-type="float">
            <text:p>28631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ESS_R04_2008_RUS_RU_132</text:p>
          </table:table-cell>
          <table:table-cell office:value-type="string" calcext:value-type="string">
            <text:p>D32</text:p>
          </table:table-cell>
          <table:table-cell office:value-type="float" office:value="2" calcext:value-type="float">
            <text:p>2</text:p>
          </table:table-cell>
          <table:table-cell office:value-type="float" office:value="28632" calcext:value-type="float">
            <text:p>28632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ESS_R04_2008_RUS_RU_132</text:p>
          </table:table-cell>
          <table:table-cell office:value-type="string" calcext:value-type="string">
            <text:p>D32</text:p>
          </table:table-cell>
          <table:table-cell office:value-type="float" office:value="3" calcext:value-type="float">
            <text:p>3</text:p>
          </table:table-cell>
          <table:table-cell office:value-type="float" office:value="28633" calcext:value-type="float">
            <text:p>28633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ESS_R04_2008_RUS_RU_132</text:p>
          </table:table-cell>
          <table:table-cell office:value-type="string" calcext:value-type="string">
            <text:p>D32</text:p>
          </table:table-cell>
          <table:table-cell office:value-type="float" office:value="4" calcext:value-type="float">
            <text:p>4</text:p>
          </table:table-cell>
          <table:table-cell office:value-type="float" office:value="28634" calcext:value-type="float">
            <text:p>28634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ESS_R04_2008_RUS_RU_132</text:p>
          </table:table-cell>
          <table:table-cell office:value-type="string" calcext:value-type="string">
            <text:p>D32</text:p>
          </table:table-cell>
          <table:table-cell office:value-type="float" office:value="5" calcext:value-type="float">
            <text:p>5</text:p>
          </table:table-cell>
          <table:table-cell office:value-type="float" office:value="28635" calcext:value-type="float">
            <text:p>28635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ESS_R04_2008_RUS_RU_132</text:p>
          </table:table-cell>
          <table:table-cell office:value-type="string" calcext:value-type="string">
            <text:p>D32</text:p>
          </table:table-cell>
          <table:table-cell office:value-type="float" office:value="6" calcext:value-type="float">
            <text:p>6</text:p>
          </table:table-cell>
          <table:table-cell office:value-type="float" office:value="28636" calcext:value-type="float">
            <text:p>28636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ESS_R04_2008_RUS_RU_132</text:p>
          </table:table-cell>
          <table:table-cell office:value-type="string" calcext:value-type="string">
            <text:p>D32</text:p>
          </table:table-cell>
          <table:table-cell office:value-type="float" office:value="7" calcext:value-type="float">
            <text:p>7</text:p>
          </table:table-cell>
          <table:table-cell office:value-type="float" office:value="28637" calcext:value-type="float">
            <text:p>28637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ESS_R04_2008_RUS_RU_132</text:p>
          </table:table-cell>
          <table:table-cell office:value-type="string" calcext:value-type="string">
            <text:p>D32</text:p>
          </table:table-cell>
          <table:table-cell office:value-type="float" office:value="8" calcext:value-type="float">
            <text:p>8</text:p>
          </table:table-cell>
          <table:table-cell office:value-type="float" office:value="28638" calcext:value-type="float">
            <text:p>28638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ESS_R04_2008_RUS_RU_132</text:p>
          </table:table-cell>
          <table:table-cell office:value-type="string" calcext:value-type="string">
            <text:p>D32</text:p>
          </table:table-cell>
          <table:table-cell office:value-type="float" office:value="9" calcext:value-type="float">
            <text:p>9</text:p>
          </table:table-cell>
          <table:table-cell office:value-type="float" office:value="28639" calcext:value-type="float">
            <text:p>28639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ESS_R04_2008_RUS_RU_132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<text:s/>Обращаются <text:s/>со всеми одинаково</text:p>
          </table:table-cell>
          <table:table-cell office:value-type="float" office:value="28640" calcext:value-type="float">
            <text:p>28640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ESS_R04_2008_RUS_RU_132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41" calcext:value-type="float">
            <text:p>28641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ESS_R04_2008_RUS_RU_133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<text:s/>Создают особые условия, привилегии некоторым людям</text:p>
          </table:table-cell>
          <table:table-cell office:value-type="float" office:value="28642" calcext:value-type="float">
            <text:p>28642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ESS_R04_2008_RUS_RU_133</text:p>
          </table:table-cell>
          <table:table-cell office:value-type="string" calcext:value-type="string">
            <text:p>D33</text:p>
          </table:table-cell>
          <table:table-cell office:value-type="float" office:value="1" calcext:value-type="float">
            <text:p>1</text:p>
          </table:table-cell>
          <table:table-cell office:value-type="float" office:value="28643" calcext:value-type="float">
            <text:p>28643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ESS_R04_2008_RUS_RU_133</text:p>
          </table:table-cell>
          <table:table-cell office:value-type="string" calcext:value-type="string">
            <text:p>D33</text:p>
          </table:table-cell>
          <table:table-cell office:value-type="float" office:value="2" calcext:value-type="float">
            <text:p>2</text:p>
          </table:table-cell>
          <table:table-cell office:value-type="float" office:value="28644" calcext:value-type="float">
            <text:p>28644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ESS_R04_2008_RUS_RU_133</text:p>
          </table:table-cell>
          <table:table-cell office:value-type="string" calcext:value-type="string">
            <text:p>D33</text:p>
          </table:table-cell>
          <table:table-cell office:value-type="float" office:value="3" calcext:value-type="float">
            <text:p>3</text:p>
          </table:table-cell>
          <table:table-cell office:value-type="float" office:value="28645" calcext:value-type="float">
            <text:p>28645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ESS_R04_2008_RUS_RU_133</text:p>
          </table:table-cell>
          <table:table-cell office:value-type="string" calcext:value-type="string">
            <text:p>D33</text:p>
          </table:table-cell>
          <table:table-cell office:value-type="float" office:value="4" calcext:value-type="float">
            <text:p>4</text:p>
          </table:table-cell>
          <table:table-cell office:value-type="float" office:value="28646" calcext:value-type="float">
            <text:p>28646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ESS_R04_2008_RUS_RU_133</text:p>
          </table:table-cell>
          <table:table-cell office:value-type="string" calcext:value-type="string">
            <text:p>D33</text:p>
          </table:table-cell>
          <table:table-cell office:value-type="float" office:value="5" calcext:value-type="float">
            <text:p>5</text:p>
          </table:table-cell>
          <table:table-cell office:value-type="float" office:value="28647" calcext:value-type="float">
            <text:p>28647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ESS_R04_2008_RUS_RU_133</text:p>
          </table:table-cell>
          <table:table-cell office:value-type="string" calcext:value-type="string">
            <text:p>D33</text:p>
          </table:table-cell>
          <table:table-cell office:value-type="float" office:value="6" calcext:value-type="float">
            <text:p>6</text:p>
          </table:table-cell>
          <table:table-cell office:value-type="float" office:value="28648" calcext:value-type="float">
            <text:p>28648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ESS_R04_2008_RUS_RU_133</text:p>
          </table:table-cell>
          <table:table-cell office:value-type="string" calcext:value-type="string">
            <text:p>D33</text:p>
          </table:table-cell>
          <table:table-cell office:value-type="float" office:value="7" calcext:value-type="float">
            <text:p>7</text:p>
          </table:table-cell>
          <table:table-cell office:value-type="float" office:value="28649" calcext:value-type="float">
            <text:p>28649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ESS_R04_2008_RUS_RU_133</text:p>
          </table:table-cell>
          <table:table-cell office:value-type="string" calcext:value-type="string">
            <text:p>D33</text:p>
          </table:table-cell>
          <table:table-cell office:value-type="float" office:value="8" calcext:value-type="float">
            <text:p>8</text:p>
          </table:table-cell>
          <table:table-cell office:value-type="float" office:value="28650" calcext:value-type="float">
            <text:p>28650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ESS_R04_2008_RUS_RU_133</text:p>
          </table:table-cell>
          <table:table-cell office:value-type="string" calcext:value-type="string">
            <text:p>D33</text:p>
          </table:table-cell>
          <table:table-cell office:value-type="float" office:value="9" calcext:value-type="float">
            <text:p>9</text:p>
          </table:table-cell>
          <table:table-cell office:value-type="float" office:value="28651" calcext:value-type="float">
            <text:p>28651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ESS_R04_2008_RUS_RU_133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<text:s/>Обращаются со всеми одинаково</text:p>
          </table:table-cell>
          <table:table-cell office:value-type="float" office:value="28652" calcext:value-type="float">
            <text:p>28652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ESS_R04_2008_RUS_RU_133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53" calcext:value-type="float">
            <text:p>28653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string" calcext:value-type="string">
            <text:p>ESS_R04_2008_RUS_RU_134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 text:c="2"/>Существенно уменьшить налоги и гораздо меньше тратить на социальные пособия, льготы и услуги</text:p>
          </table:table-cell>
          <table:table-cell office:value-type="float" office:value="28654" calcext:value-type="float">
            <text:p>28654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ESS_R04_2008_RUS_RU_134</text:p>
          </table:table-cell>
          <table:table-cell office:value-type="string" calcext:value-type="string">
            <text:p>D34</text:p>
          </table:table-cell>
          <table:table-cell office:value-type="float" office:value="1" calcext:value-type="float">
            <text:p>1</text:p>
          </table:table-cell>
          <table:table-cell office:value-type="float" office:value="28655" calcext:value-type="float">
            <text:p>28655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ESS_R04_2008_RUS_RU_134</text:p>
          </table:table-cell>
          <table:table-cell office:value-type="string" calcext:value-type="string">
            <text:p>D34</text:p>
          </table:table-cell>
          <table:table-cell office:value-type="float" office:value="2" calcext:value-type="float">
            <text:p>2</text:p>
          </table:table-cell>
          <table:table-cell office:value-type="float" office:value="28656" calcext:value-type="float">
            <text:p>28656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ESS_R04_2008_RUS_RU_134</text:p>
          </table:table-cell>
          <table:table-cell office:value-type="string" calcext:value-type="string">
            <text:p>D34</text:p>
          </table:table-cell>
          <table:table-cell office:value-type="float" office:value="3" calcext:value-type="float">
            <text:p>3</text:p>
          </table:table-cell>
          <table:table-cell office:value-type="float" office:value="28657" calcext:value-type="float">
            <text:p>28657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ESS_R04_2008_RUS_RU_134</text:p>
          </table:table-cell>
          <table:table-cell office:value-type="string" calcext:value-type="string">
            <text:p>D34</text:p>
          </table:table-cell>
          <table:table-cell office:value-type="float" office:value="4" calcext:value-type="float">
            <text:p>4</text:p>
          </table:table-cell>
          <table:table-cell office:value-type="float" office:value="28658" calcext:value-type="float">
            <text:p>28658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ESS_R04_2008_RUS_RU_134</text:p>
          </table:table-cell>
          <table:table-cell office:value-type="string" calcext:value-type="string">
            <text:p>D34</text:p>
          </table:table-cell>
          <table:table-cell office:value-type="float" office:value="5" calcext:value-type="float">
            <text:p>5</text:p>
          </table:table-cell>
          <table:table-cell office:value-type="float" office:value="28659" calcext:value-type="float">
            <text:p>28659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ESS_R04_2008_RUS_RU_134</text:p>
          </table:table-cell>
          <table:table-cell office:value-type="string" calcext:value-type="string">
            <text:p>D34</text:p>
          </table:table-cell>
          <table:table-cell office:value-type="float" office:value="6" calcext:value-type="float">
            <text:p>6</text:p>
          </table:table-cell>
          <table:table-cell office:value-type="float" office:value="28660" calcext:value-type="float">
            <text:p>28660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ESS_R04_2008_RUS_RU_134</text:p>
          </table:table-cell>
          <table:table-cell office:value-type="string" calcext:value-type="string">
            <text:p>D34</text:p>
          </table:table-cell>
          <table:table-cell office:value-type="float" office:value="7" calcext:value-type="float">
            <text:p>7</text:p>
          </table:table-cell>
          <table:table-cell office:value-type="float" office:value="28661" calcext:value-type="float">
            <text:p>28661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ESS_R04_2008_RUS_RU_134</text:p>
          </table:table-cell>
          <table:table-cell office:value-type="string" calcext:value-type="string">
            <text:p>D34</text:p>
          </table:table-cell>
          <table:table-cell office:value-type="float" office:value="8" calcext:value-type="float">
            <text:p>8</text:p>
          </table:table-cell>
          <table:table-cell office:value-type="float" office:value="28662" calcext:value-type="float">
            <text:p>28662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ESS_R04_2008_RUS_RU_134</text:p>
          </table:table-cell>
          <table:table-cell office:value-type="string" calcext:value-type="string">
            <text:p>D34</text:p>
          </table:table-cell>
          <table:table-cell office:value-type="float" office:value="9" calcext:value-type="float">
            <text:p>9</text:p>
          </table:table-cell>
          <table:table-cell office:value-type="float" office:value="28663" calcext:value-type="float">
            <text:p>28663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ESS_R04_2008_RUS_RU_134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 text:c="2"/>Существенно увеличить налоги и гораздо больше тратить на социальные пособия, льготы и услуги</text:p>
          </table:table-cell>
          <table:table-cell office:value-type="float" office:value="28664" calcext:value-type="float">
            <text:p>28664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ESS_R04_2008_RUS_RU_134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65" calcext:value-type="float">
            <text:p>28665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ESS_R04_2008_RUS_RU_135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Оба должны платить одинаковый процент от своего заработка, то есть тот, кто зарабатывает вдвое больше, заплатит вдвое больше налогов</text:p>
          </table:table-cell>
          <table:table-cell office:value-type="float" office:value="28666" calcext:value-type="float">
            <text:p>28666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string" calcext:value-type="string">
            <text:p>ESS_R04_2008_RUS_RU_135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Тот, кто зарабатывает больше, должен платить больший процент налога от своей зарплаты, то есть его налог будет более чем вдвое выше, чем у того, кто зарабатывает меньше</text:p>
          </table:table-cell>
          <table:table-cell office:value-type="float" office:value="28667" calcext:value-type="float">
            <text:p>28667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string" calcext:value-type="string">
            <text:p>ESS_R04_2008_RUS_RU_135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Оба должны платить в виде налога одинаковую сумму, независимо от того, сколько они зарабатывают</text:p>
          </table:table-cell>
          <table:table-cell office:value-type="float" office:value="28668" calcext:value-type="float">
            <text:p>28668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string" calcext:value-type="string">
            <text:p>ESS_R04_2008_RUS_RU_135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Ни одно из этих утверждений</text:p>
          </table:table-cell>
          <table:table-cell office:value-type="float" office:value="28669" calcext:value-type="float">
            <text:p>28669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string" calcext:value-type="string">
            <text:p>ESS_R04_2008_RUS_RU_135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70" calcext:value-type="float">
            <text:p>28670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string" calcext:value-type="string">
            <text:p>ESS_R04_2008_RUS_RU_136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Тот, кто зарабатывает больше, должен получать бóльшую пенсию, чем тот, кто зарабатывает меньше</text:p>
          </table:table-cell>
          <table:table-cell office:value-type="float" office:value="28671" calcext:value-type="float">
            <text:p>28671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string" calcext:value-type="string">
            <text:p>ESS_R04_2008_RUS_RU_136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Независимо от заработка, люди должны получать одинаковую пенсию</text:p>
          </table:table-cell>
          <table:table-cell office:value-type="float" office:value="28672" calcext:value-type="float">
            <text:p>28672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string" calcext:value-type="string">
            <text:p>ESS_R04_2008_RUS_RU_136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Тот, кто зарабатывает меньше, должен получать бóльшую пенсию, чем тот, кто зарабатывает больше</text:p>
          </table:table-cell>
          <table:table-cell office:value-type="float" office:value="28673" calcext:value-type="float">
            <text:p>28673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string" calcext:value-type="string">
            <text:p>ESS_R04_2008_RUS_RU_136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Ни одно из этих утверждений</text:p>
          </table:table-cell>
          <table:table-cell office:value-type="float" office:value="28674" calcext:value-type="float">
            <text:p>28674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string" calcext:value-type="string">
            <text:p>ESS_R04_2008_RUS_RU_136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75" calcext:value-type="float">
            <text:p>28675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string" calcext:value-type="string">
            <text:p>ESS_R04_2008_RUS_RU_137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Тот, кто зарабатывает больше, должен получать бóльшее пособие по безработице в случае потери работы</text:p>
          </table:table-cell>
          <table:table-cell office:value-type="float" office:value="28676" calcext:value-type="float">
            <text:p>28676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string" calcext:value-type="string">
            <text:p>ESS_R04_2008_RUS_RU_137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Независимо от заработка, люди должны получать одинаковое пособие по безработице</text:p>
          </table:table-cell>
          <table:table-cell office:value-type="float" office:value="28677" calcext:value-type="float">
            <text:p>28677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string" calcext:value-type="string">
            <text:p>ESS_R04_2008_RUS_RU_137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Тот, кто зарабатывает меньше, должен получать бóльшее пособие по безработице в случае потери работы</text:p>
          </table:table-cell>
          <table:table-cell office:value-type="float" office:value="28678" calcext:value-type="float">
            <text:p>28678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string" calcext:value-type="string">
            <text:p>ESS_R04_2008_RUS_RU_137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Ни одно из этих утверждений</text:p>
          </table:table-cell>
          <table:table-cell office:value-type="float" office:value="28679" calcext:value-type="float">
            <text:p>28679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string" calcext:value-type="string">
            <text:p>ESS_R04_2008_RUS_RU_137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80" calcext:value-type="float">
            <text:p>28680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string" calcext:value-type="string">
            <text:p>ESS_R04_2008_RUS_RU_13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Сразу же по прибытии</text:p>
          </table:table-cell>
          <table:table-cell office:value-type="float" office:value="28681" calcext:value-type="float">
            <text:p>28681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string" calcext:value-type="string">
            <text:p>ESS_R04_2008_RUS_RU_13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После того как они прожили в России 1 год, независимо от того, работали они в это время или нет</text:p>
          </table:table-cell>
          <table:table-cell office:value-type="float" office:value="28682" calcext:value-type="float">
            <text:p>28682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string" calcext:value-type="string">
            <text:p>ESS_R04_2008_RUS_RU_13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После того как они проработали, платя все налоги, по меньшей мере 1 год</text:p>
          </table:table-cell>
          <table:table-cell office:value-type="float" office:value="28683" calcext:value-type="float">
            <text:p>28683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string" calcext:value-type="string">
            <text:p>ESS_R04_2008_RUS_RU_13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Как только они получат российское гражданство</text:p>
          </table:table-cell>
          <table:table-cell office:value-type="float" office:value="28684" calcext:value-type="float">
            <text:p>28684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string" calcext:value-type="string">
            <text:p>ESS_R04_2008_RUS_RU_13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Они никогда не должны получить те же права</text:p>
          </table:table-cell>
          <table:table-cell office:value-type="float" office:value="28685" calcext:value-type="float">
            <text:p>28685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string" calcext:value-type="string">
            <text:p>ESS_R04_2008_RUS_RU_13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86" calcext:value-type="float">
            <text:p>28686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string" calcext:value-type="string">
            <text:p>ESS_R04_2008_RUS_RU_139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<text:s/>Они получают намного больше, чем дают нашему обществу</text:p>
          </table:table-cell>
          <table:table-cell office:value-type="float" office:value="28687" calcext:value-type="float">
            <text:p>28687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ESS_R04_2008_RUS_RU_139</text:p>
          </table:table-cell>
          <table:table-cell office:value-type="string" calcext:value-type="string">
            <text:p>D39</text:p>
          </table:table-cell>
          <table:table-cell office:value-type="float" office:value="1" calcext:value-type="float">
            <text:p>1</text:p>
          </table:table-cell>
          <table:table-cell office:value-type="float" office:value="28688" calcext:value-type="float">
            <text:p>28688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ESS_R04_2008_RUS_RU_139</text:p>
          </table:table-cell>
          <table:table-cell office:value-type="string" calcext:value-type="string">
            <text:p>D39</text:p>
          </table:table-cell>
          <table:table-cell office:value-type="float" office:value="2" calcext:value-type="float">
            <text:p>2</text:p>
          </table:table-cell>
          <table:table-cell office:value-type="float" office:value="28689" calcext:value-type="float">
            <text:p>28689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ESS_R04_2008_RUS_RU_139</text:p>
          </table:table-cell>
          <table:table-cell office:value-type="string" calcext:value-type="string">
            <text:p>D39</text:p>
          </table:table-cell>
          <table:table-cell office:value-type="float" office:value="3" calcext:value-type="float">
            <text:p>3</text:p>
          </table:table-cell>
          <table:table-cell office:value-type="float" office:value="28690" calcext:value-type="float">
            <text:p>28690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ESS_R04_2008_RUS_RU_139</text:p>
          </table:table-cell>
          <table:table-cell office:value-type="string" calcext:value-type="string">
            <text:p>D39</text:p>
          </table:table-cell>
          <table:table-cell office:value-type="float" office:value="4" calcext:value-type="float">
            <text:p>4</text:p>
          </table:table-cell>
          <table:table-cell office:value-type="float" office:value="28691" calcext:value-type="float">
            <text:p>28691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ESS_R04_2008_RUS_RU_139</text:p>
          </table:table-cell>
          <table:table-cell office:value-type="string" calcext:value-type="string">
            <text:p>D39</text:p>
          </table:table-cell>
          <table:table-cell office:value-type="float" office:value="5" calcext:value-type="float">
            <text:p>5</text:p>
          </table:table-cell>
          <table:table-cell office:value-type="float" office:value="28692" calcext:value-type="float">
            <text:p>28692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ESS_R04_2008_RUS_RU_139</text:p>
          </table:table-cell>
          <table:table-cell office:value-type="string" calcext:value-type="string">
            <text:p>D39</text:p>
          </table:table-cell>
          <table:table-cell office:value-type="float" office:value="6" calcext:value-type="float">
            <text:p>6</text:p>
          </table:table-cell>
          <table:table-cell office:value-type="float" office:value="28693" calcext:value-type="float">
            <text:p>28693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ESS_R04_2008_RUS_RU_139</text:p>
          </table:table-cell>
          <table:table-cell office:value-type="string" calcext:value-type="string">
            <text:p>D39</text:p>
          </table:table-cell>
          <table:table-cell office:value-type="float" office:value="7" calcext:value-type="float">
            <text:p>7</text:p>
          </table:table-cell>
          <table:table-cell office:value-type="float" office:value="28694" calcext:value-type="float">
            <text:p>28694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ESS_R04_2008_RUS_RU_139</text:p>
          </table:table-cell>
          <table:table-cell office:value-type="string" calcext:value-type="string">
            <text:p>D39</text:p>
          </table:table-cell>
          <table:table-cell office:value-type="float" office:value="8" calcext:value-type="float">
            <text:p>8</text:p>
          </table:table-cell>
          <table:table-cell office:value-type="float" office:value="28695" calcext:value-type="float">
            <text:p>28695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ESS_R04_2008_RUS_RU_139</text:p>
          </table:table-cell>
          <table:table-cell office:value-type="string" calcext:value-type="string">
            <text:p>D39</text:p>
          </table:table-cell>
          <table:table-cell office:value-type="float" office:value="9" calcext:value-type="float">
            <text:p>9</text:p>
          </table:table-cell>
          <table:table-cell office:value-type="float" office:value="28696" calcext:value-type="float">
            <text:p>28696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ESS_R04_2008_RUS_RU_139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<text:s/>Они дают нашему обществу намного большечем получают</text:p>
          </table:table-cell>
          <table:table-cell office:value-type="float" office:value="28697" calcext:value-type="float">
            <text:p>28697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ESS_R04_2008_RUS_RU_139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698" calcext:value-type="float">
            <text:p>28698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ESS_R04_2008_RUS_RU_140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0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0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0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0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0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1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1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1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1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1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1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2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2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2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2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2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2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4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4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4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4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4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4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14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Россия будет не в состоянии поддерживать государственную систему здравоохранения на том же уровне и в том же объеме, как сейчас</text:p>
          </table:table-cell>
          <table:table-cell office:value-type="float" office:value="28699" calcext:value-type="float">
            <text:p>28699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string" calcext:value-type="string">
            <text:p>ESS_R04_2008_RUS_RU_14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Россия сможет поддерживать государственную систему здравоохранения на нынешнем уровне, но расширить ее и улучшить будет не в состоянии</text:p>
          </table:table-cell>
          <table:table-cell office:value-type="float" office:value="28700" calcext:value-type="float">
            <text:p>28700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string" calcext:value-type="string">
            <text:p>ESS_R04_2008_RUS_RU_14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Россия сможет расширить и улучшить систему государственного здравоохранения</text:p>
          </table:table-cell>
          <table:table-cell office:value-type="float" office:value="28701" calcext:value-type="float">
            <text:p>28701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string" calcext:value-type="string">
            <text:p>ESS_R04_2008_RUS_RU_14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02" calcext:value-type="float">
            <text:p>28702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string" calcext:value-type="string">
            <text:p>ESS_R04_2008_RUS_RU_146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Россия будет не в состоянии поддерживать пенсии по старости на том же уровне, как сейчас</text:p>
          </table:table-cell>
          <table:table-cell office:value-type="float" office:value="28703" calcext:value-type="float">
            <text:p>28703</text:p>
          </table:table-cell>
          <table:table-cell office:value-type="float" office:value="3553" calcext:value-type="float">
            <text:p>3553</text:p>
          </table:table-cell>
        </table:table-row>
        <table:table-row table:style-name="ro1">
          <table:table-cell office:value-type="string" calcext:value-type="string">
            <text:p>ESS_R04_2008_RUS_RU_146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Россия сможет платить пенсии по старости на нынешнем уровне, но не сможет их увеличить</text:p>
          </table:table-cell>
          <table:table-cell office:value-type="float" office:value="28704" calcext:value-type="float">
            <text:p>28704</text:p>
          </table:table-cell>
          <table:table-cell office:value-type="float" office:value="3553" calcext:value-type="float">
            <text:p>3553</text:p>
          </table:table-cell>
        </table:table-row>
        <table:table-row table:style-name="ro1">
          <table:table-cell office:value-type="string" calcext:value-type="string">
            <text:p>ESS_R04_2008_RUS_RU_146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Россия сможет увеличить уровень пенсий по старости</text:p>
          </table:table-cell>
          <table:table-cell office:value-type="float" office:value="28705" calcext:value-type="float">
            <text:p>28705</text:p>
          </table:table-cell>
          <table:table-cell office:value-type="float" office:value="3553" calcext:value-type="float">
            <text:p>3553</text:p>
          </table:table-cell>
        </table:table-row>
        <table:table-row table:style-name="ro1">
          <table:table-cell office:value-type="string" calcext:value-type="string">
            <text:p>ESS_R04_2008_RUS_RU_146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06" calcext:value-type="float">
            <text:p>28706</text:p>
          </table:table-cell>
          <table:table-cell office:value-type="float" office:value="3553" calcext:value-type="float">
            <text:p>3553</text:p>
          </table:table-cell>
        </table:table-row>
        <table:table-row table:style-name="ro1">
          <table:table-cell office:value-type="string" calcext:value-type="string">
            <text:p>ESS_R04_2008_RUS_RU_147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Совсем невероятно</text:p>
          </table:table-cell>
          <table:table-cell office:value-type="float" office:value="28707" calcext:value-type="float">
            <text:p>28707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string" calcext:value-type="string">
            <text:p>ESS_R04_2008_RUS_RU_147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Не очень вероятно</text:p>
          </table:table-cell>
          <table:table-cell office:value-type="float" office:value="28708" calcext:value-type="float">
            <text:p>28708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string" calcext:value-type="string">
            <text:p>ESS_R04_2008_RUS_RU_147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Довольно вероятно</text:p>
          </table:table-cell>
          <table:table-cell office:value-type="float" office:value="28709" calcext:value-type="float">
            <text:p>28709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string" calcext:value-type="string">
            <text:p>ESS_R04_2008_RUS_RU_147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8710" calcext:value-type="float">
            <text:p>28710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string" calcext:value-type="string">
            <text:p>ESS_R04_2008_RUS_RU_147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Я не работаю и не ищу работу или вообще никогда не работал</text:p>
          </table:table-cell>
          <table:table-cell office:value-type="float" office:value="28711" calcext:value-type="float">
            <text:p>28711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string" calcext:value-type="string">
            <text:p>ESS_R04_2008_RUS_RU_147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12" calcext:value-type="float">
            <text:p>28712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string" calcext:value-type="string">
            <text:p>ESS_R04_2008_RUS_RU_148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Совсем невероятно</text:p>
          </table:table-cell>
          <table:table-cell office:value-type="float" office:value="28713" calcext:value-type="float">
            <text:p>28713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ESS_R04_2008_RUS_RU_148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Не очень вероятно</text:p>
          </table:table-cell>
          <table:table-cell office:value-type="float" office:value="28714" calcext:value-type="float">
            <text:p>28714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ESS_R04_2008_RUS_RU_148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Довольновероятно</text:p>
          </table:table-cell>
          <table:table-cell office:value-type="float" office:value="28715" calcext:value-type="float">
            <text:p>28715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ESS_R04_2008_RUS_RU_148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8716" calcext:value-type="float">
            <text:p>28716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ESS_R04_2008_RUS_RU_148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17" calcext:value-type="float">
            <text:p>28717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ESS_R04_2008_RUS_RU_149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Совсем невероятно</text:p>
          </table:table-cell>
          <table:table-cell office:value-type="float" office:value="28713" calcext:value-type="float">
            <text:p>28713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ESS_R04_2008_RUS_RU_149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Не очень вероятно</text:p>
          </table:table-cell>
          <table:table-cell office:value-type="float" office:value="28714" calcext:value-type="float">
            <text:p>28714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ESS_R04_2008_RUS_RU_149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Довольновероятно</text:p>
          </table:table-cell>
          <table:table-cell office:value-type="float" office:value="28715" calcext:value-type="float">
            <text:p>28715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ESS_R04_2008_RUS_RU_149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8716" calcext:value-type="float">
            <text:p>28716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ESS_R04_2008_RUS_RU_149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17" calcext:value-type="float">
            <text:p>28717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ESS_R04_2008_RUS_RU_150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Совсем невероятно</text:p>
          </table:table-cell>
          <table:table-cell office:value-type="float" office:value="28713" calcext:value-type="float">
            <text:p>28713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ESS_R04_2008_RUS_RU_150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Не очень вероятно</text:p>
          </table:table-cell>
          <table:table-cell office:value-type="float" office:value="28714" calcext:value-type="float">
            <text:p>28714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ESS_R04_2008_RUS_RU_150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Довольновероятно</text:p>
          </table:table-cell>
          <table:table-cell office:value-type="float" office:value="28715" calcext:value-type="float">
            <text:p>28715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ESS_R04_2008_RUS_RU_150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Очень вероятно</text:p>
          </table:table-cell>
          <table:table-cell office:value-type="float" office:value="28716" calcext:value-type="float">
            <text:p>28716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ESS_R04_2008_RUS_RU_150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17" calcext:value-type="float">
            <text:p>28717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ESS_R04_2008_RUS_RU_15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15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А (очень молодой)</text:p>
          </table:table-cell>
          <table:table-cell office:value-type="float" office:value="28718" calcext:value-type="float">
            <text:p>28718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string" calcext:value-type="string">
            <text:p>ESS_R04_2008_RUS_RU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Б</text:p>
          </table:table-cell>
          <table:table-cell office:value-type="float" office:value="28719" calcext:value-type="float">
            <text:p>28719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string" calcext:value-type="string">
            <text:p>ESS_R04_2008_RUS_RU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В</text:p>
          </table:table-cell>
          <table:table-cell office:value-type="float" office:value="28720" calcext:value-type="float">
            <text:p>28720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string" calcext:value-type="string">
            <text:p>ESS_R04_2008_RUS_RU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Г</text:p>
          </table:table-cell>
          <table:table-cell office:value-type="float" office:value="28721" calcext:value-type="float">
            <text:p>28721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string" calcext:value-type="string">
            <text:p>ESS_R04_2008_RUS_RU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Д</text:p>
          </table:table-cell>
          <table:table-cell office:value-type="float" office:value="28722" calcext:value-type="float">
            <text:p>28722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string" calcext:value-type="string">
            <text:p>ESS_R04_2008_RUS_RU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Е</text:p>
          </table:table-cell>
          <table:table-cell office:value-type="float" office:value="28723" calcext:value-type="float">
            <text:p>28723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string" calcext:value-type="string">
            <text:p>ESS_R04_2008_RUS_RU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Ж</text:p>
          </table:table-cell>
          <table:table-cell office:value-type="float" office:value="28724" calcext:value-type="float">
            <text:p>28724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string" calcext:value-type="string">
            <text:p>ESS_R04_2008_RUS_RU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З</text:p>
          </table:table-cell>
          <table:table-cell office:value-type="float" office:value="28725" calcext:value-type="float">
            <text:p>28725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string" calcext:value-type="string">
            <text:p>ESS_R04_2008_RUS_RU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И (очень старый)</text:p>
          </table:table-cell>
          <table:table-cell office:value-type="float" office:value="28726" calcext:value-type="float">
            <text:p>28726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string" calcext:value-type="string">
            <text:p>ESS_R04_2008_RUS_RU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27" calcext:value-type="float">
            <text:p>28727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string" calcext:value-type="string">
            <text:p>ESS_R04_2008_RUS_RU_15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<text:s/>Очень слабую</text:p>
          </table:table-cell>
          <table:table-cell office:value-type="float" office:value="28728" calcext:value-type="float">
            <text:p>28728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string" calcext:value-type="string">
            <text:p>ESS_R04_2008_RUS_RU_155</text:p>
          </table:table-cell>
          <table:table-cell office:value-type="string" calcext:value-type="string">
            <text:p>E4</text:p>
          </table:table-cell>
          <table:table-cell office:value-type="float" office:value="1" calcext:value-type="float">
            <text:p>1</text:p>
          </table:table-cell>
          <table:table-cell office:value-type="float" office:value="28729" calcext:value-type="float">
            <text:p>28729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string" calcext:value-type="string">
            <text:p>ESS_R04_2008_RUS_RU_155</text:p>
          </table:table-cell>
          <table:table-cell office:value-type="string" calcext:value-type="string">
            <text:p>E4</text:p>
          </table:table-cell>
          <table:table-cell office:value-type="float" office:value="2" calcext:value-type="float">
            <text:p>2</text:p>
          </table:table-cell>
          <table:table-cell office:value-type="float" office:value="28730" calcext:value-type="float">
            <text:p>28730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string" calcext:value-type="string">
            <text:p>ESS_R04_2008_RUS_RU_155</text:p>
          </table:table-cell>
          <table:table-cell office:value-type="string" calcext:value-type="string">
            <text:p>E4</text:p>
          </table:table-cell>
          <table:table-cell office:value-type="float" office:value="3" calcext:value-type="float">
            <text:p>3</text:p>
          </table:table-cell>
          <table:table-cell office:value-type="float" office:value="28731" calcext:value-type="float">
            <text:p>28731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string" calcext:value-type="string">
            <text:p>ESS_R04_2008_RUS_RU_155</text:p>
          </table:table-cell>
          <table:table-cell office:value-type="string" calcext:value-type="string">
            <text:p>E4</text:p>
          </table:table-cell>
          <table:table-cell office:value-type="float" office:value="4" calcext:value-type="float">
            <text:p>4</text:p>
          </table:table-cell>
          <table:table-cell office:value-type="float" office:value="28732" calcext:value-type="float">
            <text:p>28732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string" calcext:value-type="string">
            <text:p>ESS_R04_2008_RUS_RU_155</text:p>
          </table:table-cell>
          <table:table-cell office:value-type="string" calcext:value-type="string">
            <text:p>E4</text:p>
          </table:table-cell>
          <table:table-cell office:value-type="float" office:value="5" calcext:value-type="float">
            <text:p>5</text:p>
          </table:table-cell>
          <table:table-cell office:value-type="float" office:value="28733" calcext:value-type="float">
            <text:p>28733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string" calcext:value-type="string">
            <text:p>ESS_R04_2008_RUS_RU_155</text:p>
          </table:table-cell>
          <table:table-cell office:value-type="string" calcext:value-type="string">
            <text:p>E4</text:p>
          </table:table-cell>
          <table:table-cell office:value-type="float" office:value="6" calcext:value-type="float">
            <text:p>6</text:p>
          </table:table-cell>
          <table:table-cell office:value-type="float" office:value="28734" calcext:value-type="float">
            <text:p>28734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string" calcext:value-type="string">
            <text:p>ESS_R04_2008_RUS_RU_155</text:p>
          </table:table-cell>
          <table:table-cell office:value-type="string" calcext:value-type="string">
            <text:p>E4</text:p>
          </table:table-cell>
          <table:table-cell office:value-type="float" office:value="7" calcext:value-type="float">
            <text:p>7</text:p>
          </table:table-cell>
          <table:table-cell office:value-type="float" office:value="28735" calcext:value-type="float">
            <text:p>28735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string" calcext:value-type="string">
            <text:p>ESS_R04_2008_RUS_RU_155</text:p>
          </table:table-cell>
          <table:table-cell office:value-type="string" calcext:value-type="string">
            <text:p>E4</text:p>
          </table:table-cell>
          <table:table-cell office:value-type="float" office:value="8" calcext:value-type="float">
            <text:p>8</text:p>
          </table:table-cell>
          <table:table-cell office:value-type="float" office:value="28736" calcext:value-type="float">
            <text:p>28736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string" calcext:value-type="string">
            <text:p>ESS_R04_2008_RUS_RU_155</text:p>
          </table:table-cell>
          <table:table-cell office:value-type="string" calcext:value-type="string">
            <text:p>E4</text:p>
          </table:table-cell>
          <table:table-cell office:value-type="float" office:value="9" calcext:value-type="float">
            <text:p>9</text:p>
          </table:table-cell>
          <table:table-cell office:value-type="float" office:value="28737" calcext:value-type="float">
            <text:p>28737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string" calcext:value-type="string">
            <text:p>ESS_R04_2008_RUS_RU_15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<text:s/>Очень сильную</text:p>
          </table:table-cell>
          <table:table-cell office:value-type="float" office:value="28738" calcext:value-type="float">
            <text:p>28738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string" calcext:value-type="string">
            <text:p>ESS_R04_2008_RUS_RU_15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39" calcext:value-type="float">
            <text:p>28739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<text:s text:c="2"/>Очень низким</text:p>
          </table:table-cell>
          <table:table-cell office:value-type="float" office:value="28740" calcext:value-type="float">
            <text:p>28740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float" office:value="1" calcext:value-type="float">
            <text:p>1</text:p>
          </table:table-cell>
          <table:table-cell office:value-type="float" office:value="28741" calcext:value-type="float">
            <text:p>28741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float" office:value="2" calcext:value-type="float">
            <text:p>2</text:p>
          </table:table-cell>
          <table:table-cell office:value-type="float" office:value="28742" calcext:value-type="float">
            <text:p>28742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float" office:value="3" calcext:value-type="float">
            <text:p>3</text:p>
          </table:table-cell>
          <table:table-cell office:value-type="float" office:value="28743" calcext:value-type="float">
            <text:p>28743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float" office:value="4" calcext:value-type="float">
            <text:p>4</text:p>
          </table:table-cell>
          <table:table-cell office:value-type="float" office:value="28744" calcext:value-type="float">
            <text:p>28744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float" office:value="5" calcext:value-type="float">
            <text:p>5</text:p>
          </table:table-cell>
          <table:table-cell office:value-type="float" office:value="28745" calcext:value-type="float">
            <text:p>28745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float" office:value="6" calcext:value-type="float">
            <text:p>6</text:p>
          </table:table-cell>
          <table:table-cell office:value-type="float" office:value="28746" calcext:value-type="float">
            <text:p>28746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float" office:value="7" calcext:value-type="float">
            <text:p>7</text:p>
          </table:table-cell>
          <table:table-cell office:value-type="float" office:value="28747" calcext:value-type="float">
            <text:p>28747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float" office:value="8" calcext:value-type="float">
            <text:p>8</text:p>
          </table:table-cell>
          <table:table-cell office:value-type="float" office:value="28748" calcext:value-type="float">
            <text:p>28748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float" office:value="9" calcext:value-type="float">
            <text:p>9</text:p>
          </table:table-cell>
          <table:table-cell office:value-type="float" office:value="28749" calcext:value-type="float">
            <text:p>28749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<text:s/>Очень высоким</text:p>
          </table:table-cell>
          <table:table-cell office:value-type="float" office:value="28750" calcext:value-type="float">
            <text:p>28750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51" calcext:value-type="float">
            <text:p>28751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<text:s text:c="2"/>Очень низким</text:p>
          </table:table-cell>
          <table:table-cell office:value-type="float" office:value="28740" calcext:value-type="float">
            <text:p>28740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7</text:p>
          </table:table-cell>
          <table:table-cell office:value-type="string" calcext:value-type="string">
            <text:p>E6</text:p>
          </table:table-cell>
          <table:table-cell office:value-type="float" office:value="1" calcext:value-type="float">
            <text:p>1</text:p>
          </table:table-cell>
          <table:table-cell office:value-type="float" office:value="28741" calcext:value-type="float">
            <text:p>28741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7</text:p>
          </table:table-cell>
          <table:table-cell office:value-type="string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float" office:value="28742" calcext:value-type="float">
            <text:p>28742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7</text:p>
          </table:table-cell>
          <table:table-cell office:value-type="string" calcext:value-type="string">
            <text:p>E6</text:p>
          </table:table-cell>
          <table:table-cell office:value-type="float" office:value="3" calcext:value-type="float">
            <text:p>3</text:p>
          </table:table-cell>
          <table:table-cell office:value-type="float" office:value="28743" calcext:value-type="float">
            <text:p>28743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7</text:p>
          </table:table-cell>
          <table:table-cell office:value-type="string" calcext:value-type="string">
            <text:p>E6</text:p>
          </table:table-cell>
          <table:table-cell office:value-type="float" office:value="4" calcext:value-type="float">
            <text:p>4</text:p>
          </table:table-cell>
          <table:table-cell office:value-type="float" office:value="28744" calcext:value-type="float">
            <text:p>28744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7</text:p>
          </table:table-cell>
          <table:table-cell office:value-type="string" calcext:value-type="string">
            <text:p>E6</text:p>
          </table:table-cell>
          <table:table-cell office:value-type="float" office:value="5" calcext:value-type="float">
            <text:p>5</text:p>
          </table:table-cell>
          <table:table-cell office:value-type="float" office:value="28745" calcext:value-type="float">
            <text:p>28745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7</text:p>
          </table:table-cell>
          <table:table-cell office:value-type="string" calcext:value-type="string">
            <text:p>E6</text:p>
          </table:table-cell>
          <table:table-cell office:value-type="float" office:value="6" calcext:value-type="float">
            <text:p>6</text:p>
          </table:table-cell>
          <table:table-cell office:value-type="float" office:value="28746" calcext:value-type="float">
            <text:p>28746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7</text:p>
          </table:table-cell>
          <table:table-cell office:value-type="string" calcext:value-type="string">
            <text:p>E6</text:p>
          </table:table-cell>
          <table:table-cell office:value-type="float" office:value="7" calcext:value-type="float">
            <text:p>7</text:p>
          </table:table-cell>
          <table:table-cell office:value-type="float" office:value="28747" calcext:value-type="float">
            <text:p>28747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7</text:p>
          </table:table-cell>
          <table:table-cell office:value-type="string" calcext:value-type="string">
            <text:p>E6</text:p>
          </table:table-cell>
          <table:table-cell office:value-type="float" office:value="8" calcext:value-type="float">
            <text:p>8</text:p>
          </table:table-cell>
          <table:table-cell office:value-type="float" office:value="28748" calcext:value-type="float">
            <text:p>28748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7</text:p>
          </table:table-cell>
          <table:table-cell office:value-type="string" calcext:value-type="string">
            <text:p>E6</text:p>
          </table:table-cell>
          <table:table-cell office:value-type="float" office:value="9" calcext:value-type="float">
            <text:p>9</text:p>
          </table:table-cell>
          <table:table-cell office:value-type="float" office:value="28749" calcext:value-type="float">
            <text:p>28749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<text:s/>Очень высоким</text:p>
          </table:table-cell>
          <table:table-cell office:value-type="float" office:value="28750" calcext:value-type="float">
            <text:p>28750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51" calcext:value-type="float">
            <text:p>28751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 text:c="2"/>Очень низким</text:p>
          </table:table-cell>
          <table:table-cell office:value-type="float" office:value="28740" calcext:value-type="float">
            <text:p>28740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8</text:p>
          </table:table-cell>
          <table:table-cell office:value-type="string" calcext:value-type="string">
            <text:p>E7</text:p>
          </table:table-cell>
          <table:table-cell office:value-type="float" office:value="1" calcext:value-type="float">
            <text:p>1</text:p>
          </table:table-cell>
          <table:table-cell office:value-type="float" office:value="28741" calcext:value-type="float">
            <text:p>28741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8</text:p>
          </table:table-cell>
          <table:table-cell office:value-type="string" calcext:value-type="string">
            <text:p>E7</text:p>
          </table:table-cell>
          <table:table-cell office:value-type="float" office:value="2" calcext:value-type="float">
            <text:p>2</text:p>
          </table:table-cell>
          <table:table-cell office:value-type="float" office:value="28742" calcext:value-type="float">
            <text:p>28742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8</text:p>
          </table:table-cell>
          <table:table-cell office:value-type="string" calcext:value-type="string">
            <text:p>E7</text:p>
          </table:table-cell>
          <table:table-cell office:value-type="float" office:value="3" calcext:value-type="float">
            <text:p>3</text:p>
          </table:table-cell>
          <table:table-cell office:value-type="float" office:value="28743" calcext:value-type="float">
            <text:p>28743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8</text:p>
          </table:table-cell>
          <table:table-cell office:value-type="string" calcext:value-type="string">
            <text:p>E7</text:p>
          </table:table-cell>
          <table:table-cell office:value-type="float" office:value="4" calcext:value-type="float">
            <text:p>4</text:p>
          </table:table-cell>
          <table:table-cell office:value-type="float" office:value="28744" calcext:value-type="float">
            <text:p>28744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8</text:p>
          </table:table-cell>
          <table:table-cell office:value-type="string" calcext:value-type="string">
            <text:p>E7</text:p>
          </table:table-cell>
          <table:table-cell office:value-type="float" office:value="5" calcext:value-type="float">
            <text:p>5</text:p>
          </table:table-cell>
          <table:table-cell office:value-type="float" office:value="28745" calcext:value-type="float">
            <text:p>28745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8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float" office:value="28746" calcext:value-type="float">
            <text:p>28746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8</text:p>
          </table:table-cell>
          <table:table-cell office:value-type="string" calcext:value-type="string">
            <text:p>E7</text:p>
          </table:table-cell>
          <table:table-cell office:value-type="float" office:value="7" calcext:value-type="float">
            <text:p>7</text:p>
          </table:table-cell>
          <table:table-cell office:value-type="float" office:value="28747" calcext:value-type="float">
            <text:p>28747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8</text:p>
          </table:table-cell>
          <table:table-cell office:value-type="string" calcext:value-type="string">
            <text:p>E7</text:p>
          </table:table-cell>
          <table:table-cell office:value-type="float" office:value="8" calcext:value-type="float">
            <text:p>8</text:p>
          </table:table-cell>
          <table:table-cell office:value-type="float" office:value="28748" calcext:value-type="float">
            <text:p>28748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8</text:p>
          </table:table-cell>
          <table:table-cell office:value-type="string" calcext:value-type="string">
            <text:p>E7</text:p>
          </table:table-cell>
          <table:table-cell office:value-type="float" office:value="9" calcext:value-type="float">
            <text:p>9</text:p>
          </table:table-cell>
          <table:table-cell office:value-type="float" office:value="28749" calcext:value-type="float">
            <text:p>28749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<text:s/>Очень высоким</text:p>
          </table:table-cell>
          <table:table-cell office:value-type="float" office:value="28750" calcext:value-type="float">
            <text:p>28750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51" calcext:value-type="float">
            <text:p>28751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 text:c="2"/>Совершенно не беспокоит</text:p>
          </table:table-cell>
          <table:table-cell office:value-type="float" office:value="28752" calcext:value-type="float">
            <text:p>28752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float" office:value="1" calcext:value-type="float">
            <text:p>1</text:p>
          </table:table-cell>
          <table:table-cell office:value-type="float" office:value="28753" calcext:value-type="float">
            <text:p>28753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float" office:value="2" calcext:value-type="float">
            <text:p>2</text:p>
          </table:table-cell>
          <table:table-cell office:value-type="float" office:value="28754" calcext:value-type="float">
            <text:p>28754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float" office:value="28755" calcext:value-type="float">
            <text:p>28755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28756" calcext:value-type="float">
            <text:p>28756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28757" calcext:value-type="float">
            <text:p>28757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float" office:value="6" calcext:value-type="float">
            <text:p>6</text:p>
          </table:table-cell>
          <table:table-cell office:value-type="float" office:value="28758" calcext:value-type="float">
            <text:p>28758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float" office:value="7" calcext:value-type="float">
            <text:p>7</text:p>
          </table:table-cell>
          <table:table-cell office:value-type="float" office:value="28759" calcext:value-type="float">
            <text:p>28759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float" office:value="8" calcext:value-type="float">
            <text:p>8</text:p>
          </table:table-cell>
          <table:table-cell office:value-type="float" office:value="28760" calcext:value-type="float">
            <text:p>28760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float" office:value="9" calcext:value-type="float">
            <text:p>9</text:p>
          </table:table-cell>
          <table:table-cell office:value-type="float" office:value="28761" calcext:value-type="float">
            <text:p>28761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<text:s/>Очень сильно беспокоит</text:p>
          </table:table-cell>
          <table:table-cell office:value-type="float" office:value="28762" calcext:value-type="float">
            <text:p>28762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63" calcext:value-type="float">
            <text:p>28763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6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 text:c="2"/>Совершенно не беспокоит</text:p>
          </table:table-cell>
          <table:table-cell office:value-type="float" office:value="28752" calcext:value-type="float">
            <text:p>28752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60</text:p>
          </table:table-cell>
          <table:table-cell office:value-type="string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28753" calcext:value-type="float">
            <text:p>28753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60</text:p>
          </table:table-cell>
          <table:table-cell office:value-type="string" calcext:value-type="string">
            <text:p>E9</text:p>
          </table:table-cell>
          <table:table-cell office:value-type="float" office:value="2" calcext:value-type="float">
            <text:p>2</text:p>
          </table:table-cell>
          <table:table-cell office:value-type="float" office:value="28754" calcext:value-type="float">
            <text:p>28754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60</text:p>
          </table:table-cell>
          <table:table-cell office:value-type="string" calcext:value-type="string">
            <text:p>E9</text:p>
          </table:table-cell>
          <table:table-cell office:value-type="float" office:value="3" calcext:value-type="float">
            <text:p>3</text:p>
          </table:table-cell>
          <table:table-cell office:value-type="float" office:value="28755" calcext:value-type="float">
            <text:p>28755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60</text:p>
          </table:table-cell>
          <table:table-cell office:value-type="string" calcext:value-type="string">
            <text:p>E9</text:p>
          </table:table-cell>
          <table:table-cell office:value-type="float" office:value="4" calcext:value-type="float">
            <text:p>4</text:p>
          </table:table-cell>
          <table:table-cell office:value-type="float" office:value="28756" calcext:value-type="float">
            <text:p>28756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60</text:p>
          </table:table-cell>
          <table:table-cell office:value-type="string" calcext:value-type="string">
            <text:p>E9</text:p>
          </table:table-cell>
          <table:table-cell office:value-type="float" office:value="5" calcext:value-type="float">
            <text:p>5</text:p>
          </table:table-cell>
          <table:table-cell office:value-type="float" office:value="28757" calcext:value-type="float">
            <text:p>28757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60</text:p>
          </table:table-cell>
          <table:table-cell office:value-type="string" calcext:value-type="string">
            <text:p>E9</text:p>
          </table:table-cell>
          <table:table-cell office:value-type="float" office:value="6" calcext:value-type="float">
            <text:p>6</text:p>
          </table:table-cell>
          <table:table-cell office:value-type="float" office:value="28758" calcext:value-type="float">
            <text:p>28758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60</text:p>
          </table:table-cell>
          <table:table-cell office:value-type="string" calcext:value-type="string">
            <text:p>E9</text:p>
          </table:table-cell>
          <table:table-cell office:value-type="float" office:value="7" calcext:value-type="float">
            <text:p>7</text:p>
          </table:table-cell>
          <table:table-cell office:value-type="float" office:value="28759" calcext:value-type="float">
            <text:p>28759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60</text:p>
          </table:table-cell>
          <table:table-cell office:value-type="string" calcext:value-type="string">
            <text:p>E9</text:p>
          </table:table-cell>
          <table:table-cell office:value-type="float" office:value="8" calcext:value-type="float">
            <text:p>8</text:p>
          </table:table-cell>
          <table:table-cell office:value-type="float" office:value="28760" calcext:value-type="float">
            <text:p>28760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60</text:p>
          </table:table-cell>
          <table:table-cell office:value-type="string" calcext:value-type="string">
            <text:p>E9</text:p>
          </table:table-cell>
          <table:table-cell office:value-type="float" office:value="9" calcext:value-type="float">
            <text:p>9</text:p>
          </table:table-cell>
          <table:table-cell office:value-type="float" office:value="28761" calcext:value-type="float">
            <text:p>28761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6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<text:s/>Очень сильно беспокоит</text:p>
          </table:table-cell>
          <table:table-cell office:value-type="float" office:value="28762" calcext:value-type="float">
            <text:p>28762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6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63" calcext:value-type="float">
            <text:p>28763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ESS_R04_2008_RUS_RU_16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Крайне негативное</text:p>
          </table:table-cell>
          <table:table-cell office:value-type="float" office:value="28764" calcext:value-type="float">
            <text:p>28764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1</text:p>
          </table:table-cell>
          <table:table-cell office:value-type="string" calcext:value-type="string">
            <text:p>E10</text:p>
          </table:table-cell>
          <table:table-cell office:value-type="float" office:value="1" calcext:value-type="float">
            <text:p>1</text:p>
          </table:table-cell>
          <table:table-cell office:value-type="float" office:value="28765" calcext:value-type="float">
            <text:p>28765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1</text:p>
          </table:table-cell>
          <table:table-cell office:value-type="string" calcext:value-type="string">
            <text:p>E10</text:p>
          </table:table-cell>
          <table:table-cell office:value-type="float" office:value="2" calcext:value-type="float">
            <text:p>2</text:p>
          </table:table-cell>
          <table:table-cell office:value-type="float" office:value="28766" calcext:value-type="float">
            <text:p>28766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1</text:p>
          </table:table-cell>
          <table:table-cell office:value-type="string" calcext:value-type="string">
            <text:p>E10</text:p>
          </table:table-cell>
          <table:table-cell office:value-type="float" office:value="3" calcext:value-type="float">
            <text:p>3</text:p>
          </table:table-cell>
          <table:table-cell office:value-type="float" office:value="28767" calcext:value-type="float">
            <text:p>28767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1</text:p>
          </table:table-cell>
          <table:table-cell office:value-type="string" calcext:value-type="string">
            <text:p>E10</text:p>
          </table:table-cell>
          <table:table-cell office:value-type="float" office:value="4" calcext:value-type="float">
            <text:p>4</text:p>
          </table:table-cell>
          <table:table-cell office:value-type="float" office:value="28768" calcext:value-type="float">
            <text:p>28768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1</text:p>
          </table:table-cell>
          <table:table-cell office:value-type="string" calcext:value-type="string">
            <text:p>E10</text:p>
          </table:table-cell>
          <table:table-cell office:value-type="float" office:value="5" calcext:value-type="float">
            <text:p>5</text:p>
          </table:table-cell>
          <table:table-cell office:value-type="float" office:value="28769" calcext:value-type="float">
            <text:p>28769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1</text:p>
          </table:table-cell>
          <table:table-cell office:value-type="string" calcext:value-type="string">
            <text:p>E10</text:p>
          </table:table-cell>
          <table:table-cell office:value-type="float" office:value="6" calcext:value-type="float">
            <text:p>6</text:p>
          </table:table-cell>
          <table:table-cell office:value-type="float" office:value="28770" calcext:value-type="float">
            <text:p>2877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1</text:p>
          </table:table-cell>
          <table:table-cell office:value-type="string" calcext:value-type="string">
            <text:p>E10</text:p>
          </table:table-cell>
          <table:table-cell office:value-type="float" office:value="7" calcext:value-type="float">
            <text:p>7</text:p>
          </table:table-cell>
          <table:table-cell office:value-type="float" office:value="28771" calcext:value-type="float">
            <text:p>28771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1</text:p>
          </table:table-cell>
          <table:table-cell office:value-type="string" calcext:value-type="string">
            <text:p>E10</text:p>
          </table:table-cell>
          <table:table-cell office:value-type="float" office:value="8" calcext:value-type="float">
            <text:p>8</text:p>
          </table:table-cell>
          <table:table-cell office:value-type="float" office:value="28772" calcext:value-type="float">
            <text:p>28772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1</text:p>
          </table:table-cell>
          <table:table-cell office:value-type="string" calcext:value-type="string">
            <text:p>E10</text:p>
          </table:table-cell>
          <table:table-cell office:value-type="float" office:value="9" calcext:value-type="float">
            <text:p>9</text:p>
          </table:table-cell>
          <table:table-cell office:value-type="float" office:value="28773" calcext:value-type="float">
            <text:p>28773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<text:s/>Очень позитивное</text:p>
          </table:table-cell>
          <table:table-cell office:value-type="float" office:value="28774" calcext:value-type="float">
            <text:p>28774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75" calcext:value-type="float">
            <text:p>28775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Очень незначительный</text:p>
          </table:table-cell>
          <table:table-cell office:value-type="float" office:value="28776" calcext:value-type="float">
            <text:p>28776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2</text:p>
          </table:table-cell>
          <table:table-cell office:value-type="string" calcext:value-type="string">
            <text:p>E11</text:p>
          </table:table-cell>
          <table:table-cell office:value-type="float" office:value="1" calcext:value-type="float">
            <text:p>1</text:p>
          </table:table-cell>
          <table:table-cell office:value-type="float" office:value="28777" calcext:value-type="float">
            <text:p>28777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2</text:p>
          </table:table-cell>
          <table:table-cell office:value-type="string" calcext:value-type="string">
            <text:p>E11</text:p>
          </table:table-cell>
          <table:table-cell office:value-type="float" office:value="2" calcext:value-type="float">
            <text:p>2</text:p>
          </table:table-cell>
          <table:table-cell office:value-type="float" office:value="28778" calcext:value-type="float">
            <text:p>28778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2</text:p>
          </table:table-cell>
          <table:table-cell office:value-type="string" calcext:value-type="string">
            <text:p>E11</text:p>
          </table:table-cell>
          <table:table-cell office:value-type="float" office:value="3" calcext:value-type="float">
            <text:p>3</text:p>
          </table:table-cell>
          <table:table-cell office:value-type="float" office:value="28779" calcext:value-type="float">
            <text:p>28779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2</text:p>
          </table:table-cell>
          <table:table-cell office:value-type="string" calcext:value-type="string">
            <text:p>E11</text:p>
          </table:table-cell>
          <table:table-cell office:value-type="float" office:value="4" calcext:value-type="float">
            <text:p>4</text:p>
          </table:table-cell>
          <table:table-cell office:value-type="float" office:value="28780" calcext:value-type="float">
            <text:p>28780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2</text:p>
          </table:table-cell>
          <table:table-cell office:value-type="string" calcext:value-type="string">
            <text:p>E11</text:p>
          </table:table-cell>
          <table:table-cell office:value-type="float" office:value="5" calcext:value-type="float">
            <text:p>5</text:p>
          </table:table-cell>
          <table:table-cell office:value-type="float" office:value="28781" calcext:value-type="float">
            <text:p>28781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2</text:p>
          </table:table-cell>
          <table:table-cell office:value-type="string" calcext:value-type="string">
            <text:p>E11</text:p>
          </table:table-cell>
          <table:table-cell office:value-type="float" office:value="6" calcext:value-type="float">
            <text:p>6</text:p>
          </table:table-cell>
          <table:table-cell office:value-type="float" office:value="28782" calcext:value-type="float">
            <text:p>28782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2</text:p>
          </table:table-cell>
          <table:table-cell office:value-type="string" calcext:value-type="string">
            <text:p>E11</text:p>
          </table:table-cell>
          <table:table-cell office:value-type="float" office:value="7" calcext:value-type="float">
            <text:p>7</text:p>
          </table:table-cell>
          <table:table-cell office:value-type="float" office:value="28783" calcext:value-type="float">
            <text:p>28783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2</text:p>
          </table:table-cell>
          <table:table-cell office:value-type="string" calcext:value-type="string">
            <text:p>E11</text:p>
          </table:table-cell>
          <table:table-cell office:value-type="float" office:value="8" calcext:value-type="float">
            <text:p>8</text:p>
          </table:table-cell>
          <table:table-cell office:value-type="float" office:value="28784" calcext:value-type="float">
            <text:p>28784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2</text:p>
          </table:table-cell>
          <table:table-cell office:value-type="string" calcext:value-type="string">
            <text:p>E11</text:p>
          </table:table-cell>
          <table:table-cell office:value-type="float" office:value="9" calcext:value-type="float">
            <text:p>9</text:p>
          </table:table-cell>
          <table:table-cell office:value-type="float" office:value="28785" calcext:value-type="float">
            <text:p>28785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<text:s/>Очень существенный</text:p>
          </table:table-cell>
          <table:table-cell office:value-type="float" office:value="28786" calcext:value-type="float">
            <text:p>28786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87" calcext:value-type="float">
            <text:p>28787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<text:s/>Совсем не являются бременем</text:p>
          </table:table-cell>
          <table:table-cell office:value-type="float" office:value="28788" calcext:value-type="float">
            <text:p>28788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ESS_R04_2008_RUS_RU_163</text:p>
          </table:table-cell>
          <table:table-cell office:value-type="string" calcext:value-type="string">
            <text:p>E12</text:p>
          </table:table-cell>
          <table:table-cell office:value-type="float" office:value="1" calcext:value-type="float">
            <text:p>1</text:p>
          </table:table-cell>
          <table:table-cell office:value-type="float" office:value="28789" calcext:value-type="float">
            <text:p>28789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ESS_R04_2008_RUS_RU_163</text:p>
          </table:table-cell>
          <table:table-cell office:value-type="string" calcext:value-type="string">
            <text:p>E12</text:p>
          </table:table-cell>
          <table:table-cell office:value-type="float" office:value="2" calcext:value-type="float">
            <text:p>2</text:p>
          </table:table-cell>
          <table:table-cell office:value-type="float" office:value="28790" calcext:value-type="float">
            <text:p>28790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ESS_R04_2008_RUS_RU_163</text:p>
          </table:table-cell>
          <table:table-cell office:value-type="string" calcext:value-type="string">
            <text:p>E12</text:p>
          </table:table-cell>
          <table:table-cell office:value-type="float" office:value="3" calcext:value-type="float">
            <text:p>3</text:p>
          </table:table-cell>
          <table:table-cell office:value-type="float" office:value="28791" calcext:value-type="float">
            <text:p>28791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ESS_R04_2008_RUS_RU_163</text:p>
          </table:table-cell>
          <table:table-cell office:value-type="string" calcext:value-type="string">
            <text:p>E12</text:p>
          </table:table-cell>
          <table:table-cell office:value-type="float" office:value="4" calcext:value-type="float">
            <text:p>4</text:p>
          </table:table-cell>
          <table:table-cell office:value-type="float" office:value="28792" calcext:value-type="float">
            <text:p>28792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ESS_R04_2008_RUS_RU_163</text:p>
          </table:table-cell>
          <table:table-cell office:value-type="string" calcext:value-type="string">
            <text:p>E12</text:p>
          </table:table-cell>
          <table:table-cell office:value-type="float" office:value="5" calcext:value-type="float">
            <text:p>5</text:p>
          </table:table-cell>
          <table:table-cell office:value-type="float" office:value="28793" calcext:value-type="float">
            <text:p>28793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ESS_R04_2008_RUS_RU_163</text:p>
          </table:table-cell>
          <table:table-cell office:value-type="string" calcext:value-type="string">
            <text:p>E12</text:p>
          </table:table-cell>
          <table:table-cell office:value-type="float" office:value="6" calcext:value-type="float">
            <text:p>6</text:p>
          </table:table-cell>
          <table:table-cell office:value-type="float" office:value="28794" calcext:value-type="float">
            <text:p>28794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ESS_R04_2008_RUS_RU_163</text:p>
          </table:table-cell>
          <table:table-cell office:value-type="string" calcext:value-type="string">
            <text:p>E12</text:p>
          </table:table-cell>
          <table:table-cell office:value-type="float" office:value="7" calcext:value-type="float">
            <text:p>7</text:p>
          </table:table-cell>
          <table:table-cell office:value-type="float" office:value="28795" calcext:value-type="float">
            <text:p>28795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ESS_R04_2008_RUS_RU_163</text:p>
          </table:table-cell>
          <table:table-cell office:value-type="string" calcext:value-type="string">
            <text:p>E12</text:p>
          </table:table-cell>
          <table:table-cell office:value-type="float" office:value="8" calcext:value-type="float">
            <text:p>8</text:p>
          </table:table-cell>
          <table:table-cell office:value-type="float" office:value="28796" calcext:value-type="float">
            <text:p>28796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ESS_R04_2008_RUS_RU_163</text:p>
          </table:table-cell>
          <table:table-cell office:value-type="string" calcext:value-type="string">
            <text:p>E12</text:p>
          </table:table-cell>
          <table:table-cell office:value-type="float" office:value="9" calcext:value-type="float">
            <text:p>9</text:p>
          </table:table-cell>
          <table:table-cell office:value-type="float" office:value="28797" calcext:value-type="float">
            <text:p>28797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ESS_R04_2008_RUS_RU_16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<text:s/>Являются очень серьезным бременем</text:p>
          </table:table-cell>
          <table:table-cell office:value-type="float" office:value="28798" calcext:value-type="float">
            <text:p>28798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ESS_R04_2008_RUS_RU_16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NaN</text:p>
          </table:table-cell>
          <table:table-cell office:value-type="float" office:value="28799" calcext:value-type="float">
            <text:p>28799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ESS_R04_2008_RUS_RU_16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00" calcext:value-type="float">
            <text:p>28800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ESS_R04_2008_RUS_RU_16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Крайне негативное</text:p>
          </table:table-cell>
          <table:table-cell office:value-type="float" office:value="28764" calcext:value-type="float">
            <text:p>28764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4</text:p>
          </table:table-cell>
          <table:table-cell office:value-type="string" calcext:value-type="string">
            <text:p>E13</text:p>
          </table:table-cell>
          <table:table-cell office:value-type="float" office:value="1" calcext:value-type="float">
            <text:p>1</text:p>
          </table:table-cell>
          <table:table-cell office:value-type="float" office:value="28765" calcext:value-type="float">
            <text:p>28765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4</text:p>
          </table:table-cell>
          <table:table-cell office:value-type="string" calcext:value-type="string">
            <text:p>E13</text:p>
          </table:table-cell>
          <table:table-cell office:value-type="float" office:value="2" calcext:value-type="float">
            <text:p>2</text:p>
          </table:table-cell>
          <table:table-cell office:value-type="float" office:value="28766" calcext:value-type="float">
            <text:p>28766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4</text:p>
          </table:table-cell>
          <table:table-cell office:value-type="string" calcext:value-type="string">
            <text:p>E13</text:p>
          </table:table-cell>
          <table:table-cell office:value-type="float" office:value="3" calcext:value-type="float">
            <text:p>3</text:p>
          </table:table-cell>
          <table:table-cell office:value-type="float" office:value="28767" calcext:value-type="float">
            <text:p>28767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4</text:p>
          </table:table-cell>
          <table:table-cell office:value-type="string" calcext:value-type="string">
            <text:p>E13</text:p>
          </table:table-cell>
          <table:table-cell office:value-type="float" office:value="4" calcext:value-type="float">
            <text:p>4</text:p>
          </table:table-cell>
          <table:table-cell office:value-type="float" office:value="28768" calcext:value-type="float">
            <text:p>28768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4</text:p>
          </table:table-cell>
          <table:table-cell office:value-type="string" calcext:value-type="string">
            <text:p>E13</text:p>
          </table:table-cell>
          <table:table-cell office:value-type="float" office:value="5" calcext:value-type="float">
            <text:p>5</text:p>
          </table:table-cell>
          <table:table-cell office:value-type="float" office:value="28769" calcext:value-type="float">
            <text:p>28769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4</text:p>
          </table:table-cell>
          <table:table-cell office:value-type="string" calcext:value-type="string">
            <text:p>E13</text:p>
          </table:table-cell>
          <table:table-cell office:value-type="float" office:value="6" calcext:value-type="float">
            <text:p>6</text:p>
          </table:table-cell>
          <table:table-cell office:value-type="float" office:value="28770" calcext:value-type="float">
            <text:p>2877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4</text:p>
          </table:table-cell>
          <table:table-cell office:value-type="string" calcext:value-type="string">
            <text:p>E13</text:p>
          </table:table-cell>
          <table:table-cell office:value-type="float" office:value="7" calcext:value-type="float">
            <text:p>7</text:p>
          </table:table-cell>
          <table:table-cell office:value-type="float" office:value="28771" calcext:value-type="float">
            <text:p>28771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4</text:p>
          </table:table-cell>
          <table:table-cell office:value-type="string" calcext:value-type="string">
            <text:p>E13</text:p>
          </table:table-cell>
          <table:table-cell office:value-type="float" office:value="8" calcext:value-type="float">
            <text:p>8</text:p>
          </table:table-cell>
          <table:table-cell office:value-type="float" office:value="28772" calcext:value-type="float">
            <text:p>28772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4</text:p>
          </table:table-cell>
          <table:table-cell office:value-type="string" calcext:value-type="string">
            <text:p>E13</text:p>
          </table:table-cell>
          <table:table-cell office:value-type="float" office:value="9" calcext:value-type="float">
            <text:p>9</text:p>
          </table:table-cell>
          <table:table-cell office:value-type="float" office:value="28773" calcext:value-type="float">
            <text:p>28773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Очень позитивное</text:p>
          </table:table-cell>
          <table:table-cell office:value-type="float" office:value="28774" calcext:value-type="float">
            <text:p>28774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75" calcext:value-type="float">
            <text:p>28775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ESS_R04_2008_RUS_RU_16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Очень незначительный</text:p>
          </table:table-cell>
          <table:table-cell office:value-type="float" office:value="28776" calcext:value-type="float">
            <text:p>28776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5</text:p>
          </table:table-cell>
          <table:table-cell office:value-type="string" calcext:value-type="string">
            <text:p>E14</text:p>
          </table:table-cell>
          <table:table-cell office:value-type="float" office:value="1" calcext:value-type="float">
            <text:p>1</text:p>
          </table:table-cell>
          <table:table-cell office:value-type="float" office:value="28777" calcext:value-type="float">
            <text:p>28777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5</text:p>
          </table:table-cell>
          <table:table-cell office:value-type="string" calcext:value-type="string">
            <text:p>E14</text:p>
          </table:table-cell>
          <table:table-cell office:value-type="float" office:value="2" calcext:value-type="float">
            <text:p>2</text:p>
          </table:table-cell>
          <table:table-cell office:value-type="float" office:value="28778" calcext:value-type="float">
            <text:p>28778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5</text:p>
          </table:table-cell>
          <table:table-cell office:value-type="string" calcext:value-type="string">
            <text:p>E14</text:p>
          </table:table-cell>
          <table:table-cell office:value-type="float" office:value="3" calcext:value-type="float">
            <text:p>3</text:p>
          </table:table-cell>
          <table:table-cell office:value-type="float" office:value="28779" calcext:value-type="float">
            <text:p>28779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5</text:p>
          </table:table-cell>
          <table:table-cell office:value-type="string" calcext:value-type="string">
            <text:p>E14</text:p>
          </table:table-cell>
          <table:table-cell office:value-type="float" office:value="4" calcext:value-type="float">
            <text:p>4</text:p>
          </table:table-cell>
          <table:table-cell office:value-type="float" office:value="28780" calcext:value-type="float">
            <text:p>28780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5</text:p>
          </table:table-cell>
          <table:table-cell office:value-type="string" calcext:value-type="string">
            <text:p>E14</text:p>
          </table:table-cell>
          <table:table-cell office:value-type="float" office:value="5" calcext:value-type="float">
            <text:p>5</text:p>
          </table:table-cell>
          <table:table-cell office:value-type="float" office:value="28781" calcext:value-type="float">
            <text:p>28781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5</text:p>
          </table:table-cell>
          <table:table-cell office:value-type="string" calcext:value-type="string">
            <text:p>E14</text:p>
          </table:table-cell>
          <table:table-cell office:value-type="float" office:value="6" calcext:value-type="float">
            <text:p>6</text:p>
          </table:table-cell>
          <table:table-cell office:value-type="float" office:value="28782" calcext:value-type="float">
            <text:p>28782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5</text:p>
          </table:table-cell>
          <table:table-cell office:value-type="string" calcext:value-type="string">
            <text:p>E14</text:p>
          </table:table-cell>
          <table:table-cell office:value-type="float" office:value="7" calcext:value-type="float">
            <text:p>7</text:p>
          </table:table-cell>
          <table:table-cell office:value-type="float" office:value="28783" calcext:value-type="float">
            <text:p>28783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5</text:p>
          </table:table-cell>
          <table:table-cell office:value-type="string" calcext:value-type="string">
            <text:p>E14</text:p>
          </table:table-cell>
          <table:table-cell office:value-type="float" office:value="8" calcext:value-type="float">
            <text:p>8</text:p>
          </table:table-cell>
          <table:table-cell office:value-type="float" office:value="28784" calcext:value-type="float">
            <text:p>28784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5</text:p>
          </table:table-cell>
          <table:table-cell office:value-type="string" calcext:value-type="string">
            <text:p>E14</text:p>
          </table:table-cell>
          <table:table-cell office:value-type="float" office:value="9" calcext:value-type="float">
            <text:p>9</text:p>
          </table:table-cell>
          <table:table-cell office:value-type="float" office:value="28785" calcext:value-type="float">
            <text:p>28785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Очень существенный</text:p>
          </table:table-cell>
          <table:table-cell office:value-type="float" office:value="28786" calcext:value-type="float">
            <text:p>28786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787" calcext:value-type="float">
            <text:p>28787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ESS_R04_2008_RUS_RU_166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Вряд ли большинство людей так считает</text:p>
          </table:table-cell>
          <table:table-cell office:value-type="float" office:value="28801" calcext:value-type="float">
            <text:p>28801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6</text:p>
          </table:table-cell>
          <table:table-cell office:value-type="string" calcext:value-type="string">
            <text:p>E15</text:p>
          </table:table-cell>
          <table:table-cell office:value-type="float" office:value="1" calcext:value-type="float">
            <text:p>1</text:p>
          </table:table-cell>
          <table:table-cell office:value-type="float" office:value="28802" calcext:value-type="float">
            <text:p>28802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6</text:p>
          </table:table-cell>
          <table:table-cell office:value-type="string" calcext:value-type="string">
            <text:p>E15</text:p>
          </table:table-cell>
          <table:table-cell office:value-type="float" office:value="2" calcext:value-type="float">
            <text:p>2</text:p>
          </table:table-cell>
          <table:table-cell office:value-type="float" office:value="28803" calcext:value-type="float">
            <text:p>28803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6</text:p>
          </table:table-cell>
          <table:table-cell office:value-type="string" calcext:value-type="string">
            <text:p>E15</text:p>
          </table:table-cell>
          <table:table-cell office:value-type="float" office:value="3" calcext:value-type="float">
            <text:p>3</text:p>
          </table:table-cell>
          <table:table-cell office:value-type="float" office:value="28804" calcext:value-type="float">
            <text:p>28804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6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Очень вероятно что большинство так считает</text:p>
          </table:table-cell>
          <table:table-cell office:value-type="float" office:value="28805" calcext:value-type="float">
            <text:p>28805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6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06" calcext:value-type="float">
            <text:p>28806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7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Вряд ли большинство людей так считает</text:p>
          </table:table-cell>
          <table:table-cell office:value-type="float" office:value="28801" calcext:value-type="float">
            <text:p>28801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7</text:p>
          </table:table-cell>
          <table:table-cell office:value-type="string" calcext:value-type="string">
            <text:p>E16</text:p>
          </table:table-cell>
          <table:table-cell office:value-type="float" office:value="1" calcext:value-type="float">
            <text:p>1</text:p>
          </table:table-cell>
          <table:table-cell office:value-type="float" office:value="28802" calcext:value-type="float">
            <text:p>28802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7</text:p>
          </table:table-cell>
          <table:table-cell office:value-type="string" calcext:value-type="string">
            <text:p>E16</text:p>
          </table:table-cell>
          <table:table-cell office:value-type="float" office:value="2" calcext:value-type="float">
            <text:p>2</text:p>
          </table:table-cell>
          <table:table-cell office:value-type="float" office:value="28803" calcext:value-type="float">
            <text:p>28803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7</text:p>
          </table:table-cell>
          <table:table-cell office:value-type="string" calcext:value-type="string">
            <text:p>E16</text:p>
          </table:table-cell>
          <table:table-cell office:value-type="float" office:value="3" calcext:value-type="float">
            <text:p>3</text:p>
          </table:table-cell>
          <table:table-cell office:value-type="float" office:value="28804" calcext:value-type="float">
            <text:p>28804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7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Очень вероятно что большинство так считает</text:p>
          </table:table-cell>
          <table:table-cell office:value-type="float" office:value="28805" calcext:value-type="float">
            <text:p>28805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7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06" calcext:value-type="float">
            <text:p>28806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Вряд ли большинство людей так считает</text:p>
          </table:table-cell>
          <table:table-cell office:value-type="float" office:value="28801" calcext:value-type="float">
            <text:p>28801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8</text:p>
          </table:table-cell>
          <table:table-cell office:value-type="string" calcext:value-type="string">
            <text:p>E17</text:p>
          </table:table-cell>
          <table:table-cell office:value-type="float" office:value="1" calcext:value-type="float">
            <text:p>1</text:p>
          </table:table-cell>
          <table:table-cell office:value-type="float" office:value="28802" calcext:value-type="float">
            <text:p>28802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8</text:p>
          </table:table-cell>
          <table:table-cell office:value-type="string" calcext:value-type="string">
            <text:p>E17</text:p>
          </table:table-cell>
          <table:table-cell office:value-type="float" office:value="2" calcext:value-type="float">
            <text:p>2</text:p>
          </table:table-cell>
          <table:table-cell office:value-type="float" office:value="28803" calcext:value-type="float">
            <text:p>28803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8</text:p>
          </table:table-cell>
          <table:table-cell office:value-type="string" calcext:value-type="string">
            <text:p>E17</text:p>
          </table:table-cell>
          <table:table-cell office:value-type="float" office:value="3" calcext:value-type="float">
            <text:p>3</text:p>
          </table:table-cell>
          <table:table-cell office:value-type="float" office:value="28804" calcext:value-type="float">
            <text:p>28804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Очень вероятно что большинство так считает</text:p>
          </table:table-cell>
          <table:table-cell office:value-type="float" office:value="28805" calcext:value-type="float">
            <text:p>28805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06" calcext:value-type="float">
            <text:p>28806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9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Вряд ли большинство людей так считает</text:p>
          </table:table-cell>
          <table:table-cell office:value-type="float" office:value="28801" calcext:value-type="float">
            <text:p>28801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9</text:p>
          </table:table-cell>
          <table:table-cell office:value-type="string" calcext:value-type="string">
            <text:p>E18</text:p>
          </table:table-cell>
          <table:table-cell office:value-type="float" office:value="1" calcext:value-type="float">
            <text:p>1</text:p>
          </table:table-cell>
          <table:table-cell office:value-type="float" office:value="28802" calcext:value-type="float">
            <text:p>28802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9</text:p>
          </table:table-cell>
          <table:table-cell office:value-type="string" calcext:value-type="string">
            <text:p>E18</text:p>
          </table:table-cell>
          <table:table-cell office:value-type="float" office:value="2" calcext:value-type="float">
            <text:p>2</text:p>
          </table:table-cell>
          <table:table-cell office:value-type="float" office:value="28803" calcext:value-type="float">
            <text:p>28803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9</text:p>
          </table:table-cell>
          <table:table-cell office:value-type="string" calcext:value-type="string">
            <text:p>E18</text:p>
          </table:table-cell>
          <table:table-cell office:value-type="float" office:value="3" calcext:value-type="float">
            <text:p>3</text:p>
          </table:table-cell>
          <table:table-cell office:value-type="float" office:value="28804" calcext:value-type="float">
            <text:p>28804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9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Очень вероятно что большинство так считает</text:p>
          </table:table-cell>
          <table:table-cell office:value-type="float" office:value="28805" calcext:value-type="float">
            <text:p>28805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69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06" calcext:value-type="float">
            <text:p>28806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Вряд ли большинство людей так считает</text:p>
          </table:table-cell>
          <table:table-cell office:value-type="float" office:value="28801" calcext:value-type="float">
            <text:p>28801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0</text:p>
          </table:table-cell>
          <table:table-cell office:value-type="string" calcext:value-type="string">
            <text:p>E19</text:p>
          </table:table-cell>
          <table:table-cell office:value-type="float" office:value="1" calcext:value-type="float">
            <text:p>1</text:p>
          </table:table-cell>
          <table:table-cell office:value-type="float" office:value="28802" calcext:value-type="float">
            <text:p>28802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0</text:p>
          </table:table-cell>
          <table:table-cell office:value-type="string" calcext:value-type="string">
            <text:p>E19</text:p>
          </table:table-cell>
          <table:table-cell office:value-type="float" office:value="2" calcext:value-type="float">
            <text:p>2</text:p>
          </table:table-cell>
          <table:table-cell office:value-type="float" office:value="28803" calcext:value-type="float">
            <text:p>28803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0</text:p>
          </table:table-cell>
          <table:table-cell office:value-type="string" calcext:value-type="string">
            <text:p>E19</text:p>
          </table:table-cell>
          <table:table-cell office:value-type="float" office:value="3" calcext:value-type="float">
            <text:p>3</text:p>
          </table:table-cell>
          <table:table-cell office:value-type="float" office:value="28804" calcext:value-type="float">
            <text:p>28804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Очень вероятно что большинство так считает</text:p>
          </table:table-cell>
          <table:table-cell office:value-type="float" office:value="28805" calcext:value-type="float">
            <text:p>28805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06" calcext:value-type="float">
            <text:p>28806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<text:s/>Вряд ли большинство людей так считает</text:p>
          </table:table-cell>
          <table:table-cell office:value-type="float" office:value="28801" calcext:value-type="float">
            <text:p>28801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1</text:p>
          </table:table-cell>
          <table:table-cell office:value-type="string" calcext:value-type="string">
            <text:p>E20</text:p>
          </table:table-cell>
          <table:table-cell office:value-type="float" office:value="1" calcext:value-type="float">
            <text:p>1</text:p>
          </table:table-cell>
          <table:table-cell office:value-type="float" office:value="28802" calcext:value-type="float">
            <text:p>28802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1</text:p>
          </table:table-cell>
          <table:table-cell office:value-type="string" calcext:value-type="string">
            <text:p>E20</text:p>
          </table:table-cell>
          <table:table-cell office:value-type="float" office:value="2" calcext:value-type="float">
            <text:p>2</text:p>
          </table:table-cell>
          <table:table-cell office:value-type="float" office:value="28803" calcext:value-type="float">
            <text:p>28803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1</text:p>
          </table:table-cell>
          <table:table-cell office:value-type="string" calcext:value-type="string">
            <text:p>E20</text:p>
          </table:table-cell>
          <table:table-cell office:value-type="float" office:value="3" calcext:value-type="float">
            <text:p>3</text:p>
          </table:table-cell>
          <table:table-cell office:value-type="float" office:value="28804" calcext:value-type="float">
            <text:p>28804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<text:s/>Очень вероятно что большинство так считает</text:p>
          </table:table-cell>
          <table:table-cell office:value-type="float" office:value="28805" calcext:value-type="float">
            <text:p>28805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1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06" calcext:value-type="float">
            <text:p>28806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<text:s/>Вряд ли большинство людей так считает</text:p>
          </table:table-cell>
          <table:table-cell office:value-type="float" office:value="28801" calcext:value-type="float">
            <text:p>28801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2</text:p>
          </table:table-cell>
          <table:table-cell office:value-type="string" calcext:value-type="string">
            <text:p>E21</text:p>
          </table:table-cell>
          <table:table-cell office:value-type="float" office:value="1" calcext:value-type="float">
            <text:p>1</text:p>
          </table:table-cell>
          <table:table-cell office:value-type="float" office:value="28802" calcext:value-type="float">
            <text:p>28802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2</text:p>
          </table:table-cell>
          <table:table-cell office:value-type="string" calcext:value-type="string">
            <text:p>E21</text:p>
          </table:table-cell>
          <table:table-cell office:value-type="float" office:value="2" calcext:value-type="float">
            <text:p>2</text:p>
          </table:table-cell>
          <table:table-cell office:value-type="float" office:value="28803" calcext:value-type="float">
            <text:p>28803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2</text:p>
          </table:table-cell>
          <table:table-cell office:value-type="string" calcext:value-type="string">
            <text:p>E21</text:p>
          </table:table-cell>
          <table:table-cell office:value-type="float" office:value="3" calcext:value-type="float">
            <text:p>3</text:p>
          </table:table-cell>
          <table:table-cell office:value-type="float" office:value="28804" calcext:value-type="float">
            <text:p>28804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<text:s/>Очень вероятно что большинство так считает</text:p>
          </table:table-cell>
          <table:table-cell office:value-type="float" office:value="28805" calcext:value-type="float">
            <text:p>28805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2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06" calcext:value-type="float">
            <text:p>28806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3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Вряд ли большинство людей так считает</text:p>
          </table:table-cell>
          <table:table-cell office:value-type="float" office:value="28801" calcext:value-type="float">
            <text:p>28801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3</text:p>
          </table:table-cell>
          <table:table-cell office:value-type="string" calcext:value-type="string">
            <text:p>E22</text:p>
          </table:table-cell>
          <table:table-cell office:value-type="float" office:value="1" calcext:value-type="float">
            <text:p>1</text:p>
          </table:table-cell>
          <table:table-cell office:value-type="float" office:value="28802" calcext:value-type="float">
            <text:p>28802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3</text:p>
          </table:table-cell>
          <table:table-cell office:value-type="string" calcext:value-type="string">
            <text:p>E22</text:p>
          </table:table-cell>
          <table:table-cell office:value-type="float" office:value="2" calcext:value-type="float">
            <text:p>2</text:p>
          </table:table-cell>
          <table:table-cell office:value-type="float" office:value="28803" calcext:value-type="float">
            <text:p>28803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3</text:p>
          </table:table-cell>
          <table:table-cell office:value-type="string" calcext:value-type="string">
            <text:p>E22</text:p>
          </table:table-cell>
          <table:table-cell office:value-type="float" office:value="3" calcext:value-type="float">
            <text:p>3</text:p>
          </table:table-cell>
          <table:table-cell office:value-type="float" office:value="28804" calcext:value-type="float">
            <text:p>28804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3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Очень вероятно что большинство так считает</text:p>
          </table:table-cell>
          <table:table-cell office:value-type="float" office:value="28805" calcext:value-type="float">
            <text:p>28805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3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06" calcext:value-type="float">
            <text:p>28806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S_R04_2008_RUS_RU_17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Совершенно неприемлемо</text:p>
          </table:table-cell>
          <table:table-cell office:value-type="float" office:value="28807" calcext:value-type="float">
            <text:p>28807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4</text:p>
          </table:table-cell>
          <table:table-cell office:value-type="string" calcext:value-type="string">
            <text:p>E23</text:p>
          </table:table-cell>
          <table:table-cell office:value-type="float" office:value="1" calcext:value-type="float">
            <text:p>1</text:p>
          </table:table-cell>
          <table:table-cell office:value-type="float" office:value="28808" calcext:value-type="float">
            <text:p>28808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4</text:p>
          </table:table-cell>
          <table:table-cell office:value-type="string" calcext:value-type="string">
            <text:p>E23</text:p>
          </table:table-cell>
          <table:table-cell office:value-type="float" office:value="2" calcext:value-type="float">
            <text:p>2</text:p>
          </table:table-cell>
          <table:table-cell office:value-type="float" office:value="28809" calcext:value-type="float">
            <text:p>28809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4</text:p>
          </table:table-cell>
          <table:table-cell office:value-type="string" calcext:value-type="string">
            <text:p>E23</text:p>
          </table:table-cell>
          <table:table-cell office:value-type="float" office:value="3" calcext:value-type="float">
            <text:p>3</text:p>
          </table:table-cell>
          <table:table-cell office:value-type="float" office:value="28810" calcext:value-type="float">
            <text:p>28810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4</text:p>
          </table:table-cell>
          <table:table-cell office:value-type="string" calcext:value-type="string">
            <text:p>E23</text:p>
          </table:table-cell>
          <table:table-cell office:value-type="float" office:value="4" calcext:value-type="float">
            <text:p>4</text:p>
          </table:table-cell>
          <table:table-cell office:value-type="float" office:value="28811" calcext:value-type="float">
            <text:p>28811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4</text:p>
          </table:table-cell>
          <table:table-cell office:value-type="string" calcext:value-type="string">
            <text:p>E23</text:p>
          </table:table-cell>
          <table:table-cell office:value-type="float" office:value="5" calcext:value-type="float">
            <text:p>5</text:p>
          </table:table-cell>
          <table:table-cell office:value-type="float" office:value="28812" calcext:value-type="float">
            <text:p>28812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4</text:p>
          </table:table-cell>
          <table:table-cell office:value-type="string" calcext:value-type="string">
            <text:p>E23</text:p>
          </table:table-cell>
          <table:table-cell office:value-type="float" office:value="6" calcext:value-type="float">
            <text:p>6</text:p>
          </table:table-cell>
          <table:table-cell office:value-type="float" office:value="28813" calcext:value-type="float">
            <text:p>28813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4</text:p>
          </table:table-cell>
          <table:table-cell office:value-type="string" calcext:value-type="string">
            <text:p>E23</text:p>
          </table:table-cell>
          <table:table-cell office:value-type="float" office:value="7" calcext:value-type="float">
            <text:p>7</text:p>
          </table:table-cell>
          <table:table-cell office:value-type="float" office:value="28814" calcext:value-type="float">
            <text:p>28814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4</text:p>
          </table:table-cell>
          <table:table-cell office:value-type="string" calcext:value-type="string">
            <text:p>E23</text:p>
          </table:table-cell>
          <table:table-cell office:value-type="float" office:value="8" calcext:value-type="float">
            <text:p>8</text:p>
          </table:table-cell>
          <table:table-cell office:value-type="float" office:value="28815" calcext:value-type="float">
            <text:p>28815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4</text:p>
          </table:table-cell>
          <table:table-cell office:value-type="string" calcext:value-type="string">
            <text:p>E23</text:p>
          </table:table-cell>
          <table:table-cell office:value-type="float" office:value="9" calcext:value-type="float">
            <text:p>9</text:p>
          </table:table-cell>
          <table:table-cell office:value-type="float" office:value="28816" calcext:value-type="float">
            <text:p>28816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Вполне приемлемо</text:p>
          </table:table-cell>
          <table:table-cell office:value-type="float" office:value="28817" calcext:value-type="float">
            <text:p>28817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18" calcext:value-type="float">
            <text:p>28818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Совершенно неприемлемо</text:p>
          </table:table-cell>
          <table:table-cell office:value-type="float" office:value="28807" calcext:value-type="float">
            <text:p>28807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5</text:p>
          </table:table-cell>
          <table:table-cell office:value-type="string" calcext:value-type="string">
            <text:p>E24</text:p>
          </table:table-cell>
          <table:table-cell office:value-type="float" office:value="1" calcext:value-type="float">
            <text:p>1</text:p>
          </table:table-cell>
          <table:table-cell office:value-type="float" office:value="28808" calcext:value-type="float">
            <text:p>28808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5</text:p>
          </table:table-cell>
          <table:table-cell office:value-type="string" calcext:value-type="string">
            <text:p>E24</text:p>
          </table:table-cell>
          <table:table-cell office:value-type="float" office:value="2" calcext:value-type="float">
            <text:p>2</text:p>
          </table:table-cell>
          <table:table-cell office:value-type="float" office:value="28809" calcext:value-type="float">
            <text:p>28809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5</text:p>
          </table:table-cell>
          <table:table-cell office:value-type="string" calcext:value-type="string">
            <text:p>E24</text:p>
          </table:table-cell>
          <table:table-cell office:value-type="float" office:value="3" calcext:value-type="float">
            <text:p>3</text:p>
          </table:table-cell>
          <table:table-cell office:value-type="float" office:value="28810" calcext:value-type="float">
            <text:p>28810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5</text:p>
          </table:table-cell>
          <table:table-cell office:value-type="string" calcext:value-type="string">
            <text:p>E24</text:p>
          </table:table-cell>
          <table:table-cell office:value-type="float" office:value="4" calcext:value-type="float">
            <text:p>4</text:p>
          </table:table-cell>
          <table:table-cell office:value-type="float" office:value="28811" calcext:value-type="float">
            <text:p>28811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5</text:p>
          </table:table-cell>
          <table:table-cell office:value-type="string" calcext:value-type="string">
            <text:p>E24</text:p>
          </table:table-cell>
          <table:table-cell office:value-type="float" office:value="5" calcext:value-type="float">
            <text:p>5</text:p>
          </table:table-cell>
          <table:table-cell office:value-type="float" office:value="28812" calcext:value-type="float">
            <text:p>28812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5</text:p>
          </table:table-cell>
          <table:table-cell office:value-type="string" calcext:value-type="string">
            <text:p>E24</text:p>
          </table:table-cell>
          <table:table-cell office:value-type="float" office:value="6" calcext:value-type="float">
            <text:p>6</text:p>
          </table:table-cell>
          <table:table-cell office:value-type="float" office:value="28813" calcext:value-type="float">
            <text:p>28813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5</text:p>
          </table:table-cell>
          <table:table-cell office:value-type="string" calcext:value-type="string">
            <text:p>E24</text:p>
          </table:table-cell>
          <table:table-cell office:value-type="float" office:value="7" calcext:value-type="float">
            <text:p>7</text:p>
          </table:table-cell>
          <table:table-cell office:value-type="float" office:value="28814" calcext:value-type="float">
            <text:p>28814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5</text:p>
          </table:table-cell>
          <table:table-cell office:value-type="string" calcext:value-type="string">
            <text:p>E24</text:p>
          </table:table-cell>
          <table:table-cell office:value-type="float" office:value="8" calcext:value-type="float">
            <text:p>8</text:p>
          </table:table-cell>
          <table:table-cell office:value-type="float" office:value="28815" calcext:value-type="float">
            <text:p>28815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5</text:p>
          </table:table-cell>
          <table:table-cell office:value-type="string" calcext:value-type="string">
            <text:p>E24</text:p>
          </table:table-cell>
          <table:table-cell office:value-type="float" office:value="9" calcext:value-type="float">
            <text:p>9</text:p>
          </table:table-cell>
          <table:table-cell office:value-type="float" office:value="28816" calcext:value-type="float">
            <text:p>28816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Вполне приемлемо</text:p>
          </table:table-cell>
          <table:table-cell office:value-type="float" office:value="28817" calcext:value-type="float">
            <text:p>28817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18" calcext:value-type="float">
            <text:p>28818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string" calcext:value-type="string">
            <text:p>ESS_R04_2008_RUS_RU_17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Вряд ли большинство людей так относится</text:p>
          </table:table-cell>
          <table:table-cell office:value-type="float" office:value="28819" calcext:value-type="float">
            <text:p>28819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6</text:p>
          </table:table-cell>
          <table:table-cell office:value-type="string" calcext:value-type="string">
            <text:p>E25</text:p>
          </table:table-cell>
          <table:table-cell office:value-type="float" office:value="1" calcext:value-type="float">
            <text:p>1</text:p>
          </table:table-cell>
          <table:table-cell office:value-type="float" office:value="28820" calcext:value-type="float">
            <text:p>28820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6</text:p>
          </table:table-cell>
          <table:table-cell office:value-type="string" calcext:value-type="string">
            <text:p>E25</text:p>
          </table:table-cell>
          <table:table-cell office:value-type="float" office:value="2" calcext:value-type="float">
            <text:p>2</text:p>
          </table:table-cell>
          <table:table-cell office:value-type="float" office:value="28821" calcext:value-type="float">
            <text:p>28821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6</text:p>
          </table:table-cell>
          <table:table-cell office:value-type="string" calcext:value-type="string">
            <text:p>E25</text:p>
          </table:table-cell>
          <table:table-cell office:value-type="float" office:value="3" calcext:value-type="float">
            <text:p>3</text:p>
          </table:table-cell>
          <table:table-cell office:value-type="float" office:value="28822" calcext:value-type="float">
            <text:p>28822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Очень вероятно, что большинство так относится</text:p>
          </table:table-cell>
          <table:table-cell office:value-type="float" office:value="28823" calcext:value-type="float">
            <text:p>28823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24" calcext:value-type="float">
            <text:p>28824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Вряд ли большинство людей так относится</text:p>
          </table:table-cell>
          <table:table-cell office:value-type="float" office:value="28819" calcext:value-type="float">
            <text:p>28819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7</text:p>
          </table:table-cell>
          <table:table-cell office:value-type="string" calcext:value-type="string">
            <text:p>E26</text:p>
          </table:table-cell>
          <table:table-cell office:value-type="float" office:value="1" calcext:value-type="float">
            <text:p>1</text:p>
          </table:table-cell>
          <table:table-cell office:value-type="float" office:value="28820" calcext:value-type="float">
            <text:p>28820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7</text:p>
          </table:table-cell>
          <table:table-cell office:value-type="string" calcext:value-type="string">
            <text:p>E26</text:p>
          </table:table-cell>
          <table:table-cell office:value-type="float" office:value="2" calcext:value-type="float">
            <text:p>2</text:p>
          </table:table-cell>
          <table:table-cell office:value-type="float" office:value="28821" calcext:value-type="float">
            <text:p>28821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7</text:p>
          </table:table-cell>
          <table:table-cell office:value-type="string" calcext:value-type="string">
            <text:p>E26</text:p>
          </table:table-cell>
          <table:table-cell office:value-type="float" office:value="3" calcext:value-type="float">
            <text:p>3</text:p>
          </table:table-cell>
          <table:table-cell office:value-type="float" office:value="28822" calcext:value-type="float">
            <text:p>28822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Очень вероятно, что большинство так относится</text:p>
          </table:table-cell>
          <table:table-cell office:value-type="float" office:value="28823" calcext:value-type="float">
            <text:p>28823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24" calcext:value-type="float">
            <text:p>28824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Вряд ли большинство людей так относится</text:p>
          </table:table-cell>
          <table:table-cell office:value-type="float" office:value="28819" calcext:value-type="float">
            <text:p>28819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8</text:p>
          </table:table-cell>
          <table:table-cell office:value-type="string" calcext:value-type="string">
            <text:p>E27</text:p>
          </table:table-cell>
          <table:table-cell office:value-type="float" office:value="1" calcext:value-type="float">
            <text:p>1</text:p>
          </table:table-cell>
          <table:table-cell office:value-type="float" office:value="28820" calcext:value-type="float">
            <text:p>28820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8</text:p>
          </table:table-cell>
          <table:table-cell office:value-type="string" calcext:value-type="string">
            <text:p>E27</text:p>
          </table:table-cell>
          <table:table-cell office:value-type="float" office:value="2" calcext:value-type="float">
            <text:p>2</text:p>
          </table:table-cell>
          <table:table-cell office:value-type="float" office:value="28821" calcext:value-type="float">
            <text:p>28821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8</text:p>
          </table:table-cell>
          <table:table-cell office:value-type="string" calcext:value-type="string">
            <text:p>E27</text:p>
          </table:table-cell>
          <table:table-cell office:value-type="float" office:value="3" calcext:value-type="float">
            <text:p>3</text:p>
          </table:table-cell>
          <table:table-cell office:value-type="float" office:value="28822" calcext:value-type="float">
            <text:p>28822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Очень вероятно, что большинство так относится</text:p>
          </table:table-cell>
          <table:table-cell office:value-type="float" office:value="28823" calcext:value-type="float">
            <text:p>28823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24" calcext:value-type="float">
            <text:p>28824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Вряд ли большинство людей так относится</text:p>
          </table:table-cell>
          <table:table-cell office:value-type="float" office:value="28819" calcext:value-type="float">
            <text:p>28819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9</text:p>
          </table:table-cell>
          <table:table-cell office:value-type="string" calcext:value-type="string">
            <text:p>E28</text:p>
          </table:table-cell>
          <table:table-cell office:value-type="float" office:value="1" calcext:value-type="float">
            <text:p>1</text:p>
          </table:table-cell>
          <table:table-cell office:value-type="float" office:value="28820" calcext:value-type="float">
            <text:p>28820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9</text:p>
          </table:table-cell>
          <table:table-cell office:value-type="string" calcext:value-type="string">
            <text:p>E28</text:p>
          </table:table-cell>
          <table:table-cell office:value-type="float" office:value="2" calcext:value-type="float">
            <text:p>2</text:p>
          </table:table-cell>
          <table:table-cell office:value-type="float" office:value="28821" calcext:value-type="float">
            <text:p>28821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9</text:p>
          </table:table-cell>
          <table:table-cell office:value-type="string" calcext:value-type="string">
            <text:p>E28</text:p>
          </table:table-cell>
          <table:table-cell office:value-type="float" office:value="3" calcext:value-type="float">
            <text:p>3</text:p>
          </table:table-cell>
          <table:table-cell office:value-type="float" office:value="28822" calcext:value-type="float">
            <text:p>28822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<text:s/>Очень вероятно, что большинство так относится</text:p>
          </table:table-cell>
          <table:table-cell office:value-type="float" office:value="28823" calcext:value-type="float">
            <text:p>28823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7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24" calcext:value-type="float">
            <text:p>28824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Вряд ли большинство людей так относится</text:p>
          </table:table-cell>
          <table:table-cell office:value-type="float" office:value="28819" calcext:value-type="float">
            <text:p>28819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0</text:p>
          </table:table-cell>
          <table:table-cell office:value-type="string" calcext:value-type="string">
            <text:p>E29</text:p>
          </table:table-cell>
          <table:table-cell office:value-type="float" office:value="1" calcext:value-type="float">
            <text:p>1</text:p>
          </table:table-cell>
          <table:table-cell office:value-type="float" office:value="28820" calcext:value-type="float">
            <text:p>28820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0</text:p>
          </table:table-cell>
          <table:table-cell office:value-type="string" calcext:value-type="string">
            <text:p>E29</text:p>
          </table:table-cell>
          <table:table-cell office:value-type="float" office:value="2" calcext:value-type="float">
            <text:p>2</text:p>
          </table:table-cell>
          <table:table-cell office:value-type="float" office:value="28821" calcext:value-type="float">
            <text:p>28821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0</text:p>
          </table:table-cell>
          <table:table-cell office:value-type="string" calcext:value-type="string">
            <text:p>E29</text:p>
          </table:table-cell>
          <table:table-cell office:value-type="float" office:value="3" calcext:value-type="float">
            <text:p>3</text:p>
          </table:table-cell>
          <table:table-cell office:value-type="float" office:value="28822" calcext:value-type="float">
            <text:p>28822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<text:s/>Очень вероятно, что большинство так относится</text:p>
          </table:table-cell>
          <table:table-cell office:value-type="float" office:value="28823" calcext:value-type="float">
            <text:p>28823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0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24" calcext:value-type="float">
            <text:p>28824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Вряд ли большинство людей так относится</text:p>
          </table:table-cell>
          <table:table-cell office:value-type="float" office:value="28819" calcext:value-type="float">
            <text:p>28819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1</text:p>
          </table:table-cell>
          <table:table-cell office:value-type="string" calcext:value-type="string">
            <text:p>E30</text:p>
          </table:table-cell>
          <table:table-cell office:value-type="float" office:value="1" calcext:value-type="float">
            <text:p>1</text:p>
          </table:table-cell>
          <table:table-cell office:value-type="float" office:value="28820" calcext:value-type="float">
            <text:p>28820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1</text:p>
          </table:table-cell>
          <table:table-cell office:value-type="string" calcext:value-type="string">
            <text:p>E30</text:p>
          </table:table-cell>
          <table:table-cell office:value-type="float" office:value="2" calcext:value-type="float">
            <text:p>2</text:p>
          </table:table-cell>
          <table:table-cell office:value-type="float" office:value="28821" calcext:value-type="float">
            <text:p>28821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1</text:p>
          </table:table-cell>
          <table:table-cell office:value-type="string" calcext:value-type="string">
            <text:p>E30</text:p>
          </table:table-cell>
          <table:table-cell office:value-type="float" office:value="3" calcext:value-type="float">
            <text:p>3</text:p>
          </table:table-cell>
          <table:table-cell office:value-type="float" office:value="28822" calcext:value-type="float">
            <text:p>28822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Очень вероятно, что большинство так относится</text:p>
          </table:table-cell>
          <table:table-cell office:value-type="float" office:value="28823" calcext:value-type="float">
            <text:p>28823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24" calcext:value-type="float">
            <text:p>28824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Вряд ли большинство людей так относится</text:p>
          </table:table-cell>
          <table:table-cell office:value-type="float" office:value="28819" calcext:value-type="float">
            <text:p>28819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2</text:p>
          </table:table-cell>
          <table:table-cell office:value-type="string" calcext:value-type="string">
            <text:p>E31</text:p>
          </table:table-cell>
          <table:table-cell office:value-type="float" office:value="1" calcext:value-type="float">
            <text:p>1</text:p>
          </table:table-cell>
          <table:table-cell office:value-type="float" office:value="28820" calcext:value-type="float">
            <text:p>28820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2</text:p>
          </table:table-cell>
          <table:table-cell office:value-type="string" calcext:value-type="string">
            <text:p>E31</text:p>
          </table:table-cell>
          <table:table-cell office:value-type="float" office:value="2" calcext:value-type="float">
            <text:p>2</text:p>
          </table:table-cell>
          <table:table-cell office:value-type="float" office:value="28821" calcext:value-type="float">
            <text:p>28821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2</text:p>
          </table:table-cell>
          <table:table-cell office:value-type="string" calcext:value-type="string">
            <text:p>E31</text:p>
          </table:table-cell>
          <table:table-cell office:value-type="float" office:value="3" calcext:value-type="float">
            <text:p>3</text:p>
          </table:table-cell>
          <table:table-cell office:value-type="float" office:value="28822" calcext:value-type="float">
            <text:p>28822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Очень вероятно, что большинство так относится</text:p>
          </table:table-cell>
          <table:table-cell office:value-type="float" office:value="28823" calcext:value-type="float">
            <text:p>28823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24" calcext:value-type="float">
            <text:p>28824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Вряд ли большинство людей так относится</text:p>
          </table:table-cell>
          <table:table-cell office:value-type="float" office:value="28819" calcext:value-type="float">
            <text:p>28819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3</text:p>
          </table:table-cell>
          <table:table-cell office:value-type="string" calcext:value-type="string">
            <text:p>E32</text:p>
          </table:table-cell>
          <table:table-cell office:value-type="float" office:value="1" calcext:value-type="float">
            <text:p>1</text:p>
          </table:table-cell>
          <table:table-cell office:value-type="float" office:value="28820" calcext:value-type="float">
            <text:p>28820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3</text:p>
          </table:table-cell>
          <table:table-cell office:value-type="string" calcext:value-type="string">
            <text:p>E32</text:p>
          </table:table-cell>
          <table:table-cell office:value-type="float" office:value="2" calcext:value-type="float">
            <text:p>2</text:p>
          </table:table-cell>
          <table:table-cell office:value-type="float" office:value="28821" calcext:value-type="float">
            <text:p>28821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3</text:p>
          </table:table-cell>
          <table:table-cell office:value-type="string" calcext:value-type="string">
            <text:p>E32</text:p>
          </table:table-cell>
          <table:table-cell office:value-type="float" office:value="3" calcext:value-type="float">
            <text:p>3</text:p>
          </table:table-cell>
          <table:table-cell office:value-type="float" office:value="28822" calcext:value-type="float">
            <text:p>28822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Очень вероятно, что большинство так относится</text:p>
          </table:table-cell>
          <table:table-cell office:value-type="float" office:value="28823" calcext:value-type="float">
            <text:p>28823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24" calcext:value-type="float">
            <text:p>28824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 text:c="2"/>Крайне отрицательно</text:p>
          </table:table-cell>
          <table:table-cell office:value-type="float" office:value="28825" calcext:value-type="float">
            <text:p>28825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float" office:value="1" calcext:value-type="float">
            <text:p>1</text:p>
          </table:table-cell>
          <table:table-cell office:value-type="float" office:value="28826" calcext:value-type="float">
            <text:p>28826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float" office:value="2" calcext:value-type="float">
            <text:p>2</text:p>
          </table:table-cell>
          <table:table-cell office:value-type="float" office:value="28827" calcext:value-type="float">
            <text:p>28827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float" office:value="3" calcext:value-type="float">
            <text:p>3</text:p>
          </table:table-cell>
          <table:table-cell office:value-type="float" office:value="28828" calcext:value-type="float">
            <text:p>28828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float" office:value="4" calcext:value-type="float">
            <text:p>4</text:p>
          </table:table-cell>
          <table:table-cell office:value-type="float" office:value="28829" calcext:value-type="float">
            <text:p>28829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float" office:value="5" calcext:value-type="float">
            <text:p>5</text:p>
          </table:table-cell>
          <table:table-cell office:value-type="float" office:value="28830" calcext:value-type="float">
            <text:p>28830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float" office:value="6" calcext:value-type="float">
            <text:p>6</text:p>
          </table:table-cell>
          <table:table-cell office:value-type="float" office:value="28831" calcext:value-type="float">
            <text:p>28831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float" office:value="7" calcext:value-type="float">
            <text:p>7</text:p>
          </table:table-cell>
          <table:table-cell office:value-type="float" office:value="28832" calcext:value-type="float">
            <text:p>28832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float" office:value="8" calcext:value-type="float">
            <text:p>8</text:p>
          </table:table-cell>
          <table:table-cell office:value-type="float" office:value="28833" calcext:value-type="float">
            <text:p>28833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float" office:value="9" calcext:value-type="float">
            <text:p>9</text:p>
          </table:table-cell>
          <table:table-cell office:value-type="float" office:value="28834" calcext:value-type="float">
            <text:p>28834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Очень положительно</text:p>
          </table:table-cell>
          <table:table-cell office:value-type="float" office:value="28835" calcext:value-type="float">
            <text:p>28835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36" calcext:value-type="float">
            <text:p>28836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 text:c="2"/>Крайне отрицательно</text:p>
          </table:table-cell>
          <table:table-cell office:value-type="float" office:value="28825" calcext:value-type="float">
            <text:p>28825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5</text:p>
          </table:table-cell>
          <table:table-cell office:value-type="string" calcext:value-type="string">
            <text:p>E34</text:p>
          </table:table-cell>
          <table:table-cell office:value-type="float" office:value="1" calcext:value-type="float">
            <text:p>1</text:p>
          </table:table-cell>
          <table:table-cell office:value-type="float" office:value="28826" calcext:value-type="float">
            <text:p>28826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5</text:p>
          </table:table-cell>
          <table:table-cell office:value-type="string" calcext:value-type="string">
            <text:p>E34</text:p>
          </table:table-cell>
          <table:table-cell office:value-type="float" office:value="2" calcext:value-type="float">
            <text:p>2</text:p>
          </table:table-cell>
          <table:table-cell office:value-type="float" office:value="28827" calcext:value-type="float">
            <text:p>28827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5</text:p>
          </table:table-cell>
          <table:table-cell office:value-type="string" calcext:value-type="string">
            <text:p>E34</text:p>
          </table:table-cell>
          <table:table-cell office:value-type="float" office:value="3" calcext:value-type="float">
            <text:p>3</text:p>
          </table:table-cell>
          <table:table-cell office:value-type="float" office:value="28828" calcext:value-type="float">
            <text:p>28828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5</text:p>
          </table:table-cell>
          <table:table-cell office:value-type="string" calcext:value-type="string">
            <text:p>E34</text:p>
          </table:table-cell>
          <table:table-cell office:value-type="float" office:value="4" calcext:value-type="float">
            <text:p>4</text:p>
          </table:table-cell>
          <table:table-cell office:value-type="float" office:value="28829" calcext:value-type="float">
            <text:p>28829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5</text:p>
          </table:table-cell>
          <table:table-cell office:value-type="string" calcext:value-type="string">
            <text:p>E34</text:p>
          </table:table-cell>
          <table:table-cell office:value-type="float" office:value="5" calcext:value-type="float">
            <text:p>5</text:p>
          </table:table-cell>
          <table:table-cell office:value-type="float" office:value="28830" calcext:value-type="float">
            <text:p>28830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5</text:p>
          </table:table-cell>
          <table:table-cell office:value-type="string" calcext:value-type="string">
            <text:p>E34</text:p>
          </table:table-cell>
          <table:table-cell office:value-type="float" office:value="6" calcext:value-type="float">
            <text:p>6</text:p>
          </table:table-cell>
          <table:table-cell office:value-type="float" office:value="28831" calcext:value-type="float">
            <text:p>28831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5</text:p>
          </table:table-cell>
          <table:table-cell office:value-type="string" calcext:value-type="string">
            <text:p>E34</text:p>
          </table:table-cell>
          <table:table-cell office:value-type="float" office:value="7" calcext:value-type="float">
            <text:p>7</text:p>
          </table:table-cell>
          <table:table-cell office:value-type="float" office:value="28832" calcext:value-type="float">
            <text:p>28832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5</text:p>
          </table:table-cell>
          <table:table-cell office:value-type="string" calcext:value-type="string">
            <text:p>E34</text:p>
          </table:table-cell>
          <table:table-cell office:value-type="float" office:value="8" calcext:value-type="float">
            <text:p>8</text:p>
          </table:table-cell>
          <table:table-cell office:value-type="float" office:value="28833" calcext:value-type="float">
            <text:p>28833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5</text:p>
          </table:table-cell>
          <table:table-cell office:value-type="string" calcext:value-type="string">
            <text:p>E34</text:p>
          </table:table-cell>
          <table:table-cell office:value-type="float" office:value="9" calcext:value-type="float">
            <text:p>9</text:p>
          </table:table-cell>
          <table:table-cell office:value-type="float" office:value="28834" calcext:value-type="float">
            <text:p>28834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Очень положительно</text:p>
          </table:table-cell>
          <table:table-cell office:value-type="float" office:value="28835" calcext:value-type="float">
            <text:p>28835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36" calcext:value-type="float">
            <text:p>28836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string" calcext:value-type="string">
            <text:p>ESS_R04_2008_RUS_RU_18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Никогда</text:p>
          </table:table-cell>
          <table:table-cell office:value-type="float" office:value="16821" calcext:value-type="float">
            <text:p>16821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6</text:p>
          </table:table-cell>
          <table:table-cell office:value-type="string" calcext:value-type="string">
            <text:p>E35</text:p>
          </table:table-cell>
          <table:table-cell office:value-type="float" office:value="1" calcext:value-type="float">
            <text:p>1</text:p>
          </table:table-cell>
          <table:table-cell office:value-type="float" office:value="16822" calcext:value-type="float">
            <text:p>16822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6</text:p>
          </table:table-cell>
          <table:table-cell office:value-type="string" calcext:value-type="string">
            <text:p>E35</text:p>
          </table:table-cell>
          <table:table-cell office:value-type="float" office:value="2" calcext:value-type="float">
            <text:p>2</text:p>
          </table:table-cell>
          <table:table-cell office:value-type="float" office:value="16823" calcext:value-type="float">
            <text:p>16823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6</text:p>
          </table:table-cell>
          <table:table-cell office:value-type="string" calcext:value-type="string">
            <text:p>E35</text:p>
          </table:table-cell>
          <table:table-cell office:value-type="float" office:value="3" calcext:value-type="float">
            <text:p>3</text:p>
          </table:table-cell>
          <table:table-cell office:value-type="float" office:value="16824" calcext:value-type="float">
            <text:p>16824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6825" calcext:value-type="float">
            <text:p>16825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26" calcext:value-type="float">
            <text:p>16826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7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Никогда</text:p>
          </table:table-cell>
          <table:table-cell office:value-type="float" office:value="16821" calcext:value-type="float">
            <text:p>16821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7</text:p>
          </table:table-cell>
          <table:table-cell office:value-type="string" calcext:value-type="string">
            <text:p>E36</text:p>
          </table:table-cell>
          <table:table-cell office:value-type="float" office:value="1" calcext:value-type="float">
            <text:p>1</text:p>
          </table:table-cell>
          <table:table-cell office:value-type="float" office:value="16822" calcext:value-type="float">
            <text:p>16822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7</text:p>
          </table:table-cell>
          <table:table-cell office:value-type="string" calcext:value-type="string">
            <text:p>E36</text:p>
          </table:table-cell>
          <table:table-cell office:value-type="float" office:value="2" calcext:value-type="float">
            <text:p>2</text:p>
          </table:table-cell>
          <table:table-cell office:value-type="float" office:value="16823" calcext:value-type="float">
            <text:p>16823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7</text:p>
          </table:table-cell>
          <table:table-cell office:value-type="string" calcext:value-type="string">
            <text:p>E36</text:p>
          </table:table-cell>
          <table:table-cell office:value-type="float" office:value="3" calcext:value-type="float">
            <text:p>3</text:p>
          </table:table-cell>
          <table:table-cell office:value-type="float" office:value="16824" calcext:value-type="float">
            <text:p>16824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7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6825" calcext:value-type="float">
            <text:p>16825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7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26" calcext:value-type="float">
            <text:p>16826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8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<text:s/>Никогда</text:p>
          </table:table-cell>
          <table:table-cell office:value-type="float" office:value="16821" calcext:value-type="float">
            <text:p>16821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8</text:p>
          </table:table-cell>
          <table:table-cell office:value-type="string" calcext:value-type="string">
            <text:p>E37</text:p>
          </table:table-cell>
          <table:table-cell office:value-type="float" office:value="1" calcext:value-type="float">
            <text:p>1</text:p>
          </table:table-cell>
          <table:table-cell office:value-type="float" office:value="16822" calcext:value-type="float">
            <text:p>16822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8</text:p>
          </table:table-cell>
          <table:table-cell office:value-type="string" calcext:value-type="string">
            <text:p>E37</text:p>
          </table:table-cell>
          <table:table-cell office:value-type="float" office:value="2" calcext:value-type="float">
            <text:p>2</text:p>
          </table:table-cell>
          <table:table-cell office:value-type="float" office:value="16823" calcext:value-type="float">
            <text:p>16823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8</text:p>
          </table:table-cell>
          <table:table-cell office:value-type="string" calcext:value-type="string">
            <text:p>E37</text:p>
          </table:table-cell>
          <table:table-cell office:value-type="float" office:value="3" calcext:value-type="float">
            <text:p>3</text:p>
          </table:table-cell>
          <table:table-cell office:value-type="float" office:value="16824" calcext:value-type="float">
            <text:p>16824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8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6825" calcext:value-type="float">
            <text:p>16825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8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26" calcext:value-type="float">
            <text:p>16826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Никогда</text:p>
          </table:table-cell>
          <table:table-cell office:value-type="float" office:value="16821" calcext:value-type="float">
            <text:p>16821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9</text:p>
          </table:table-cell>
          <table:table-cell office:value-type="string" calcext:value-type="string">
            <text:p>E38</text:p>
          </table:table-cell>
          <table:table-cell office:value-type="float" office:value="1" calcext:value-type="float">
            <text:p>1</text:p>
          </table:table-cell>
          <table:table-cell office:value-type="float" office:value="16822" calcext:value-type="float">
            <text:p>16822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9</text:p>
          </table:table-cell>
          <table:table-cell office:value-type="string" calcext:value-type="string">
            <text:p>E38</text:p>
          </table:table-cell>
          <table:table-cell office:value-type="float" office:value="2" calcext:value-type="float">
            <text:p>2</text:p>
          </table:table-cell>
          <table:table-cell office:value-type="float" office:value="16823" calcext:value-type="float">
            <text:p>16823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9</text:p>
          </table:table-cell>
          <table:table-cell office:value-type="string" calcext:value-type="string">
            <text:p>E38</text:p>
          </table:table-cell>
          <table:table-cell office:value-type="float" office:value="3" calcext:value-type="float">
            <text:p>3</text:p>
          </table:table-cell>
          <table:table-cell office:value-type="float" office:value="16824" calcext:value-type="float">
            <text:p>16824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6825" calcext:value-type="float">
            <text:p>16825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89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26" calcext:value-type="float">
            <text:p>16826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90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Никогда</text:p>
          </table:table-cell>
          <table:table-cell office:value-type="float" office:value="16821" calcext:value-type="float">
            <text:p>16821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90</text:p>
          </table:table-cell>
          <table:table-cell office:value-type="string" calcext:value-type="string">
            <text:p>E39</text:p>
          </table:table-cell>
          <table:table-cell office:value-type="float" office:value="1" calcext:value-type="float">
            <text:p>1</text:p>
          </table:table-cell>
          <table:table-cell office:value-type="float" office:value="16822" calcext:value-type="float">
            <text:p>16822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90</text:p>
          </table:table-cell>
          <table:table-cell office:value-type="string" calcext:value-type="string">
            <text:p>E39</text:p>
          </table:table-cell>
          <table:table-cell office:value-type="float" office:value="2" calcext:value-type="float">
            <text:p>2</text:p>
          </table:table-cell>
          <table:table-cell office:value-type="float" office:value="16823" calcext:value-type="float">
            <text:p>16823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90</text:p>
          </table:table-cell>
          <table:table-cell office:value-type="string" calcext:value-type="string">
            <text:p>E39</text:p>
          </table:table-cell>
          <table:table-cell office:value-type="float" office:value="3" calcext:value-type="float">
            <text:p>3</text:p>
          </table:table-cell>
          <table:table-cell office:value-type="float" office:value="16824" calcext:value-type="float">
            <text:p>16824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90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Очень часто</text:p>
          </table:table-cell>
          <table:table-cell office:value-type="float" office:value="16825" calcext:value-type="float">
            <text:p>16825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90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6826" calcext:value-type="float">
            <text:p>16826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ESS_R04_2008_RUS_RU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Нет друзей такого возраста</text:p>
          </table:table-cell>
          <table:table-cell office:value-type="float" office:value="28837" calcext:value-type="float">
            <text:p>28837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ESS_R04_2008_RUS_RU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Один</text:p>
          </table:table-cell>
          <table:table-cell office:value-type="float" office:value="28838" calcext:value-type="float">
            <text:p>28838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ESS_R04_2008_RUS_RU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2-5</text:p>
          </table:table-cell>
          <table:table-cell office:value-type="float" office:value="28839" calcext:value-type="float">
            <text:p>28839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ESS_R04_2008_RUS_RU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6-9</text:p>
          </table:table-cell>
          <table:table-cell office:value-type="float" office:value="28840" calcext:value-type="float">
            <text:p>28840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ESS_R04_2008_RUS_RU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или больше</text:p>
          </table:table-cell>
          <table:table-cell office:value-type="float" office:value="28841" calcext:value-type="float">
            <text:p>28841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ESS_R04_2008_RUS_RU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42" calcext:value-type="float">
            <text:p>28842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ESS_R04_2008_RUS_RU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Могу обсуждать любые личные темы</text:p>
          </table:table-cell>
          <table:table-cell office:value-type="float" office:value="28843" calcext:value-type="float">
            <text:p>28843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Могу обсуждать почти все личные темы</text:p>
          </table:table-cell>
          <table:table-cell office:value-type="float" office:value="28844" calcext:value-type="float">
            <text:p>28844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Могу обсуждать большинство личных тем</text:p>
          </table:table-cell>
          <table:table-cell office:value-type="float" office:value="28845" calcext:value-type="float">
            <text:p>2884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Могу обсуждать лишь некоторые личные темы</text:p>
          </table:table-cell>
          <table:table-cell office:value-type="float" office:value="28846" calcext:value-type="float">
            <text:p>2884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Могу обсуждать очень немногие личные темы</text:p>
          </table:table-cell>
          <table:table-cell office:value-type="float" office:value="28847" calcext:value-type="float">
            <text:p>28847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Не могу обсуждать никакие личные темы</text:p>
          </table:table-cell>
          <table:table-cell office:value-type="float" office:value="28848" calcext:value-type="float">
            <text:p>28848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49" calcext:value-type="float">
            <text:p>28849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Нет друзей такого возраста</text:p>
          </table:table-cell>
          <table:table-cell office:value-type="float" office:value="28837" calcext:value-type="float">
            <text:p>28837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ESS_R04_2008_RUS_RU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Один</text:p>
          </table:table-cell>
          <table:table-cell office:value-type="float" office:value="28838" calcext:value-type="float">
            <text:p>28838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ESS_R04_2008_RUS_RU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2-5</text:p>
          </table:table-cell>
          <table:table-cell office:value-type="float" office:value="28839" calcext:value-type="float">
            <text:p>28839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ESS_R04_2008_RUS_RU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6-9</text:p>
          </table:table-cell>
          <table:table-cell office:value-type="float" office:value="28840" calcext:value-type="float">
            <text:p>28840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ESS_R04_2008_RUS_RU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<text:s/>или больше</text:p>
          </table:table-cell>
          <table:table-cell office:value-type="float" office:value="28841" calcext:value-type="float">
            <text:p>28841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ESS_R04_2008_RUS_RU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42" calcext:value-type="float">
            <text:p>28842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ESS_R04_2008_RUS_RU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Могу обсуждать любые личные темы</text:p>
          </table:table-cell>
          <table:table-cell office:value-type="float" office:value="28843" calcext:value-type="float">
            <text:p>28843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Могу обсуждать почти все личные темы</text:p>
          </table:table-cell>
          <table:table-cell office:value-type="float" office:value="28844" calcext:value-type="float">
            <text:p>28844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Могу обсуждать большинство личных тем</text:p>
          </table:table-cell>
          <table:table-cell office:value-type="float" office:value="28845" calcext:value-type="float">
            <text:p>2884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Могу обсуждать лишь некоторые личные темы</text:p>
          </table:table-cell>
          <table:table-cell office:value-type="float" office:value="28846" calcext:value-type="float">
            <text:p>2884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Могу обсуждать очень немногие личные темы</text:p>
          </table:table-cell>
          <table:table-cell office:value-type="float" office:value="28847" calcext:value-type="float">
            <text:p>28847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Не могу обсуждать никакие личные темы</text:p>
          </table:table-cell>
          <table:table-cell office:value-type="float" office:value="28848" calcext:value-type="float">
            <text:p>28848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49" calcext:value-type="float">
            <text:p>28849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29 лет или младше</text:p>
          </table:table-cell>
          <table:table-cell office:value-type="float" office:value="28850" calcext:value-type="float">
            <text:p>28850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string" calcext:value-type="string">
            <text:p>ESS_R04_2008_RUS_RU_19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30 лет или старше</text:p>
          </table:table-cell>
          <table:table-cell office:value-type="float" office:value="28851" calcext:value-type="float">
            <text:p>28851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string" calcext:value-type="string">
            <text:p>ESS_R04_2008_RUS_RU_19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52" calcext:value-type="float">
            <text:p>28852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string" calcext:value-type="string">
            <text:p>ESS_R04_2008_RUS_RU_196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196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196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19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Могу обсуждать любые личные темы</text:p>
          </table:table-cell>
          <table:table-cell office:value-type="float" office:value="28843" calcext:value-type="float">
            <text:p>28843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Могу обсуждать почти все личные темы</text:p>
          </table:table-cell>
          <table:table-cell office:value-type="float" office:value="28844" calcext:value-type="float">
            <text:p>28844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Могу обсуждать большинство личных тем</text:p>
          </table:table-cell>
          <table:table-cell office:value-type="float" office:value="28845" calcext:value-type="float">
            <text:p>2884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Могу обсуждать лишь некоторые личные темы</text:p>
          </table:table-cell>
          <table:table-cell office:value-type="float" office:value="28846" calcext:value-type="float">
            <text:p>2884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Могу обсуждать очень немногие личные темы</text:p>
          </table:table-cell>
          <table:table-cell office:value-type="float" office:value="28847" calcext:value-type="float">
            <text:p>28847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Не могу обсуждать никакие личные темы</text:p>
          </table:table-cell>
          <table:table-cell office:value-type="float" office:value="28848" calcext:value-type="float">
            <text:p>28848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49" calcext:value-type="float">
            <text:p>28849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8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198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198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19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Могу обсуждать любые личные темы</text:p>
          </table:table-cell>
          <table:table-cell office:value-type="float" office:value="28843" calcext:value-type="float">
            <text:p>28843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Могу обсуждать почти все личные темы</text:p>
          </table:table-cell>
          <table:table-cell office:value-type="float" office:value="28844" calcext:value-type="float">
            <text:p>28844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Могу обсуждать большинство личных тем</text:p>
          </table:table-cell>
          <table:table-cell office:value-type="float" office:value="28845" calcext:value-type="float">
            <text:p>28845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Могу обсуждать лишь некоторые личные темы</text:p>
          </table:table-cell>
          <table:table-cell office:value-type="float" office:value="28846" calcext:value-type="float">
            <text:p>28846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Могу обсуждать очень немногие личные темы</text:p>
          </table:table-cell>
          <table:table-cell office:value-type="float" office:value="28847" calcext:value-type="float">
            <text:p>28847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Не могу обсуждать никакие личные темы</text:p>
          </table:table-cell>
          <table:table-cell office:value-type="float" office:value="28848" calcext:value-type="float">
            <text:p>28848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19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49" calcext:value-type="float">
            <text:p>28849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string" calcext:value-type="string">
            <text:p>ESS_R04_2008_RUS_RU_20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Работал(а) - только за деньги</text:p>
          </table:table-cell>
          <table:table-cell office:value-type="float" office:value="28853" calcext:value-type="float">
            <text:p>28853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string" calcext:value-type="string">
            <text:p>ESS_R04_2008_RUS_RU_20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Работал(а) - только на добровольных началах</text:p>
          </table:table-cell>
          <table:table-cell office:value-type="float" office:value="28854" calcext:value-type="float">
            <text:p>28854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string" calcext:value-type="string">
            <text:p>ESS_R04_2008_RUS_RU_20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Работал(а) - и за деньги, и на добровольных началах</text:p>
          </table:table-cell>
          <table:table-cell office:value-type="float" office:value="28855" calcext:value-type="float">
            <text:p>28855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string" calcext:value-type="string">
            <text:p>ESS_R04_2008_RUS_RU_20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Нет - не работал(а) ни за деньги, ни на добровольных началах</text:p>
          </table:table-cell>
          <table:table-cell office:value-type="float" office:value="28856" calcext:value-type="float">
            <text:p>28856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string" calcext:value-type="string">
            <text:p>ESS_R04_2008_RUS_RU_20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57" calcext:value-type="float">
            <text:p>28857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string" calcext:value-type="string">
            <text:p>ESS_R04_2008_RUS_RU_20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Нисколько/ Не работал с ними</text:p>
          </table:table-cell>
          <table:table-cell office:value-type="float" office:value="28858" calcext:value-type="float">
            <text:p>28858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ESS_R04_2008_RUS_RU_20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Некоторое время работал с ними</text:p>
          </table:table-cell>
          <table:table-cell office:value-type="float" office:value="28859" calcext:value-type="float">
            <text:p>28859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ESS_R04_2008_RUS_RU_20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Бóльшую часть времени работал с ними</text:p>
          </table:table-cell>
          <table:table-cell office:value-type="float" office:value="28860" calcext:value-type="float">
            <text:p>28860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ESS_R04_2008_RUS_RU_20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Все или почти все это время работал с ними</text:p>
          </table:table-cell>
          <table:table-cell office:value-type="float" office:value="28861" calcext:value-type="float">
            <text:p>28861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ESS_R04_2008_RUS_RU_20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Не работал с другими людьми за последние 30 дней/ работал один</text:p>
          </table:table-cell>
          <table:table-cell office:value-type="float" office:value="28862" calcext:value-type="float">
            <text:p>28862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ESS_R04_2008_RUS_RU_20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63" calcext:value-type="float">
            <text:p>28863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ESS_R04_2008_RUS_RU_20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Нисколько/ Не работал с ними</text:p>
          </table:table-cell>
          <table:table-cell office:value-type="float" office:value="28858" calcext:value-type="float">
            <text:p>28858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ESS_R04_2008_RUS_RU_20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Некоторое время работал с ними</text:p>
          </table:table-cell>
          <table:table-cell office:value-type="float" office:value="28859" calcext:value-type="float">
            <text:p>28859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ESS_R04_2008_RUS_RU_20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Бóльшую часть времени работал с ними</text:p>
          </table:table-cell>
          <table:table-cell office:value-type="float" office:value="28860" calcext:value-type="float">
            <text:p>28860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ESS_R04_2008_RUS_RU_20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Все или почти все это время работал с ними</text:p>
          </table:table-cell>
          <table:table-cell office:value-type="float" office:value="28861" calcext:value-type="float">
            <text:p>28861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ESS_R04_2008_RUS_RU_20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Не работал с другими людьми за последние 30 дней/ работал один</text:p>
          </table:table-cell>
          <table:table-cell office:value-type="float" office:value="28862" calcext:value-type="float">
            <text:p>28862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ESS_R04_2008_RUS_RU_202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63" calcext:value-type="float">
            <text:p>28863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ESS_R04_2008_RUS_RU_20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Одну группу</text:p>
          </table:table-cell>
          <table:table-cell office:value-type="float" office:value="28864" calcext:value-type="float">
            <text:p>28864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string" calcext:value-type="string">
            <text:p>ESS_R04_2008_RUS_RU_20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Две отдельные группы, которые принадлежат к одному сообществу</text:p>
          </table:table-cell>
          <table:table-cell office:value-type="float" office:value="28865" calcext:value-type="float">
            <text:p>28865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string" calcext:value-type="string">
            <text:p>ESS_R04_2008_RUS_RU_20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Две отдельные группы, которые НЕ принадлежат к одному сообществу</text:p>
          </table:table-cell>
          <table:table-cell office:value-type="float" office:value="28866" calcext:value-type="float">
            <text:p>28866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string" calcext:value-type="string">
            <text:p>ESS_R04_2008_RUS_RU_20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Не воспринимаете их как группу, только как отдельных людей</text:p>
          </table:table-cell>
          <table:table-cell office:value-type="float" office:value="28867" calcext:value-type="float">
            <text:p>28867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string" calcext:value-type="string">
            <text:p>ESS_R04_2008_RUS_RU_20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68" calcext:value-type="float">
            <text:p>28868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string" calcext:value-type="string">
            <text:p>ESS_R04_2008_RUS_RU_204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<text:s text:c="2"/>Совершенно не важно</text:p>
          </table:table-cell>
          <table:table-cell office:value-type="float" office:value="28869" calcext:value-type="float">
            <text:p>28869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4</text:p>
          </table:table-cell>
          <table:table-cell office:value-type="string" calcext:value-type="string">
            <text:p>E53</text:p>
          </table:table-cell>
          <table:table-cell office:value-type="float" office:value="1" calcext:value-type="float">
            <text:p>1</text:p>
          </table:table-cell>
          <table:table-cell office:value-type="float" office:value="28870" calcext:value-type="float">
            <text:p>28870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4</text:p>
          </table:table-cell>
          <table:table-cell office:value-type="string" calcext:value-type="string">
            <text:p>E53</text:p>
          </table:table-cell>
          <table:table-cell office:value-type="float" office:value="2" calcext:value-type="float">
            <text:p>2</text:p>
          </table:table-cell>
          <table:table-cell office:value-type="float" office:value="28871" calcext:value-type="float">
            <text:p>28871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4</text:p>
          </table:table-cell>
          <table:table-cell office:value-type="string" calcext:value-type="string">
            <text:p>E53</text:p>
          </table:table-cell>
          <table:table-cell office:value-type="float" office:value="3" calcext:value-type="float">
            <text:p>3</text:p>
          </table:table-cell>
          <table:table-cell office:value-type="float" office:value="28872" calcext:value-type="float">
            <text:p>28872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4</text:p>
          </table:table-cell>
          <table:table-cell office:value-type="string" calcext:value-type="string">
            <text:p>E53</text:p>
          </table:table-cell>
          <table:table-cell office:value-type="float" office:value="4" calcext:value-type="float">
            <text:p>4</text:p>
          </table:table-cell>
          <table:table-cell office:value-type="float" office:value="28873" calcext:value-type="float">
            <text:p>28873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4</text:p>
          </table:table-cell>
          <table:table-cell office:value-type="string" calcext:value-type="string">
            <text:p>E53</text:p>
          </table:table-cell>
          <table:table-cell office:value-type="float" office:value="5" calcext:value-type="float">
            <text:p>5</text:p>
          </table:table-cell>
          <table:table-cell office:value-type="float" office:value="28874" calcext:value-type="float">
            <text:p>28874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4</text:p>
          </table:table-cell>
          <table:table-cell office:value-type="string" calcext:value-type="string">
            <text:p>E53</text:p>
          </table:table-cell>
          <table:table-cell office:value-type="float" office:value="6" calcext:value-type="float">
            <text:p>6</text:p>
          </table:table-cell>
          <table:table-cell office:value-type="float" office:value="28875" calcext:value-type="float">
            <text:p>28875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4</text:p>
          </table:table-cell>
          <table:table-cell office:value-type="string" calcext:value-type="string">
            <text:p>E53</text:p>
          </table:table-cell>
          <table:table-cell office:value-type="float" office:value="7" calcext:value-type="float">
            <text:p>7</text:p>
          </table:table-cell>
          <table:table-cell office:value-type="float" office:value="28876" calcext:value-type="float">
            <text:p>28876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4</text:p>
          </table:table-cell>
          <table:table-cell office:value-type="string" calcext:value-type="string">
            <text:p>E53</text:p>
          </table:table-cell>
          <table:table-cell office:value-type="float" office:value="8" calcext:value-type="float">
            <text:p>8</text:p>
          </table:table-cell>
          <table:table-cell office:value-type="float" office:value="28877" calcext:value-type="float">
            <text:p>28877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4</text:p>
          </table:table-cell>
          <table:table-cell office:value-type="string" calcext:value-type="string">
            <text:p>E53</text:p>
          </table:table-cell>
          <table:table-cell office:value-type="float" office:value="9" calcext:value-type="float">
            <text:p>9</text:p>
          </table:table-cell>
          <table:table-cell office:value-type="float" office:value="28878" calcext:value-type="float">
            <text:p>28878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4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<text:s/>Чрезвычайно важно</text:p>
          </table:table-cell>
          <table:table-cell office:value-type="float" office:value="28879" calcext:value-type="float">
            <text:p>28879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4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80" calcext:value-type="float">
            <text:p>28880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5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<text:s text:c="2"/>Совершенно не важно</text:p>
          </table:table-cell>
          <table:table-cell office:value-type="float" office:value="28869" calcext:value-type="float">
            <text:p>28869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5</text:p>
          </table:table-cell>
          <table:table-cell office:value-type="string" calcext:value-type="string">
            <text:p>E54</text:p>
          </table:table-cell>
          <table:table-cell office:value-type="float" office:value="1" calcext:value-type="float">
            <text:p>1</text:p>
          </table:table-cell>
          <table:table-cell office:value-type="float" office:value="28870" calcext:value-type="float">
            <text:p>28870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5</text:p>
          </table:table-cell>
          <table:table-cell office:value-type="string" calcext:value-type="string">
            <text:p>E54</text:p>
          </table:table-cell>
          <table:table-cell office:value-type="float" office:value="2" calcext:value-type="float">
            <text:p>2</text:p>
          </table:table-cell>
          <table:table-cell office:value-type="float" office:value="28871" calcext:value-type="float">
            <text:p>28871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5</text:p>
          </table:table-cell>
          <table:table-cell office:value-type="string" calcext:value-type="string">
            <text:p>E54</text:p>
          </table:table-cell>
          <table:table-cell office:value-type="float" office:value="3" calcext:value-type="float">
            <text:p>3</text:p>
          </table:table-cell>
          <table:table-cell office:value-type="float" office:value="28872" calcext:value-type="float">
            <text:p>28872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5</text:p>
          </table:table-cell>
          <table:table-cell office:value-type="string" calcext:value-type="string">
            <text:p>E54</text:p>
          </table:table-cell>
          <table:table-cell office:value-type="float" office:value="4" calcext:value-type="float">
            <text:p>4</text:p>
          </table:table-cell>
          <table:table-cell office:value-type="float" office:value="28873" calcext:value-type="float">
            <text:p>28873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5</text:p>
          </table:table-cell>
          <table:table-cell office:value-type="string" calcext:value-type="string">
            <text:p>E54</text:p>
          </table:table-cell>
          <table:table-cell office:value-type="float" office:value="5" calcext:value-type="float">
            <text:p>5</text:p>
          </table:table-cell>
          <table:table-cell office:value-type="float" office:value="28874" calcext:value-type="float">
            <text:p>28874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5</text:p>
          </table:table-cell>
          <table:table-cell office:value-type="string" calcext:value-type="string">
            <text:p>E54</text:p>
          </table:table-cell>
          <table:table-cell office:value-type="float" office:value="6" calcext:value-type="float">
            <text:p>6</text:p>
          </table:table-cell>
          <table:table-cell office:value-type="float" office:value="28875" calcext:value-type="float">
            <text:p>28875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5</text:p>
          </table:table-cell>
          <table:table-cell office:value-type="string" calcext:value-type="string">
            <text:p>E54</text:p>
          </table:table-cell>
          <table:table-cell office:value-type="float" office:value="7" calcext:value-type="float">
            <text:p>7</text:p>
          </table:table-cell>
          <table:table-cell office:value-type="float" office:value="28876" calcext:value-type="float">
            <text:p>28876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5</text:p>
          </table:table-cell>
          <table:table-cell office:value-type="string" calcext:value-type="string">
            <text:p>E54</text:p>
          </table:table-cell>
          <table:table-cell office:value-type="float" office:value="8" calcext:value-type="float">
            <text:p>8</text:p>
          </table:table-cell>
          <table:table-cell office:value-type="float" office:value="28877" calcext:value-type="float">
            <text:p>28877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5</text:p>
          </table:table-cell>
          <table:table-cell office:value-type="string" calcext:value-type="string">
            <text:p>E54</text:p>
          </table:table-cell>
          <table:table-cell office:value-type="float" office:value="9" calcext:value-type="float">
            <text:p>9</text:p>
          </table:table-cell>
          <table:table-cell office:value-type="float" office:value="28878" calcext:value-type="float">
            <text:p>28878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5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<text:s/>Чрезвычайно важно</text:p>
          </table:table-cell>
          <table:table-cell office:value-type="float" office:value="28879" calcext:value-type="float">
            <text:p>28879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5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80" calcext:value-type="float">
            <text:p>28880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ESS_R04_2008_RUS_RU_20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Очень серьезна</text:p>
          </table:table-cell>
          <table:table-cell office:value-type="float" office:value="28881" calcext:value-type="float">
            <text:p>28881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string" calcext:value-type="string">
            <text:p>ESS_R04_2008_RUS_RU_20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Довольно серьезна</text:p>
          </table:table-cell>
          <table:table-cell office:value-type="float" office:value="28882" calcext:value-type="float">
            <text:p>28882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string" calcext:value-type="string">
            <text:p>ESS_R04_2008_RUS_RU_20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Не очень серьезна</text:p>
          </table:table-cell>
          <table:table-cell office:value-type="float" office:value="28883" calcext:value-type="float">
            <text:p>28883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string" calcext:value-type="string">
            <text:p>ESS_R04_2008_RUS_RU_20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Совсем не серьезна</text:p>
          </table:table-cell>
          <table:table-cell office:value-type="float" office:value="28884" calcext:value-type="float">
            <text:p>28884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string" calcext:value-type="string">
            <text:p>ESS_R04_2008_RUS_RU_20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Это зависит от обстоятельств</text:p>
          </table:table-cell>
          <table:table-cell office:value-type="float" office:value="28885" calcext:value-type="float">
            <text:p>28885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string" calcext:value-type="string">
            <text:p>ESS_R04_2008_RUS_RU_20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В России вообще нет дискриминации по возрасту</text:p>
          </table:table-cell>
          <table:table-cell office:value-type="float" office:value="28886" calcext:value-type="float">
            <text:p>28886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string" calcext:value-type="string">
            <text:p>ESS_R04_2008_RUS_RU_20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87" calcext:value-type="float">
            <text:p>28887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string" calcext:value-type="string">
            <text:p>ESS_R04_2008_RUS_RU_20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09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1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Муж/жена/партнер</text:p>
          </table:table-cell>
          <table:table-cell office:value-type="float" office:value="20629" calcext:value-type="float">
            <text:p>20629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ESS_R04_2008_RUS_RU_21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Сын/дочь (включая приемных)</text:p>
          </table:table-cell>
          <table:table-cell office:value-type="float" office:value="20630" calcext:value-type="float">
            <text:p>20630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ESS_R04_2008_RUS_RU_21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Родители родные или приемные, родители Вашего мужа/ жены/человека, партнера</text:p>
          </table:table-cell>
          <table:table-cell office:value-type="float" office:value="20631" calcext:value-type="float">
            <text:p>20631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ESS_R04_2008_RUS_RU_21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Брат/сестра (в т.ч. сводных)</text:p>
          </table:table-cell>
          <table:table-cell office:value-type="float" office:value="20632" calcext:value-type="float">
            <text:p>20632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ESS_R04_2008_RUS_RU_21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ой родственник</text:p>
          </table:table-cell>
          <table:table-cell office:value-type="float" office:value="20633" calcext:value-type="float">
            <text:p>20633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ESS_R04_2008_RUS_RU_21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Другой человек, не являющийся родственником</text:p>
          </table:table-cell>
          <table:table-cell office:value-type="float" office:value="20634" calcext:value-type="float">
            <text:p>20634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ESS_R04_2008_RUS_RU_21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35" calcext:value-type="float">
            <text:p>20635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ESS_R04_2008_RUS_RU_21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Большой город</text:p>
          </table:table-cell>
          <table:table-cell office:value-type="float" office:value="28888" calcext:value-type="float">
            <text:p>28888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string" calcext:value-type="string">
            <text:p>ESS_R04_2008_RUS_RU_21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Пригород или окраина большого города</text:p>
          </table:table-cell>
          <table:table-cell office:value-type="float" office:value="28889" calcext:value-type="float">
            <text:p>28889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string" calcext:value-type="string">
            <text:p>ESS_R04_2008_RUS_RU_21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Небольшой город или поселок городского типа</text:p>
          </table:table-cell>
          <table:table-cell office:value-type="float" office:value="28890" calcext:value-type="float">
            <text:p>28890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string" calcext:value-type="string">
            <text:p>ESS_R04_2008_RUS_RU_21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Деревня/село</text:p>
          </table:table-cell>
          <table:table-cell office:value-type="float" office:value="28891" calcext:value-type="float">
            <text:p>28891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string" calcext:value-type="string">
            <text:p>ESS_R04_2008_RUS_RU_21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Ферма или отдельный дом в сельской местности/хутор</text:p>
          </table:table-cell>
          <table:table-cell office:value-type="float" office:value="28892" calcext:value-type="float">
            <text:p>28892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string" calcext:value-type="string">
            <text:p>ESS_R04_2008_RUS_RU_21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893" calcext:value-type="float">
            <text:p>28893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string" calcext:value-type="string">
            <text:p>ESS_R04_2008_RUS_RU_21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ачальное образование (7 классов средней школы или меньше)</text:p>
          </table:table-cell>
          <table:table-cell office:value-type="float" office:value="28136" calcext:value-type="float">
            <text:p>28136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1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езаконченная средняя школа</text:p>
          </table:table-cell>
          <table:table-cell office:value-type="float" office:value="28137" calcext:value-type="float">
            <text:p>28137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1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ТУ, ФЗУ, ФЗО, лицей без среднего образования</text:p>
          </table:table-cell>
          <table:table-cell office:value-type="float" office:value="28138" calcext:value-type="float">
            <text:p>28138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1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Законченная средняя школа</text:p>
          </table:table-cell>
          <table:table-cell office:value-type="float" office:value="28139" calcext:value-type="float">
            <text:p>28139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1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ТУ, лицей со средним образованием или техническое училище (обучение 2-3 года)</text:p>
          </table:table-cell>
          <table:table-cell office:value-type="float" office:value="28140" calcext:value-type="float">
            <text:p>28140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1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Среднее специальное образование: техникум, училище, колледж</text:p>
          </table:table-cell>
          <table:table-cell office:value-type="float" office:value="28141" calcext:value-type="float">
            <text:p>28141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1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есколько курсов вуза, но без диплома</text:p>
          </table:table-cell>
          <table:table-cell office:value-type="float" office:value="28142" calcext:value-type="float">
            <text:p>28142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1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лучил диплом бакалавра</text:p>
          </table:table-cell>
          <table:table-cell office:value-type="float" office:value="28143" calcext:value-type="float">
            <text:p>28143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1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лучил диплом магистра</text:p>
          </table:table-cell>
          <table:table-cell office:value-type="float" office:value="28144" calcext:value-type="float">
            <text:p>28144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1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Законченное высшее образование по 5-6 летней системе (диплом специалиста)</text:p>
          </table:table-cell>
          <table:table-cell office:value-type="float" office:value="28145" calcext:value-type="float">
            <text:p>28145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1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стдипломное образование: аспирантура, докторантура, ординатура, адъюнктура - без научной степени</text:p>
          </table:table-cell>
          <table:table-cell office:value-type="float" office:value="28146" calcext:value-type="float">
            <text:p>28146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1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Научная степень (кандидат, доктор наук)</text:p>
          </table:table-cell>
          <table:table-cell office:value-type="float" office:value="28147" calcext:value-type="float">
            <text:p>28147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1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148" calcext:value-type="float">
            <text:p>28148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Общее образование, нет определенной специальности или области, одинаковый уровень образования по нескольким специальностям</text:p>
          </table:table-cell>
          <table:table-cell office:value-type="float" office:value="28894" calcext:value-type="float">
            <text:p>28894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Образование в области искусства – изобразительного или прикладного, музыки, театра и т.п.</text:p>
          </table:table-cell>
          <table:table-cell office:value-type="float" office:value="28895" calcext:value-type="float">
            <text:p>28895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Гуманитарное образование - филология, литература, история, теология и т.д.</text:p>
          </table:table-cell>
          <table:table-cell office:value-type="float" office:value="28896" calcext:value-type="float">
            <text:p>28896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Техническое или инженерное образование, такое как архитектура, строительное проектирование, инженер, и т.п., а также образование в рабочих специальностях ручного труда - плотник, столяр и т.п.</text:p>
          </table:table-cell>
          <table:table-cell office:value-type="float" office:value="28897" calcext:value-type="float">
            <text:p>28897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В области ведения сельского или лесного хозяйства</text:p>
          </table:table-cell>
          <table:table-cell office:value-type="float" office:value="28898" calcext:value-type="float">
            <text:p>28898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Педагогическое</text:p>
          </table:table-cell>
          <table:table-cell office:value-type="float" office:value="28899" calcext:value-type="float">
            <text:p>28899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Естественные науки, математика, вычислительная техника, физика, биология и т.д.</text:p>
          </table:table-cell>
          <table:table-cell office:value-type="float" office:value="28900" calcext:value-type="float">
            <text:p>28900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Медицинское образование - высшее или среднее</text:p>
          </table:table-cell>
          <table:table-cell office:value-type="float" office:value="28901" calcext:value-type="float">
            <text:p>28901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Экономическое - экономика, коммерция, бизнес-администрирование, бухгалтерия и финансы и т.п.</text:p>
          </table:table-cell>
          <table:table-cell office:value-type="float" office:value="28902" calcext:value-type="float">
            <text:p>28902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В области социальных наук и наук о поведении, гос.управления, журналистики, организации культурно-массовых мероприятий, в сфере развлечения и отдыха, туризма, физ.культуры и спорта, социальной работы</text:p>
          </table:table-cell>
          <table:table-cell office:value-type="float" office:value="28903" calcext:value-type="float">
            <text:p>28903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Юридическое образование</text:p>
          </table:table-cell>
          <table:table-cell office:value-type="float" office:value="28904" calcext:value-type="float">
            <text:p>28904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Образование в сфере услуг и бытового обслуживания – товароведение, общ. питание, парикмахерское дело и т.п.</text:p>
          </table:table-cell>
          <table:table-cell office:value-type="float" office:value="28905" calcext:value-type="float">
            <text:p>28905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Образование в сфере поддержания правопорядка и обеспечения безопасности, военное образование</text:p>
          </table:table-cell>
          <table:table-cell office:value-type="float" office:value="28906" calcext:value-type="float">
            <text:p>28906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Образование в области транспорта и телекоммуникаций</text:p>
          </table:table-cell>
          <table:table-cell office:value-type="float" office:value="28907" calcext:value-type="float">
            <text:p>28907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Другое</text:p>
          </table:table-cell>
          <table:table-cell office:value-type="float" office:value="28908" calcext:value-type="float">
            <text:p>28908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909" calcext:value-type="float">
            <text:p>28909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ESS_R04_2008_RUS_RU_214</text:p>
          </table:table-cell>
          <table:table-cell office:value-type="string" calcext:value-type="string">
            <text:p>F7a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15</text:p>
          </table:table-cell>
          <table:table-cell office:value-type="string" calcext:value-type="string">
            <text:p>F7b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16</text:p>
          </table:table-cell>
          <table:table-cell office:value-type="string" calcext:value-type="string">
            <text:p>F7c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17</text:p>
          </table:table-cell>
          <table:table-cell office:value-type="string" calcext:value-type="string">
            <text:p>F7d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18</text:p>
          </table:table-cell>
          <table:table-cell office:value-type="string" calcext:value-type="string">
            <text:p>F7e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19</text:p>
          </table:table-cell>
          <table:table-cell office:value-type="string" calcext:value-type="string">
            <text:p>F7f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20</text:p>
          </table:table-cell>
          <table:table-cell office:value-type="string" calcext:value-type="string">
            <text:p>F7g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21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Работали на оплачиваемой работе (даже если временно отсутствовали на работе) в качестве наемного работника, занимались индивидуальной трудовой деятельностью, предпринимательством, в Вашем семейном деле</text:p>
          </table:table-cell>
          <table:table-cell office:value-type="float" office:value="28910" calcext:value-type="float">
            <text:p>28910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1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Учились, даже если были на каникулах. Не включая дополнительное профессиональное обучение, которое Вы получаете от своей работы</text:p>
          </table:table-cell>
          <table:table-cell office:value-type="float" office:value="28911" calcext:value-type="float">
            <text:p>28911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1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Были без работы и активно искали работу</text:p>
          </table:table-cell>
          <table:table-cell office:value-type="float" office:value="28912" calcext:value-type="float">
            <text:p>28912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1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Были без работы, хотели работать, но не занимались активно поиском работы</text:p>
          </table:table-cell>
          <table:table-cell office:value-type="float" office:value="28913" calcext:value-type="float">
            <text:p>28913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1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Вы инвалид, хронически больны и нетрудоспособны</text:p>
          </table:table-cell>
          <table:table-cell office:value-type="float" office:value="28914" calcext:value-type="float">
            <text:p>28914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1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Вы на пенсии</text:p>
          </table:table-cell>
          <table:table-cell office:value-type="float" office:value="28915" calcext:value-type="float">
            <text:p>28915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1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Находились на военной службе по призыву или альтернативной военной службе</text:p>
          </table:table-cell>
          <table:table-cell office:value-type="float" office:value="28916" calcext:value-type="float">
            <text:p>28916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1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Выполняли домашнюю работу, сидели с детьми или ухаживали за другими людьми</text:p>
          </table:table-cell>
          <table:table-cell office:value-type="float" office:value="28917" calcext:value-type="float">
            <text:p>28917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1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Другое</text:p>
          </table:table-cell>
          <table:table-cell office:value-type="float" office:value="28918" calcext:value-type="float">
            <text:p>28918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1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919" calcext:value-type="float">
            <text:p>28919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2</text:p>
          </table:table-cell>
          <table:table-cell office:value-type="string" calcext:value-type="string">
            <text:p>F8с</text:p>
          </table:table-cell>
          <table:table-cell office:value-type="string" calcext:value-type="string">
            <text:p>Работали на оплачиваемой работе (даже если временно отсутствовали на работе) в качестве наемного работника, занимались индивидуальной трудовой деятельностью, предпринимательством, в Вашем семейном деле</text:p>
          </table:table-cell>
          <table:table-cell office:value-type="float" office:value="28910" calcext:value-type="float">
            <text:p>28910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2</text:p>
          </table:table-cell>
          <table:table-cell office:value-type="string" calcext:value-type="string">
            <text:p>F8с</text:p>
          </table:table-cell>
          <table:table-cell office:value-type="string" calcext:value-type="string">
            <text:p>Учились, даже если были на каникулах. Не включая дополнительное профессиональное обучение, которое Вы получаете от своей работы</text:p>
          </table:table-cell>
          <table:table-cell office:value-type="float" office:value="28911" calcext:value-type="float">
            <text:p>28911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2</text:p>
          </table:table-cell>
          <table:table-cell office:value-type="string" calcext:value-type="string">
            <text:p>F8с</text:p>
          </table:table-cell>
          <table:table-cell office:value-type="string" calcext:value-type="string">
            <text:p>Были без работы и активно искали работу</text:p>
          </table:table-cell>
          <table:table-cell office:value-type="float" office:value="28912" calcext:value-type="float">
            <text:p>28912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2</text:p>
          </table:table-cell>
          <table:table-cell office:value-type="string" calcext:value-type="string">
            <text:p>F8с</text:p>
          </table:table-cell>
          <table:table-cell office:value-type="string" calcext:value-type="string">
            <text:p>Были без работы, хотели работать, но не занимались активно поиском работы</text:p>
          </table:table-cell>
          <table:table-cell office:value-type="float" office:value="28913" calcext:value-type="float">
            <text:p>28913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2</text:p>
          </table:table-cell>
          <table:table-cell office:value-type="string" calcext:value-type="string">
            <text:p>F8с</text:p>
          </table:table-cell>
          <table:table-cell office:value-type="string" calcext:value-type="string">
            <text:p>Вы инвалид, хронически больны и нетрудоспособны</text:p>
          </table:table-cell>
          <table:table-cell office:value-type="float" office:value="28914" calcext:value-type="float">
            <text:p>28914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2</text:p>
          </table:table-cell>
          <table:table-cell office:value-type="string" calcext:value-type="string">
            <text:p>F8с</text:p>
          </table:table-cell>
          <table:table-cell office:value-type="string" calcext:value-type="string">
            <text:p>Вы на пенсии</text:p>
          </table:table-cell>
          <table:table-cell office:value-type="float" office:value="28915" calcext:value-type="float">
            <text:p>28915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2</text:p>
          </table:table-cell>
          <table:table-cell office:value-type="string" calcext:value-type="string">
            <text:p>F8с</text:p>
          </table:table-cell>
          <table:table-cell office:value-type="string" calcext:value-type="string">
            <text:p>Находились на военной службе по призыву или альтернативной военной службе</text:p>
          </table:table-cell>
          <table:table-cell office:value-type="float" office:value="28916" calcext:value-type="float">
            <text:p>28916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2</text:p>
          </table:table-cell>
          <table:table-cell office:value-type="string" calcext:value-type="string">
            <text:p>F8с</text:p>
          </table:table-cell>
          <table:table-cell office:value-type="string" calcext:value-type="string">
            <text:p>Выполняли домашнюю работу, сидели с детьми или ухаживали за другими людьми</text:p>
          </table:table-cell>
          <table:table-cell office:value-type="float" office:value="28917" calcext:value-type="float">
            <text:p>28917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2</text:p>
          </table:table-cell>
          <table:table-cell office:value-type="string" calcext:value-type="string">
            <text:p>F8с</text:p>
          </table:table-cell>
          <table:table-cell office:value-type="string" calcext:value-type="string">
            <text:p>Другое</text:p>
          </table:table-cell>
          <table:table-cell office:value-type="float" office:value="28918" calcext:value-type="float">
            <text:p>28918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2</text:p>
          </table:table-cell>
          <table:table-cell office:value-type="string" calcext:value-type="string">
            <text:p>F8с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919" calcext:value-type="float">
            <text:p>28919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2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2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23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24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24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24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25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26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28199" calcext:value-type="float">
            <text:p>28199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string" calcext:value-type="string">
            <text:p>ESS_R04_2008_RUS_RU_226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Работаете (работали) на себя, не по найму; занимались индивидуальной трудовой деятельностью, предпринимательством</text:p>
          </table:table-cell>
          <table:table-cell office:value-type="float" office:value="28200" calcext:value-type="float">
            <text:p>28200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string" calcext:value-type="string">
            <text:p>ESS_R04_2008_RUS_RU_226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Работаете (работали) в семейном деле</text:p>
          </table:table-cell>
          <table:table-cell office:value-type="float" office:value="28201" calcext:value-type="float">
            <text:p>28201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string" calcext:value-type="string">
            <text:p>ESS_R04_2008_RUS_RU_226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202" calcext:value-type="float">
            <text:p>28202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string" calcext:value-type="string">
            <text:p>ESS_R04_2008_RUS_RU_22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2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Вы оформлены на постоянную работу по бессрочному трудовому договору, контракту (то есть без оговоренной даты окончания трудовых отношений с работодателем)</text:p>
          </table:table-cell>
          <table:table-cell office:value-type="float" office:value="20686" calcext:value-type="float">
            <text:p>20686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string" calcext:value-type="string">
            <text:p>ESS_R04_2008_RUS_RU_22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Вы работаете по контракту или трудовому договору, оформленному на определенный срок или на выполнение конкретного вида работ</text:p>
          </table:table-cell>
          <table:table-cell office:value-type="float" office:value="20687" calcext:value-type="float">
            <text:p>20687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string" calcext:value-type="string">
            <text:p>ESS_R04_2008_RUS_RU_22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Вы вообще официально не оформлены на работе, работаете без контракта или трудового договора, только устный договор</text:p>
          </table:table-cell>
          <table:table-cell office:value-type="float" office:value="20688" calcext:value-type="float">
            <text:p>20688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string" calcext:value-type="string">
            <text:p>ESS_R04_2008_RUS_RU_228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689" calcext:value-type="float">
            <text:p>20689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string" calcext:value-type="string">
            <text:p>ESS_R04_2008_RUS_RU_22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Менее 10 человек</text:p>
          </table:table-cell>
          <table:table-cell office:value-type="float" office:value="28207" calcext:value-type="float">
            <text:p>28207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 office:value-type="string" calcext:value-type="string">
            <text:p>ESS_R04_2008_RUS_RU_22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10 до 24 человек</text:p>
          </table:table-cell>
          <table:table-cell office:value-type="float" office:value="28208" calcext:value-type="float">
            <text:p>28208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 office:value-type="string" calcext:value-type="string">
            <text:p>ESS_R04_2008_RUS_RU_22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25 до 99 человек</text:p>
          </table:table-cell>
          <table:table-cell office:value-type="float" office:value="28209" calcext:value-type="float">
            <text:p>28209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 office:value-type="string" calcext:value-type="string">
            <text:p>ESS_R04_2008_RUS_RU_22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От 100 до 499 человек</text:p>
          </table:table-cell>
          <table:table-cell office:value-type="float" office:value="28210" calcext:value-type="float">
            <text:p>28210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 office:value-type="string" calcext:value-type="string">
            <text:p>ESS_R04_2008_RUS_RU_22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Более 500 человек</text:p>
          </table:table-cell>
          <table:table-cell office:value-type="float" office:value="28211" calcext:value-type="float">
            <text:p>28211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 office:value-type="string" calcext:value-type="string">
            <text:p>ESS_R04_2008_RUS_RU_22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212" calcext:value-type="float">
            <text:p>28212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 office:value-type="string" calcext:value-type="string">
            <text:p>ESS_R04_2008_RUS_RU_23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3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30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31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32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У меня нет (не было) <text:s/>никакого влияния</text:p>
          </table:table-cell>
          <table:table-cell office:value-type="float" office:value="28920" calcext:value-type="float">
            <text:p>28920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2</text:p>
          </table:table-cell>
          <table:table-cell office:value-type="string" calcext:value-type="string">
            <text:p>F18</text:p>
          </table:table-cell>
          <table:table-cell office:value-type="float" office:value="1" calcext:value-type="float">
            <text:p>1</text:p>
          </table:table-cell>
          <table:table-cell office:value-type="float" office:value="28921" calcext:value-type="float">
            <text:p>28921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2</text:p>
          </table:table-cell>
          <table:table-cell office:value-type="string" calcext:value-type="string">
            <text:p>F18</text:p>
          </table:table-cell>
          <table:table-cell office:value-type="float" office:value="2" calcext:value-type="float">
            <text:p>2</text:p>
          </table:table-cell>
          <table:table-cell office:value-type="float" office:value="28922" calcext:value-type="float">
            <text:p>28922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2</text:p>
          </table:table-cell>
          <table:table-cell office:value-type="string" calcext:value-type="string">
            <text:p>F18</text:p>
          </table:table-cell>
          <table:table-cell office:value-type="float" office:value="3" calcext:value-type="float">
            <text:p>3</text:p>
          </table:table-cell>
          <table:table-cell office:value-type="float" office:value="28923" calcext:value-type="float">
            <text:p>28923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2</text:p>
          </table:table-cell>
          <table:table-cell office:value-type="string" calcext:value-type="string">
            <text:p>F18</text:p>
          </table:table-cell>
          <table:table-cell office:value-type="float" office:value="4" calcext:value-type="float">
            <text:p>4</text:p>
          </table:table-cell>
          <table:table-cell office:value-type="float" office:value="28924" calcext:value-type="float">
            <text:p>28924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2</text:p>
          </table:table-cell>
          <table:table-cell office:value-type="string" calcext:value-type="string">
            <text:p>F18</text:p>
          </table:table-cell>
          <table:table-cell office:value-type="float" office:value="5" calcext:value-type="float">
            <text:p>5</text:p>
          </table:table-cell>
          <table:table-cell office:value-type="float" office:value="28925" calcext:value-type="float">
            <text:p>28925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2</text:p>
          </table:table-cell>
          <table:table-cell office:value-type="string" calcext:value-type="string">
            <text:p>F18</text:p>
          </table:table-cell>
          <table:table-cell office:value-type="float" office:value="6" calcext:value-type="float">
            <text:p>6</text:p>
          </table:table-cell>
          <table:table-cell office:value-type="float" office:value="28926" calcext:value-type="float">
            <text:p>28926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2</text:p>
          </table:table-cell>
          <table:table-cell office:value-type="string" calcext:value-type="string">
            <text:p>F18</text:p>
          </table:table-cell>
          <table:table-cell office:value-type="float" office:value="7" calcext:value-type="float">
            <text:p>7</text:p>
          </table:table-cell>
          <table:table-cell office:value-type="float" office:value="28927" calcext:value-type="float">
            <text:p>28927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2</text:p>
          </table:table-cell>
          <table:table-cell office:value-type="string" calcext:value-type="string">
            <text:p>F18</text:p>
          </table:table-cell>
          <table:table-cell office:value-type="float" office:value="8" calcext:value-type="float">
            <text:p>8</text:p>
          </table:table-cell>
          <table:table-cell office:value-type="float" office:value="28928" calcext:value-type="float">
            <text:p>28928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2</text:p>
          </table:table-cell>
          <table:table-cell office:value-type="string" calcext:value-type="string">
            <text:p>F18</text:p>
          </table:table-cell>
          <table:table-cell office:value-type="float" office:value="9" calcext:value-type="float">
            <text:p>9</text:p>
          </table:table-cell>
          <table:table-cell office:value-type="float" office:value="28929" calcext:value-type="float">
            <text:p>28929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2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<text:s/>Это полностью (зависело) от меня</text:p>
          </table:table-cell>
          <table:table-cell office:value-type="float" office:value="28930" calcext:value-type="float">
            <text:p>28930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2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931" calcext:value-type="float">
            <text:p>28931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3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У меня нет (не было) <text:s/>никакого влияния</text:p>
          </table:table-cell>
          <table:table-cell office:value-type="float" office:value="28920" calcext:value-type="float">
            <text:p>28920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3</text:p>
          </table:table-cell>
          <table:table-cell office:value-type="string" calcext:value-type="string">
            <text:p>F19</text:p>
          </table:table-cell>
          <table:table-cell office:value-type="float" office:value="1" calcext:value-type="float">
            <text:p>1</text:p>
          </table:table-cell>
          <table:table-cell office:value-type="float" office:value="28921" calcext:value-type="float">
            <text:p>28921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3</text:p>
          </table:table-cell>
          <table:table-cell office:value-type="string" calcext:value-type="string">
            <text:p>F19</text:p>
          </table:table-cell>
          <table:table-cell office:value-type="float" office:value="2" calcext:value-type="float">
            <text:p>2</text:p>
          </table:table-cell>
          <table:table-cell office:value-type="float" office:value="28922" calcext:value-type="float">
            <text:p>28922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3</text:p>
          </table:table-cell>
          <table:table-cell office:value-type="string" calcext:value-type="string">
            <text:p>F19</text:p>
          </table:table-cell>
          <table:table-cell office:value-type="float" office:value="3" calcext:value-type="float">
            <text:p>3</text:p>
          </table:table-cell>
          <table:table-cell office:value-type="float" office:value="28923" calcext:value-type="float">
            <text:p>28923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3</text:p>
          </table:table-cell>
          <table:table-cell office:value-type="string" calcext:value-type="string">
            <text:p>F19</text:p>
          </table:table-cell>
          <table:table-cell office:value-type="float" office:value="4" calcext:value-type="float">
            <text:p>4</text:p>
          </table:table-cell>
          <table:table-cell office:value-type="float" office:value="28924" calcext:value-type="float">
            <text:p>28924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3</text:p>
          </table:table-cell>
          <table:table-cell office:value-type="string" calcext:value-type="string">
            <text:p>F19</text:p>
          </table:table-cell>
          <table:table-cell office:value-type="float" office:value="5" calcext:value-type="float">
            <text:p>5</text:p>
          </table:table-cell>
          <table:table-cell office:value-type="float" office:value="28925" calcext:value-type="float">
            <text:p>28925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3</text:p>
          </table:table-cell>
          <table:table-cell office:value-type="string" calcext:value-type="string">
            <text:p>F19</text:p>
          </table:table-cell>
          <table:table-cell office:value-type="float" office:value="6" calcext:value-type="float">
            <text:p>6</text:p>
          </table:table-cell>
          <table:table-cell office:value-type="float" office:value="28926" calcext:value-type="float">
            <text:p>28926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3</text:p>
          </table:table-cell>
          <table:table-cell office:value-type="string" calcext:value-type="string">
            <text:p>F19</text:p>
          </table:table-cell>
          <table:table-cell office:value-type="float" office:value="7" calcext:value-type="float">
            <text:p>7</text:p>
          </table:table-cell>
          <table:table-cell office:value-type="float" office:value="28927" calcext:value-type="float">
            <text:p>28927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3</text:p>
          </table:table-cell>
          <table:table-cell office:value-type="string" calcext:value-type="string">
            <text:p>F19</text:p>
          </table:table-cell>
          <table:table-cell office:value-type="float" office:value="8" calcext:value-type="float">
            <text:p>8</text:p>
          </table:table-cell>
          <table:table-cell office:value-type="float" office:value="28928" calcext:value-type="float">
            <text:p>28928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3</text:p>
          </table:table-cell>
          <table:table-cell office:value-type="string" calcext:value-type="string">
            <text:p>F19</text:p>
          </table:table-cell>
          <table:table-cell office:value-type="float" office:value="9" calcext:value-type="float">
            <text:p>9</text:p>
          </table:table-cell>
          <table:table-cell office:value-type="float" office:value="28929" calcext:value-type="float">
            <text:p>28929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3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<text:s/>Это полностью (зависело) от меня</text:p>
          </table:table-cell>
          <table:table-cell office:value-type="float" office:value="28930" calcext:value-type="float">
            <text:p>28930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3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931" calcext:value-type="float">
            <text:p>28931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ESS_R04_2008_RUS_RU_234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35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36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37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Органы государственной власти или местного самоуправления</text:p>
          </table:table-cell>
          <table:table-cell office:value-type="float" office:value="28932" calcext:value-type="float">
            <text:p>28932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string" calcext:value-type="string">
            <text:p>ESS_R04_2008_RUS_RU_237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Бюджетная организация или учреждение (например, школа, поликлиника и т.п.)</text:p>
          </table:table-cell>
          <table:table-cell office:value-type="float" office:value="28933" calcext:value-type="float">
            <text:p>28933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string" calcext:value-type="string">
            <text:p>ESS_R04_2008_RUS_RU_237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Государственное коммерческое предприятие</text:p>
          </table:table-cell>
          <table:table-cell office:value-type="float" office:value="28934" calcext:value-type="float">
            <text:p>28934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string" calcext:value-type="string">
            <text:p>ESS_R04_2008_RUS_RU_237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Частная компания с участием государственного капитала</text:p>
          </table:table-cell>
          <table:table-cell office:value-type="float" office:value="28935" calcext:value-type="float">
            <text:p>28935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string" calcext:value-type="string">
            <text:p>ESS_R04_2008_RUS_RU_237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Частная компания без участия государственного капитала</text:p>
          </table:table-cell>
          <table:table-cell office:value-type="float" office:value="28936" calcext:value-type="float">
            <text:p>28936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string" calcext:value-type="string">
            <text:p>ESS_R04_2008_RUS_RU_237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Работаю на себя/ индивидуальный предприниматель</text:p>
          </table:table-cell>
          <table:table-cell office:value-type="float" office:value="28937" calcext:value-type="float">
            <text:p>28937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string" calcext:value-type="string">
            <text:p>ESS_R04_2008_RUS_RU_237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Общественная организация</text:p>
          </table:table-cell>
          <table:table-cell office:value-type="float" office:value="28938" calcext:value-type="float">
            <text:p>28938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string" calcext:value-type="string">
            <text:p>ESS_R04_2008_RUS_RU_237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Другое</text:p>
          </table:table-cell>
          <table:table-cell office:value-type="float" office:value="28939" calcext:value-type="float">
            <text:p>28939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string" calcext:value-type="string">
            <text:p>ESS_R04_2008_RUS_RU_237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NaN</text:p>
          </table:table-cell>
          <table:table-cell office:value-type="float" office:value="28940" calcext:value-type="float">
            <text:p>28940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string" calcext:value-type="string">
            <text:p>ESS_R04_2008_RUS_RU_237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941" calcext:value-type="float">
            <text:p>28941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string" calcext:value-type="string">
            <text:p>ESS_R04_2008_RUS_RU_238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39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40</text:p>
          </table:table-cell>
          <table:table-cell office:value-type="string" calcext:value-type="string">
            <text:p>F25a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41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41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41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42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42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42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43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43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43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44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44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44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45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Да, состою сейчас</text:p>
          </table:table-cell>
          <table:table-cell office:value-type="float" office:value="20732" calcext:value-type="float">
            <text:p>20732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ESS_R04_2008_RUS_RU_245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Да, состоял раньше, но сейчас больше не состою</text:p>
          </table:table-cell>
          <table:table-cell office:value-type="float" office:value="20733" calcext:value-type="float">
            <text:p>20733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ESS_R04_2008_RUS_RU_245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Нет, не состою и никогда не состоял</text:p>
          </table:table-cell>
          <table:table-cell office:value-type="float" office:value="20734" calcext:value-type="float">
            <text:p>20734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ESS_R04_2008_RUS_RU_245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35" calcext:value-type="float">
            <text:p>20735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ESS_R04_2008_RUS_RU_246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Зарплата(-ы)</text:p>
          </table:table-cell>
          <table:table-cell office:value-type="float" office:value="20736" calcext:value-type="float">
            <text:p>20736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4_2008_RUS_RU_246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(-ы) от бизнеса, предпринимательской деятельности, индивидуальной трудовой деятельности и т.п. (кроме дохода от занятий сельским хозяйством)</text:p>
          </table:table-cell>
          <table:table-cell office:value-type="float" office:value="20737" calcext:value-type="float">
            <text:p>20737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4_2008_RUS_RU_246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 от сельского/подсобного хозяйства, фермерства</text:p>
          </table:table-cell>
          <table:table-cell office:value-type="float" office:value="20738" calcext:value-type="float">
            <text:p>20738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4_2008_RUS_RU_246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енсии</text:p>
          </table:table-cell>
          <table:table-cell office:value-type="float" office:value="20739" calcext:value-type="float">
            <text:p>20739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4_2008_RUS_RU_246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особия по безработице/выходное пособие при увольнении по сокращению штатов</text:p>
          </table:table-cell>
          <table:table-cell office:value-type="float" office:value="20740" calcext:value-type="float">
            <text:p>20740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4_2008_RUS_RU_246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Любые другие социальные пособия или дотации (субсидии), стипендии</text:p>
          </table:table-cell>
          <table:table-cell office:value-type="float" office:value="20741" calcext:value-type="float">
            <text:p>20741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4_2008_RUS_RU_246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(-ы) от инвестиций, банковских вкладов, страхования или собственности</text:p>
          </table:table-cell>
          <table:table-cell office:value-type="float" office:value="20742" calcext:value-type="float">
            <text:p>20742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4_2008_RUS_RU_246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оход(-ы) из других источников</text:p>
          </table:table-cell>
          <table:table-cell office:value-type="float" office:value="20743" calcext:value-type="float">
            <text:p>20743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4_2008_RUS_RU_246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44" calcext:value-type="float">
            <text:p>20744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ESS_R04_2008_RUS_RU_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Менее 3000 рублей (либо менее 36 тыс. руб. в год)</text:p>
          </table:table-cell>
          <table:table-cell office:value-type="float" office:value="28942" calcext:value-type="float">
            <text:p>28942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ESS_R04_2008_RUS_RU_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3001-6000 рублей (36-72 тыс. руб. в год)</text:p>
          </table:table-cell>
          <table:table-cell office:value-type="float" office:value="28943" calcext:value-type="float">
            <text:p>28943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ESS_R04_2008_RUS_RU_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6'001-9'000 рублей (72-110 тыс. руб. в год)</text:p>
          </table:table-cell>
          <table:table-cell office:value-type="float" office:value="28944" calcext:value-type="float">
            <text:p>28944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ESS_R04_2008_RUS_RU_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9'001-12'000 рублей (110-150 тыс. руб. в год)</text:p>
          </table:table-cell>
          <table:table-cell office:value-type="float" office:value="28945" calcext:value-type="float">
            <text:p>28945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ESS_R04_2008_RUS_RU_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12'001-15'000 рублей (150-180 тыс. руб. в год)</text:p>
          </table:table-cell>
          <table:table-cell office:value-type="float" office:value="28946" calcext:value-type="float">
            <text:p>28946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ESS_R04_2008_RUS_RU_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15'001-18'000 рублей (180-216 тыс. руб. в год)</text:p>
          </table:table-cell>
          <table:table-cell office:value-type="float" office:value="28947" calcext:value-type="float">
            <text:p>28947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ESS_R04_2008_RUS_RU_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18'001-21'000 рублей (216-252 тыс. руб. в год)</text:p>
          </table:table-cell>
          <table:table-cell office:value-type="float" office:value="28948" calcext:value-type="float">
            <text:p>28948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ESS_R04_2008_RUS_RU_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21'001-25'000 рублей (252-300 тыс. руб. в год)</text:p>
          </table:table-cell>
          <table:table-cell office:value-type="float" office:value="28949" calcext:value-type="float">
            <text:p>28949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ESS_R04_2008_RUS_RU_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25'001-35'000 рублей (300-420 тыс. руб. в год)</text:p>
          </table:table-cell>
          <table:table-cell office:value-type="float" office:value="28950" calcext:value-type="float">
            <text:p>28950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ESS_R04_2008_RUS_RU_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Более 35'000 рублей (более 420 тыс. руб. в год)</text:p>
          </table:table-cell>
          <table:table-cell office:value-type="float" office:value="28951" calcext:value-type="float">
            <text:p>28951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ESS_R04_2008_RUS_RU_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952" calcext:value-type="float">
            <text:p>28952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ESS_R04_2008_RUS_RU_24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Живем на этот доход, не испытывая материальных затруднений</text:p>
          </table:table-cell>
          <table:table-cell office:value-type="float" office:value="20775" calcext:value-type="float">
            <text:p>20775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ESS_R04_2008_RUS_RU_24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Этого дохода нам в принципе хватает</text:p>
          </table:table-cell>
          <table:table-cell office:value-type="float" office:value="20776" calcext:value-type="float">
            <text:p>20776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ESS_R04_2008_RUS_RU_24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Жить на такой доход довольно трудно</text:p>
          </table:table-cell>
          <table:table-cell office:value-type="float" office:value="20777" calcext:value-type="float">
            <text:p>20777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ESS_R04_2008_RUS_RU_24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Жить на такой доход очень трудно</text:p>
          </table:table-cell>
          <table:table-cell office:value-type="float" office:value="20778" calcext:value-type="float">
            <text:p>20778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ESS_R04_2008_RUS_RU_24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79" calcext:value-type="float">
            <text:p>20779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ESS_R04_2008_RUS_RU_24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Очень трудно</text:p>
          </table:table-cell>
          <table:table-cell office:value-type="float" office:value="20780" calcext:value-type="float">
            <text:p>20780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ESS_R04_2008_RUS_RU_24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Трудно</text:p>
          </table:table-cell>
          <table:table-cell office:value-type="float" office:value="20781" calcext:value-type="float">
            <text:p>20781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ESS_R04_2008_RUS_RU_24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782" calcext:value-type="float">
            <text:p>20782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ESS_R04_2008_RUS_RU_24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Легко</text:p>
          </table:table-cell>
          <table:table-cell office:value-type="float" office:value="20783" calcext:value-type="float">
            <text:p>20783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ESS_R04_2008_RUS_RU_24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Очень легко</text:p>
          </table:table-cell>
          <table:table-cell office:value-type="float" office:value="20784" calcext:value-type="float">
            <text:p>20784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ESS_R04_2008_RUS_RU_24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85" calcext:value-type="float">
            <text:p>20785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ESS_R04_2008_RUS_RU_250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Высший слой</text:p>
          </table:table-cell>
          <table:table-cell office:value-type="float" office:value="20786" calcext:value-type="float">
            <text:p>20786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ESS_R04_2008_RUS_RU_250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Слой выше среднего</text:p>
          </table:table-cell>
          <table:table-cell office:value-type="float" office:value="20787" calcext:value-type="float">
            <text:p>20787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ESS_R04_2008_RUS_RU_250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Средний слой</text:p>
          </table:table-cell>
          <table:table-cell office:value-type="float" office:value="20788" calcext:value-type="float">
            <text:p>20788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ESS_R04_2008_RUS_RU_250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Слой ниже среднего</text:p>
          </table:table-cell>
          <table:table-cell office:value-type="float" office:value="20789" calcext:value-type="float">
            <text:p>20789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ESS_R04_2008_RUS_RU_250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Низший слой</text:p>
          </table:table-cell>
          <table:table-cell office:value-type="float" office:value="20790" calcext:value-type="float">
            <text:p>20790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ESS_R04_2008_RUS_RU_250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91" calcext:value-type="float">
            <text:p>20791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ESS_R04_2008_RUS_RU_251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Рабочие, работники физического труда</text:p>
          </table:table-cell>
          <table:table-cell office:value-type="float" office:value="20792" calcext:value-type="float">
            <text:p>20792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ESS_R04_2008_RUS_RU_251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Крестьяне</text:p>
          </table:table-cell>
          <table:table-cell office:value-type="float" office:value="20793" calcext:value-type="float">
            <text:p>20793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ESS_R04_2008_RUS_RU_251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Предприниматели, бизнесмены</text:p>
          </table:table-cell>
          <table:table-cell office:value-type="float" office:value="20794" calcext:value-type="float">
            <text:p>20794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ESS_R04_2008_RUS_RU_251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Руководители</text:p>
          </table:table-cell>
          <table:table-cell office:value-type="float" office:value="20795" calcext:value-type="float">
            <text:p>20795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ESS_R04_2008_RUS_RU_251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Служащие, «белые воротнички»</text:p>
          </table:table-cell>
          <table:table-cell office:value-type="float" office:value="20796" calcext:value-type="float">
            <text:p>20796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ESS_R04_2008_RUS_RU_251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Интеллигенция</text:p>
          </table:table-cell>
          <table:table-cell office:value-type="float" office:value="20797" calcext:value-type="float">
            <text:p>20797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ESS_R04_2008_RUS_RU_251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Другой класс</text:p>
          </table:table-cell>
          <table:table-cell office:value-type="float" office:value="20798" calcext:value-type="float">
            <text:p>20798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ESS_R04_2008_RUS_RU_251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799" calcext:value-type="float">
            <text:p>20799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ESS_R04_2008_RUS_RU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ачальное образование (7 классов средней школы или меньше)</text:p>
          </table:table-cell>
          <table:table-cell office:value-type="float" office:value="28136" calcext:value-type="float">
            <text:p>28136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езаконченная средняя школа</text:p>
          </table:table-cell>
          <table:table-cell office:value-type="float" office:value="28137" calcext:value-type="float">
            <text:p>28137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ТУ, ФЗУ, ФЗО, лицей без среднего образования</text:p>
          </table:table-cell>
          <table:table-cell office:value-type="float" office:value="28138" calcext:value-type="float">
            <text:p>28138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Законченная средняя школа</text:p>
          </table:table-cell>
          <table:table-cell office:value-type="float" office:value="28139" calcext:value-type="float">
            <text:p>28139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ТУ, лицей со средним образованием или техническое училище (обучение 2-3 года)</text:p>
          </table:table-cell>
          <table:table-cell office:value-type="float" office:value="28140" calcext:value-type="float">
            <text:p>28140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Среднее специальное образование: техникум, училище, колледж</text:p>
          </table:table-cell>
          <table:table-cell office:value-type="float" office:value="28141" calcext:value-type="float">
            <text:p>28141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есколько курсов вуза, но без диплома</text:p>
          </table:table-cell>
          <table:table-cell office:value-type="float" office:value="28142" calcext:value-type="float">
            <text:p>28142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олучил диплом бакалавра</text:p>
          </table:table-cell>
          <table:table-cell office:value-type="float" office:value="28143" calcext:value-type="float">
            <text:p>28143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олучил диплом магистра</text:p>
          </table:table-cell>
          <table:table-cell office:value-type="float" office:value="28144" calcext:value-type="float">
            <text:p>28144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Законченное высшее образование по 5-6 летней системе (диплом специалиста)</text:p>
          </table:table-cell>
          <table:table-cell office:value-type="float" office:value="28145" calcext:value-type="float">
            <text:p>28145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остдипломное образование: аспирантура, докторантура, ординатура, адъюнктура - без научной степени</text:p>
          </table:table-cell>
          <table:table-cell office:value-type="float" office:value="28146" calcext:value-type="float">
            <text:p>28146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Научная степень (кандидат, доктор наук)</text:p>
          </table:table-cell>
          <table:table-cell office:value-type="float" office:value="28147" calcext:value-type="float">
            <text:p>28147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148" calcext:value-type="float">
            <text:p>28148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Работали на оплачиваемой работе (даже если временно отсутствовали на работе) в качестве наемного работника, занимались индивидуальной трудовой деятельностью, предпринимательством, в Вашем семейном деле</text:p>
          </table:table-cell>
          <table:table-cell office:value-type="float" office:value="28910" calcext:value-type="float">
            <text:p>28910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Учились, даже если были на каникулах. Не включая дополнительное профессиональное обучение, которое Вы получаете от своей работы</text:p>
          </table:table-cell>
          <table:table-cell office:value-type="float" office:value="28911" calcext:value-type="float">
            <text:p>28911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Были без работы и активно искали работу</text:p>
          </table:table-cell>
          <table:table-cell office:value-type="float" office:value="28912" calcext:value-type="float">
            <text:p>28912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Были без работы, хотели работать, но не занимались активно поиском работы</text:p>
          </table:table-cell>
          <table:table-cell office:value-type="float" office:value="28913" calcext:value-type="float">
            <text:p>28913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Вы инвалид, хронически больны и нетрудоспособны</text:p>
          </table:table-cell>
          <table:table-cell office:value-type="float" office:value="28914" calcext:value-type="float">
            <text:p>28914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Вы на пенсии</text:p>
          </table:table-cell>
          <table:table-cell office:value-type="float" office:value="28915" calcext:value-type="float">
            <text:p>28915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Находились на военной службе по призыву или альтернативной военной службе</text:p>
          </table:table-cell>
          <table:table-cell office:value-type="float" office:value="28916" calcext:value-type="float">
            <text:p>28916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Выполняли домашнюю работу, сидели с детьми или ухаживали за другими людьми</text:p>
          </table:table-cell>
          <table:table-cell office:value-type="float" office:value="28917" calcext:value-type="float">
            <text:p>28917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Другое</text:p>
          </table:table-cell>
          <table:table-cell office:value-type="float" office:value="28918" calcext:value-type="float">
            <text:p>28918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919" calcext:value-type="float">
            <text:p>28919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4</text:p>
          </table:table-cell>
          <table:table-cell office:value-type="string" calcext:value-type="string">
            <text:p>F37с</text:p>
          </table:table-cell>
          <table:table-cell office:value-type="string" calcext:value-type="string">
            <text:p>Работали на оплачиваемой работе (даже если временно отсутствовали на работе) в качестве наемного работника, занимались индивидуальной трудовой деятельностью, предпринимательством, в Вашем семейном деле</text:p>
          </table:table-cell>
          <table:table-cell office:value-type="float" office:value="28910" calcext:value-type="float">
            <text:p>28910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4</text:p>
          </table:table-cell>
          <table:table-cell office:value-type="string" calcext:value-type="string">
            <text:p>F37с</text:p>
          </table:table-cell>
          <table:table-cell office:value-type="string" calcext:value-type="string">
            <text:p>Учились, даже если были на каникулах. Не включая дополнительное профессиональное обучение, которое Вы получаете от своей работы</text:p>
          </table:table-cell>
          <table:table-cell office:value-type="float" office:value="28911" calcext:value-type="float">
            <text:p>28911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4</text:p>
          </table:table-cell>
          <table:table-cell office:value-type="string" calcext:value-type="string">
            <text:p>F37с</text:p>
          </table:table-cell>
          <table:table-cell office:value-type="string" calcext:value-type="string">
            <text:p>Были без работы и активно искали работу</text:p>
          </table:table-cell>
          <table:table-cell office:value-type="float" office:value="28912" calcext:value-type="float">
            <text:p>28912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4</text:p>
          </table:table-cell>
          <table:table-cell office:value-type="string" calcext:value-type="string">
            <text:p>F37с</text:p>
          </table:table-cell>
          <table:table-cell office:value-type="string" calcext:value-type="string">
            <text:p>Были без работы, хотели работать, но не занимались активно поиском работы</text:p>
          </table:table-cell>
          <table:table-cell office:value-type="float" office:value="28913" calcext:value-type="float">
            <text:p>28913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4</text:p>
          </table:table-cell>
          <table:table-cell office:value-type="string" calcext:value-type="string">
            <text:p>F37с</text:p>
          </table:table-cell>
          <table:table-cell office:value-type="string" calcext:value-type="string">
            <text:p>Вы инвалид, хронически больны и нетрудоспособны</text:p>
          </table:table-cell>
          <table:table-cell office:value-type="float" office:value="28914" calcext:value-type="float">
            <text:p>28914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4</text:p>
          </table:table-cell>
          <table:table-cell office:value-type="string" calcext:value-type="string">
            <text:p>F37с</text:p>
          </table:table-cell>
          <table:table-cell office:value-type="string" calcext:value-type="string">
            <text:p>Вы на пенсии</text:p>
          </table:table-cell>
          <table:table-cell office:value-type="float" office:value="28915" calcext:value-type="float">
            <text:p>28915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4</text:p>
          </table:table-cell>
          <table:table-cell office:value-type="string" calcext:value-type="string">
            <text:p>F37с</text:p>
          </table:table-cell>
          <table:table-cell office:value-type="string" calcext:value-type="string">
            <text:p>Находились на военной службе по призыву или альтернативной военной службе</text:p>
          </table:table-cell>
          <table:table-cell office:value-type="float" office:value="28916" calcext:value-type="float">
            <text:p>28916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4</text:p>
          </table:table-cell>
          <table:table-cell office:value-type="string" calcext:value-type="string">
            <text:p>F37с</text:p>
          </table:table-cell>
          <table:table-cell office:value-type="string" calcext:value-type="string">
            <text:p>Выполняли домашнюю работу, сидели с детьми или ухаживали за другими людьми</text:p>
          </table:table-cell>
          <table:table-cell office:value-type="float" office:value="28917" calcext:value-type="float">
            <text:p>28917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4</text:p>
          </table:table-cell>
          <table:table-cell office:value-type="string" calcext:value-type="string">
            <text:p>F37с</text:p>
          </table:table-cell>
          <table:table-cell office:value-type="string" calcext:value-type="string">
            <text:p>Другое</text:p>
          </table:table-cell>
          <table:table-cell office:value-type="float" office:value="28918" calcext:value-type="float">
            <text:p>28918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4</text:p>
          </table:table-cell>
          <table:table-cell office:value-type="string" calcext:value-type="string">
            <text:p>F37с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919" calcext:value-type="float">
            <text:p>28919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string" calcext:value-type="string">
            <text:p>ESS_R04_2008_RUS_RU_25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5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5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56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57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5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59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20820" calcext:value-type="float">
            <text:p>20820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string" calcext:value-type="string">
            <text:p>ESS_R04_2008_RUS_RU_259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Работает на себя, не по найму; занимается индивидуальной трудовой деятельностью, предпринимательством</text:p>
          </table:table-cell>
          <table:table-cell office:value-type="float" office:value="20821" calcext:value-type="float">
            <text:p>20821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string" calcext:value-type="string">
            <text:p>ESS_R04_2008_RUS_RU_259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Работает в семейном деле</text:p>
          </table:table-cell>
          <table:table-cell office:value-type="float" office:value="20822" calcext:value-type="float">
            <text:p>20822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string" calcext:value-type="string">
            <text:p>ESS_R04_2008_RUS_RU_259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23" calcext:value-type="float">
            <text:p>20823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string" calcext:value-type="string">
            <text:p>ESS_R04_2008_RUS_RU_260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61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61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61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62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63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У него(нее) нет никакого влияния</text:p>
          </table:table-cell>
          <table:table-cell office:value-type="float" office:value="28305" calcext:value-type="float">
            <text:p>28305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3</text:p>
          </table:table-cell>
          <table:table-cell office:value-type="string" calcext:value-type="string">
            <text:p>F46</text:p>
          </table:table-cell>
          <table:table-cell office:value-type="float" office:value="1" calcext:value-type="float">
            <text:p>1</text:p>
          </table:table-cell>
          <table:table-cell office:value-type="float" office:value="28306" calcext:value-type="float">
            <text:p>28306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3</text:p>
          </table:table-cell>
          <table:table-cell office:value-type="string" calcext:value-type="string">
            <text:p>F46</text:p>
          </table:table-cell>
          <table:table-cell office:value-type="float" office:value="2" calcext:value-type="float">
            <text:p>2</text:p>
          </table:table-cell>
          <table:table-cell office:value-type="float" office:value="28307" calcext:value-type="float">
            <text:p>28307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3</text:p>
          </table:table-cell>
          <table:table-cell office:value-type="string" calcext:value-type="string">
            <text:p>F46</text:p>
          </table:table-cell>
          <table:table-cell office:value-type="float" office:value="3" calcext:value-type="float">
            <text:p>3</text:p>
          </table:table-cell>
          <table:table-cell office:value-type="float" office:value="28308" calcext:value-type="float">
            <text:p>28308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3</text:p>
          </table:table-cell>
          <table:table-cell office:value-type="string" calcext:value-type="string">
            <text:p>F46</text:p>
          </table:table-cell>
          <table:table-cell office:value-type="float" office:value="4" calcext:value-type="float">
            <text:p>4</text:p>
          </table:table-cell>
          <table:table-cell office:value-type="float" office:value="28309" calcext:value-type="float">
            <text:p>28309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3</text:p>
          </table:table-cell>
          <table:table-cell office:value-type="string" calcext:value-type="string">
            <text:p>F46</text:p>
          </table:table-cell>
          <table:table-cell office:value-type="float" office:value="5" calcext:value-type="float">
            <text:p>5</text:p>
          </table:table-cell>
          <table:table-cell office:value-type="float" office:value="28310" calcext:value-type="float">
            <text:p>28310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3</text:p>
          </table:table-cell>
          <table:table-cell office:value-type="string" calcext:value-type="string">
            <text:p>F46</text:p>
          </table:table-cell>
          <table:table-cell office:value-type="float" office:value="6" calcext:value-type="float">
            <text:p>6</text:p>
          </table:table-cell>
          <table:table-cell office:value-type="float" office:value="28311" calcext:value-type="float">
            <text:p>28311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3</text:p>
          </table:table-cell>
          <table:table-cell office:value-type="string" calcext:value-type="string">
            <text:p>F46</text:p>
          </table:table-cell>
          <table:table-cell office:value-type="float" office:value="7" calcext:value-type="float">
            <text:p>7</text:p>
          </table:table-cell>
          <table:table-cell office:value-type="float" office:value="28312" calcext:value-type="float">
            <text:p>28312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3</text:p>
          </table:table-cell>
          <table:table-cell office:value-type="string" calcext:value-type="string">
            <text:p>F46</text:p>
          </table:table-cell>
          <table:table-cell office:value-type="float" office:value="8" calcext:value-type="float">
            <text:p>8</text:p>
          </table:table-cell>
          <table:table-cell office:value-type="float" office:value="28313" calcext:value-type="float">
            <text:p>28313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3</text:p>
          </table:table-cell>
          <table:table-cell office:value-type="string" calcext:value-type="string">
            <text:p>F46</text:p>
          </table:table-cell>
          <table:table-cell office:value-type="float" office:value="9" calcext:value-type="float">
            <text:p>9</text:p>
          </table:table-cell>
          <table:table-cell office:value-type="float" office:value="28314" calcext:value-type="float">
            <text:p>28314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3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<text:s/>Это полностью зависит от него(нее)</text:p>
          </table:table-cell>
          <table:table-cell office:value-type="float" office:value="28315" calcext:value-type="float">
            <text:p>28315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3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316" calcext:value-type="float">
            <text:p>28316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У него(нее) нет никакого влияния</text:p>
          </table:table-cell>
          <table:table-cell office:value-type="float" office:value="28305" calcext:value-type="float">
            <text:p>28305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4</text:p>
          </table:table-cell>
          <table:table-cell office:value-type="string" calcext:value-type="string">
            <text:p>F47</text:p>
          </table:table-cell>
          <table:table-cell office:value-type="float" office:value="1" calcext:value-type="float">
            <text:p>1</text:p>
          </table:table-cell>
          <table:table-cell office:value-type="float" office:value="28306" calcext:value-type="float">
            <text:p>28306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4</text:p>
          </table:table-cell>
          <table:table-cell office:value-type="string" calcext:value-type="string">
            <text:p>F47</text:p>
          </table:table-cell>
          <table:table-cell office:value-type="float" office:value="2" calcext:value-type="float">
            <text:p>2</text:p>
          </table:table-cell>
          <table:table-cell office:value-type="float" office:value="28307" calcext:value-type="float">
            <text:p>28307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4</text:p>
          </table:table-cell>
          <table:table-cell office:value-type="string" calcext:value-type="string">
            <text:p>F47</text:p>
          </table:table-cell>
          <table:table-cell office:value-type="float" office:value="3" calcext:value-type="float">
            <text:p>3</text:p>
          </table:table-cell>
          <table:table-cell office:value-type="float" office:value="28308" calcext:value-type="float">
            <text:p>28308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4</text:p>
          </table:table-cell>
          <table:table-cell office:value-type="string" calcext:value-type="string">
            <text:p>F47</text:p>
          </table:table-cell>
          <table:table-cell office:value-type="float" office:value="4" calcext:value-type="float">
            <text:p>4</text:p>
          </table:table-cell>
          <table:table-cell office:value-type="float" office:value="28309" calcext:value-type="float">
            <text:p>28309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4</text:p>
          </table:table-cell>
          <table:table-cell office:value-type="string" calcext:value-type="string">
            <text:p>F47</text:p>
          </table:table-cell>
          <table:table-cell office:value-type="float" office:value="5" calcext:value-type="float">
            <text:p>5</text:p>
          </table:table-cell>
          <table:table-cell office:value-type="float" office:value="28310" calcext:value-type="float">
            <text:p>28310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4</text:p>
          </table:table-cell>
          <table:table-cell office:value-type="string" calcext:value-type="string">
            <text:p>F47</text:p>
          </table:table-cell>
          <table:table-cell office:value-type="float" office:value="6" calcext:value-type="float">
            <text:p>6</text:p>
          </table:table-cell>
          <table:table-cell office:value-type="float" office:value="28311" calcext:value-type="float">
            <text:p>28311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4</text:p>
          </table:table-cell>
          <table:table-cell office:value-type="string" calcext:value-type="string">
            <text:p>F47</text:p>
          </table:table-cell>
          <table:table-cell office:value-type="float" office:value="7" calcext:value-type="float">
            <text:p>7</text:p>
          </table:table-cell>
          <table:table-cell office:value-type="float" office:value="28312" calcext:value-type="float">
            <text:p>28312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4</text:p>
          </table:table-cell>
          <table:table-cell office:value-type="string" calcext:value-type="string">
            <text:p>F47</text:p>
          </table:table-cell>
          <table:table-cell office:value-type="float" office:value="8" calcext:value-type="float">
            <text:p>8</text:p>
          </table:table-cell>
          <table:table-cell office:value-type="float" office:value="28313" calcext:value-type="float">
            <text:p>28313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4</text:p>
          </table:table-cell>
          <table:table-cell office:value-type="string" calcext:value-type="string">
            <text:p>F47</text:p>
          </table:table-cell>
          <table:table-cell office:value-type="float" office:value="9" calcext:value-type="float">
            <text:p>9</text:p>
          </table:table-cell>
          <table:table-cell office:value-type="float" office:value="28314" calcext:value-type="float">
            <text:p>28314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<text:s/>Это полностью зависит от него(нее)</text:p>
          </table:table-cell>
          <table:table-cell office:value-type="float" office:value="28315" calcext:value-type="float">
            <text:p>28315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316" calcext:value-type="float">
            <text:p>28316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ESS_R04_2008_RUS_RU_265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Начальное образование (7 классов средней школы или меньше)</text:p>
          </table:table-cell>
          <table:table-cell office:value-type="float" office:value="28136" calcext:value-type="float">
            <text:p>28136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Незаконченная средняя школа</text:p>
          </table:table-cell>
          <table:table-cell office:value-type="float" office:value="28137" calcext:value-type="float">
            <text:p>28137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ТУ, ФЗУ, ФЗО, лицей без среднего образования</text:p>
          </table:table-cell>
          <table:table-cell office:value-type="float" office:value="28138" calcext:value-type="float">
            <text:p>28138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Законченная средняя школа</text:p>
          </table:table-cell>
          <table:table-cell office:value-type="float" office:value="28139" calcext:value-type="float">
            <text:p>28139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ТУ, лицей со средним образованием или техническое училище (обучение 2-3 года)</text:p>
          </table:table-cell>
          <table:table-cell office:value-type="float" office:value="28140" calcext:value-type="float">
            <text:p>28140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Среднее специальное образование: техникум, училище, колледж</text:p>
          </table:table-cell>
          <table:table-cell office:value-type="float" office:value="28141" calcext:value-type="float">
            <text:p>28141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Несколько курсов вуза, но без диплома</text:p>
          </table:table-cell>
          <table:table-cell office:value-type="float" office:value="28142" calcext:value-type="float">
            <text:p>28142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олучил диплом бакалавра</text:p>
          </table:table-cell>
          <table:table-cell office:value-type="float" office:value="28143" calcext:value-type="float">
            <text:p>28143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олучил диплом магистра</text:p>
          </table:table-cell>
          <table:table-cell office:value-type="float" office:value="28144" calcext:value-type="float">
            <text:p>28144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Законченное высшее образование по 5-6 летней системе (диплом специалиста)</text:p>
          </table:table-cell>
          <table:table-cell office:value-type="float" office:value="28145" calcext:value-type="float">
            <text:p>28145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остдипломное образование: аспирантура, докторантура, ординатура, адъюнктура - без научной степени</text:p>
          </table:table-cell>
          <table:table-cell office:value-type="float" office:value="28146" calcext:value-type="float">
            <text:p>28146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Научная степень (кандидат, доктор наук)</text:p>
          </table:table-cell>
          <table:table-cell office:value-type="float" office:value="28147" calcext:value-type="float">
            <text:p>28147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148" calcext:value-type="float">
            <text:p>28148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6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20824" calcext:value-type="float">
            <text:p>20824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ESS_R04_2008_RUS_RU_26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Работал на себя, не по найму; занимался индивидуальной трудовой деятельностью, предпринимательством</text:p>
          </table:table-cell>
          <table:table-cell office:value-type="float" office:value="20825" calcext:value-type="float">
            <text:p>20825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ESS_R04_2008_RUS_RU_26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Не работал</text:p>
          </table:table-cell>
          <table:table-cell office:value-type="float" office:value="20826" calcext:value-type="float">
            <text:p>20826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ESS_R04_2008_RUS_RU_26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Отец умер/ отец не жил с респондентом, когда ему было 14 лет</text:p>
          </table:table-cell>
          <table:table-cell office:value-type="float" office:value="20827" calcext:value-type="float">
            <text:p>20827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ESS_R04_2008_RUS_RU_26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28" calcext:value-type="float">
            <text:p>20828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ESS_R04_2008_RUS_RU_26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Не было наемных работников</text:p>
          </table:table-cell>
          <table:table-cell office:value-type="float" office:value="20829" calcext:value-type="float">
            <text:p>20829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ESS_R04_2008_RUS_RU_26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От 1 до 24 человек</text:p>
          </table:table-cell>
          <table:table-cell office:value-type="float" office:value="20830" calcext:value-type="float">
            <text:p>2083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ESS_R04_2008_RUS_RU_26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25 человек и больше</text:p>
          </table:table-cell>
          <table:table-cell office:value-type="float" office:value="20831" calcext:value-type="float">
            <text:p>20831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ESS_R04_2008_RUS_RU_268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32" calcext:value-type="float">
            <text:p>20832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ESS_R04_2008_RUS_RU_269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69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69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70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Специалист c высшим образованием такой как: врач – преподаватель– инженер – профессиональный художник - экономист</text:p>
          </table:table-cell>
          <table:table-cell office:value-type="float" office:value="28953" calcext:value-type="float">
            <text:p>28953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ESS_R04_2008_RUS_RU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Руководитель высшего звена такой как: финансовый директор – исполнительный директор крупного предприятия –</text:p>
          </table:table-cell>
          <table:table-cell office:value-type="float" office:value="28954" calcext:value-type="float">
            <text:p>28954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ESS_R04_2008_RUS_RU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высшие должностные лица органов государственной власти, местного самоуправления или профсоюзов</text:p>
          </table:table-cell>
          <table:table-cell office:value-type="float" office:value="28955" calcext:value-type="float">
            <text:p>28955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ESS_R04_2008_RUS_RU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Офисный работник такой как: секретарь – офисный служащий – офис-менеджер - бухгалтер</text:p>
          </table:table-cell>
          <table:table-cell office:value-type="float" office:value="28956" calcext:value-type="float">
            <text:p>28956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ESS_R04_2008_RUS_RU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Работник торговли такой как: менеджер по сбыту – владелец магазина – продавец – страховой агент</text:p>
          </table:table-cell>
          <table:table-cell office:value-type="float" office:value="28957" calcext:value-type="float">
            <text:p>28957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ESS_R04_2008_RUS_RU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Квалифицированный сотрудник в сфере услуг такой как: владелец ресторана – сотрудник милиции – официант/ бармен – парикмахер - военнослужащий</text:p>
          </table:table-cell>
          <table:table-cell office:value-type="float" office:value="28958" calcext:value-type="float">
            <text:p>28958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ESS_R04_2008_RUS_RU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Рабочий высокой квалификации или руководитель над бригадой рабочих такой как: мастер, прораб – автомеханик - монтажник – наборщик/ печатник - инструментальщик – электрик</text:p>
          </table:table-cell>
          <table:table-cell office:value-type="float" office:value="28959" calcext:value-type="float">
            <text:p>28959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ESS_R04_2008_RUS_RU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Рабочий средней квалификации такой как: каменщик – водитель – плотник/ столяр – жестянщик - пекарь</text:p>
          </table:table-cell>
          <table:table-cell office:value-type="float" office:value="28960" calcext:value-type="float">
            <text:p>28960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ESS_R04_2008_RUS_RU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Неквалифицированный рабочий такой как: чернорабочий – грузчик – сторож – неквалифицированный рабочий в промышленности</text:p>
          </table:table-cell>
          <table:table-cell office:value-type="float" office:value="28961" calcext:value-type="float">
            <text:p>28961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ESS_R04_2008_RUS_RU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Работник в сельском хозяйстве такой как: фермер – чернорабочий в сельском хозяйстве – тракторист/ комбайнер – рыболов</text:p>
          </table:table-cell>
          <table:table-cell office:value-type="float" office:value="28962" calcext:value-type="float">
            <text:p>28962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ESS_R04_2008_RUS_RU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Другие профессии</text:p>
          </table:table-cell>
          <table:table-cell office:value-type="float" office:value="28963" calcext:value-type="float">
            <text:p>28963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ESS_R04_2008_RUS_RU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964" calcext:value-type="float">
            <text:p>28964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Начальное образование (7 классов средней школы или меньше)</text:p>
          </table:table-cell>
          <table:table-cell office:value-type="float" office:value="28136" calcext:value-type="float">
            <text:p>28136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Незаконченная средняя школа</text:p>
          </table:table-cell>
          <table:table-cell office:value-type="float" office:value="28137" calcext:value-type="float">
            <text:p>28137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ТУ, ФЗУ, ФЗО, лицей без среднего образования</text:p>
          </table:table-cell>
          <table:table-cell office:value-type="float" office:value="28138" calcext:value-type="float">
            <text:p>28138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Законченная средняя школа</text:p>
          </table:table-cell>
          <table:table-cell office:value-type="float" office:value="28139" calcext:value-type="float">
            <text:p>28139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ТУ, лицей со средним образованием или техническое училище (обучение 2-3 года)</text:p>
          </table:table-cell>
          <table:table-cell office:value-type="float" office:value="28140" calcext:value-type="float">
            <text:p>28140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Среднее специальное образование: техникум, училище, колледж</text:p>
          </table:table-cell>
          <table:table-cell office:value-type="float" office:value="28141" calcext:value-type="float">
            <text:p>28141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Несколько курсов вуза, но без диплома</text:p>
          </table:table-cell>
          <table:table-cell office:value-type="float" office:value="28142" calcext:value-type="float">
            <text:p>28142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олучил диплом бакалавра</text:p>
          </table:table-cell>
          <table:table-cell office:value-type="float" office:value="28143" calcext:value-type="float">
            <text:p>28143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олучил диплом магистра</text:p>
          </table:table-cell>
          <table:table-cell office:value-type="float" office:value="28144" calcext:value-type="float">
            <text:p>28144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Законченное высшее образование по 5-6 летней системе (диплом специалиста)</text:p>
          </table:table-cell>
          <table:table-cell office:value-type="float" office:value="28145" calcext:value-type="float">
            <text:p>28145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остдипломное образование: аспирантура, докторантура, ординатура, адъюнктура - без научной степени</text:p>
          </table:table-cell>
          <table:table-cell office:value-type="float" office:value="28146" calcext:value-type="float">
            <text:p>28146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Научная степень (кандидат, доктор наук)</text:p>
          </table:table-cell>
          <table:table-cell office:value-type="float" office:value="28147" calcext:value-type="float">
            <text:p>28147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148" calcext:value-type="float">
            <text:p>28148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ESS_R04_2008_RUS_RU_27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Наемный работник</text:p>
          </table:table-cell>
          <table:table-cell office:value-type="float" office:value="20856" calcext:value-type="float">
            <text:p>20856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ESS_R04_2008_RUS_RU_27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Работала на себя, не по найму; занималась индивидуальной трудовой деятельностью, предпринимательством</text:p>
          </table:table-cell>
          <table:table-cell office:value-type="float" office:value="20857" calcext:value-type="float">
            <text:p>20857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ESS_R04_2008_RUS_RU_27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Не работала</text:p>
          </table:table-cell>
          <table:table-cell office:value-type="float" office:value="20858" calcext:value-type="float">
            <text:p>20858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ESS_R04_2008_RUS_RU_27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Мать умерла/ мать не жила с респондентом, когда ему было 14 лет</text:p>
          </table:table-cell>
          <table:table-cell office:value-type="float" office:value="20859" calcext:value-type="float">
            <text:p>20859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ESS_R04_2008_RUS_RU_273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60" calcext:value-type="float">
            <text:p>20860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ESS_R04_2008_RUS_RU_274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Не было наемных работников</text:p>
          </table:table-cell>
          <table:table-cell office:value-type="float" office:value="20829" calcext:value-type="float">
            <text:p>20829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ESS_R04_2008_RUS_RU_274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От 1 до 24 человек</text:p>
          </table:table-cell>
          <table:table-cell office:value-type="float" office:value="20830" calcext:value-type="float">
            <text:p>2083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ESS_R04_2008_RUS_RU_274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25 человек и больше</text:p>
          </table:table-cell>
          <table:table-cell office:value-type="float" office:value="20831" calcext:value-type="float">
            <text:p>20831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ESS_R04_2008_RUS_RU_274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832" calcext:value-type="float">
            <text:p>20832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ESS_R04_2008_RUS_RU_275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75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75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76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ЗАПИШИТЕ)</text:p>
          </table:table-cell>
          <table:table-cell office:value-type="float" office:value="11393" calcext:value-type="float">
            <text:p>1139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4_2008_RUS_RU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Специалист c высшим образованием такой как: врач – преподаватель– инженер – профессиональный художник – экономист</text:p>
          </table:table-cell>
          <table:table-cell office:value-type="float" office:value="28965" calcext:value-type="float">
            <text:p>28965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string" calcext:value-type="string">
            <text:p>ESS_R04_2008_RUS_RU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Руководитель высшего звена такой как: финансовый директор – исполнительный директор крупного предприятия –</text:p>
          </table:table-cell>
          <table:table-cell office:value-type="float" office:value="28966" calcext:value-type="float">
            <text:p>28966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string" calcext:value-type="string">
            <text:p>ESS_R04_2008_RUS_RU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высшие должностные лица органов государственной власти, местного самоуправления или профсоюзов</text:p>
          </table:table-cell>
          <table:table-cell office:value-type="float" office:value="28967" calcext:value-type="float">
            <text:p>28967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string" calcext:value-type="string">
            <text:p>ESS_R04_2008_RUS_RU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Офисный работник такой как: секретарь – офисный служащий – офис-менеджер - бухгалтер</text:p>
          </table:table-cell>
          <table:table-cell office:value-type="float" office:value="28968" calcext:value-type="float">
            <text:p>28968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string" calcext:value-type="string">
            <text:p>ESS_R04_2008_RUS_RU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Работник торговли такой как: менеджер по сбыту – владелец магазина – продавец – страховой агент</text:p>
          </table:table-cell>
          <table:table-cell office:value-type="float" office:value="28969" calcext:value-type="float">
            <text:p>28969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string" calcext:value-type="string">
            <text:p>ESS_R04_2008_RUS_RU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Квалифицированный сотрудник в сфере услуг такой как: владелец ресторана – сотрудник милиции – официант/ бармен – парикмахер - военнослужащий</text:p>
          </table:table-cell>
          <table:table-cell office:value-type="float" office:value="28970" calcext:value-type="float">
            <text:p>28970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string" calcext:value-type="string">
            <text:p>ESS_R04_2008_RUS_RU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Рабочий высокой квалификации или руководитель над бригадой рабочих такой как: мастер, прораб – автомеханик - монтажник – наборщик/ печатник – инструментальщик электрик</text:p>
          </table:table-cell>
          <table:table-cell office:value-type="float" office:value="28971" calcext:value-type="float">
            <text:p>28971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string" calcext:value-type="string">
            <text:p>ESS_R04_2008_RUS_RU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Рабочий средней квалификации такой как: каменщик – водитель – плотник/ столяр – жестянщик - пекарь</text:p>
          </table:table-cell>
          <table:table-cell office:value-type="float" office:value="28972" calcext:value-type="float">
            <text:p>28972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string" calcext:value-type="string">
            <text:p>ESS_R04_2008_RUS_RU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Неквалифицированный рабочий такой как: чернорабочий – грузчик – сторож – неквалифицированный рабочий в промышленности</text:p>
          </table:table-cell>
          <table:table-cell office:value-type="float" office:value="28973" calcext:value-type="float">
            <text:p>28973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string" calcext:value-type="string">
            <text:p>ESS_R04_2008_RUS_RU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Работник в сельском хозяйстве такой как: фермер – чернорабочий в сельском хозяйстве – тракторист/ комбайнер – рыболов</text:p>
          </table:table-cell>
          <table:table-cell office:value-type="float" office:value="28974" calcext:value-type="float">
            <text:p>28974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string" calcext:value-type="string">
            <text:p>ESS_R04_2008_RUS_RU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Другие профессии</text:p>
          </table:table-cell>
          <table:table-cell office:value-type="float" office:value="28975" calcext:value-type="float">
            <text:p>28975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string" calcext:value-type="string">
            <text:p>ESS_R04_2008_RUS_RU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976" calcext:value-type="float">
            <text:p>28976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string" calcext:value-type="string">
            <text:p>ESS_R04_2008_RUS_RU_278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78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78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Женат/ замужем</text:p>
          </table:table-cell>
          <table:table-cell office:value-type="float" office:value="28336" calcext:value-type="float">
            <text:p>28336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string" calcext:value-type="string">
            <text:p>ESS_R04_2008_RUS_RU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Живем отдельно, хотя официально не разведены</text:p>
          </table:table-cell>
          <table:table-cell office:value-type="float" office:value="28337" calcext:value-type="float">
            <text:p>28337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string" calcext:value-type="string">
            <text:p>ESS_R04_2008_RUS_RU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Разведены</text:p>
          </table:table-cell>
          <table:table-cell office:value-type="float" office:value="28338" calcext:value-type="float">
            <text:p>28338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string" calcext:value-type="string">
            <text:p>ESS_R04_2008_RUS_RU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Вдова, вдовец</text:p>
          </table:table-cell>
          <table:table-cell office:value-type="float" office:value="28339" calcext:value-type="float">
            <text:p>28339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string" calcext:value-type="string">
            <text:p>ESS_R04_2008_RUS_RU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Никогда не был официально женат (замужем)</text:p>
          </table:table-cell>
          <table:table-cell office:value-type="float" office:value="28340" calcext:value-type="float">
            <text:p>28340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string" calcext:value-type="string">
            <text:p>ESS_R04_2008_RUS_RU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341" calcext:value-type="float">
            <text:p>28341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string" calcext:value-type="string">
            <text:p>ESS_R04_2008_RUS_RU_28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0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1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2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2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2</text:p>
          </table:table-cell>
          <table:table-cell office:value-type="string" calcext:value-type="string">
            <text:p>F6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3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3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3</text:p>
          </table:table-cell>
          <table:table-cell office:value-type="string" calcext:value-type="string">
            <text:p>F6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4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4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4</text:p>
          </table:table-cell>
          <table:table-cell office:value-type="string" calcext:value-type="string">
            <text:p>F7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5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5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5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6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Да</text:p>
          </table:table-cell>
          <table:table-cell office:value-type="float" office:value="11478" calcext:value-type="float">
            <text:p>114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6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Нет</text:p>
          </table:table-cell>
          <table:table-cell office:value-type="float" office:value="11479" calcext:value-type="float">
            <text:p>1147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6</text:p>
          </table:table-cell>
          <table:table-cell office:value-type="string" calcext:value-type="string">
            <text:p>F7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11480" calcext:value-type="float">
            <text:p>1148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4_2008_RUS_RU_287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Да</text:p>
          </table:table-cell>
          <table:table-cell office:value-type="float" office:value="28342" calcext:value-type="float">
            <text:p>28342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string" calcext:value-type="string">
            <text:p>ESS_R04_2008_RUS_RU_287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Нет</text:p>
          </table:table-cell>
          <table:table-cell office:value-type="float" office:value="28343" calcext:value-type="float">
            <text:p>28343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string" calcext:value-type="string">
            <text:p>ESS_R04_2008_RUS_RU_287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Не доступа в Интернет дома</text:p>
          </table:table-cell>
          <table:table-cell office:value-type="float" office:value="28344" calcext:value-type="float">
            <text:p>28344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string" calcext:value-type="string">
            <text:p>ESS_R04_2008_RUS_RU_287</text:p>
          </table:table-cell>
          <table:table-cell office:value-type="string" calcext:value-type="string">
            <text:p>F7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345" calcext:value-type="float">
            <text:p>28345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string" calcext:value-type="string">
            <text:p>ESS_R04_2008_RUS_RU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192" calcext:value-type="float">
            <text:p>2019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193" calcext:value-type="float">
            <text:p>20193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194" calcext:value-type="float">
            <text:p>20194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195" calcext:value-type="float">
            <text:p>2019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196" calcext:value-type="float">
            <text:p>20196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20197" calcext:value-type="float">
            <text:p>2019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20198" calcext:value-type="float">
            <text:p>20198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199" calcext:value-type="float">
            <text:p>20199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0" calcext:value-type="float">
            <text:p>2020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192" calcext:value-type="float">
            <text:p>2019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193" calcext:value-type="float">
            <text:p>20193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194" calcext:value-type="float">
            <text:p>20194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195" calcext:value-type="float">
            <text:p>2019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196" calcext:value-type="float">
            <text:p>20196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20197" calcext:value-type="float">
            <text:p>2019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20198" calcext:value-type="float">
            <text:p>20198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199" calcext:value-type="float">
            <text:p>20199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0" calcext:value-type="float">
            <text:p>2020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0192" calcext:value-type="float">
            <text:p>2019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Менее получаса</text:p>
          </table:table-cell>
          <table:table-cell office:value-type="float" office:value="20193" calcext:value-type="float">
            <text:p>20193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получаса до часа</text:p>
          </table:table-cell>
          <table:table-cell office:value-type="float" office:value="20194" calcext:value-type="float">
            <text:p>20194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одного часа до полутора часов</text:p>
          </table:table-cell>
          <table:table-cell office:value-type="float" office:value="20195" calcext:value-type="float">
            <text:p>2019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полутора до двух часов</text:p>
          </table:table-cell>
          <table:table-cell office:value-type="float" office:value="20196" calcext:value-type="float">
            <text:p>20196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двух до двух с половиной часов</text:p>
          </table:table-cell>
          <table:table-cell office:value-type="float" office:value="20197" calcext:value-type="float">
            <text:p>20197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От двух с половиной до трех часов</text:p>
          </table:table-cell>
          <table:table-cell office:value-type="float" office:value="20198" calcext:value-type="float">
            <text:p>20198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Более трех часов</text:p>
          </table:table-cell>
          <table:table-cell office:value-type="float" office:value="20199" calcext:value-type="float">
            <text:p>20199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9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200" calcext:value-type="float">
            <text:p>20200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ESS_R04_2008_RUS_RU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Даже излишняя осторожность не помешает</text:p>
          </table:table-cell>
          <table:table-cell office:value-type="float" office:value="28977" calcext:value-type="float">
            <text:p>28977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string" calcext:value-type="string">
            <text:p>ESS_R04_2008_RUS_RU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28978" calcext:value-type="float">
            <text:p>28978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string" calcext:value-type="string">
            <text:p>ESS_R04_2008_RUS_RU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28979" calcext:value-type="float">
            <text:p>28979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string" calcext:value-type="string">
            <text:p>ESS_R04_2008_RUS_RU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28980" calcext:value-type="float">
            <text:p>28980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string" calcext:value-type="string">
            <text:p>ESS_R04_2008_RUS_RU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28981" calcext:value-type="float">
            <text:p>28981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string" calcext:value-type="string">
            <text:p>ESS_R04_2008_RUS_RU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28982" calcext:value-type="float">
            <text:p>28982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string" calcext:value-type="string">
            <text:p>ESS_R04_2008_RUS_RU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28983" calcext:value-type="float">
            <text:p>28983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string" calcext:value-type="string">
            <text:p>ESS_R04_2008_RUS_RU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28984" calcext:value-type="float">
            <text:p>28984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string" calcext:value-type="string">
            <text:p>ESS_R04_2008_RUS_RU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28985" calcext:value-type="float">
            <text:p>28985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string" calcext:value-type="string">
            <text:p>ESS_R04_2008_RUS_RU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aN</text:p>
          </table:table-cell>
          <table:table-cell office:value-type="float" office:value="28986" calcext:value-type="float">
            <text:p>28986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string" calcext:value-type="string">
            <text:p>ESS_R04_2008_RUS_RU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28987" calcext:value-type="float">
            <text:p>28987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string" calcext:value-type="string">
            <text:p>ESS_R04_2008_RUS_RU_29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8988" calcext:value-type="float">
            <text:p>28988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string" calcext:value-type="string">
            <text:p>ESS_R04_2008_RUS_RU_29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старались бы меня использовать</text:p>
          </table:table-cell>
          <table:table-cell office:value-type="float" office:value="28989" calcext:value-type="float">
            <text:p>28989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ESS_R04_2008_RUS_RU_29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28990" calcext:value-type="float">
            <text:p>2899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ESS_R04_2008_RUS_RU_29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28991" calcext:value-type="float">
            <text:p>28991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ESS_R04_2008_RUS_RU_29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28992" calcext:value-type="float">
            <text:p>28992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ESS_R04_2008_RUS_RU_29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28993" calcext:value-type="float">
            <text:p>28993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ESS_R04_2008_RUS_RU_29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28994" calcext:value-type="float">
            <text:p>28994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ESS_R04_2008_RUS_RU_29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28995" calcext:value-type="float">
            <text:p>28995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ESS_R04_2008_RUS_RU_29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28996" calcext:value-type="float">
            <text:p>28996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ESS_R04_2008_RUS_RU_29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28997" calcext:value-type="float">
            <text:p>28997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ESS_R04_2008_RUS_RU_29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aN</text:p>
          </table:table-cell>
          <table:table-cell office:value-type="float" office:value="28998" calcext:value-type="float">
            <text:p>28998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ESS_R04_2008_RUS_RU_29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Большинство людей постараются вести себя честно</text:p>
          </table:table-cell>
          <table:table-cell office:value-type="float" office:value="28999" calcext:value-type="float">
            <text:p>28999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ESS_R04_2008_RUS_RU_29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000" calcext:value-type="float">
            <text:p>2900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ESS_R04_2008_RUS_RU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Левый</text:p>
          </table:table-cell>
          <table:table-cell office:value-type="float" office:value="29001" calcext:value-type="float">
            <text:p>29001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ESS_R04_2008_RUS_RU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29002" calcext:value-type="float">
            <text:p>29002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ESS_R04_2008_RUS_RU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29003" calcext:value-type="float">
            <text:p>29003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ESS_R04_2008_RUS_RU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29004" calcext:value-type="float">
            <text:p>29004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ESS_R04_2008_RUS_RU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29005" calcext:value-type="float">
            <text:p>29005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ESS_R04_2008_RUS_RU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29006" calcext:value-type="float">
            <text:p>29006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ESS_R04_2008_RUS_RU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29007" calcext:value-type="float">
            <text:p>29007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ESS_R04_2008_RUS_RU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29008" calcext:value-type="float">
            <text:p>29008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ESS_R04_2008_RUS_RU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29009" calcext:value-type="float">
            <text:p>29009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ESS_R04_2008_RUS_RU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aN</text:p>
          </table:table-cell>
          <table:table-cell office:value-type="float" office:value="29010" calcext:value-type="float">
            <text:p>29010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ESS_R04_2008_RUS_RU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<text:s/>Правый</text:p>
          </table:table-cell>
          <table:table-cell office:value-type="float" office:value="29011" calcext:value-type="float">
            <text:p>29011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ESS_R04_2008_RUS_RU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012" calcext:value-type="float">
            <text:p>29012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ESS_R04_2008_RUS_RU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Совершенно Неудовлетворен</text:p>
          </table:table-cell>
          <table:table-cell office:value-type="float" office:value="29013" calcext:value-type="float">
            <text:p>29013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string" calcext:value-type="string">
            <text:p>ESS_R04_2008_RUS_RU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29014" calcext:value-type="float">
            <text:p>29014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string" calcext:value-type="string">
            <text:p>ESS_R04_2008_RUS_RU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29015" calcext:value-type="float">
            <text:p>29015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string" calcext:value-type="string">
            <text:p>ESS_R04_2008_RUS_RU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29016" calcext:value-type="float">
            <text:p>29016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string" calcext:value-type="string">
            <text:p>ESS_R04_2008_RUS_RU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29017" calcext:value-type="float">
            <text:p>29017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string" calcext:value-type="string">
            <text:p>ESS_R04_2008_RUS_RU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29018" calcext:value-type="float">
            <text:p>29018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string" calcext:value-type="string">
            <text:p>ESS_R04_2008_RUS_RU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29019" calcext:value-type="float">
            <text:p>29019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string" calcext:value-type="string">
            <text:p>ESS_R04_2008_RUS_RU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29020" calcext:value-type="float">
            <text:p>29020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string" calcext:value-type="string">
            <text:p>ESS_R04_2008_RUS_RU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29021" calcext:value-type="float">
            <text:p>29021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string" calcext:value-type="string">
            <text:p>ESS_R04_2008_RUS_RU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NaN</text:p>
          </table:table-cell>
          <table:table-cell office:value-type="float" office:value="29022" calcext:value-type="float">
            <text:p>29022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string" calcext:value-type="string">
            <text:p>ESS_R04_2008_RUS_RU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<text:s/>Полностью удовлетворен</text:p>
          </table:table-cell>
          <table:table-cell office:value-type="float" office:value="29023" calcext:value-type="float">
            <text:p>29023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string" calcext:value-type="string">
            <text:p>ESS_R04_2008_RUS_RU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024" calcext:value-type="float">
            <text:p>29024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string" calcext:value-type="string">
            <text:p>ESS_R04_2008_RUS_RU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Совершенно Неудовлетворен</text:p>
          </table:table-cell>
          <table:table-cell office:value-type="float" office:value="29025" calcext:value-type="float">
            <text:p>29025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string" calcext:value-type="string">
            <text:p>ESS_R04_2008_RUS_RU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29026" calcext:value-type="float">
            <text:p>29026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string" calcext:value-type="string">
            <text:p>ESS_R04_2008_RUS_RU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29027" calcext:value-type="float">
            <text:p>29027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string" calcext:value-type="string">
            <text:p>ESS_R04_2008_RUS_RU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29028" calcext:value-type="float">
            <text:p>29028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string" calcext:value-type="string">
            <text:p>ESS_R04_2008_RUS_RU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29029" calcext:value-type="float">
            <text:p>29029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string" calcext:value-type="string">
            <text:p>ESS_R04_2008_RUS_RU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29030" calcext:value-type="float">
            <text:p>29030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string" calcext:value-type="string">
            <text:p>ESS_R04_2008_RUS_RU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29031" calcext:value-type="float">
            <text:p>29031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string" calcext:value-type="string">
            <text:p>ESS_R04_2008_RUS_RU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29032" calcext:value-type="float">
            <text:p>29032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string" calcext:value-type="string">
            <text:p>ESS_R04_2008_RUS_RU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29033" calcext:value-type="float">
            <text:p>29033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string" calcext:value-type="string">
            <text:p>ESS_R04_2008_RUS_RU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aN</text:p>
          </table:table-cell>
          <table:table-cell office:value-type="float" office:value="29034" calcext:value-type="float">
            <text:p>29034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string" calcext:value-type="string">
            <text:p>ESS_R04_2008_RUS_RU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<text:s/>Полностью удовлетворен</text:p>
          </table:table-cell>
          <table:table-cell office:value-type="float" office:value="29035" calcext:value-type="float">
            <text:p>29035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string" calcext:value-type="string">
            <text:p>ESS_R04_2008_RUS_RU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036" calcext:value-type="float">
            <text:p>29036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string" calcext:value-type="string">
            <text:p>ESS_R04_2008_RUS_RU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Совершенно Неудовлетворен</text:p>
          </table:table-cell>
          <table:table-cell office:value-type="float" office:value="29037" calcext:value-type="float">
            <text:p>29037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string" calcext:value-type="string">
            <text:p>ESS_R04_2008_RUS_RU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29038" calcext:value-type="float">
            <text:p>29038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string" calcext:value-type="string">
            <text:p>ESS_R04_2008_RUS_RU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29039" calcext:value-type="float">
            <text:p>29039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string" calcext:value-type="string">
            <text:p>ESS_R04_2008_RUS_RU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29040" calcext:value-type="float">
            <text:p>29040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string" calcext:value-type="string">
            <text:p>ESS_R04_2008_RUS_RU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29041" calcext:value-type="float">
            <text:p>29041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string" calcext:value-type="string">
            <text:p>ESS_R04_2008_RUS_RU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29042" calcext:value-type="float">
            <text:p>29042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string" calcext:value-type="string">
            <text:p>ESS_R04_2008_RUS_RU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29043" calcext:value-type="float">
            <text:p>29043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string" calcext:value-type="string">
            <text:p>ESS_R04_2008_RUS_RU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29044" calcext:value-type="float">
            <text:p>29044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string" calcext:value-type="string">
            <text:p>ESS_R04_2008_RUS_RU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29045" calcext:value-type="float">
            <text:p>29045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string" calcext:value-type="string">
            <text:p>ESS_R04_2008_RUS_RU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NaN</text:p>
          </table:table-cell>
          <table:table-cell office:value-type="float" office:value="29046" calcext:value-type="float">
            <text:p>29046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string" calcext:value-type="string">
            <text:p>ESS_R04_2008_RUS_RU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<text:s/>Полностью удовлетворен</text:p>
          </table:table-cell>
          <table:table-cell office:value-type="float" office:value="29047" calcext:value-type="float">
            <text:p>29047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string" calcext:value-type="string">
            <text:p>ESS_R04_2008_RUS_RU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048" calcext:value-type="float">
            <text:p>29048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string" calcext:value-type="string">
            <text:p>ESS_R04_2008_RUS_RU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29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0352" calcext:value-type="float">
            <text:p>2035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гласен</text:p>
          </table:table-cell>
          <table:table-cell office:value-type="float" office:value="20353" calcext:value-type="float">
            <text:p>20353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Где-то посередине</text:p>
          </table:table-cell>
          <table:table-cell office:value-type="float" office:value="20354" calcext:value-type="float">
            <text:p>203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Не согласен</text:p>
          </table:table-cell>
          <table:table-cell office:value-type="float" office:value="20355" calcext:value-type="float">
            <text:p>2035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0356" calcext:value-type="float">
            <text:p>2035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298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0357" calcext:value-type="float">
            <text:p>20357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ESS_R04_2008_RUS_RU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29049" calcext:value-type="float">
            <text:p>29049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string" calcext:value-type="string">
            <text:p>ESS_R04_2008_RUS_RU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29050" calcext:value-type="float">
            <text:p>29050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string" calcext:value-type="string">
            <text:p>ESS_R04_2008_RUS_RU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29051" calcext:value-type="float">
            <text:p>29051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string" calcext:value-type="string">
            <text:p>ESS_R04_2008_RUS_RU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29052" calcext:value-type="float">
            <text:p>29052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string" calcext:value-type="string">
            <text:p>ESS_R04_2008_RUS_RU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29053" calcext:value-type="float">
            <text:p>29053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string" calcext:value-type="string">
            <text:p>ESS_R04_2008_RUS_RU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29054" calcext:value-type="float">
            <text:p>29054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string" calcext:value-type="string">
            <text:p>ESS_R04_2008_RUS_RU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29055" calcext:value-type="float">
            <text:p>29055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string" calcext:value-type="string">
            <text:p>ESS_R04_2008_RUS_RU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29056" calcext:value-type="float">
            <text:p>29056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string" calcext:value-type="string">
            <text:p>ESS_R04_2008_RUS_RU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29057" calcext:value-type="float">
            <text:p>29057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string" calcext:value-type="string">
            <text:p>ESS_R04_2008_RUS_RU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aN</text:p>
          </table:table-cell>
          <table:table-cell office:value-type="float" office:value="29058" calcext:value-type="float">
            <text:p>29058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string" calcext:value-type="string">
            <text:p>ESS_R04_2008_RUS_RU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29059" calcext:value-type="float">
            <text:p>29059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string" calcext:value-type="string">
            <text:p>ESS_R04_2008_RUS_RU_299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060" calcext:value-type="float">
            <text:p>29060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string" calcext:value-type="string">
            <text:p>ESS_R04_2008_RUS_RU_3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29061" calcext:value-type="float">
            <text:p>29061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string" calcext:value-type="string">
            <text:p>ESS_R04_2008_RUS_RU_3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29062" calcext:value-type="float">
            <text:p>29062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string" calcext:value-type="string">
            <text:p>ESS_R04_2008_RUS_RU_3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29063" calcext:value-type="float">
            <text:p>29063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string" calcext:value-type="string">
            <text:p>ESS_R04_2008_RUS_RU_3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29064" calcext:value-type="float">
            <text:p>29064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string" calcext:value-type="string">
            <text:p>ESS_R04_2008_RUS_RU_3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29065" calcext:value-type="float">
            <text:p>29065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string" calcext:value-type="string">
            <text:p>ESS_R04_2008_RUS_RU_3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29066" calcext:value-type="float">
            <text:p>29066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string" calcext:value-type="string">
            <text:p>ESS_R04_2008_RUS_RU_3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29067" calcext:value-type="float">
            <text:p>29067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string" calcext:value-type="string">
            <text:p>ESS_R04_2008_RUS_RU_3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29068" calcext:value-type="float">
            <text:p>29068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string" calcext:value-type="string">
            <text:p>ESS_R04_2008_RUS_RU_3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29069" calcext:value-type="float">
            <text:p>29069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string" calcext:value-type="string">
            <text:p>ESS_R04_2008_RUS_RU_3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aN</text:p>
          </table:table-cell>
          <table:table-cell office:value-type="float" office:value="29070" calcext:value-type="float">
            <text:p>29070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string" calcext:value-type="string">
            <text:p>ESS_R04_2008_RUS_RU_3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29071" calcext:value-type="float">
            <text:p>29071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string" calcext:value-type="string">
            <text:p>ESS_R04_2008_RUS_RU_3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072" calcext:value-type="float">
            <text:p>29072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string" calcext:value-type="string">
            <text:p>ESS_R04_2008_RUS_RU_30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29073" calcext:value-type="float">
            <text:p>29073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string" calcext:value-type="string">
            <text:p>ESS_R04_2008_RUS_RU_30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29074" calcext:value-type="float">
            <text:p>29074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string" calcext:value-type="string">
            <text:p>ESS_R04_2008_RUS_RU_30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29075" calcext:value-type="float">
            <text:p>29075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string" calcext:value-type="string">
            <text:p>ESS_R04_2008_RUS_RU_30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29076" calcext:value-type="float">
            <text:p>29076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string" calcext:value-type="string">
            <text:p>ESS_R04_2008_RUS_RU_30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29077" calcext:value-type="float">
            <text:p>29077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string" calcext:value-type="string">
            <text:p>ESS_R04_2008_RUS_RU_30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29078" calcext:value-type="float">
            <text:p>29078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string" calcext:value-type="string">
            <text:p>ESS_R04_2008_RUS_RU_30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29079" calcext:value-type="float">
            <text:p>29079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string" calcext:value-type="string">
            <text:p>ESS_R04_2008_RUS_RU_30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29080" calcext:value-type="float">
            <text:p>29080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string" calcext:value-type="string">
            <text:p>ESS_R04_2008_RUS_RU_30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29081" calcext:value-type="float">
            <text:p>29081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string" calcext:value-type="string">
            <text:p>ESS_R04_2008_RUS_RU_30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aN</text:p>
          </table:table-cell>
          <table:table-cell office:value-type="float" office:value="29082" calcext:value-type="float">
            <text:p>29082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string" calcext:value-type="string">
            <text:p>ESS_R04_2008_RUS_RU_30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29083" calcext:value-type="float">
            <text:p>29083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string" calcext:value-type="string">
            <text:p>ESS_R04_2008_RUS_RU_30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084" calcext:value-type="float">
            <text:p>29084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string" calcext:value-type="string">
            <text:p>ESS_R04_2008_RUS_RU_302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ЧАСОВ МИНУТ</text:p>
          </table:table-cell>
          <table:table-cell office:value-type="float" office:value="29085" calcext:value-type="float">
            <text:p>29085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string" calcext:value-type="string">
            <text:p>ESS_R04_2008_RUS_RU_302</text:p>
          </table:table-cell>
          <table:table-cell office:value-type="string" calcext:value-type="string">
            <text:p>HF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086" calcext:value-type="float">
            <text:p>29086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string" calcext:value-type="string">
            <text:p>ESS_R04_2008_RUS_RU_303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<text:s/>Определенно должно</text:p>
          </table:table-cell>
          <table:table-cell office:value-type="float" office:value="29087" calcext:value-type="float">
            <text:p>29087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string" calcext:value-type="string">
            <text:p>ESS_R04_2008_RUS_RU_303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<text:s/>Наверное должно</text:p>
          </table:table-cell>
          <table:table-cell office:value-type="float" office:value="29088" calcext:value-type="float">
            <text:p>29088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string" calcext:value-type="string">
            <text:p>ESS_R04_2008_RUS_RU_303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<text:s/>Не знаю, должно или нет</text:p>
          </table:table-cell>
          <table:table-cell office:value-type="float" office:value="29089" calcext:value-type="float">
            <text:p>29089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string" calcext:value-type="string">
            <text:p>ESS_R04_2008_RUS_RU_303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<text:s/>Наверное НЕ должно</text:p>
          </table:table-cell>
          <table:table-cell office:value-type="float" office:value="29090" calcext:value-type="float">
            <text:p>29090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string" calcext:value-type="string">
            <text:p>ESS_R04_2008_RUS_RU_303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<text:s/>Определенно НЕ должно</text:p>
          </table:table-cell>
          <table:table-cell office:value-type="float" office:value="29091" calcext:value-type="float">
            <text:p>29091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string" calcext:value-type="string">
            <text:p>ESS_R04_2008_RUS_RU_303</text:p>
          </table:table-cell>
          <table:table-cell office:value-type="string" calcext:value-type="string">
            <text:p>HF1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092" calcext:value-type="float">
            <text:p>29092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string" calcext:value-type="string">
            <text:p>ESS_R04_2008_RUS_RU_304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Определенно должны иметь такое право</text:p>
          </table:table-cell>
          <table:table-cell office:value-type="float" office:value="29093" calcext:value-type="float">
            <text:p>29093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string" calcext:value-type="string">
            <text:p>ESS_R04_2008_RUS_RU_304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Наверное должны иметь такое право</text:p>
          </table:table-cell>
          <table:table-cell office:value-type="float" office:value="29094" calcext:value-type="float">
            <text:p>29094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string" calcext:value-type="string">
            <text:p>ESS_R04_2008_RUS_RU_304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Не знаю, должны или нет</text:p>
          </table:table-cell>
          <table:table-cell office:value-type="float" office:value="29095" calcext:value-type="float">
            <text:p>29095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string" calcext:value-type="string">
            <text:p>ESS_R04_2008_RUS_RU_304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Наверное</text:p>
          </table:table-cell>
          <table:table-cell office:value-type="float" office:value="29096" calcext:value-type="float">
            <text:p>29096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string" calcext:value-type="string">
            <text:p>ESS_R04_2008_RUS_RU_304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NaN</text:p>
          </table:table-cell>
          <table:table-cell office:value-type="float" office:value="29097" calcext:value-type="float">
            <text:p>29097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string" calcext:value-type="string">
            <text:p>ESS_R04_2008_RUS_RU_304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Е должны иметь такого права</text:p>
          </table:table-cell>
          <table:table-cell office:value-type="float" office:value="29098" calcext:value-type="float">
            <text:p>29098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string" calcext:value-type="string">
            <text:p>ESS_R04_2008_RUS_RU_304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Определенно</text:p>
          </table:table-cell>
          <table:table-cell office:value-type="float" office:value="29099" calcext:value-type="float">
            <text:p>29099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string" calcext:value-type="string">
            <text:p>ESS_R04_2008_RUS_RU_304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NaN</text:p>
          </table:table-cell>
          <table:table-cell office:value-type="float" office:value="29100" calcext:value-type="float">
            <text:p>29100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string" calcext:value-type="string">
            <text:p>ESS_R04_2008_RUS_RU_304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Е должны иметь такого права</text:p>
          </table:table-cell>
          <table:table-cell office:value-type="float" office:value="29101" calcext:value-type="float">
            <text:p>29101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string" calcext:value-type="string">
            <text:p>ESS_R04_2008_RUS_RU_304</text:p>
          </table:table-cell>
          <table:table-cell office:value-type="string" calcext:value-type="string">
            <text:p>HF1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02" calcext:value-type="float">
            <text:p>29102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string" calcext:value-type="string">
            <text:p>ESS_R04_2008_RUS_RU_305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Определенно должно</text:p>
          </table:table-cell>
          <table:table-cell office:value-type="float" office:value="29103" calcext:value-type="float">
            <text:p>29103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string" calcext:value-type="string">
            <text:p>ESS_R04_2008_RUS_RU_305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Наверное должно</text:p>
          </table:table-cell>
          <table:table-cell office:value-type="float" office:value="29104" calcext:value-type="float">
            <text:p>29104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string" calcext:value-type="string">
            <text:p>ESS_R04_2008_RUS_RU_305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Не знаю, должно или нет</text:p>
          </table:table-cell>
          <table:table-cell office:value-type="float" office:value="29105" calcext:value-type="float">
            <text:p>29105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string" calcext:value-type="string">
            <text:p>ESS_R04_2008_RUS_RU_305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Наверное</text:p>
          </table:table-cell>
          <table:table-cell office:value-type="float" office:value="29106" calcext:value-type="float">
            <text:p>29106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string" calcext:value-type="string">
            <text:p>ESS_R04_2008_RUS_RU_305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NaN</text:p>
          </table:table-cell>
          <table:table-cell office:value-type="float" office:value="29107" calcext:value-type="float">
            <text:p>29107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string" calcext:value-type="string">
            <text:p>ESS_R04_2008_RUS_RU_305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Е должно</text:p>
          </table:table-cell>
          <table:table-cell office:value-type="float" office:value="29108" calcext:value-type="float">
            <text:p>29108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string" calcext:value-type="string">
            <text:p>ESS_R04_2008_RUS_RU_305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Определенно</text:p>
          </table:table-cell>
          <table:table-cell office:value-type="float" office:value="29109" calcext:value-type="float">
            <text:p>29109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string" calcext:value-type="string">
            <text:p>ESS_R04_2008_RUS_RU_305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NaN</text:p>
          </table:table-cell>
          <table:table-cell office:value-type="float" office:value="29110" calcext:value-type="float">
            <text:p>29110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string" calcext:value-type="string">
            <text:p>ESS_R04_2008_RUS_RU_305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Е должно</text:p>
          </table:table-cell>
          <table:table-cell office:value-type="float" office:value="29111" calcext:value-type="float">
            <text:p>29111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string" calcext:value-type="string">
            <text:p>ESS_R04_2008_RUS_RU_305</text:p>
          </table:table-cell>
          <table:table-cell office:value-type="string" calcext:value-type="string">
            <text:p>HF1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12" calcext:value-type="float">
            <text:p>29112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string" calcext:value-type="string">
            <text:p>ESS_R04_2008_RUS_RU_306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9113" calcext:value-type="float">
            <text:p>29113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6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Очень мало</text:p>
          </table:table-cell>
          <table:table-cell office:value-type="float" office:value="29114" calcext:value-type="float">
            <text:p>29114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6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Мало</text:p>
          </table:table-cell>
          <table:table-cell office:value-type="float" office:value="29115" calcext:value-type="float">
            <text:p>29115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6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Некоторое время</text:p>
          </table:table-cell>
          <table:table-cell office:value-type="float" office:value="29116" calcext:value-type="float">
            <text:p>29116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6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Довольно много времени</text:p>
          </table:table-cell>
          <table:table-cell office:value-type="float" office:value="29117" calcext:value-type="float">
            <text:p>29117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6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Много времени</text:p>
          </table:table-cell>
          <table:table-cell office:value-type="float" office:value="29118" calcext:value-type="float">
            <text:p>29118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6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Очень много времени</text:p>
          </table:table-cell>
          <table:table-cell office:value-type="float" office:value="29119" calcext:value-type="float">
            <text:p>29119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6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20" calcext:value-type="float">
            <text:p>29120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7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9113" calcext:value-type="float">
            <text:p>29113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7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Очень мало</text:p>
          </table:table-cell>
          <table:table-cell office:value-type="float" office:value="29114" calcext:value-type="float">
            <text:p>29114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7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Мало</text:p>
          </table:table-cell>
          <table:table-cell office:value-type="float" office:value="29115" calcext:value-type="float">
            <text:p>29115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7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Некоторое время</text:p>
          </table:table-cell>
          <table:table-cell office:value-type="float" office:value="29116" calcext:value-type="float">
            <text:p>29116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7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Довольно много времени</text:p>
          </table:table-cell>
          <table:table-cell office:value-type="float" office:value="29117" calcext:value-type="float">
            <text:p>29117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7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Много времени</text:p>
          </table:table-cell>
          <table:table-cell office:value-type="float" office:value="29118" calcext:value-type="float">
            <text:p>29118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7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Очень много времени</text:p>
          </table:table-cell>
          <table:table-cell office:value-type="float" office:value="29119" calcext:value-type="float">
            <text:p>29119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7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20" calcext:value-type="float">
            <text:p>29120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8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Нисколько/ совсем не делаю этого</text:p>
          </table:table-cell>
          <table:table-cell office:value-type="float" office:value="29113" calcext:value-type="float">
            <text:p>29113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8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Очень мало</text:p>
          </table:table-cell>
          <table:table-cell office:value-type="float" office:value="29114" calcext:value-type="float">
            <text:p>29114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8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Мало</text:p>
          </table:table-cell>
          <table:table-cell office:value-type="float" office:value="29115" calcext:value-type="float">
            <text:p>29115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8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Некоторое время</text:p>
          </table:table-cell>
          <table:table-cell office:value-type="float" office:value="29116" calcext:value-type="float">
            <text:p>29116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8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Довольно много времени</text:p>
          </table:table-cell>
          <table:table-cell office:value-type="float" office:value="29117" calcext:value-type="float">
            <text:p>29117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8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Много времени</text:p>
          </table:table-cell>
          <table:table-cell office:value-type="float" office:value="29118" calcext:value-type="float">
            <text:p>29118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8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Очень много времени</text:p>
          </table:table-cell>
          <table:table-cell office:value-type="float" office:value="29119" calcext:value-type="float">
            <text:p>29119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8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20" calcext:value-type="float">
            <text:p>29120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ESS_R04_2008_RUS_RU_309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29121" calcext:value-type="float">
            <text:p>29121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string" calcext:value-type="string">
            <text:p>ESS_R04_2008_RUS_RU_309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NaN</text:p>
          </table:table-cell>
          <table:table-cell office:value-type="float" office:value="29122" calcext:value-type="float">
            <text:p>29122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string" calcext:value-type="string">
            <text:p>ESS_R04_2008_RUS_RU_309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NaN</text:p>
          </table:table-cell>
          <table:table-cell office:value-type="float" office:value="29123" calcext:value-type="float">
            <text:p>29123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string" calcext:value-type="string">
            <text:p>ESS_R04_2008_RUS_RU_309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NaN</text:p>
          </table:table-cell>
          <table:table-cell office:value-type="float" office:value="29124" calcext:value-type="float">
            <text:p>29124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string" calcext:value-type="string">
            <text:p>ESS_R04_2008_RUS_RU_309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NaN</text:p>
          </table:table-cell>
          <table:table-cell office:value-type="float" office:value="29125" calcext:value-type="float">
            <text:p>29125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string" calcext:value-type="string">
            <text:p>ESS_R04_2008_RUS_RU_309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29126" calcext:value-type="float">
            <text:p>29126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string" calcext:value-type="string">
            <text:p>ESS_R04_2008_RUS_RU_309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27" calcext:value-type="float">
            <text:p>29127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string" calcext:value-type="string">
            <text:p>ESS_R04_2008_RUS_RU_310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29128" calcext:value-type="float">
            <text:p>29128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string" calcext:value-type="string">
            <text:p>ESS_R04_2008_RUS_RU_310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NaN</text:p>
          </table:table-cell>
          <table:table-cell office:value-type="float" office:value="29129" calcext:value-type="float">
            <text:p>29129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string" calcext:value-type="string">
            <text:p>ESS_R04_2008_RUS_RU_310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NaN</text:p>
          </table:table-cell>
          <table:table-cell office:value-type="float" office:value="29130" calcext:value-type="float">
            <text:p>29130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string" calcext:value-type="string">
            <text:p>ESS_R04_2008_RUS_RU_310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NaN</text:p>
          </table:table-cell>
          <table:table-cell office:value-type="float" office:value="29131" calcext:value-type="float">
            <text:p>29131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string" calcext:value-type="string">
            <text:p>ESS_R04_2008_RUS_RU_310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NaN</text:p>
          </table:table-cell>
          <table:table-cell office:value-type="float" office:value="29132" calcext:value-type="float">
            <text:p>29132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string" calcext:value-type="string">
            <text:p>ESS_R04_2008_RUS_RU_310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29133" calcext:value-type="float">
            <text:p>29133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string" calcext:value-type="string">
            <text:p>ESS_R04_2008_RUS_RU_310</text:p>
          </table:table-cell>
          <table:table-cell office:value-type="string" calcext:value-type="string">
            <text:p>HF1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34" calcext:value-type="float">
            <text:p>29134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string" calcext:value-type="string">
            <text:p>ESS_R04_2008_RUS_RU_311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<text:s/>Совершенно не доверяю</text:p>
          </table:table-cell>
          <table:table-cell office:value-type="float" office:value="29135" calcext:value-type="float">
            <text:p>29135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ESS_R04_2008_RUS_RU_311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NaN</text:p>
          </table:table-cell>
          <table:table-cell office:value-type="float" office:value="29136" calcext:value-type="float">
            <text:p>29136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ESS_R04_2008_RUS_RU_311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NaN</text:p>
          </table:table-cell>
          <table:table-cell office:value-type="float" office:value="29137" calcext:value-type="float">
            <text:p>29137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ESS_R04_2008_RUS_RU_311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NaN</text:p>
          </table:table-cell>
          <table:table-cell office:value-type="float" office:value="29138" calcext:value-type="float">
            <text:p>29138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ESS_R04_2008_RUS_RU_311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NaN</text:p>
          </table:table-cell>
          <table:table-cell office:value-type="float" office:value="29139" calcext:value-type="float">
            <text:p>29139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ESS_R04_2008_RUS_RU_311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<text:s/>Полностью доверяю</text:p>
          </table:table-cell>
          <table:table-cell office:value-type="float" office:value="29140" calcext:value-type="float">
            <text:p>29140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ESS_R04_2008_RUS_RU_311</text:p>
          </table:table-cell>
          <table:table-cell office:value-type="string" calcext:value-type="string">
            <text:p>HF1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41" calcext:value-type="float">
            <text:p>29141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ESS_R04_2008_RUS_RU_312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9142" calcext:value-type="float">
            <text:p>2914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2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Согласен</text:p>
          </table:table-cell>
          <table:table-cell office:value-type="float" office:value="29143" calcext:value-type="float">
            <text:p>2914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2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Где-то по середине</text:p>
          </table:table-cell>
          <table:table-cell office:value-type="float" office:value="29144" calcext:value-type="float">
            <text:p>2914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2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Не согласен</text:p>
          </table:table-cell>
          <table:table-cell office:value-type="float" office:value="29145" calcext:value-type="float">
            <text:p>2914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2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9146" calcext:value-type="float">
            <text:p>2914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2</text:p>
          </table:table-cell>
          <table:table-cell office:value-type="string" calcext:value-type="string">
            <text:p>HF1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47" calcext:value-type="float">
            <text:p>2914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3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ЧАСОВ МИНУТ</text:p>
          </table:table-cell>
          <table:table-cell office:value-type="float" office:value="29085" calcext:value-type="float">
            <text:p>29085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string" calcext:value-type="string">
            <text:p>ESS_R04_2008_RUS_RU_313</text:p>
          </table:table-cell>
          <table:table-cell office:value-type="string" calcext:value-type="string">
            <text:p>HF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086" calcext:value-type="float">
            <text:p>29086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string" calcext:value-type="string">
            <text:p>ESS_R04_2008_RUS_RU_314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9142" calcext:value-type="float">
            <text:p>2914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4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Согласен</text:p>
          </table:table-cell>
          <table:table-cell office:value-type="float" office:value="29143" calcext:value-type="float">
            <text:p>2914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4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Где-то по середине</text:p>
          </table:table-cell>
          <table:table-cell office:value-type="float" office:value="29144" calcext:value-type="float">
            <text:p>2914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4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Не согласен</text:p>
          </table:table-cell>
          <table:table-cell office:value-type="float" office:value="29145" calcext:value-type="float">
            <text:p>2914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4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9146" calcext:value-type="float">
            <text:p>2914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4</text:p>
          </table:table-cell>
          <table:table-cell office:value-type="string" calcext:value-type="string">
            <text:p>HF2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47" calcext:value-type="float">
            <text:p>2914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5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9142" calcext:value-type="float">
            <text:p>2914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5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Согласен</text:p>
          </table:table-cell>
          <table:table-cell office:value-type="float" office:value="29143" calcext:value-type="float">
            <text:p>2914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5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Где-то по середине</text:p>
          </table:table-cell>
          <table:table-cell office:value-type="float" office:value="29144" calcext:value-type="float">
            <text:p>2914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5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Не согласен</text:p>
          </table:table-cell>
          <table:table-cell office:value-type="float" office:value="29145" calcext:value-type="float">
            <text:p>2914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5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9146" calcext:value-type="float">
            <text:p>2914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5</text:p>
          </table:table-cell>
          <table:table-cell office:value-type="string" calcext:value-type="string">
            <text:p>HF2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47" calcext:value-type="float">
            <text:p>2914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16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<text:s/>Крайне левый</text:p>
          </table:table-cell>
          <table:table-cell office:value-type="float" office:value="29148" calcext:value-type="float">
            <text:p>29148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string" calcext:value-type="string">
            <text:p>ESS_R04_2008_RUS_RU_316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29149" calcext:value-type="float">
            <text:p>29149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string" calcext:value-type="string">
            <text:p>ESS_R04_2008_RUS_RU_316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29150" calcext:value-type="float">
            <text:p>29150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string" calcext:value-type="string">
            <text:p>ESS_R04_2008_RUS_RU_316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29151" calcext:value-type="float">
            <text:p>29151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string" calcext:value-type="string">
            <text:p>ESS_R04_2008_RUS_RU_316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29152" calcext:value-type="float">
            <text:p>29152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string" calcext:value-type="string">
            <text:p>ESS_R04_2008_RUS_RU_316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29153" calcext:value-type="float">
            <text:p>29153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string" calcext:value-type="string">
            <text:p>ESS_R04_2008_RUS_RU_316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29154" calcext:value-type="float">
            <text:p>29154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string" calcext:value-type="string">
            <text:p>ESS_R04_2008_RUS_RU_316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29155" calcext:value-type="float">
            <text:p>29155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string" calcext:value-type="string">
            <text:p>ESS_R04_2008_RUS_RU_316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29156" calcext:value-type="float">
            <text:p>29156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string" calcext:value-type="string">
            <text:p>ESS_R04_2008_RUS_RU_316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NaN</text:p>
          </table:table-cell>
          <table:table-cell office:value-type="float" office:value="29157" calcext:value-type="float">
            <text:p>29157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string" calcext:value-type="string">
            <text:p>ESS_R04_2008_RUS_RU_316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<text:s/>Крайне правый</text:p>
          </table:table-cell>
          <table:table-cell office:value-type="float" office:value="29158" calcext:value-type="float">
            <text:p>29158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string" calcext:value-type="string">
            <text:p>ESS_R04_2008_RUS_RU_316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59" calcext:value-type="float">
            <text:p>29159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string" calcext:value-type="string">
            <text:p>ESS_R04_2008_RUS_RU_317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<text:s/>Крайне левый</text:p>
          </table:table-cell>
          <table:table-cell office:value-type="float" office:value="29160" calcext:value-type="float">
            <text:p>29160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ESS_R04_2008_RUS_RU_317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29161" calcext:value-type="float">
            <text:p>29161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ESS_R04_2008_RUS_RU_317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29162" calcext:value-type="float">
            <text:p>29162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ESS_R04_2008_RUS_RU_317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29163" calcext:value-type="float">
            <text:p>29163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ESS_R04_2008_RUS_RU_317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29164" calcext:value-type="float">
            <text:p>29164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ESS_R04_2008_RUS_RU_317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29165" calcext:value-type="float">
            <text:p>29165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ESS_R04_2008_RUS_RU_317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29166" calcext:value-type="float">
            <text:p>29166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ESS_R04_2008_RUS_RU_317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29167" calcext:value-type="float">
            <text:p>29167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ESS_R04_2008_RUS_RU_317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29168" calcext:value-type="float">
            <text:p>29168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ESS_R04_2008_RUS_RU_317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NaN</text:p>
          </table:table-cell>
          <table:table-cell office:value-type="float" office:value="29169" calcext:value-type="float">
            <text:p>29169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ESS_R04_2008_RUS_RU_317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<text:s/>Крайне правый</text:p>
          </table:table-cell>
          <table:table-cell office:value-type="float" office:value="29170" calcext:value-type="float">
            <text:p>29170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ESS_R04_2008_RUS_RU_317</text:p>
          </table:table-cell>
          <table:table-cell office:value-type="string" calcext:value-type="string">
            <text:p>HF2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71" calcext:value-type="float">
            <text:p>29171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ESS_R04_2008_RUS_RU_318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<text:s/>Крайне левый</text:p>
          </table:table-cell>
          <table:table-cell office:value-type="float" office:value="29172" calcext:value-type="float">
            <text:p>29172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ESS_R04_2008_RUS_RU_318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29173" calcext:value-type="float">
            <text:p>29173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ESS_R04_2008_RUS_RU_318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29174" calcext:value-type="float">
            <text:p>29174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ESS_R04_2008_RUS_RU_318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29175" calcext:value-type="float">
            <text:p>29175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ESS_R04_2008_RUS_RU_318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29176" calcext:value-type="float">
            <text:p>29176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ESS_R04_2008_RUS_RU_318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29177" calcext:value-type="float">
            <text:p>29177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ESS_R04_2008_RUS_RU_318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29178" calcext:value-type="float">
            <text:p>29178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ESS_R04_2008_RUS_RU_318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29179" calcext:value-type="float">
            <text:p>29179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ESS_R04_2008_RUS_RU_318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29180" calcext:value-type="float">
            <text:p>29180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ESS_R04_2008_RUS_RU_318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NaN</text:p>
          </table:table-cell>
          <table:table-cell office:value-type="float" office:value="29181" calcext:value-type="float">
            <text:p>29181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ESS_R04_2008_RUS_RU_318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<text:s/>Крайне правый</text:p>
          </table:table-cell>
          <table:table-cell office:value-type="float" office:value="29182" calcext:value-type="float">
            <text:p>29182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ESS_R04_2008_RUS_RU_318</text:p>
          </table:table-cell>
          <table:table-cell office:value-type="string" calcext:value-type="string">
            <text:p>HF2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83" calcext:value-type="float">
            <text:p>29183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ESS_R04_2008_RUS_RU_319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<text:s/>Даже излишняя осторожность не помешает</text:p>
          </table:table-cell>
          <table:table-cell office:value-type="float" office:value="29184" calcext:value-type="float">
            <text:p>29184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string" calcext:value-type="string">
            <text:p>ESS_R04_2008_RUS_RU_319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NaN</text:p>
          </table:table-cell>
          <table:table-cell office:value-type="float" office:value="29185" calcext:value-type="float">
            <text:p>29185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string" calcext:value-type="string">
            <text:p>ESS_R04_2008_RUS_RU_319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NaN</text:p>
          </table:table-cell>
          <table:table-cell office:value-type="float" office:value="29186" calcext:value-type="float">
            <text:p>29186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string" calcext:value-type="string">
            <text:p>ESS_R04_2008_RUS_RU_319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NaN</text:p>
          </table:table-cell>
          <table:table-cell office:value-type="float" office:value="29187" calcext:value-type="float">
            <text:p>29187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string" calcext:value-type="string">
            <text:p>ESS_R04_2008_RUS_RU_319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NaN</text:p>
          </table:table-cell>
          <table:table-cell office:value-type="float" office:value="29188" calcext:value-type="float">
            <text:p>29188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string" calcext:value-type="string">
            <text:p>ESS_R04_2008_RUS_RU_319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<text:s/>Большинству людей можно доверять</text:p>
          </table:table-cell>
          <table:table-cell office:value-type="float" office:value="29189" calcext:value-type="float">
            <text:p>29189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string" calcext:value-type="string">
            <text:p>ESS_R04_2008_RUS_RU_319</text:p>
          </table:table-cell>
          <table:table-cell office:value-type="string" calcext:value-type="string">
            <text:p>HF2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90" calcext:value-type="float">
            <text:p>29190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string" calcext:value-type="string">
            <text:p>ESS_R04_2008_RUS_RU_320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00Большинство людей постарались бы меня использовать</text:p>
          </table:table-cell>
          <table:table-cell office:value-type="float" office:value="29191" calcext:value-type="float">
            <text:p>29191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string" calcext:value-type="string">
            <text:p>ESS_R04_2008_RUS_RU_320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NaN</text:p>
          </table:table-cell>
          <table:table-cell office:value-type="float" office:value="29192" calcext:value-type="float">
            <text:p>29192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string" calcext:value-type="string">
            <text:p>ESS_R04_2008_RUS_RU_320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NaN</text:p>
          </table:table-cell>
          <table:table-cell office:value-type="float" office:value="29193" calcext:value-type="float">
            <text:p>29193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string" calcext:value-type="string">
            <text:p>ESS_R04_2008_RUS_RU_320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NaN</text:p>
          </table:table-cell>
          <table:table-cell office:value-type="float" office:value="29194" calcext:value-type="float">
            <text:p>29194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string" calcext:value-type="string">
            <text:p>ESS_R04_2008_RUS_RU_320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NaN</text:p>
          </table:table-cell>
          <table:table-cell office:value-type="float" office:value="29195" calcext:value-type="float">
            <text:p>29195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string" calcext:value-type="string">
            <text:p>ESS_R04_2008_RUS_RU_320</text:p>
          </table:table-cell>
          <table:table-cell office:value-type="string" calcext:value-type="string">
            <text:p>HF2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96" calcext:value-type="float">
            <text:p>29196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string" calcext:value-type="string">
            <text:p>ESS_R04_2008_RUS_RU_321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00Доверия заслуживают очень немногие</text:p>
          </table:table-cell>
          <table:table-cell office:value-type="float" office:value="29197" calcext:value-type="float">
            <text:p>29197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string" calcext:value-type="string">
            <text:p>ESS_R04_2008_RUS_RU_321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NaN</text:p>
          </table:table-cell>
          <table:table-cell office:value-type="float" office:value="29198" calcext:value-type="float">
            <text:p>29198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string" calcext:value-type="string">
            <text:p>ESS_R04_2008_RUS_RU_321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NaN</text:p>
          </table:table-cell>
          <table:table-cell office:value-type="float" office:value="29199" calcext:value-type="float">
            <text:p>29199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string" calcext:value-type="string">
            <text:p>ESS_R04_2008_RUS_RU_321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NaN</text:p>
          </table:table-cell>
          <table:table-cell office:value-type="float" office:value="29200" calcext:value-type="float">
            <text:p>29200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string" calcext:value-type="string">
            <text:p>ESS_R04_2008_RUS_RU_321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NaN</text:p>
          </table:table-cell>
          <table:table-cell office:value-type="float" office:value="29201" calcext:value-type="float">
            <text:p>29201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string" calcext:value-type="string">
            <text:p>ESS_R04_2008_RUS_RU_321</text:p>
          </table:table-cell>
          <table:table-cell office:value-type="string" calcext:value-type="string">
            <text:p>HF2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202" calcext:value-type="float">
            <text:p>29202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string" calcext:value-type="string">
            <text:p>ESS_R04_2008_RUS_RU_322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(ЗАПИШИТЕ)</text:p>
          </table:table-cell>
          <table:table-cell office:value-type="float" office:value="29203" calcext:value-type="float">
            <text:p>29203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ESS_R04_2008_RUS_RU_322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204" calcext:value-type="float">
            <text:p>29204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ESS_R04_2008_RUS_RU_323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(ЗАПИШИТЕ)</text:p>
          </table:table-cell>
          <table:table-cell office:value-type="float" office:value="29203" calcext:value-type="float">
            <text:p>29203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ESS_R04_2008_RUS_RU_323</text:p>
          </table:table-cell>
          <table:table-cell office:value-type="string" calcext:value-type="string">
            <text:p>HF2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204" calcext:value-type="float">
            <text:p>29204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ESS_R04_2008_RUS_RU_324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ЧАСОВ МИНУТ</text:p>
          </table:table-cell>
          <table:table-cell office:value-type="float" office:value="29085" calcext:value-type="float">
            <text:p>29085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string" calcext:value-type="string">
            <text:p>ESS_R04_2008_RUS_RU_324</text:p>
          </table:table-cell>
          <table:table-cell office:value-type="string" calcext:value-type="string">
            <text:p>HF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086" calcext:value-type="float">
            <text:p>29086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string" calcext:value-type="string">
            <text:p>ESS_R04_2008_RUS_RU_325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(ЗАПИШИТЕ)</text:p>
          </table:table-cell>
          <table:table-cell office:value-type="float" office:value="29203" calcext:value-type="float">
            <text:p>29203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ESS_R04_2008_RUS_RU_325</text:p>
          </table:table-cell>
          <table:table-cell office:value-type="string" calcext:value-type="string">
            <text:p>HF30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204" calcext:value-type="float">
            <text:p>29204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ESS_R04_2008_RUS_RU_326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9142" calcext:value-type="float">
            <text:p>2914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6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Согласен</text:p>
          </table:table-cell>
          <table:table-cell office:value-type="float" office:value="29143" calcext:value-type="float">
            <text:p>2914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6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Где-то по середине</text:p>
          </table:table-cell>
          <table:table-cell office:value-type="float" office:value="29144" calcext:value-type="float">
            <text:p>2914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6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Не согласен</text:p>
          </table:table-cell>
          <table:table-cell office:value-type="float" office:value="29145" calcext:value-type="float">
            <text:p>2914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6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9146" calcext:value-type="float">
            <text:p>2914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6</text:p>
          </table:table-cell>
          <table:table-cell office:value-type="string" calcext:value-type="string">
            <text:p>HF31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47" calcext:value-type="float">
            <text:p>2914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7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9142" calcext:value-type="float">
            <text:p>2914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7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Согласен</text:p>
          </table:table-cell>
          <table:table-cell office:value-type="float" office:value="29143" calcext:value-type="float">
            <text:p>2914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7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Где-то по середине</text:p>
          </table:table-cell>
          <table:table-cell office:value-type="float" office:value="29144" calcext:value-type="float">
            <text:p>2914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7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Не согласен</text:p>
          </table:table-cell>
          <table:table-cell office:value-type="float" office:value="29145" calcext:value-type="float">
            <text:p>2914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7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9146" calcext:value-type="float">
            <text:p>2914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7</text:p>
          </table:table-cell>
          <table:table-cell office:value-type="string" calcext:value-type="string">
            <text:p>HF32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47" calcext:value-type="float">
            <text:p>2914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8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Полностью согласен</text:p>
          </table:table-cell>
          <table:table-cell office:value-type="float" office:value="29142" calcext:value-type="float">
            <text:p>2914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8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Согласен</text:p>
          </table:table-cell>
          <table:table-cell office:value-type="float" office:value="29143" calcext:value-type="float">
            <text:p>2914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8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Где-то по середине</text:p>
          </table:table-cell>
          <table:table-cell office:value-type="float" office:value="29144" calcext:value-type="float">
            <text:p>2914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8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Не согласен</text:p>
          </table:table-cell>
          <table:table-cell office:value-type="float" office:value="29145" calcext:value-type="float">
            <text:p>2914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8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Совершенно не согласен</text:p>
          </table:table-cell>
          <table:table-cell office:value-type="float" office:value="29146" calcext:value-type="float">
            <text:p>2914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8</text:p>
          </table:table-cell>
          <table:table-cell office:value-type="string" calcext:value-type="string">
            <text:p>HF33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147" calcext:value-type="float">
            <text:p>2914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SS_R04_2008_RUS_RU_329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<text:s/>Левый</text:p>
          </table:table-cell>
          <table:table-cell office:value-type="float" office:value="29205" calcext:value-type="float">
            <text:p>29205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string" calcext:value-type="string">
            <text:p>ESS_R04_2008_RUS_RU_329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29206" calcext:value-type="float">
            <text:p>29206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string" calcext:value-type="string">
            <text:p>ESS_R04_2008_RUS_RU_329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29207" calcext:value-type="float">
            <text:p>29207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string" calcext:value-type="string">
            <text:p>ESS_R04_2008_RUS_RU_329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29208" calcext:value-type="float">
            <text:p>29208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string" calcext:value-type="string">
            <text:p>ESS_R04_2008_RUS_RU_329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29209" calcext:value-type="float">
            <text:p>29209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string" calcext:value-type="string">
            <text:p>ESS_R04_2008_RUS_RU_329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29210" calcext:value-type="float">
            <text:p>29210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string" calcext:value-type="string">
            <text:p>ESS_R04_2008_RUS_RU_329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29211" calcext:value-type="float">
            <text:p>29211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string" calcext:value-type="string">
            <text:p>ESS_R04_2008_RUS_RU_329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29212" calcext:value-type="float">
            <text:p>29212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string" calcext:value-type="string">
            <text:p>ESS_R04_2008_RUS_RU_329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29213" calcext:value-type="float">
            <text:p>29213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string" calcext:value-type="string">
            <text:p>ESS_R04_2008_RUS_RU_329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NaN</text:p>
          </table:table-cell>
          <table:table-cell office:value-type="float" office:value="29214" calcext:value-type="float">
            <text:p>29214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string" calcext:value-type="string">
            <text:p>ESS_R04_2008_RUS_RU_329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<text:s/>Правый</text:p>
          </table:table-cell>
          <table:table-cell office:value-type="float" office:value="29215" calcext:value-type="float">
            <text:p>29215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string" calcext:value-type="string">
            <text:p>ESS_R04_2008_RUS_RU_329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216" calcext:value-type="float">
            <text:p>29216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string" calcext:value-type="string">
            <text:p>ESS_R04_2008_RUS_RU_330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<text:s/>Левый</text:p>
          </table:table-cell>
          <table:table-cell office:value-type="float" office:value="29217" calcext:value-type="float">
            <text:p>29217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string" calcext:value-type="string">
            <text:p>ESS_R04_2008_RUS_RU_330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29218" calcext:value-type="float">
            <text:p>29218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string" calcext:value-type="string">
            <text:p>ESS_R04_2008_RUS_RU_330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29219" calcext:value-type="float">
            <text:p>29219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string" calcext:value-type="string">
            <text:p>ESS_R04_2008_RUS_RU_330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29220" calcext:value-type="float">
            <text:p>29220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string" calcext:value-type="string">
            <text:p>ESS_R04_2008_RUS_RU_330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29221" calcext:value-type="float">
            <text:p>29221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string" calcext:value-type="string">
            <text:p>ESS_R04_2008_RUS_RU_330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29222" calcext:value-type="float">
            <text:p>29222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string" calcext:value-type="string">
            <text:p>ESS_R04_2008_RUS_RU_330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29223" calcext:value-type="float">
            <text:p>29223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string" calcext:value-type="string">
            <text:p>ESS_R04_2008_RUS_RU_330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29224" calcext:value-type="float">
            <text:p>29224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string" calcext:value-type="string">
            <text:p>ESS_R04_2008_RUS_RU_330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29225" calcext:value-type="float">
            <text:p>29225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string" calcext:value-type="string">
            <text:p>ESS_R04_2008_RUS_RU_330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NaN</text:p>
          </table:table-cell>
          <table:table-cell office:value-type="float" office:value="29226" calcext:value-type="float">
            <text:p>29226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string" calcext:value-type="string">
            <text:p>ESS_R04_2008_RUS_RU_330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<text:s/>Правый</text:p>
          </table:table-cell>
          <table:table-cell office:value-type="float" office:value="29227" calcext:value-type="float">
            <text:p>29227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string" calcext:value-type="string">
            <text:p>ESS_R04_2008_RUS_RU_330</text:p>
          </table:table-cell>
          <table:table-cell office:value-type="string" calcext:value-type="string">
            <text:p>HF3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228" calcext:value-type="float">
            <text:p>29228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string" calcext:value-type="string">
            <text:p>ESS_R04_2008_RUS_RU_331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<text:s/>Левый</text:p>
          </table:table-cell>
          <table:table-cell office:value-type="float" office:value="29229" calcext:value-type="float">
            <text:p>29229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ESS_R04_2008_RUS_RU_331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29230" calcext:value-type="float">
            <text:p>29230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ESS_R04_2008_RUS_RU_331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29231" calcext:value-type="float">
            <text:p>29231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ESS_R04_2008_RUS_RU_331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29232" calcext:value-type="float">
            <text:p>29232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ESS_R04_2008_RUS_RU_331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29233" calcext:value-type="float">
            <text:p>29233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ESS_R04_2008_RUS_RU_331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29234" calcext:value-type="float">
            <text:p>29234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ESS_R04_2008_RUS_RU_331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29235" calcext:value-type="float">
            <text:p>29235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ESS_R04_2008_RUS_RU_331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29236" calcext:value-type="float">
            <text:p>29236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ESS_R04_2008_RUS_RU_331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29237" calcext:value-type="float">
            <text:p>29237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ESS_R04_2008_RUS_RU_331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NaN</text:p>
          </table:table-cell>
          <table:table-cell office:value-type="float" office:value="29238" calcext:value-type="float">
            <text:p>29238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ESS_R04_2008_RUS_RU_331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<text:s/>Правый</text:p>
          </table:table-cell>
          <table:table-cell office:value-type="float" office:value="29239" calcext:value-type="float">
            <text:p>29239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ESS_R04_2008_RUS_RU_331</text:p>
          </table:table-cell>
          <table:table-cell office:value-type="string" calcext:value-type="string">
            <text:p>HF3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240" calcext:value-type="float">
            <text:p>29240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ESS_R04_2008_RUS_RU_332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Даже излишняя осторожность не помешает</text:p>
          </table:table-cell>
          <table:table-cell office:value-type="float" office:value="29241" calcext:value-type="float">
            <text:p>29241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string" calcext:value-type="string">
            <text:p>ESS_R04_2008_RUS_RU_332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Большинству людей можно доверять</text:p>
          </table:table-cell>
          <table:table-cell office:value-type="float" office:value="29242" calcext:value-type="float">
            <text:p>29242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string" calcext:value-type="string">
            <text:p>ESS_R04_2008_RUS_RU_332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243" calcext:value-type="float">
            <text:p>29243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string" calcext:value-type="string">
            <text:p>ESS_R04_2008_RUS_RU_333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Большинство людей постарались бы меня использовать</text:p>
          </table:table-cell>
          <table:table-cell office:value-type="float" office:value="29244" calcext:value-type="float">
            <text:p>29244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string" calcext:value-type="string">
            <text:p>ESS_R04_2008_RUS_RU_333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Большинство людей постараются вести себя честно</text:p>
          </table:table-cell>
          <table:table-cell office:value-type="float" office:value="29245" calcext:value-type="float">
            <text:p>29245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string" calcext:value-type="string">
            <text:p>ESS_R04_2008_RUS_RU_333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246" calcext:value-type="float">
            <text:p>29246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string" calcext:value-type="string">
            <text:p>ESS_R04_2008_RUS_RU_334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Очень немногие заслуживают доверия</text:p>
          </table:table-cell>
          <table:table-cell office:value-type="float" office:value="29247" calcext:value-type="float">
            <text:p>29247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string" calcext:value-type="string">
            <text:p>ESS_R04_2008_RUS_RU_334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Большинство людей заслуживают доверия</text:p>
          </table:table-cell>
          <table:table-cell office:value-type="float" office:value="29248" calcext:value-type="float">
            <text:p>29248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string" calcext:value-type="string">
            <text:p>ESS_R04_2008_RUS_RU_334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249" calcext:value-type="float">
            <text:p>29249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string" calcext:value-type="string">
            <text:p>ESS_R04_2008_RUS_RU_335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<text:s/>НЕ удовлетворен</text:p>
          </table:table-cell>
          <table:table-cell office:value-type="float" office:value="29250" calcext:value-type="float">
            <text:p>29250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ESS_R04_2008_RUS_RU_335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29251" calcext:value-type="float">
            <text:p>29251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ESS_R04_2008_RUS_RU_335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29252" calcext:value-type="float">
            <text:p>29252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ESS_R04_2008_RUS_RU_335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29253" calcext:value-type="float">
            <text:p>29253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ESS_R04_2008_RUS_RU_335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29254" calcext:value-type="float">
            <text:p>29254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ESS_R04_2008_RUS_RU_335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29255" calcext:value-type="float">
            <text:p>29255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ESS_R04_2008_RUS_RU_335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29256" calcext:value-type="float">
            <text:p>29256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ESS_R04_2008_RUS_RU_335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29257" calcext:value-type="float">
            <text:p>29257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ESS_R04_2008_RUS_RU_335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29258" calcext:value-type="float">
            <text:p>29258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ESS_R04_2008_RUS_RU_335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NaN</text:p>
          </table:table-cell>
          <table:table-cell office:value-type="float" office:value="29259" calcext:value-type="float">
            <text:p>29259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ESS_R04_2008_RUS_RU_335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<text:s/>Удовлетворен</text:p>
          </table:table-cell>
          <table:table-cell office:value-type="float" office:value="29260" calcext:value-type="float">
            <text:p>29260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ESS_R04_2008_RUS_RU_335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261" calcext:value-type="float">
            <text:p>29261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ESS_R04_2008_RUS_RU_336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<text:s/>НЕ удовлетворен</text:p>
          </table:table-cell>
          <table:table-cell office:value-type="float" office:value="29262" calcext:value-type="float">
            <text:p>29262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ESS_R04_2008_RUS_RU_336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29263" calcext:value-type="float">
            <text:p>29263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ESS_R04_2008_RUS_RU_336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29264" calcext:value-type="float">
            <text:p>29264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ESS_R04_2008_RUS_RU_336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29265" calcext:value-type="float">
            <text:p>29265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ESS_R04_2008_RUS_RU_336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29266" calcext:value-type="float">
            <text:p>29266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ESS_R04_2008_RUS_RU_336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29267" calcext:value-type="float">
            <text:p>29267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ESS_R04_2008_RUS_RU_336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29268" calcext:value-type="float">
            <text:p>29268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ESS_R04_2008_RUS_RU_336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29269" calcext:value-type="float">
            <text:p>29269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ESS_R04_2008_RUS_RU_336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29270" calcext:value-type="float">
            <text:p>29270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ESS_R04_2008_RUS_RU_336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NaN</text:p>
          </table:table-cell>
          <table:table-cell office:value-type="float" office:value="29271" calcext:value-type="float">
            <text:p>29271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ESS_R04_2008_RUS_RU_336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<text:s/>Удовлетворен</text:p>
          </table:table-cell>
          <table:table-cell office:value-type="float" office:value="29272" calcext:value-type="float">
            <text:p>29272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ESS_R04_2008_RUS_RU_336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273" calcext:value-type="float">
            <text:p>29273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ESS_R04_2008_RUS_RU_337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<text:s/>НЕ удовлетворен</text:p>
          </table:table-cell>
          <table:table-cell office:value-type="float" office:value="29274" calcext:value-type="float">
            <text:p>29274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ESS_R04_2008_RUS_RU_337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29275" calcext:value-type="float">
            <text:p>29275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ESS_R04_2008_RUS_RU_337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29276" calcext:value-type="float">
            <text:p>29276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ESS_R04_2008_RUS_RU_337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29277" calcext:value-type="float">
            <text:p>29277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ESS_R04_2008_RUS_RU_337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29278" calcext:value-type="float">
            <text:p>29278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ESS_R04_2008_RUS_RU_337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29279" calcext:value-type="float">
            <text:p>29279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ESS_R04_2008_RUS_RU_337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29280" calcext:value-type="float">
            <text:p>29280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ESS_R04_2008_RUS_RU_337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29281" calcext:value-type="float">
            <text:p>29281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ESS_R04_2008_RUS_RU_337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29282" calcext:value-type="float">
            <text:p>29282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ESS_R04_2008_RUS_RU_337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NaN</text:p>
          </table:table-cell>
          <table:table-cell office:value-type="float" office:value="29283" calcext:value-type="float">
            <text:p>29283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ESS_R04_2008_RUS_RU_337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<text:s/>Удовлетворен</text:p>
          </table:table-cell>
          <table:table-cell office:value-type="float" office:value="29284" calcext:value-type="float">
            <text:p>29284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ESS_R04_2008_RUS_RU_337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(Затрудняюсь ответить)</text:p>
          </table:table-cell>
          <table:table-cell office:value-type="float" office:value="29285" calcext:value-type="float">
            <text:p>29285</text:p>
          </table:table-cell>
          <table:table-cell office:value-type="float" office:value="3616" calcext:value-type="float">
            <text:p>3616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RUS_RU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Теперь я задам Вам несколько вопросов о политике и руководстве страны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ESS_R04_2008_RUS_RU_6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А сейчас несколько вопросов о Вас и Вашей жизни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SS_R04_2008_RUS_RU_10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Следующие несколько вопросов - о том, как устроено наше общество.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SS_R04_2008_RUS_RU_151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Теперь я задам Вам несколько вопросов о возрасте.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ESS_R04_2008_RUS_RU_20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В ходе этого исследования мы изучаем структуру семей России. Ответьте, пожалуйста, на несколько вопросов о членах Вашей семьи, которые живут здесь вместе с Вами.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ESS_R04_2008_RUS_RU_207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Еще раз подчеркну, что эта информация нужна только для научных целей и будет использоваться в обобщенном виде.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ESS_R04_2008_RUS_RU_29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Иногда, рассуждая о политике, люди говорят о левых и правых.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4_2008_RUS_RU_309</text:p>
          </table:table-cell>
          <table:table-cell office:value-type="string" calcext:value-type="string">
            <text:p>HF16</text:p>
          </table:table-cell>
          <table:table-cell office:value-type="string" calcext:value-type="string">
            <text:p>Теперь я задам Вам несколько вопросов о политике и руководстве страны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ESS_R04_2008_RUS_RU_316</text:p>
          </table:table-cell>
          <table:table-cell office:value-type="string" calcext:value-type="string">
            <text:p>HF22</text:p>
          </table:table-cell>
          <table:table-cell office:value-type="string" calcext:value-type="string">
            <text:p>Иногда, рассуждая о политике, люди говорят о левых и правых.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ESS_R04_2008_RUS_RU_322</text:p>
          </table:table-cell>
          <table:table-cell office:value-type="string" calcext:value-type="string">
            <text:p>HF28</text:p>
          </table:table-cell>
          <table:table-cell office:value-type="string" calcext:value-type="string">
            <text:p>Следующие несколько вопросов - о политике и руководстве страны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ESS_R04_2008_RUS_RU_329</text:p>
          </table:table-cell>
          <table:table-cell office:value-type="string" calcext:value-type="string">
            <text:p>HF34</text:p>
          </table:table-cell>
          <table:table-cell office:value-type="string" calcext:value-type="string">
            <text:p>Иногда, рассуждая о политике, люди говорят о левых и правых.</text:p>
          </table:table-cell>
          <table:table-cell office:value-type="float" office:value="353" calcext:value-type="float">
            <text:p>353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4_2008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ПОПРОСИТЕ РЕСПОНДЕНТА ОТКРЫТЬ КАРТОЧКУ 1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ESS_R04_2008_RUS_RU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Для ответа используйте пожалуйста карточку.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string" calcext:value-type="string">
            <text:p>ESS_R04_2008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ПОПРОСИТЕ РЕСПОНДЕНТА СНОВА ВОСПОЛЬЗОВАТЬСЯ КАРТОЧКОЙ 1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ESS_R04_2008_RUS_RU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4_2008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СПРОСИТЕ ВСЕХ: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4_2008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ПОПРОСИТЕ РЕСПОНДЕНТА СНОВА ВОСПОЛЬЗОВАТЬСЯ КАРТОЧКОЙ 1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ESS_R04_2008_RUS_RU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4_2008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ПОПРОСИТЕ РЕСПОНДЕНТА СНОВА ВОСПОЛЬЗОВАТЬСЯ КАРТОЧКОЙ 1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ESS_R04_2008_RUS_RU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4_2008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СПРОСИТЕ ВСЕХ: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4_2008_RUS_RU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ПОПРОСИТЕ РЕСПОНДЕНТА СНОВА ВОСПОЛЬЗОВАТЬСЯ КАРТОЧКОЙ 1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ESS_R04_2008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ПОПРОСИТЕ РЕСПОНДЕНТА СНОВА ВОСПОЛЬЗОВАТЬСЯ КАРТОЧКОЙ 1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ESS_R04_2008_RUS_RU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4_2008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СПРОСИТЕ ВСЕХ: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4_2008_RUS_RU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ПОПРОСИТЕ РЕСПОНДЕНТА ОТКРЫТЬ КАРТОЧКУ 2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ESS_R04_2008_RUS_RU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ПОПРОСИТЕ РЕСПОНДЕНТА ОТКРЫТЬ КАРТОЧКУ 3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ESS_R04_2008_RUS_RU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ПОПРОСИТЕ РЕСПОНДЕНТА ОТКРЫТЬ КАРТОЧКУ 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ESS_R04_2008_RUS_RU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ПОПРОСИТЕ РЕСПОНДЕНТА ОТКРЫТЬ КАРТОЧКУ 5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ESS_R04_2008_RUS_R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ПОПРОСИТЕ РЕСПОНДЕНТА ОТКРЫТЬ КАРТОЧКУ 6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ESS_R04_2008_RUS_RU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Для ответа пользуйтесь, пожалуйста, карточкой.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ESS_R04_2008_RUS_R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ПОПРОСИТЕ РЕСПОНДЕНТА ОТКРЫТЬ КАРТОЧКУ 7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ESS_R04_2008_RUS_RU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Для ответа пользуйтесь, пожалуйста, карточкой.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ESS_R04_2008_RUS_RU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ПОПРОСИТЕ РЕСПОНДЕНТА ОТКРЫТЬ КАРТОЧКУ 8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ESS_R04_2008_RUS_RU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ОПРОСИТЕ РЕСПОНДЕНТА ОТКРЫТЬ КАРТОЧКУ 8а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string" calcext:value-type="string">
            <text:p>ESS_R04_2008_RUS_RU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СПРОСИТЕ ВСЕХ: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4_2008_RUS_RU_33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СПРОСИТЕ ВСЕХ: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СПРОСИТЕ ВСЕХ: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4_2008_RUS_RU_35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ПОПРОСИТЕ РЕСПОНДЕНТА ОТКРЫТЬ КАРТОЧКУ 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ESS_R04_2008_RUS_RU_4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ПОПРОСИТЕ РЕСПОНДЕНТА ОТКРЫТЬ КАРТОЧКУ 10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string" calcext:value-type="string">
            <text:p>ESS_R04_2008_RUS_RU_4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ПОПРОСИТЕ РЕСПОНДЕНТА ОТКРЫТЬ КАРТОЧКУ 10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string" calcext:value-type="string">
            <text:p>ESS_R04_2008_RUS_RU_4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4_2008_RUS_RU_4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ПОПРОСИТЕ РЕСПОНДЕНТА СНОВА ВОСПОЛЬЗОВАТЬСЯ КАРТОЧКОЙ 10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string" calcext:value-type="string">
            <text:p>ESS_R04_2008_RUS_RU_4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4_2008_RUS_RU_4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ПОПРОСИТЕ РЕСПОНДЕНТА СНОВА ВОСПОЛЬЗОВАТЬСЯ КАРТОЧКОЙ 10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string" calcext:value-type="string">
            <text:p>ESS_R04_2008_RUS_RU_4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4_2008_RUS_RU_4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ПОПРОСИТЕ РЕСПОНДЕНТА ОТКРЫТЬ КАРТОЧКУ 11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ESS_R04_2008_RUS_RU_5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ПОПРОСИТЕ РЕСПОНДЕНТА СНОВА ВОСПОЛЬЗОВАТЬСЯ КАРТОЧКОЙ 11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string" calcext:value-type="string">
            <text:p>ESS_R04_2008_RUS_RU_5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ПОПРОСИТЕ РЕСПОНДЕНТА ОТКРЫТЬ КАРТОЧКУ 1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ESS_R04_2008_RUS_RU_55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ПОПРОСИТЕ РЕСПОНДЕНТА ОТКРЫТЬ КАРТОЧКУ 1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ESS_R04_2008_RUS_RU_56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ПОПРОСИТЕ РЕСПОНДЕНТА ОТКРЫТЬ КАРТОЧКУ 14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ESS_R04_2008_RUS_RU_57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ПОПРОСИТЕ РЕСПОНДЕНТА СНОВА ВОСПОЛЬЗОВАТЬСЯ КАРТОЧКОЙ 14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ESS_R04_2008_RUS_RU_58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ПОПРОСИТЕ РЕСПОНДЕНТА СНОВА ВОСПОЛЬЗОВАТЬСЯ КАРТОЧКОЙ 14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ESS_R04_2008_RUS_RU_5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ПОПРОСИТЕ РЕСПОНДЕНТА ОТКРЫТЬ КАРТОЧКУ 1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ESS_R04_2008_RUS_RU_59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Для ответа пользуйтесь, пожалуйста, карточкой.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ESS_R04_2008_RUS_RU_6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ПОПРОСИТЕ РЕСПОНДЕНТА ОТКРЫТЬ КАРТОЧКУ 16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string" calcext:value-type="string">
            <text:p>ESS_R04_2008_RUS_RU_6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ПОПРОСИТЕ РЕСПОНДЕНТА ОТКРЫТЬ КАРТОЧКУ 1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ESS_R04_2008_RUS_RU_61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Для ответа пользуйтесь, пожалуйста, карточкой.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ESS_R04_2008_RUS_RU_6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ПОПРОСИТЕ РЕСПОНДЕНТА ОТКРЫТЬ КАРТОЧКУ 18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ESS_R04_2008_RUS_RU_6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Для ответа пользуйтесь, пожалуйста, карточкой.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ESS_R04_2008_RUS_RU_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ПОПРОСИТЕ РЕСПОНДЕНТА ОТКРЫТЬ КАРТОЧКУ 19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ESS_R04_2008_RUS_RU_6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Для ответа используйте эту карточку.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ESS_R04_2008_RUS_RU_6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ПОПРОСИТЕ РЕСПОНДЕНТА ОТКРЫТЬ КАРТОЧКУ 20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ESS_R04_2008_RUS_RU_6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Для ответа, пользуйтесь, пожалуйста, карточкой.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ESS_R04_2008_RUS_RU_6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ПОПРОСИТЕ РЕСПОНДЕНТА ОТКРЫТЬ КАРТОЧКУ 21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ESS_R04_2008_RUS_RU_7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СПРОСИТЕ ВСЕХ: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4_2008_RUS_RU_7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ПОПРОСИТЕ РЕСПОНДЕНТА СНОВА ВОСПОЛЬЗОВАТЬСЯ КАРТОЧКОЙ 21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ESS_R04_2008_RUS_RU_7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СПРОСИТЕ ВСЕХ: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4_2008_RUS_RU_7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ПОПРОСИТЕ РЕСПОНДЕНТА ОТКРЫТЬ КАРТОЧКУ 22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ESS_R04_2008_RUS_RU_83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СПРОСИТЕ ВСЕХ: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4_2008_RUS_RU_83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ПОПРОСИТЕ РЕСПОНДЕНТА ОТКРЫТЬ КАРТОЧКУ 23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ESS_R04_2008_RUS_RU_83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Для ответа пользуйтесь, пожалуйста, карточкой.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ESS_R04_2008_RUS_RU_84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ПОПРОСИТЕ РЕСПОНДЕНТА ОТКРЫТЬ КАРТОЧКУ 24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ESS_R04_2008_RUS_RU_84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Для ответа пользуйтесь, пожалуйста, карточкой.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ESS_R04_2008_RUS_RU_85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ПОПРОСИТЕ РЕСПОНДЕНТА СНОВА ВОСПОЛЬЗОВАТЬСЯ КАРТОЧКОЙ 24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string" calcext:value-type="string">
            <text:p>ESS_R04_2008_RUS_RU_85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Для ответа пользуйтесь, пожалуйста, карточкой.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ESS_R04_2008_RUS_RU_86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СПРОСИТЕ ВСЕХ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ESS_R04_2008_RUS_RU_88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СПРОСИТЕ ВСЕХ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ESS_R04_2008_RUS_RU_90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СПРОСИТЕ ВСЕХ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ESS_R04_2008_RUS_RU_92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ПОПРОСИТЕ РЕСПОНДЕНТА ОТКРЫТЬ КАРТОЧКУ 25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ESS_R04_2008_RUS_RU_92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Для ответа пользуйтесь, пожалуйста, карточкой.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ESS_R04_2008_RUS_RU_93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СПРОСИТЕ ВСЕХ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ESS_R04_2008_RUS_RU_1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СПРОСИТЕ ВСЕХ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ESS_R04_2008_RUS_RU_10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ПОПРОСИТЕ РЕСПОНДЕНТА ОТКРЫТЬ КАРТОЧКУ 26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ESS_R04_2008_RUS_RU_10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ПОПРОСИТЕ РЕСПОНДЕНТА ОТКРЫТЬ КАРТОЧКУ 27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ESS_R04_2008_RUS_RU_10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ПОПРОСИТЕ РЕСПОНДЕНТА СНОВА ВОСПОЛЬЗОВАТЬСЯ КАРТОЧКОЙ 27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ESS_R04_2008_RUS_RU_10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ПОПРОСИТЕ РЕСПОНДЕНТА СНОВА ВОСПОЛЬЗОВАТЬСЯ КАРТОЧКОЙ 27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ESS_R04_2008_RUS_RU_1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ПОПРОСИТЕ РЕСПОНДЕНТА СНОВА ВОСПОЛЬЗОВАТЬСЯ КАРТОЧКОЙ 27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ESS_R04_2008_RUS_RU_1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ПОПРОСИТЕ РЕСПОНДЕНТА ОТКРЫТЬ КАРТОЧКУ 28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ESS_R04_2008_RUS_RU_1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ПОПРОСИТЕ РЕСПОНДЕНТА ОТКРЫТЬ КАРТОЧКУ 29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ESS_R04_2008_RUS_RU_1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ПОПРОСИТЕ РЕСПОНДЕНТА ОТКРЫТЬ КАРТОЧКУ 30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string" calcext:value-type="string">
            <text:p>ESS_R04_2008_RUS_RU_13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ПОПРОСИТЕ РЕСПОНДЕНТА ОТКРЫТЬ КАРТОЧКУ 31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ESS_R04_2008_RUS_RU_132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ПОПРОСИТЕ РЕСПОНДЕНТА ОТКРЫТЬ КАРТОЧКУ 32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string" calcext:value-type="string">
            <text:p>ESS_R04_2008_RUS_RU_133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ПОПРОСИТЕ РЕСПОНДЕНТА СНОВА ВОСПОЛЬЗОВАТЬСЯ КАРТОЧКОЙ 32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ESS_R04_2008_RUS_RU_133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Для ответа пользуйтесь той же карточкой.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ESS_R04_2008_RUS_RU_134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ПОПРОСИТЕ РЕСПОНДЕНТА ОТКРЫТЬ КАРТОЧКУ 33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ESS_R04_2008_RUS_RU_135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ПОПРОСИТЕ РЕСПОНДЕНТА ОТКРЫТЬ КАРТОЧКУ 34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ESS_R04_2008_RUS_RU_136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ПОПРОСИТЕ РЕСПОНДЕНТА ОТКРЫТЬ КАРТОЧКУ 35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ESS_R04_2008_RUS_RU_137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ПОПРОСИТЕ РЕСПОНДЕНТА ОТКРЫТЬ КАРТОЧКУ 36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ESS_R04_2008_RUS_RU_138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ПОПРОСИТЕ РЕСПОНДЕНТА ОТКРЫТЬ КАРТОЧКУ 37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string" calcext:value-type="string">
            <text:p>ESS_R04_2008_RUS_RU_139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ПОПРОСИТЕ РЕСПОНДЕНТА ОТКРЫТЬ КАРТОЧКУ 38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ESS_R04_2008_RUS_RU_145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ПОПРОСИТЕ РЕСПОНДЕНТА ОТКРЫТЬ КАРТОЧКУ 40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ESS_R04_2008_RUS_RU_146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ПОПРОСИТЕ РЕСПОНДЕНТА ОТКРЫТЬ КАРТОЧКУ 41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string" calcext:value-type="string">
            <text:p>ESS_R04_2008_RUS_RU_147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ПОПРОСИТЕ РЕСПОНДЕНТА ОТКРЫТЬ КАРТОЧКУ 42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ESS_R04_2008_RUS_RU_15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ПОПРОСИТЕ РЕСПОНДЕНТА ОТКРЫТЬ КАРТОЧКУ 43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ESS_R04_2008_RUS_RU_15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ПОПРОСИТЕ РЕСПОНДЕНТА ОТКРЫТЬ КАРТОЧКУ 44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string" calcext:value-type="string">
            <text:p>ESS_R04_2008_RUS_RU_1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ПОПРОСИТЕ РЕСПОНДЕНТА ОТКРЫТЬ КАРТОЧКУ 45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string" calcext:value-type="string">
            <text:p>ESS_R04_2008_RUS_RU_15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ПОПРОСИТЕ РЕСПОНДЕНТА ОТКРЫТЬ КАРТОЧКУ 46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ESS_R04_2008_RUS_RU_16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ПОПРОСИТЕ РЕСПОНДЕНТА ОТКРЫТЬ КАРТОЧКУ 47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string" calcext:value-type="string">
            <text:p>ESS_R04_2008_RUS_RU_16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ПОПРОСИТЕ РЕСПОНДЕНТА ОТКРЫТЬ КАРТОЧКУ 48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ESS_R04_2008_RUS_RU_16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ПОПРОСИТЕ РЕСПОНДЕНТА ОТКРЫТЬ КАРТОЧКУ 49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ESS_R04_2008_RUS_RU_16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ПОПРОСИТЕ РЕСПОНДЕНТА ОТКРЫТЬ КАРТОЧКУ 47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string" calcext:value-type="string">
            <text:p>ESS_R04_2008_RUS_RU_16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ПОПРОСИТЕ РЕСПОНДЕНТА ОТКРЫТЬ КАРТОЧКУ 48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ESS_R04_2008_RUS_RU_166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ПОПРОСИТЕ РЕСПОНДЕНТА ОТКРЫТЬ КАРТОЧКУ 5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ESS_R04_2008_RUS_RU_17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ПОПРОСИТЕ РЕСПОНДЕНТА ОТКРЫТЬ КАРТОЧКУ 53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ESS_R04_2008_RUS_RU_176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ПОПРОСИТЕ РЕСПОНДЕНТА ОТКРЫТЬ КАРТОЧКУ 5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ESS_R04_2008_RUS_RU_18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ПОПРОСИТЕ РЕСПОНДЕНТА ОТКРЫТЬ КАРТОЧКУ 55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ESS_R04_2008_RUS_RU_18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ПОПРОСИТЕ РЕСПОНДЕНТА ОТКРЫТЬ КАРТОЧКУ 56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ESS_R04_2008_RUS_RU_191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ПОПРОСИТЕ РЕСПОНДЕНТА ОТКРЫТЬ КАРТОЧКУ 57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ESS_R04_2008_RUS_RU_192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ПОПРОСИТЕ РЕСПОНДЕНТА ОТКРЫТЬ КАРТОЧКУ 58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ESS_R04_2008_RUS_RU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СПРОСИТЕ ВСЕХ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ESS_R04_2008_RUS_RU_193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ПОПРОСИТЕ РЕСПОНДЕНТА ОТКРЫТЬ КАРТОЧКУ 57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ESS_R04_2008_RUS_RU_19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ПОПРОСИТЕ РЕСПОНДЕНТА ОТКРЫТЬ КАРТОЧКУ 58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ESS_R04_2008_RUS_RU_19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СПРОСИТЕ ВСЕХ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ESS_R04_2008_RUS_RU_19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ПОПРОСИТЕ РЕСПОНДЕНТА СНОВА ВОСПОЛЬЗОВАТЬСЯ КАРТОЧКОЙ 58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ESS_R04_2008_RUS_RU_198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СПРОСИТЕ ВСЕХ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ESS_R04_2008_RUS_RU_199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ПОПРОСИТЕ РЕСПОНДЕНТА СНОВА ВОСПОЛЬЗОВАТЬСЯ КАРТОЧКОЙ 58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ESS_R04_2008_RUS_RU_200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СПРОСИТЕ ВСЕХ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ESS_R04_2008_RUS_RU_201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ПОПРОСИТЕ РЕСПОНДЕНТА ОТКРЫТЬ КАРТОЧКУ 61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ESS_R04_2008_RUS_RU_20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СПРОСИТЕ ВСЕХ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ESS_R04_2008_RUS_RU_20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ПОПРОСИТЕ РЕСПОНДЕНТА ОТКРЫТЬ КАРТОЧКУ 62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ESS_R04_2008_RUS_RU_204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ПОПРОСИТЕ РЕСПОНДЕНТА ОТКРЫТЬ КАРТОЧКУ 63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ESS_R04_2008_RUS_RU_206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ПОПРОСИТЕ РЕСПОНДЕНТА ОТКРЫТЬ КАРТОЧКУ 64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ESS_R04_2008_RUS_RU_21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ПОПРОСИТЕ РЕСПОНДЕНТА ОТКРЫТЬ КАРТОЧКУ 65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ESS_R04_2008_RUS_RU_21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ПОПРОСИТЕ РЕСПОНДЕНТА ОТКРЫТЬ КАРТОЧКУ 66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string" calcext:value-type="string">
            <text:p>ESS_R04_2008_RUS_RU_21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ПОПРОСИТЕ РЕСПОНДЕНТА ОТКРЫТЬ КАРТОЧКУ 67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string" calcext:value-type="string">
            <text:p>ESS_R04_2008_RUS_RU_213</text:p>
          </table:table-cell>
          <table:table-cell office:value-type="string" calcext:value-type="string">
            <text:p>F6a</text:p>
          </table:table-cell>
          <table:table-cell office:value-type="string" calcext:value-type="string">
            <text:p>ПОПРОСИТЕ РЕСПОНДЕНТА ОТКРЫТЬ КАРТОЧКУ 68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string" calcext:value-type="string">
            <text:p>ESS_R04_2008_RUS_RU_221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ПОПРОСИТЕ РЕСПОНДЕНТА ОТКРЫТЬ КАРТОЧКУ 69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ESS_R04_2008_RUS_RU_222</text:p>
          </table:table-cell>
          <table:table-cell office:value-type="string" calcext:value-type="string">
            <text:p>F8с</text:p>
          </table:table-cell>
          <table:table-cell office:value-type="string" calcext:value-type="string">
            <text:p>ПОПРОСИТЕ РЕСПОНДЕНТА СНОВА ВОСПОЛЬЗОВАТЬСЯ КАРТОЧКОЙ 69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ESS_R04_2008_RUS_RU_232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ПОПРОСИТЕ РЕСПОНДЕНТА ОТКРЫТЬ КАРТОЧКУ 70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ESS_R04_2008_RUS_RU_237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ПОПРОСИТЕ РЕСПОНДЕНТА ОТКРЫТЬ КАРТОЧКУ 71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string" calcext:value-type="string">
            <text:p>ESS_R04_2008_RUS_RU_242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СПРОСИТЕ ВСЕХ: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4_2008_RUS_RU_245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СПРОСИТЕ ВСЕХ: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4_2008_RUS_RU_246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ПОПРОСИТЕ РЕСПОНДЕНТА ОТКРЫТЬ КАРТОЧКУ 72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ESS_R04_2008_RUS_RU_246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Для ответа, пользуйтесь, пожалуйста, карточкой.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ESS_R04_2008_RUS_RU_24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ПОПРОСИТЕ РЕСПОНДЕНТА ОТКРЫТЬ КАРТОЧКУ 73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string" calcext:value-type="string">
            <text:p>ESS_R04_2008_RUS_RU_248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ПОПРОСИТЕ РЕСПОНДЕНТА ОТКРЫТЬ КАРТОЧКУ 74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ESS_R04_2008_RUS_RU_24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ПОПРОСИТЕ РЕСПОНДЕНТА ОТКРЫТЬ КАРТОЧКУ 75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string" calcext:value-type="string">
            <text:p>ESS_R04_2008_RUS_RU_249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Для ответа, пользуйтесь, пожалуйста, карточкой.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ESS_R04_2008_RUS_RU_250</text:p>
          </table:table-cell>
          <table:table-cell office:value-type="string" calcext:value-type="string">
            <text:p>F34a</text:p>
          </table:table-cell>
          <table:table-cell office:value-type="string" calcext:value-type="string">
            <text:p>ПОПРОСИТЕ РЕСПОНДЕНТА ОТКРЫТЬ КАРТОЧКУ 75a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string" calcext:value-type="string">
            <text:p>ESS_R04_2008_RUS_RU_251</text:p>
          </table:table-cell>
          <table:table-cell office:value-type="string" calcext:value-type="string">
            <text:p>F34b</text:p>
          </table:table-cell>
          <table:table-cell office:value-type="string" calcext:value-type="string">
            <text:p>ПОПРОСИТЕ РЕСПОНДЕНТА ОТКРЫТЬ КАРТОЧКУ 75b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string" calcext:value-type="string">
            <text:p>ESS_R04_2008_RUS_RU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ОПРОСИТЕ РЕСПОНДЕНТА ОТКРЫТЬ КАРТОЧКУ 76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string" calcext:value-type="string">
            <text:p>ESS_R04_2008_RUS_RU_252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Пожалуйста, используйте для ответа эту карточку.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ESS_R04_2008_RUS_RU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ПОПРОСИТЕ РЕСПОНДЕНТА ОТКРЫТЬ КАРТОЧКУ 77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string" calcext:value-type="string">
            <text:p>ESS_R04_2008_RUS_RU_253</text:p>
          </table:table-cell>
          <table:table-cell office:value-type="string" calcext:value-type="string">
            <text:p>F37a</text:p>
          </table:table-cell>
          <table:table-cell office:value-type="string" calcext:value-type="string">
            <text:p>Выберите из карточки все подходящие ответы.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ESS_R04_2008_RUS_RU_254</text:p>
          </table:table-cell>
          <table:table-cell office:value-type="string" calcext:value-type="string">
            <text:p>F37с</text:p>
          </table:table-cell>
          <table:table-cell office:value-type="string" calcext:value-type="string">
            <text:p>ПОПРОСИТЕ РЕСПОНДЕНТА СНОВА ВОСПОЛЬЗОВАТЬСЯ КАРТОЧКОЙ 77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string" calcext:value-type="string">
            <text:p>ESS_R04_2008_RUS_RU_263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ПОПРОСИТЕ РЕСПОНДЕНТА ОТКРЫТЬ КАРТОЧКУ 78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СПРОСИТЕ ВСЕХ: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ОПРОСИТЕ РЕСПОНДЕНТА ОТКРЫТЬ КАРТОЧКУ 79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string" calcext:value-type="string">
            <text:p>ESS_R04_2008_RUS_RU_266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Пожалуйста, используйте для ответа эту карточку.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ESS_R04_2008_RUS_RU_271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ПОПРОСИТЕ РЕСПОНДЕНТА ОТКРЫТЬ КАРТОЧКУ 8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СПРОСИТЕ ВСЕХ: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ОПРОСИТЕ РЕСПОНДЕНТА ОТКРЫТЬ КАРТОЧКУ 79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string" calcext:value-type="string">
            <text:p>ESS_R04_2008_RUS_RU_272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Пожалуйста, используйте для ответа эту карточку.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ESS_R04_2008_RUS_RU_277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ПОПРОСИТЕ РЕСПОНДЕНТА ОТКРЫТЬ КАРТОЧКУ 8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ESS_R04_2008_RUS_RU_278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СПРОСИТЕ ВСЕХ: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4_2008_RUS_RU_279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ПОПРОСИТЕ РЕСПОНДЕНТА ОТКРЫТЬ КАРТОЧКУ 83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string" calcext:value-type="string">
            <text:p>ESS_R04_2008_RUS_RU_285</text:p>
          </table:table-cell>
          <table:table-cell office:value-type="string" calcext:value-type="string">
            <text:p>F71</text:p>
          </table:table-cell>
          <table:table-cell office:value-type="string" calcext:value-type="string">
            <text:p>СПРОСИТЕ ВСЕХ: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ESS_R04_2008_RUS_RU_28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Для ответа используйте, пожалуйста, карточку.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ESS_R04_2008_RUS_RU_28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4_2008_RUS_RU_29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4_2008_RUS_RU_29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4_2008_RUS_RU_296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4_2008_RUS_RU_306</text:p>
          </table:table-cell>
          <table:table-cell office:value-type="string" calcext:value-type="string">
            <text:p>HF13</text:p>
          </table:table-cell>
          <table:table-cell office:value-type="string" calcext:value-type="string">
            <text:p>Для ответа используйте, пожалуйста, карточку.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string" calcext:value-type="string">
            <text:p>ESS_R04_2008_RUS_RU_307</text:p>
          </table:table-cell>
          <table:table-cell office:value-type="string" calcext:value-type="string">
            <text:p>HF14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4_2008_RUS_RU_308</text:p>
          </table:table-cell>
          <table:table-cell office:value-type="string" calcext:value-type="string">
            <text:p>HF15</text:p>
          </table:table-cell>
          <table:table-cell office:value-type="string" calcext:value-type="string">
            <text:p>Для ответа снова воспользуйтесь этой карточкой.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ESS_R04_2008_RUS_RU_336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Для ответа снова воспользуйтесь той же карточкой.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ESS_R04_2008_RUS_RU_337</text:p>
          </table:table-cell>
          <table:table-cell office:value-type="string" calcext:value-type="string">
            <text:p>HF9</text:p>
          </table:table-cell>
          <table:table-cell office:value-type="string" calcext:value-type="string">
            <text:p>Для ответа снова воспользуйтесь той же карточкой.</text:p>
          </table:table-cell>
          <table:table-cell office:value-type="float" office:value="1802" calcext:value-type="float">
            <text:p>18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3:29:06.890120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4T13:30:01.133496004</dc:date>
    <meta:editing-duration>PT1M50S</meta:editing-duration>
    <meta:editing-cycles>4</meta:editing-cycles>
    <meta:generator>LibreOffice/6.0.7.3$Linux_X86_64 LibreOffice_project/00m0$Build-3</meta:generator>
    <meta:document-statistic meta:table-count="4" meta:cell-count="14401" meta:object-count="0"/>
  </office:meta>
</office:document-meta>
</file>